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oonshaderHLSLProfilerData_SECOND_TEST_data_main_se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ean USG(msec)</text:p>
          </table:table-cell>
          <table:table-cell office:value-type="string" calcext:value-type="string">
            <text:p>Mean HLSL(msec)</text:p>
          </table:table-cell>
          <table:table-cell office:value-type="string" calcext:value-type="string">
            <text:p>HLSL BETTER (0 = False, 1 = True)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Main Thread</text:p>
          </table:table-cell>
          <table:table-cell office:value-type="string" calcext:value-type="string">
            <text:p>Internal</text:p>
          </table:table-cell>
          <table:table-cell office:value-type="float" office:value="0.3727275" calcext:value-type="float">
            <text:p>0.3727275</text:p>
          </table:table-cell>
          <table:table-cell office:value-type="float" office:value="0.5117507" calcext:value-type="float">
            <text:p>0.5117507</text:p>
          </table:table-cell>
          <table:table-cell table:formula="of:=COM.MICROSOFT.IFS([.C2]&gt;[.D2];1;[.D2]&gt;[.C2];0;[.D2]=[.C2];0)" office:value-type="float" office:value="0" calcext:value-type="float">
            <text:p>0</text:p>
          </table:table-cell>
          <table:table-cell table:formula="of:=[.C2]-[.D2]" office:value-type="float" office:value="-0.1390232" calcext:value-type="float">
            <text:p>-0.1390232</text:p>
          </table:table-cell>
        </table:table-row>
        <table:table-row table:style-name="ro1">
          <table:table-cell table:number-columns-repeated="2" office:value-type="string" calcext:value-type="string">
            <text:p>PlayerLoop</text:p>
          </table:table-cell>
          <table:table-cell office:value-type="float" office:value="0.3685628" calcext:value-type="float">
            <text:p>0.3685628</text:p>
          </table:table-cell>
          <table:table-cell office:value-type="float" office:value="0.5059247" calcext:value-type="float">
            <text:p>0.5059247</text:p>
          </table:table-cell>
          <table:table-cell table:formula="of:=COM.MICROSOFT.IFS([.C3]&gt;[.D3];1;[.D3]&gt;[.C3];0;[.D3]=[.C3];0)" office:value-type="float" office:value="0" calcext:value-type="float">
            <text:p>0</text:p>
          </table:table-cell>
          <table:table-cell table:formula="of:=[.C3]-[.D3]" office:value-type="float" office:value="-0.1373619" calcext:value-type="float">
            <text:p>-0.1373619</text:p>
          </table:table-cell>
        </table:table-row>
        <table:table-row table:style-name="ro1">
          <table:table-cell office:value-type="string" calcext:value-type="string">
            <text:p>PostLateUpdate.FinishFrameRendering</text:p>
          </table:table-cell>
          <table:table-cell office:value-type="string" calcext:value-type="string">
            <text:p>PlayerLoop</text:p>
          </table:table-cell>
          <table:table-cell office:value-type="float" office:value="0.2702021" calcext:value-type="float">
            <text:p>0.2702021</text:p>
          </table:table-cell>
          <table:table-cell office:value-type="float" office:value="0.36619" calcext:value-type="float">
            <text:p>0.36619</text:p>
          </table:table-cell>
          <table:table-cell table:formula="of:=COM.MICROSOFT.IFS([.C4]&gt;[.D4];1;[.D4]&gt;[.C4];0;[.D4]=[.C4];0)" office:value-type="float" office:value="0" calcext:value-type="float">
            <text:p>0</text:p>
          </table:table-cell>
          <table:table-cell table:formula="of:=[.C4]-[.D4]" office:value-type="float" office:value="-0.0959879" calcext:value-type="float">
            <text:p>-0.0959879</text:p>
          </table:table-cell>
        </table:table-row>
        <table:table-row table:style-name="ro1">
          <table:table-cell office:value-type="string" calcext:value-type="string">
            <text:p>UnityEngine.CoreModule.dll!UnityEngine.Rendering::RenderPipelineManager.DoRenderLoop_Internal()</text:p>
          </table:table-cell>
          <table:table-cell office:value-type="string" calcext:value-type="string">
            <text:p>Scripts</text:p>
          </table:table-cell>
          <table:table-cell office:value-type="float" office:value="0.2411807" calcext:value-type="float">
            <text:p>0.2411807</text:p>
          </table:table-cell>
          <table:table-cell office:value-type="float" office:value="0.3279813" calcext:value-type="float">
            <text:p>0.3279813</text:p>
          </table:table-cell>
          <table:table-cell table:formula="of:=COM.MICROSOFT.IFS([.C5]&gt;[.D5];1;[.D5]&gt;[.C5];0;[.D5]=[.C5];0)" office:value-type="float" office:value="0" calcext:value-type="float">
            <text:p>0</text:p>
          </table:table-cell>
          <table:table-cell table:formula="of:=[.C5]-[.D5]" office:value-type="float" office:value="-0.0868006" calcext:value-type="float">
            <text:p>-0.0868006</text:p>
          </table:table-cell>
        </table:table-row>
        <table:table-row table:style-name="ro1">
          <table:table-cell office:value-type="string" calcext:value-type="string">
            <text:p>Inl_UniversalRenderTotal</text:p>
          </table:table-cell>
          <table:table-cell office:value-type="string" calcext:value-type="string">
            <text:p>Scripts</text:p>
          </table:table-cell>
          <table:table-cell office:value-type="float" office:value="0.2390493" calcext:value-type="float">
            <text:p>0.2390493</text:p>
          </table:table-cell>
          <table:table-cell office:value-type="float" office:value="0.3250766" calcext:value-type="float">
            <text:p>0.3250766</text:p>
          </table:table-cell>
          <table:table-cell table:formula="of:=COM.MICROSOFT.IFS([.C6]&gt;[.D6];1;[.D6]&gt;[.C6];0;[.D6]=[.C6];0)" office:value-type="float" office:value="0" calcext:value-type="float">
            <text:p>0</text:p>
          </table:table-cell>
          <table:table-cell table:formula="of:=[.C6]-[.D6]" office:value-type="float" office:value="-0.0860273" calcext:value-type="float">
            <text:p>-0.0860273</text:p>
          </table:table-cell>
        </table:table-row>
        <table:table-row table:style-name="ro1">
          <table:table-cell office:value-type="string" calcext:value-type="string">
            <text:p>Inl_RenderCameraStack</text:p>
          </table:table-cell>
          <table:table-cell office:value-type="string" calcext:value-type="string">
            <text:p>Scripts</text:p>
          </table:table-cell>
          <table:table-cell office:value-type="float" office:value="0.2347047" calcext:value-type="float">
            <text:p>0.2347047</text:p>
          </table:table-cell>
          <table:table-cell office:value-type="float" office:value="0.3190774" calcext:value-type="float">
            <text:p>0.3190774</text:p>
          </table:table-cell>
          <table:table-cell table:formula="of:=COM.MICROSOFT.IFS([.C7]&gt;[.D7];1;[.D7]&gt;[.C7];0;[.D7]=[.C7];0)" office:value-type="float" office:value="0" calcext:value-type="float">
            <text:p>0</text:p>
          </table:table-cell>
          <table:table-cell table:formula="of:=[.C7]-[.D7]" office:value-type="float" office:value="-0.0843727" calcext:value-type="float">
            <text:p>-0.0843727</text:p>
          </table:table-cell>
        </table:table-row>
        <table:table-row table:style-name="ro1">
          <table:table-cell office:value-type="string" calcext:value-type="string">
            <text:p>Inl_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0.1233219" calcext:value-type="float">
            <text:p>0.1233219</text:p>
          </table:table-cell>
          <table:table-cell office:value-type="float" office:value="0.1669396" calcext:value-type="float">
            <text:p>0.1669396</text:p>
          </table:table-cell>
          <table:table-cell table:formula="of:=COM.MICROSOFT.IFS([.C8]&gt;[.D8];1;[.D8]&gt;[.C8];0;[.D8]=[.C8];0)" office:value-type="float" office:value="0" calcext:value-type="float">
            <text:p>0</text:p>
          </table:table-cell>
          <table:table-cell table:formula="of:=[.C8]-[.D8]" office:value-type="float" office:value="-0.0436177" calcext:value-type="float">
            <text:p>-0.0436177</text:p>
          </table:table-cell>
        </table:table-row>
        <table:table-row table:style-name="ro1">
          <table:table-cell office:value-type="string" calcext:value-type="string">
            <text:p>Inl_Context.Submit</text:p>
          </table:table-cell>
          <table:table-cell office:value-type="string" calcext:value-type="string">
            <text:p>Scripts</text:p>
          </table:table-cell>
          <table:table-cell office:value-type="float" office:value="0.08597364" calcext:value-type="float">
            <text:p>0.08597364</text:p>
          </table:table-cell>
          <table:table-cell office:value-type="float" office:value="0.1184653" calcext:value-type="float">
            <text:p>0.1184653</text:p>
          </table:table-cell>
          <table:table-cell table:formula="of:=COM.MICROSOFT.IFS([.C9]&gt;[.D9];1;[.D9]&gt;[.C9];0;[.D9]=[.C9];0)" office:value-type="float" office:value="0" calcext:value-type="float">
            <text:p>0</text:p>
          </table:table-cell>
          <table:table-cell table:formula="of:=[.C9]-[.D9]" office:value-type="float" office:value="-0.03249166" calcext:value-type="float">
            <text:p>-0.03249166</text:p>
          </table:table-cell>
        </table:table-row>
        <table:table-row table:style-name="ro1">
          <table:table-cell office:value-type="string" calcext:value-type="string">
            <text:p>Inl_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0.06370901" calcext:value-type="float">
            <text:p>0.06370901</text:p>
          </table:table-cell>
          <table:table-cell office:value-type="float" office:value="0.08655565" calcext:value-type="float">
            <text:p>0.08655565</text:p>
          </table:table-cell>
          <table:table-cell table:formula="of:=COM.MICROSOFT.IFS([.C10]&gt;[.D10];1;[.D10]&gt;[.C10];0;[.D10]=[.C10];0)" office:value-type="float" office:value="0" calcext:value-type="float">
            <text:p>0</text:p>
          </table:table-cell>
          <table:table-cell table:formula="of:=[.C10]-[.D10]" office:value-type="float" office:value="-0.02284664" calcext:value-type="float">
            <text:p>-0.02284664</text:p>
          </table:table-cell>
        </table:table-row>
        <table:table-row table:style-name="ro1">
          <table:table-cell office:value-type="string" calcext:value-type="string">
            <text:p>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0.05886234" calcext:value-type="float">
            <text:p>0.05886234</text:p>
          </table:table-cell>
          <table:table-cell office:value-type="float" office:value="0.08023101" calcext:value-type="float">
            <text:p>0.08023101</text:p>
          </table:table-cell>
          <table:table-cell table:formula="of:=COM.MICROSOFT.IFS([.C11]&gt;[.D11];1;[.D11]&gt;[.C11];0;[.D11]=[.C11];0)" office:value-type="float" office:value="0" calcext:value-type="float">
            <text:p>0</text:p>
          </table:table-cell>
          <table:table-cell table:formula="of:=[.C11]-[.D11]" office:value-type="float" office:value="-0.02136867" calcext:value-type="float">
            <text:p>-0.02136867</text:p>
          </table:table-cell>
        </table:table-row>
        <table:table-row table:style-name="ro1">
          <table:table-cell office:value-type="string" calcext:value-type="string">
            <text:p>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0.05171333" calcext:value-type="float">
            <text:p>0.05171333</text:p>
          </table:table-cell>
          <table:table-cell office:value-type="float" office:value="0.06998732" calcext:value-type="float">
            <text:p>0.06998732</text:p>
          </table:table-cell>
          <table:table-cell table:formula="of:=COM.MICROSOFT.IFS([.C12]&gt;[.D12];1;[.D12]&gt;[.C12];0;[.D12]=[.C12];0)" office:value-type="float" office:value="0" calcext:value-type="float">
            <text:p>0</text:p>
          </table:table-cell>
          <table:table-cell table:formula="of:=[.C12]-[.D12]" office:value-type="float" office:value="-0.01827399" calcext:value-type="float">
            <text:p>-0.01827399</text:p>
          </table:table-cell>
        </table:table-row>
        <table:table-row table:style-name="ro1">
          <table:table-cell office:value-type="string" calcext:value-type="string">
            <text:p>CullScriptable</text:p>
          </table:table-cell>
          <table:table-cell office:value-type="string" calcext:value-type="string">
            <text:p>Render</text:p>
          </table:table-cell>
          <table:table-cell office:value-type="float" office:value="0.04065133" calcext:value-type="float">
            <text:p>0.04065133</text:p>
          </table:table-cell>
          <table:table-cell office:value-type="float" office:value="0.05479635" calcext:value-type="float">
            <text:p>0.05479635</text:p>
          </table:table-cell>
          <table:table-cell table:formula="of:=COM.MICROSOFT.IFS([.C13]&gt;[.D13];1;[.D13]&gt;[.C13];0;[.D13]=[.C13];0)" office:value-type="float" office:value="0" calcext:value-type="float">
            <text:p>0</text:p>
          </table:table-cell>
          <table:table-cell table:formula="of:=[.C13]-[.D13]" office:value-type="float" office:value="-0.01414502" calcext:value-type="float">
            <text:p>-0.01414502</text:p>
          </table:table-cell>
        </table:table-row>
        <table:table-row table:style-name="ro1">
          <table:table-cell office:value-type="string" calcext:value-type="string">
            <text:p>SceneCulling</text:p>
          </table:table-cell>
          <table:table-cell office:value-type="string" calcext:value-type="string">
            <text:p>Render</text:p>
          </table:table-cell>
          <table:table-cell office:value-type="float" office:value="0.02396033" calcext:value-type="float">
            <text:p>0.02396033</text:p>
          </table:table-cell>
          <table:table-cell office:value-type="float" office:value="0.03225233" calcext:value-type="float">
            <text:p>0.03225233</text:p>
          </table:table-cell>
          <table:table-cell table:formula="of:=COM.MICROSOFT.IFS([.C14]&gt;[.D14];1;[.D14]&gt;[.C14];0;[.D14]=[.C14];0)" office:value-type="float" office:value="0" calcext:value-type="float">
            <text:p>0</text:p>
          </table:table-cell>
          <table:table-cell table:formula="of:=[.C14]-[.D14]" office:value-type="float" office:value="-0.008292" calcext:value-type="float">
            <text:p>-0.008292</text:p>
          </table:table-cell>
        </table:table-row>
        <table:table-row table:style-name="ro1">
          <table:table-cell office:value-type="string" calcext:value-type="string">
            <text:p>Inl_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0.01903965" calcext:value-type="float">
            <text:p>0.01903965</text:p>
          </table:table-cell>
          <table:table-cell office:value-type="float" office:value="0.02544767" calcext:value-type="float">
            <text:p>0.02544767</text:p>
          </table:table-cell>
          <table:table-cell table:formula="of:=COM.MICROSOFT.IFS([.C15]&gt;[.D15];1;[.D15]&gt;[.C15];0;[.D15]=[.C15];0)" office:value-type="float" office:value="0" calcext:value-type="float">
            <text:p>0</text:p>
          </table:table-cell>
          <table:table-cell table:formula="of:=[.C15]-[.D15]" office:value-type="float" office:value="-0.00640802" calcext:value-type="float">
            <text:p>-0.00640802</text:p>
          </table:table-cell>
        </table:table-row>
        <table:table-row table:style-name="ro1">
          <table:table-cell office:value-type="string" calcext:value-type="string">
            <text:p>PostLateUpdate.ProfilerEndFrame</text:p>
          </table:table-cell>
          <table:table-cell office:value-type="string" calcext:value-type="string">
            <text:p>PlayerLoop</text:p>
          </table:table-cell>
          <table:table-cell office:value-type="float" office:value="0.01734833" calcext:value-type="float">
            <text:p>0.01734833</text:p>
          </table:table-cell>
          <table:table-cell office:value-type="float" office:value="0.023657" calcext:value-type="float">
            <text:p>0.023657</text:p>
          </table:table-cell>
          <table:table-cell table:formula="of:=COM.MICROSOFT.IFS([.C16]&gt;[.D16];1;[.D16]&gt;[.C16];0;[.D16]=[.C16];0)" office:value-type="float" office:value="0" calcext:value-type="float">
            <text:p>0</text:p>
          </table:table-cell>
          <table:table-cell table:formula="of:=[.C16]-[.D16]" office:value-type="float" office:value="-0.00630867" calcext:value-type="float">
            <text:p>-0.00630867</text:p>
          </table:table-cell>
        </table:table-row>
        <table:table-row table:style-name="ro1">
          <table:table-cell office:value-type="string" calcext:value-type="string">
            <text:p>Profiler.FlushCounters</text:p>
          </table:table-cell>
          <table:table-cell office:value-type="string" calcext:value-type="string">
            <text:p>Overhead</text:p>
          </table:table-cell>
          <table:table-cell office:value-type="float" office:value="0.01721933" calcext:value-type="float">
            <text:p>0.01721933</text:p>
          </table:table-cell>
          <table:table-cell office:value-type="float" office:value="0.02347" calcext:value-type="float">
            <text:p>0.02347</text:p>
          </table:table-cell>
          <table:table-cell table:formula="of:=COM.MICROSOFT.IFS([.C17]&gt;[.D17];1;[.D17]&gt;[.C17];0;[.D17]=[.C17];0)" office:value-type="float" office:value="0" calcext:value-type="float">
            <text:p>0</text:p>
          </table:table-cell>
          <table:table-cell table:formula="of:=[.C17]-[.D17]" office:value-type="float" office:value="-0.00625067" calcext:value-type="float">
            <text:p>-0.00625067</text:p>
          </table:table-cell>
        </table:table-row>
        <table:table-row table:style-name="ro1">
          <table:table-cell office:value-type="string" calcext:value-type="string">
            <text:p>PostLateUpdate.UpdateAllRenderers</text:p>
          </table:table-cell>
          <table:table-cell office:value-type="string" calcext:value-type="string">
            <text:p>PlayerLoop</text:p>
          </table:table-cell>
          <table:table-cell office:value-type="float" office:value="0.01364067" calcext:value-type="float">
            <text:p>0.01364067</text:p>
          </table:table-cell>
          <table:table-cell office:value-type="float" office:value="0.018777" calcext:value-type="float">
            <text:p>0.018777</text:p>
          </table:table-cell>
          <table:table-cell table:formula="of:=COM.MICROSOFT.IFS([.C18]&gt;[.D18];1;[.D18]&gt;[.C18];0;[.D18]=[.C18];0)" office:value-type="float" office:value="0" calcext:value-type="float">
            <text:p>0</text:p>
          </table:table-cell>
          <table:table-cell table:formula="of:=[.C18]-[.D18]" office:value-type="float" office:value="-0.00513633" calcext:value-type="float">
            <text:p>-0.00513633</text:p>
          </table:table-cell>
        </table:table-row>
        <table:table-row table:style-name="ro1">
          <table:table-cell office:value-type="string" calcext:value-type="string">
            <text:p>Inl_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0.01362133" calcext:value-type="float">
            <text:p>0.01362133</text:p>
          </table:table-cell>
          <table:table-cell office:value-type="float" office:value="0.01942232" calcext:value-type="float">
            <text:p>0.01942232</text:p>
          </table:table-cell>
          <table:table-cell table:formula="of:=COM.MICROSOFT.IFS([.C19]&gt;[.D19];1;[.D19]&gt;[.C19];0;[.D19]=[.C19];0)" office:value-type="float" office:value="0" calcext:value-type="float">
            <text:p>0</text:p>
          </table:table-cell>
          <table:table-cell table:formula="of:=[.C19]-[.D19]" office:value-type="float" office:value="-0.00580099" calcext:value-type="float">
            <text:p>-0.00580099</text:p>
          </table:table-cell>
        </table:table-row>
        <table:table-row table:style-name="ro1">
          <table:table-cell office:value-type="string" calcext:value-type="string">
            <text:p>Inl_MainLightShadowCasterPass</text:p>
          </table:table-cell>
          <table:table-cell office:value-type="string" calcext:value-type="string">
            <text:p>Scripts</text:p>
          </table:table-cell>
          <table:table-cell office:value-type="float" office:value="0.01325034" calcext:value-type="float">
            <text:p>0.01325034</text:p>
          </table:table-cell>
          <table:table-cell office:value-type="float" office:value="0.01891733" calcext:value-type="float">
            <text:p>0.01891733</text:p>
          </table:table-cell>
          <table:table-cell table:formula="of:=COM.MICROSOFT.IFS([.C20]&gt;[.D20];1;[.D20]&gt;[.C20];0;[.D20]=[.C20];0)" office:value-type="float" office:value="0" calcext:value-type="float">
            <text:p>0</text:p>
          </table:table-cell>
          <table:table-cell table:formula="of:=[.C20]-[.D20]" office:value-type="float" office:value="-0.00566699" calcext:value-type="float">
            <text:p>-0.00566699</text:p>
          </table:table-cell>
        </table:table-row>
        <table:table-row table:style-name="ro1">
          <table:table-cell office:value-type="string" calcext:value-type="string">
            <text:p>Profiler.FlushMemoryCounters</text:p>
          </table:table-cell>
          <table:table-cell office:value-type="string" calcext:value-type="string">
            <text:p>Overhead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546701" calcext:value-type="float">
            <text:p>0.01546701</text:p>
          </table:table-cell>
          <table:table-cell table:formula="of:=COM.MICROSOFT.IFS([.C21]&gt;[.D21];1;[.D21]&gt;[.C21];0;[.D21]=[.C21];0)" office:value-type="float" office:value="0" calcext:value-type="float">
            <text:p>0</text:p>
          </table:table-cell>
          <table:table-cell table:formula="of:=[.C21]-[.D21]" office:value-type="float" office:value="-0.00404201" calcext:value-type="float">
            <text:p>-0.00404201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1057889" calcext:value-type="float">
            <text:p>0.01057889</text:p>
          </table:table-cell>
          <table:table-cell office:value-type="float" office:value="0.01448852" calcext:value-type="float">
            <text:p>0.01448852</text:p>
          </table:table-cell>
          <table:table-cell table:formula="of:=COM.MICROSOFT.IFS([.C22]&gt;[.D22];1;[.D22]&gt;[.C22];0;[.D22]=[.C22];0)" office:value-type="float" office:value="0" calcext:value-type="float">
            <text:p>0</text:p>
          </table:table-cell>
          <table:table-cell table:formula="of:=[.C22]-[.D22]" office:value-type="float" office:value="-0.00390963" calcext:value-type="float">
            <text:p>-0.00390963</text:p>
          </table:table-cell>
        </table:table-row>
        <table:table-row table:style-name="ro1">
          <table:table-cell office:value-type="string" calcext:value-type="string">
            <text:p>CullResults.CreateSharedRendererScene</text:p>
          </table:table-cell>
          <table:table-cell office:value-type="string" calcext:value-type="string">
            <text:p>Render</text:p>
          </table:table-cell>
          <table:table-cell office:value-type="float" office:value="0.01015367" calcext:value-type="float">
            <text:p>0.01015367</text:p>
          </table:table-cell>
          <table:table-cell office:value-type="float" office:value="0.01350067" calcext:value-type="float">
            <text:p>0.01350067</text:p>
          </table:table-cell>
          <table:table-cell table:formula="of:=COM.MICROSOFT.IFS([.C23]&gt;[.D23];1;[.D23]&gt;[.C23];0;[.D23]=[.C23];0)" office:value-type="float" office:value="0" calcext:value-type="float">
            <text:p>0</text:p>
          </table:table-cell>
          <table:table-cell table:formula="of:=[.C23]-[.D23]" office:value-type="float" office:value="-0.003347" calcext:value-type="float">
            <text:p>-0.003347</text:p>
          </table:table-cell>
        </table:table-row>
        <table:table-row table:style-name="ro1">
          <table:table-cell office:value-type="string" calcext:value-type="string">
            <text:p>Inl_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0.009843333" calcext:value-type="float">
            <text:p>0.009843333</text:p>
          </table:table-cell>
          <table:table-cell office:value-type="float" office:value="0.01360233" calcext:value-type="float">
            <text:p>0.01360233</text:p>
          </table:table-cell>
          <table:table-cell table:formula="of:=COM.MICROSOFT.IFS([.C24]&gt;[.D24];1;[.D24]&gt;[.C24];0;[.D24]=[.C24];0)" office:value-type="float" office:value="0" calcext:value-type="float">
            <text:p>0</text:p>
          </table:table-cell>
          <table:table-cell table:formula="of:=[.C24]-[.D24]" office:value-type="float" office:value="-0.003758997" calcext:value-type="float">
            <text:p>-0.003758997</text:p>
          </table:table-cell>
        </table:table-row>
        <table:table-row table:style-name="ro1">
          <table:table-cell office:value-type="string" calcext:value-type="string">
            <text:p>Gfx.WaitForPresentOnGfxThread</text:p>
          </table:table-cell>
          <table:table-cell office:value-type="string" calcext:value-type="string">
            <text:p>Render</text:p>
          </table:table-cell>
          <table:table-cell office:value-type="float" office:value="0.009775002" calcext:value-type="float">
            <text:p>0.009775002</text:p>
          </table:table-cell>
          <table:table-cell office:value-type="float" office:value="0.01173266" calcext:value-type="float">
            <text:p>0.01173266</text:p>
          </table:table-cell>
          <table:table-cell table:formula="of:=COM.MICROSOFT.IFS([.C25]&gt;[.D25];1;[.D25]&gt;[.C25];0;[.D25]=[.C25];0)" office:value-type="float" office:value="0" calcext:value-type="float">
            <text:p>0</text:p>
          </table:table-cell>
          <table:table-cell table:formula="of:=[.C25]-[.D25]" office:value-type="float" office:value="-0.001957658" calcext:value-type="float">
            <text:p>-0.00195765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9626328" calcext:value-type="float">
            <text:p>0.009626328</text:p>
          </table:table-cell>
          <table:table-cell office:value-type="float" office:value="0.01154066" calcext:value-type="float">
            <text:p>0.01154066</text:p>
          </table:table-cell>
          <table:table-cell table:formula="of:=COM.MICROSOFT.IFS([.C26]&gt;[.D26];1;[.D26]&gt;[.C26];0;[.D26]=[.C26];0)" office:value-type="float" office:value="0" calcext:value-type="float">
            <text:p>0</text:p>
          </table:table-cell>
          <table:table-cell table:formula="of:=[.C26]-[.D26]" office:value-type="float" office:value="-0.001914332" calcext:value-type="float">
            <text:p>-0.001914332</text:p>
          </table:table-cell>
        </table:table-row>
        <table:table-row table:style-name="ro1">
          <table:table-cell office:value-type="string" calcext:value-type="string">
            <text:p>Shadows.PrepareDrawShadows</text:p>
          </table:table-cell>
          <table:table-cell office:value-type="string" calcext:value-type="string">
            <text:p>Render</text:p>
          </table:table-cell>
          <table:table-cell office:value-type="float" office:value="0.009578998" calcext:value-type="float">
            <text:p>0.009578998</text:p>
          </table:table-cell>
          <table:table-cell office:value-type="float" office:value="0.01388465" calcext:value-type="float">
            <text:p>0.01388465</text:p>
          </table:table-cell>
          <table:table-cell table:formula="of:=COM.MICROSOFT.IFS([.C27]&gt;[.D27];1;[.D27]&gt;[.C27];0;[.D27]=[.C27];0)" office:value-type="float" office:value="0" calcext:value-type="float">
            <text:p>0</text:p>
          </table:table-cell>
          <table:table-cell table:formula="of:=[.C27]-[.D27]" office:value-type="float" office:value="-0.004305652" calcext:value-type="float">
            <text:p>-0.004305652</text:p>
          </table:table-cell>
        </table:table-row>
        <table:table-row table:style-name="ro1">
          <table:table-cell office:value-type="string" calcext:value-type="string">
            <text:p>Inl_UpdateVolumeFramework</text:p>
          </table:table-cell>
          <table:table-cell office:value-type="string" calcext:value-type="string">
            <text:p>Scripts</text:p>
          </table:table-cell>
          <table:table-cell office:value-type="float" office:value="0.009332998" calcext:value-type="float">
            <text:p>0.009332998</text:p>
          </table:table-cell>
          <table:table-cell office:value-type="float" office:value="0.01249133" calcext:value-type="float">
            <text:p>0.01249133</text:p>
          </table:table-cell>
          <table:table-cell table:formula="of:=COM.MICROSOFT.IFS([.C28]&gt;[.D28];1;[.D28]&gt;[.C28];0;[.D28]=[.C28];0)" office:value-type="float" office:value="0" calcext:value-type="float">
            <text:p>0</text:p>
          </table:table-cell>
          <table:table-cell table:formula="of:=[.C28]-[.D28]" office:value-type="float" office:value="-0.003158332" calcext:value-type="float">
            <text:p>-0.003158332</text:p>
          </table:table-cell>
        </table:table-row>
        <table:table-row table:style-name="ro1">
          <table:table-cell office:value-type="string" calcext:value-type="string">
            <text:p>MainLightShadow</text:p>
          </table:table-cell>
          <table:table-cell office:value-type="string" calcext:value-type="string">
            <text:p>Scripts</text:p>
          </table:table-cell>
          <table:table-cell office:value-type="float" office:value="0.009056333" calcext:value-type="float">
            <text:p>0.009056333</text:p>
          </table:table-cell>
          <table:table-cell office:value-type="float" office:value="0.01230699" calcext:value-type="float">
            <text:p>0.01230699</text:p>
          </table:table-cell>
          <table:table-cell table:formula="of:=COM.MICROSOFT.IFS([.C29]&gt;[.D29];1;[.D29]&gt;[.C29];0;[.D29]=[.C29];0)" office:value-type="float" office:value="0" calcext:value-type="float">
            <text:p>0</text:p>
          </table:table-cell>
          <table:table-cell table:formula="of:=[.C29]-[.D29]" office:value-type="float" office:value="-0.003250657" calcext:value-type="float">
            <text:p>-0.003250657</text:p>
          </table:table-cell>
        </table:table-row>
        <table:table-row table:style-name="ro1">
          <table:table-cell office:value-type="string" calcext:value-type="string">
            <text:p>CullAllVisibleLights</text:p>
          </table:table-cell>
          <table:table-cell office:value-type="string" calcext:value-type="string">
            <text:p>Render</text:p>
          </table:table-cell>
          <table:table-cell office:value-type="float" office:value="0.009038666" calcext:value-type="float">
            <text:p>0.009038666</text:p>
          </table:table-cell>
          <table:table-cell office:value-type="float" office:value="0.011612" calcext:value-type="float">
            <text:p>0.011612</text:p>
          </table:table-cell>
          <table:table-cell table:formula="of:=COM.MICROSOFT.IFS([.C30]&gt;[.D30];1;[.D30]&gt;[.C30];0;[.D30]=[.C30];0)" office:value-type="float" office:value="0" calcext:value-type="float">
            <text:p>0</text:p>
          </table:table-cell>
          <table:table-cell table:formula="of:=[.C30]-[.D30]" office:value-type="float" office:value="-0.002573334" calcext:value-type="float">
            <text:p>-0.002573334</text:p>
          </table:table-cell>
        </table:table-row>
        <table:table-row table:style-name="ro1">
          <table:table-cell office:value-type="string" calcext:value-type="string">
            <text:p>PrepareSceneNodes</text:p>
          </table:table-cell>
          <table:table-cell office:value-type="string" calcext:value-type="string">
            <text:p>Render</text:p>
          </table:table-cell>
          <table:table-cell office:value-type="float" office:value="0.008506997" calcext:value-type="float">
            <text:p>0.008506997</text:p>
          </table:table-cell>
          <table:table-cell office:value-type="float" office:value="0.01146366" calcext:value-type="float">
            <text:p>0.01146366</text:p>
          </table:table-cell>
          <table:table-cell table:formula="of:=COM.MICROSOFT.IFS([.C31]&gt;[.D31];1;[.D31]&gt;[.C31];0;[.D31]=[.C31];0)" office:value-type="float" office:value="0" calcext:value-type="float">
            <text:p>0</text:p>
          </table:table-cell>
          <table:table-cell table:formula="of:=[.C31]-[.D31]" office:value-type="float" office:value="-0.002956663" calcext:value-type="float">
            <text:p>-0.002956663</text:p>
          </table:table-cell>
        </table:table-row>
        <table:table-row table:style-name="ro1">
          <table:table-cell office:value-type="string" calcext:value-type="string">
            <text:p>Inl_UniversalRenderPipeline.InitializeCameraData</text:p>
          </table:table-cell>
          <table:table-cell office:value-type="string" calcext:value-type="string">
            <text:p>Scripts</text:p>
          </table:table-cell>
          <table:table-cell office:value-type="float" office:value="0.007087668" calcext:value-type="float">
            <text:p>0.007087668</text:p>
          </table:table-cell>
          <table:table-cell office:value-type="float" office:value="0.009329333" calcext:value-type="float">
            <text:p>0.009329333</text:p>
          </table:table-cell>
          <table:table-cell table:formula="of:=COM.MICROSOFT.IFS([.C32]&gt;[.D32];1;[.D32]&gt;[.C32];0;[.D32]=[.C32];0)" office:value-type="float" office:value="0" calcext:value-type="float">
            <text:p>0</text:p>
          </table:table-cell>
          <table:table-cell table:formula="of:=[.C32]-[.D32]" office:value-type="float" office:value="-0.002241665" calcext:value-type="float">
            <text:p>-0.002241665</text:p>
          </table:table-cell>
        </table:table-row>
        <table:table-row table:style-name="ro1">
          <table:table-cell office:value-type="string" calcext:value-type="string">
            <text:p>Inl_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0.006882333" calcext:value-type="float">
            <text:p>0.006882333</text:p>
          </table:table-cell>
          <table:table-cell office:value-type="float" office:value="0.009465665" calcext:value-type="float">
            <text:p>0.009465665</text:p>
          </table:table-cell>
          <table:table-cell table:formula="of:=COM.MICROSOFT.IFS([.C33]&gt;[.D33];1;[.D33]&gt;[.C33];0;[.D33]=[.C33];0)" office:value-type="float" office:value="0" calcext:value-type="float">
            <text:p>0</text:p>
          </table:table-cell>
          <table:table-cell table:formula="of:=[.C33]-[.D33]" office:value-type="float" office:value="-0.002583332" calcext:value-type="float">
            <text:p>-0.002583332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0.006538339" calcext:value-type="float">
            <text:p>0.006538339</text:p>
          </table:table-cell>
          <table:table-cell office:value-type="float" office:value="0.008986995" calcext:value-type="float">
            <text:p>0.008986995</text:p>
          </table:table-cell>
          <table:table-cell table:formula="of:=COM.MICROSOFT.IFS([.C34]&gt;[.D34];1;[.D34]&gt;[.C34];0;[.D34]=[.C34];0)" office:value-type="float" office:value="0" calcext:value-type="float">
            <text:p>0</text:p>
          </table:table-cell>
          <table:table-cell table:formula="of:=[.C34]-[.D34]" office:value-type="float" office:value="-0.002448656" calcext:value-type="float">
            <text:p>-0.002448656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322567" calcext:value-type="float">
            <text:p>0.01322567</text:p>
          </table:table-cell>
          <table:table-cell table:formula="of:=COM.MICROSOFT.IFS([.C35]&gt;[.D35];1;[.D35]&gt;[.C35];0;[.D35]=[.C35];0)" office:value-type="float" office:value="0" calcext:value-type="float">
            <text:p>0</text:p>
          </table:table-cell>
          <table:table-cell table:formula="of:=[.C35]-[.D35]" office:value-type="float" office:value="-0.00669567" calcext:value-type="float">
            <text:p>-0.00669567</text:p>
          </table:table-cell>
        </table:table-row>
        <table:table-row table:style-name="ro1">
          <table:table-cell office:value-type="string" calcext:value-type="string">
            <text:p>Shadows.ExecuteDrawShadows</text:p>
          </table:table-cell>
          <table:table-cell office:value-type="string" calcext:value-type="string">
            <text:p>Render</text:p>
          </table:table-cell>
          <table:table-cell office:value-type="float" office:value="0.005854329" calcext:value-type="float">
            <text:p>0.005854329</text:p>
          </table:table-cell>
          <table:table-cell office:value-type="float" office:value="0.007944" calcext:value-type="float">
            <text:p>0.007944</text:p>
          </table:table-cell>
          <table:table-cell table:formula="of:=COM.MICROSOFT.IFS([.C36]&gt;[.D36];1;[.D36]&gt;[.C36];0;[.D36]=[.C36];0)" office:value-type="float" office:value="0" calcext:value-type="float">
            <text:p>0</text:p>
          </table:table-cell>
          <table:table-cell table:formula="of:=[.C36]-[.D36]" office:value-type="float" office:value="-0.002089671" calcext:value-type="float">
            <text:p>-0.002089671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5766666" calcext:value-type="float">
            <text:p>0.005766666</text:p>
          </table:table-cell>
          <table:table-cell office:value-type="float" office:value="0.00845767" calcext:value-type="float">
            <text:p>0.00845767</text:p>
          </table:table-cell>
          <table:table-cell table:formula="of:=COM.MICROSOFT.IFS([.C37]&gt;[.D37];1;[.D37]&gt;[.C37];0;[.D37]=[.C37];0)" office:value-type="float" office:value="0" calcext:value-type="float">
            <text:p>0</text:p>
          </table:table-cell>
          <table:table-cell table:formula="of:=[.C37]-[.D37]" office:value-type="float" office:value="-0.002691004" calcext:value-type="float">
            <text:p>-0.002691004</text:p>
          </table:table-cell>
        </table:table-row>
        <table:table-row table:style-name="ro1">
          <table:table-cell office:value-type="string" calcext:value-type="string">
            <text:p>Update.ScriptRun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5727666" calcext:value-type="float">
            <text:p>0.005727666</text:p>
          </table:table-cell>
          <table:table-cell office:value-type="float" office:value="0.007969333" calcext:value-type="float">
            <text:p>0.007969333</text:p>
          </table:table-cell>
          <table:table-cell table:formula="of:=COM.MICROSOFT.IFS([.C38]&gt;[.D38];1;[.D38]&gt;[.C38];0;[.D38]=[.C38];0)" office:value-type="float" office:value="0" calcext:value-type="float">
            <text:p>0</text:p>
          </table:table-cell>
          <table:table-cell table:formula="of:=[.C38]-[.D38]" office:value-type="float" office:value="-0.002241667" calcext:value-type="float">
            <text:p>-0.002241667</text:p>
          </table:table-cell>
        </table:table-row>
        <table:table-row table:style-name="ro1">
          <table:table-cell office:value-type="string" calcext:value-type="string">
            <text:p>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5532663" calcext:value-type="float">
            <text:p>0.005532663</text:p>
          </table:table-cell>
          <table:table-cell office:value-type="float" office:value="0.007704667" calcext:value-type="float">
            <text:p>0.007704667</text:p>
          </table:table-cell>
          <table:table-cell table:formula="of:=COM.MICROSOFT.IFS([.C39]&gt;[.D39];1;[.D39]&gt;[.C39];0;[.D39]=[.C39];0)" office:value-type="float" office:value="0" calcext:value-type="float">
            <text:p>0</text:p>
          </table:table-cell>
          <table:table-cell table:formula="of:=[.C39]-[.D39]" office:value-type="float" office:value="-0.002172004" calcext:value-type="float">
            <text:p>-0.002172004</text:p>
          </table:table-cell>
        </table:table-row>
        <table:table-row table:style-name="ro1">
          <table:table-cell office:value-type="string" calcext:value-type="string">
            <text:p>Inl_CopyDepthPass</text:p>
          </table:table-cell>
          <table:table-cell office:value-type="string" calcext:value-type="string">
            <text:p>Scripts</text:p>
          </table:table-cell>
          <table:table-cell office:value-type="float" office:value="0.005262999" calcext:value-type="float">
            <text:p>0.005262999</text:p>
          </table:table-cell>
          <table:table-cell office:value-type="float" office:value="0.007307335" calcext:value-type="float">
            <text:p>0.007307335</text:p>
          </table:table-cell>
          <table:table-cell table:formula="of:=COM.MICROSOFT.IFS([.C40]&gt;[.D40];1;[.D40]&gt;[.C40];0;[.D40]=[.C40];0)" office:value-type="float" office:value="0" calcext:value-type="float">
            <text:p>0</text:p>
          </table:table-cell>
          <table:table-cell table:formula="of:=[.C40]-[.D40]" office:value-type="float" office:value="-0.002044336" calcext:value-type="float">
            <text:p>-0.002044336</text:p>
          </table:table-cell>
        </table:table-row>
        <table:table-row table:style-name="ro1">
          <table:table-cell office:value-type="string" calcext:value-type="string">
            <text:p>Inl_UniversalRenderPipeline.InitializeStackedCameraData</text:p>
          </table:table-cell>
          <table:table-cell office:value-type="string" calcext:value-type="string">
            <text:p>Scripts</text:p>
          </table:table-cell>
          <table:table-cell office:value-type="float" office:value="0.005149667" calcext:value-type="float">
            <text:p>0.005149667</text:p>
          </table:table-cell>
          <table:table-cell office:value-type="float" office:value="0.006746335" calcext:value-type="float">
            <text:p>0.006746335</text:p>
          </table:table-cell>
          <table:table-cell table:formula="of:=COM.MICROSOFT.IFS([.C41]&gt;[.D41];1;[.D41]&gt;[.C41];0;[.D41]=[.C41];0)" office:value-type="float" office:value="0" calcext:value-type="float">
            <text:p>0</text:p>
          </table:table-cell>
          <table:table-cell table:formula="of:=[.C41]-[.D41]" office:value-type="float" office:value="-0.001596668" calcext:value-type="float">
            <text:p>-0.001596668</text:p>
          </table:table-cell>
        </table:table-row>
        <table:table-row table:style-name="ro1">
          <table:table-cell office:value-type="string" calcext:value-type="string">
            <text:p>DrawOpaqueObjects</text:p>
          </table:table-cell>
          <table:table-cell office:value-type="string" calcext:value-type="string">
            <text:p>Scripts</text:p>
          </table:table-cell>
          <table:table-cell office:value-type="float" office:value="0.004983997" calcext:value-type="float">
            <text:p>0.004983997</text:p>
          </table:table-cell>
          <table:table-cell office:value-type="float" office:value="0.006758668" calcext:value-type="float">
            <text:p>0.006758668</text:p>
          </table:table-cell>
          <table:table-cell table:formula="of:=COM.MICROSOFT.IFS([.C42]&gt;[.D42];1;[.D42]&gt;[.C42];0;[.D42]=[.C42];0)" office:value-type="float" office:value="0" calcext:value-type="float">
            <text:p>0</text:p>
          </table:table-cell>
          <table:table-cell table:formula="of:=[.C42]-[.D42]" office:value-type="float" office:value="-0.001774671" calcext:value-type="float">
            <text:p>-0.001774671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 office:value-type="float" office:value="0.004868666" calcext:value-type="float">
            <text:p>0.004868666</text:p>
          </table:table-cell>
          <table:table-cell office:value-type="float" office:value="0.01100332" calcext:value-type="float">
            <text:p>0.01100332</text:p>
          </table:table-cell>
          <table:table-cell table:formula="of:=COM.MICROSOFT.IFS([.C43]&gt;[.D43];1;[.D43]&gt;[.C43];0;[.D43]=[.C43];0)" office:value-type="float" office:value="0" calcext:value-type="float">
            <text:p>0</text:p>
          </table:table-cell>
          <table:table-cell table:formula="of:=[.C43]-[.D43]" office:value-type="float" office:value="-0.006134654" calcext:value-type="float">
            <text:p>-0.006134654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0.004812334" calcext:value-type="float">
            <text:p>0.004812334</text:p>
          </table:table-cell>
          <table:table-cell office:value-type="float" office:value="0.00629267" calcext:value-type="float">
            <text:p>0.00629267</text:p>
          </table:table-cell>
          <table:table-cell table:formula="of:=COM.MICROSOFT.IFS([.C44]&gt;[.D44];1;[.D44]&gt;[.C44];0;[.D44]=[.C44];0)" office:value-type="float" office:value="0" calcext:value-type="float">
            <text:p>0</text:p>
          </table:table-cell>
          <table:table-cell table:formula="of:=[.C44]-[.D44]" office:value-type="float" office:value="-0.001480336" calcext:value-type="float">
            <text:p>-0.001480336</text:p>
          </table:table-cell>
        </table:table-row>
        <table:table-row table:style-name="ro1">
          <table:table-cell office:value-type="string" calcext:value-type="string">
            <text:p>Inl_MainLightShadow</text:p>
          </table:table-cell>
          <table:table-cell office:value-type="string" calcext:value-type="string">
            <text:p>Scripts</text:p>
          </table:table-cell>
          <table:table-cell office:value-type="float" office:value="0.004702664" calcext:value-type="float">
            <text:p>0.004702664</text:p>
          </table:table-cell>
          <table:table-cell office:value-type="float" office:value="0.006586" calcext:value-type="float">
            <text:p>0.006586</text:p>
          </table:table-cell>
          <table:table-cell table:formula="of:=COM.MICROSOFT.IFS([.C45]&gt;[.D45];1;[.D45]&gt;[.C45];0;[.D45]=[.C45];0)" office:value-type="float" office:value="0" calcext:value-type="float">
            <text:p>0</text:p>
          </table:table-cell>
          <table:table-cell table:formula="of:=[.C45]-[.D45]" office:value-type="float" office:value="-0.001883336" calcext:value-type="float">
            <text:p>-0.001883336</text:p>
          </table:table-cell>
        </table:table-row>
        <table:table-row table:style-name="ro1">
          <table:table-cell office:value-type="string" calcext:value-type="string">
            <text:p>PreLateUpdate.EndGraphicsJobsAfterScriptUpdate</text:p>
          </table:table-cell>
          <table:table-cell office:value-type="string" calcext:value-type="string">
            <text:p>PlayerLoop</text:p>
          </table:table-cell>
          <table:table-cell office:value-type="float" office:value="0.004555335" calcext:value-type="float">
            <text:p>0.004555335</text:p>
          </table:table-cell>
          <table:table-cell office:value-type="float" office:value="0.006282669" calcext:value-type="float">
            <text:p>0.006282669</text:p>
          </table:table-cell>
          <table:table-cell table:formula="of:=COM.MICROSOFT.IFS([.C46]&gt;[.D46];1;[.D46]&gt;[.C46];0;[.D46]=[.C46];0)" office:value-type="float" office:value="0" calcext:value-type="float">
            <text:p>0</text:p>
          </table:table-cell>
          <table:table-cell table:formula="of:=[.C46]-[.D46]" office:value-type="float" office:value="-0.001727334" calcext:value-type="float">
            <text:p>-0.001727334</text:p>
          </table:table-cell>
        </table:table-row>
        <table:table-row table:style-name="ro1">
          <table:table-cell office:value-type="string" calcext:value-type="string">
            <text:p>Shadows.CullDirectionalShadowCasters</text:p>
          </table:table-cell>
          <table:table-cell office:value-type="string" calcext:value-type="string">
            <text:p>Render</text:p>
          </table:table-cell>
          <table:table-cell office:value-type="float" office:value="0.004548332" calcext:value-type="float">
            <text:p>0.004548332</text:p>
          </table:table-cell>
          <table:table-cell office:value-type="float" office:value="0.005688668" calcext:value-type="float">
            <text:p>0.005688668</text:p>
          </table:table-cell>
          <table:table-cell table:formula="of:=COM.MICROSOFT.IFS([.C47]&gt;[.D47];1;[.D47]&gt;[.C47];0;[.D47]=[.C47];0)" office:value-type="float" office:value="0" calcext:value-type="float">
            <text:p>0</text:p>
          </table:table-cell>
          <table:table-cell table:formula="of:=[.C47]-[.D47]" office:value-type="float" office:value="-0.001140336" calcext:value-type="float">
            <text:p>-0.001140336</text:p>
          </table:table-cell>
        </table:table-row>
        <table:table-row table:style-name="ro1">
          <table:table-cell office:value-type="string" calcext:value-type="string">
            <text:p>Profiler.CollectLegacyStats</text:p>
          </table:table-cell>
          <table:table-cell office:value-type="string" calcext:value-type="string">
            <text:p>Overhead</text:p>
          </table:table-cell>
          <table:table-cell office:value-type="float" office:value="0.004476332" calcext:value-type="float">
            <text:p>0.004476332</text:p>
          </table:table-cell>
          <table:table-cell office:value-type="float" office:value="0.006219004" calcext:value-type="float">
            <text:p>0.006219004</text:p>
          </table:table-cell>
          <table:table-cell table:formula="of:=COM.MICROSOFT.IFS([.C48]&gt;[.D48];1;[.D48]&gt;[.C48];0;[.D48]=[.C48];0)" office:value-type="float" office:value="0" calcext:value-type="float">
            <text:p>0</text:p>
          </table:table-cell>
          <table:table-cell table:formula="of:=[.C48]-[.D48]" office:value-type="float" office:value="-0.001742672" calcext:value-type="float">
            <text:p>-0.001742672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04449002" calcext:value-type="float">
            <text:p>0.004449002</text:p>
          </table:table-cell>
          <table:table-cell office:value-type="float" office:value="0.006107001" calcext:value-type="float">
            <text:p>0.006107001</text:p>
          </table:table-cell>
          <table:table-cell table:formula="of:=COM.MICROSOFT.IFS([.C49]&gt;[.D49];1;[.D49]&gt;[.C49];0;[.D49]=[.C49];0)" office:value-type="float" office:value="0" calcext:value-type="float">
            <text:p>0</text:p>
          </table:table-cell>
          <table:table-cell table:formula="of:=[.C49]-[.D49]" office:value-type="float" office:value="-0.001657999" calcext:value-type="float">
            <text:p>-0.001657999</text:p>
          </table:table-cell>
        </table:table-row>
        <table:table-row table:style-name="ro1">
          <table:table-cell office:value-type="string" calcext:value-type="string">
            <text:p>Inl_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0.004357663" calcext:value-type="float">
            <text:p>0.004357663</text:p>
          </table:table-cell>
          <table:table-cell office:value-type="float" office:value="0.005609327" calcext:value-type="float">
            <text:p>0.005609327</text:p>
          </table:table-cell>
          <table:table-cell table:formula="of:=COM.MICROSOFT.IFS([.C50]&gt;[.D50];1;[.D50]&gt;[.C50];0;[.D50]=[.C50];0)" office:value-type="float" office:value="0" calcext:value-type="float">
            <text:p>0</text:p>
          </table:table-cell>
          <table:table-cell table:formula="of:=[.C50]-[.D50]" office:value-type="float" office:value="-0.001251664" calcext:value-type="float">
            <text:p>-0.001251664</text:p>
          </table:table-cell>
        </table:table-row>
        <table:table-row table:style-name="ro1">
          <table:table-cell office:value-type="string" calcext:value-type="string">
            <text:p>Gfx.EndAsyncJobFrame</text:p>
          </table:table-cell>
          <table:table-cell office:value-type="string" calcext:value-type="string">
            <text:p>Render</text:p>
          </table:table-cell>
          <table:table-cell office:value-type="float" office:value="0.004278999" calcext:value-type="float">
            <text:p>0.004278999</text:p>
          </table:table-cell>
          <table:table-cell office:value-type="float" office:value="0.005884999" calcext:value-type="float">
            <text:p>0.005884999</text:p>
          </table:table-cell>
          <table:table-cell table:formula="of:=COM.MICROSOFT.IFS([.C51]&gt;[.D51];1;[.D51]&gt;[.C51];0;[.D51]=[.C51];0)" office:value-type="float" office:value="0" calcext:value-type="float">
            <text:p>0</text:p>
          </table:table-cell>
          <table:table-cell table:formula="of:=[.C51]-[.D51]" office:value-type="float" office:value="-0.001606" calcext:value-type="float">
            <text:p>-0.001606</text:p>
          </table:table-cell>
        </table:table-row>
        <table:table-row table:style-name="ro1">
          <table:table-cell office:value-type="string" calcext:value-type="string">
            <text:p>Inl_CopyColorPass</text:p>
          </table:table-cell>
          <table:table-cell office:value-type="string" calcext:value-type="string">
            <text:p>Scripts</text:p>
          </table:table-cell>
          <table:table-cell office:value-type="float" office:value="0.004233337" calcext:value-type="float">
            <text:p>0.004233337</text:p>
          </table:table-cell>
          <table:table-cell office:value-type="float" office:value="0.00549267" calcext:value-type="float">
            <text:p>0.00549267</text:p>
          </table:table-cell>
          <table:table-cell table:formula="of:=COM.MICROSOFT.IFS([.C52]&gt;[.D52];1;[.D52]&gt;[.C52];0;[.D52]=[.C52];0)" office:value-type="float" office:value="0" calcext:value-type="float">
            <text:p>0</text:p>
          </table:table-cell>
          <table:table-cell table:formula="of:=[.C52]-[.D52]" office:value-type="float" office:value="-0.001259333" calcext:value-type="float">
            <text:p>-0.001259333</text:p>
          </table:table-cell>
        </table:table-row>
        <table:table-row table:style-name="ro1">
          <table:table-cell office:value-type="string" calcext:value-type="string">
            <text:p>WaitForRenderJobs</text:p>
          </table:table-cell>
          <table:table-cell office:value-type="string" calcext:value-type="string">
            <text:p>Render</text:p>
          </table:table-cell>
          <table:table-cell office:value-type="float" office:value="0.004187666" calcext:value-type="float">
            <text:p>0.004187666</text:p>
          </table:table-cell>
          <table:table-cell office:value-type="float" office:value="0.005756" calcext:value-type="float">
            <text:p>0.005756</text:p>
          </table:table-cell>
          <table:table-cell table:formula="of:=COM.MICROSOFT.IFS([.C53]&gt;[.D53];1;[.D53]&gt;[.C53];0;[.D53]=[.C53];0)" office:value-type="float" office:value="0" calcext:value-type="float">
            <text:p>0</text:p>
          </table:table-cell>
          <table:table-cell table:formula="of:=[.C53]-[.D53]" office:value-type="float" office:value="-0.001568334" calcext:value-type="float">
            <text:p>-0.001568334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4087336" calcext:value-type="float">
            <text:p>0.004087336</text:p>
          </table:table-cell>
          <table:table-cell office:value-type="float" office:value="0.005553653" calcext:value-type="float">
            <text:p>0.005553653</text:p>
          </table:table-cell>
          <table:table-cell table:formula="of:=COM.MICROSOFT.IFS([.C54]&gt;[.D54];1;[.D54]&gt;[.C54];0;[.D54]=[.C54];0)" office:value-type="float" office:value="0" calcext:value-type="float">
            <text:p>0</text:p>
          </table:table-cell>
          <table:table-cell table:formula="of:=[.C54]-[.D54]" office:value-type="float" office:value="-0.001466317" calcext:value-type="float">
            <text:p>-0.001466317</text:p>
          </table:table-cell>
        </table:table-row>
        <table:table-row table:style-name="ro1">
          <table:table-cell office:value-type="string" calcext:value-type="string">
            <text:p>Inl_UniversalRenderPipeline.InitializeRenderingData</text:p>
          </table:table-cell>
          <table:table-cell office:value-type="string" calcext:value-type="string">
            <text:p>Scripts</text:p>
          </table:table-cell>
          <table:table-cell office:value-type="float" office:value="0.004083336" calcext:value-type="float">
            <text:p>0.004083336</text:p>
          </table:table-cell>
          <table:table-cell office:value-type="float" office:value="0.005416334" calcext:value-type="float">
            <text:p>0.005416334</text:p>
          </table:table-cell>
          <table:table-cell table:formula="of:=COM.MICROSOFT.IFS([.C55]&gt;[.D55];1;[.D55]&gt;[.C55];0;[.D55]=[.C55];0)" office:value-type="float" office:value="0" calcext:value-type="float">
            <text:p>0</text:p>
          </table:table-cell>
          <table:table-cell table:formula="of:=[.C55]-[.D55]" office:value-type="float" office:value="-0.001332998" calcext:value-type="float">
            <text:p>-0.001332998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4054334" calcext:value-type="float">
            <text:p>0.004054334</text:p>
          </table:table-cell>
          <table:table-cell office:value-type="float" office:value="0.005435666" calcext:value-type="float">
            <text:p>0.005435666</text:p>
          </table:table-cell>
          <table:table-cell table:formula="of:=COM.MICROSOFT.IFS([.C56]&gt;[.D56];1;[.D56]&gt;[.C56];0;[.D56]=[.C56];0)" office:value-type="float" office:value="0" calcext:value-type="float">
            <text:p>0</text:p>
          </table:table-cell>
          <table:table-cell table:formula="of:=[.C56]-[.D56]" office:value-type="float" office:value="-0.001381332" calcext:value-type="float">
            <text:p>-0.001381332</text:p>
          </table:table-cell>
        </table:table-row>
        <table:table-row table:style-name="ro1">
          <table:table-cell office:value-type="string" calcext:value-type="string">
            <text:p>Inl_FinalBlitPass</text:p>
          </table:table-cell>
          <table:table-cell office:value-type="string" calcext:value-type="string">
            <text:p>Scripts</text:p>
          </table:table-cell>
          <table:table-cell office:value-type="float" office:value="0.004028335" calcext:value-type="float">
            <text:p>0.004028335</text:p>
          </table:table-cell>
          <table:table-cell office:value-type="float" office:value="0.005220999" calcext:value-type="float">
            <text:p>0.005220999</text:p>
          </table:table-cell>
          <table:table-cell table:formula="of:=COM.MICROSOFT.IFS([.C57]&gt;[.D57];1;[.D57]&gt;[.C57];0;[.D57]=[.C57];0)" office:value-type="float" office:value="0" calcext:value-type="float">
            <text:p>0</text:p>
          </table:table-cell>
          <table:table-cell table:formula="of:=[.C57]-[.D57]" office:value-type="float" office:value="-0.001192664" calcext:value-type="float">
            <text:p>-0.001192664</text:p>
          </table:table-cell>
        </table:table-row>
        <table:table-row table:style-name="ro1">
          <table:table-cell office:value-type="string" calcext:value-type="string">
            <text:p>Shadows.ScheduleRenderJobs</text:p>
          </table:table-cell>
          <table:table-cell office:value-type="string" calcext:value-type="string">
            <text:p>Render</text:p>
          </table:table-cell>
          <table:table-cell office:value-type="float" office:value="0.003827666" calcext:value-type="float">
            <text:p>0.003827666</text:p>
          </table:table-cell>
          <table:table-cell office:value-type="float" office:value="0.005175998" calcext:value-type="float">
            <text:p>0.005175998</text:p>
          </table:table-cell>
          <table:table-cell table:formula="of:=COM.MICROSOFT.IFS([.C58]&gt;[.D58];1;[.D58]&gt;[.C58];0;[.D58]=[.C58];0)" office:value-type="float" office:value="0" calcext:value-type="float">
            <text:p>0</text:p>
          </table:table-cell>
          <table:table-cell table:formula="of:=[.C58]-[.D58]" office:value-type="float" office:value="-0.001348332" calcext:value-type="float">
            <text:p>-0.001348332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3614336" calcext:value-type="float">
            <text:p>0.003614336</text:p>
          </table:table-cell>
          <table:table-cell office:value-type="float" office:value="0.004925333" calcext:value-type="float">
            <text:p>0.004925333</text:p>
          </table:table-cell>
          <table:table-cell table:formula="of:=COM.MICROSOFT.IFS([.C59]&gt;[.D59];1;[.D59]&gt;[.C59];0;[.D59]=[.C59];0)" office:value-type="float" office:value="0" calcext:value-type="float">
            <text:p>0</text:p>
          </table:table-cell>
          <table:table-cell table:formula="of:=[.C59]-[.D59]" office:value-type="float" office:value="-0.001310997" calcext:value-type="float">
            <text:p>-0.001310997</text:p>
          </table:table-cell>
        </table:table-row>
        <table:table-row table:style-name="ro1">
          <table:table-cell office:value-type="string" calcext:value-type="string">
            <text:p>CopyColor</text:p>
          </table:table-cell>
          <table:table-cell office:value-type="string" calcext:value-type="string">
            <text:p>Scripts</text:p>
          </table:table-cell>
          <table:table-cell office:value-type="float" office:value="0.003598002" calcext:value-type="float">
            <text:p>0.003598002</text:p>
          </table:table-cell>
          <table:table-cell office:value-type="float" office:value="0.004955333" calcext:value-type="float">
            <text:p>0.004955333</text:p>
          </table:table-cell>
          <table:table-cell table:formula="of:=COM.MICROSOFT.IFS([.C60]&gt;[.D60];1;[.D60]&gt;[.C60];0;[.D60]=[.C60];0)" office:value-type="float" office:value="0" calcext:value-type="float">
            <text:p>0</text:p>
          </table:table-cell>
          <table:table-cell table:formula="of:=[.C60]-[.D60]" office:value-type="float" office:value="-0.001357331" calcext:value-type="float">
            <text:p>-0.001357331</text:p>
          </table:table-cell>
        </table:table-row>
        <table:table-row table:style-name="ro1">
          <table:table-cell office:value-type="string" calcext:value-type="string">
            <text:p>Inl_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0.003506335" calcext:value-type="float">
            <text:p>0.003506335</text:p>
          </table:table-cell>
          <table:table-cell office:value-type="float" office:value="0.004844999" calcext:value-type="float">
            <text:p>0.004844999</text:p>
          </table:table-cell>
          <table:table-cell table:formula="of:=COM.MICROSOFT.IFS([.C61]&gt;[.D61];1;[.D61]&gt;[.C61];0;[.D61]=[.C61];0)" office:value-type="float" office:value="0" calcext:value-type="float">
            <text:p>0</text:p>
          </table:table-cell>
          <table:table-cell table:formula="of:=[.C61]-[.D61]" office:value-type="float" office:value="-0.001338664" calcext:value-type="float">
            <text:p>-0.001338664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 office:value-type="float" office:value="0.003476003" calcext:value-type="float">
            <text:p>0.003476003</text:p>
          </table:table-cell>
          <table:table-cell office:value-type="float" office:value="0.008971677" calcext:value-type="float">
            <text:p>0.008971677</text:p>
          </table:table-cell>
          <table:table-cell table:formula="of:=COM.MICROSOFT.IFS([.C62]&gt;[.D62];1;[.D62]&gt;[.C62];0;[.D62]=[.C62];0)" office:value-type="float" office:value="0" calcext:value-type="float">
            <text:p>0</text:p>
          </table:table-cell>
          <table:table-cell table:formula="of:=[.C62]-[.D62]" office:value-type="float" office:value="-0.005495674" calcext:value-type="float">
            <text:p>-0.005495674</text:p>
          </table:table-cell>
        </table:table-row>
        <table:table-row table:style-name="ro1">
          <table:table-cell office:value-type="string" calcext:value-type="string">
            <text:p>FixedUpdate.PhysicsFixedUpdate</text:p>
          </table:table-cell>
          <table:table-cell office:value-type="string" calcext:value-type="string">
            <text:p>PlayerLoop</text:p>
          </table:table-cell>
          <table:table-cell office:value-type="float" office:value="0.003472333" calcext:value-type="float">
            <text:p>0.003472333</text:p>
          </table:table-cell>
          <table:table-cell office:value-type="float" office:value="0.005309333" calcext:value-type="float">
            <text:p>0.005309333</text:p>
          </table:table-cell>
          <table:table-cell table:formula="of:=COM.MICROSOFT.IFS([.C63]&gt;[.D63];1;[.D63]&gt;[.C63];0;[.D63]=[.C63];0)" office:value-type="float" office:value="0" calcext:value-type="float">
            <text:p>0</text:p>
          </table:table-cell>
          <table:table-cell table:formula="of:=[.C63]-[.D63]" office:value-type="float" office:value="-0.001837" calcext:value-type="float">
            <text:p>-0.001837</text:p>
          </table:table-cell>
        </table:table-row>
        <table:table-row table:style-name="ro1">
          <table:table-cell office:value-type="string" calcext:value-type="string">
            <text:p>Inl_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0.003372665" calcext:value-type="float">
            <text:p>0.003372665</text:p>
          </table:table-cell>
          <table:table-cell office:value-type="float" office:value="0.004240332" calcext:value-type="float">
            <text:p>0.004240332</text:p>
          </table:table-cell>
          <table:table-cell table:formula="of:=COM.MICROSOFT.IFS([.C64]&gt;[.D64];1;[.D64]&gt;[.C64];0;[.D64]=[.C64];0)" office:value-type="float" office:value="0" calcext:value-type="float">
            <text:p>0</text:p>
          </table:table-cell>
          <table:table-cell table:formula="of:=[.C64]-[.D64]" office:value-type="float" office:value="-0.000867667" calcext:value-type="float">
            <text:p>-0.000867667</text:p>
          </table:table-cell>
        </table:table-row>
        <table:table-row table:style-name="ro1">
          <table:table-cell office:value-type="string" calcext:value-type="string">
            <text:p>WatermarkRender</text:p>
          </table:table-cell>
          <table:table-cell office:value-type="string" calcext:value-type="string">
            <text:p>Render</text:p>
          </table:table-cell>
          <table:table-cell office:value-type="float" office:value="0.003313001" calcext:value-type="float">
            <text:p>0.003313001</text:p>
          </table:table-cell>
          <table:table-cell office:value-type="float" office:value="0.004563334" calcext:value-type="float">
            <text:p>0.004563334</text:p>
          </table:table-cell>
          <table:table-cell table:formula="of:=COM.MICROSOFT.IFS([.C65]&gt;[.D65];1;[.D65]&gt;[.C65];0;[.D65]=[.C65];0)" office:value-type="float" office:value="0" calcext:value-type="float">
            <text:p>0</text:p>
          </table:table-cell>
          <table:table-cell table:formula="of:=[.C65]-[.D65]" office:value-type="float" office:value="-0.001250333" calcext:value-type="float">
            <text:p>-0.001250333</text:p>
          </table:table-cell>
        </table:table-row>
        <table:table-row table:style-name="ro1">
          <table:table-cell office:value-type="string" calcext:value-type="string">
            <text:p>CullSendEvents</text:p>
          </table:table-cell>
          <table:table-cell office:value-type="string" calcext:value-type="string">
            <text:p>Render</text:p>
          </table:table-cell>
          <table:table-cell office:value-type="float" office:value="0.003303332" calcext:value-type="float">
            <text:p>0.003303332</text:p>
          </table:table-cell>
          <table:table-cell office:value-type="float" office:value="0.005024332" calcext:value-type="float">
            <text:p>0.005024332</text:p>
          </table:table-cell>
          <table:table-cell table:formula="of:=COM.MICROSOFT.IFS([.C66]&gt;[.D66];1;[.D66]&gt;[.C66];0;[.D66]=[.C66];0)" office:value-type="float" office:value="0" calcext:value-type="float">
            <text:p>0</text:p>
          </table:table-cell>
          <table:table-cell table:formula="of:=[.C66]-[.D66]" office:value-type="float" office:value="-0.001721" calcext:value-type="float">
            <text:p>-0.001721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3144335" calcext:value-type="float">
            <text:p>0.003144335</text:p>
          </table:table-cell>
          <table:table-cell office:value-type="float" office:value="0.004468666" calcext:value-type="float">
            <text:p>0.004468666</text:p>
          </table:table-cell>
          <table:table-cell table:formula="of:=COM.MICROSOFT.IFS([.C67]&gt;[.D67];1;[.D67]&gt;[.C67];0;[.D67]=[.C67];0)" office:value-type="float" office:value="0" calcext:value-type="float">
            <text:p>0</text:p>
          </table:table-cell>
          <table:table-cell table:formula="of:=[.C67]-[.D67]" office:value-type="float" office:value="-0.001324331" calcext:value-type="float">
            <text:p>-0.001324331</text:p>
          </table:table-cell>
        </table:table-row>
        <table:table-row table:style-name="ro1">
          <table:table-cell office:value-type="string" calcext:value-type="string">
            <text:p>Inl_Setup Main Shadowmap</text:p>
          </table:table-cell>
          <table:table-cell office:value-type="string" calcext:value-type="string">
            <text:p>Scripts</text:p>
          </table:table-cell>
          <table:table-cell office:value-type="float" office:value="0.003114665" calcext:value-type="float">
            <text:p>0.003114665</text:p>
          </table:table-cell>
          <table:table-cell office:value-type="float" office:value="0.004518001" calcext:value-type="float">
            <text:p>0.004518001</text:p>
          </table:table-cell>
          <table:table-cell table:formula="of:=COM.MICROSOFT.IFS([.C68]&gt;[.D68];1;[.D68]&gt;[.C68];0;[.D68]=[.C68];0)" office:value-type="float" office:value="0" calcext:value-type="float">
            <text:p>0</text:p>
          </table:table-cell>
          <table:table-cell table:formula="of:=[.C68]-[.D68]" office:value-type="float" office:value="-0.001403336" calcext:value-type="float">
            <text:p>-0.001403336</text:p>
          </table:table-cell>
        </table:table-row>
        <table:table-row table:style-name="ro1">
          <table:table-cell office:value-type="string" calcext:value-type="string">
            <text:p>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3102677" calcext:value-type="float">
            <text:p>0.003102677</text:p>
          </table:table-cell>
          <table:table-cell office:value-type="float" office:value="0.004065999" calcext:value-type="float">
            <text:p>0.004065999</text:p>
          </table:table-cell>
          <table:table-cell table:formula="of:=COM.MICROSOFT.IFS([.C69]&gt;[.D69];1;[.D69]&gt;[.C69];0;[.D69]=[.C69];0)" office:value-type="float" office:value="0" calcext:value-type="float">
            <text:p>0</text:p>
          </table:table-cell>
          <table:table-cell table:formula="of:=[.C69]-[.D69]" office:value-type="float" office:value="-0.000963321999999999" calcext:value-type="float">
            <text:p>-0.000963322</text:p>
          </table:table-cell>
        </table:table-row>
        <table:table-row table:style-name="ro1">
          <table:table-cell office:value-type="string" calcext:value-type="string">
            <text:p>PostLateUpdate.UpdateAudio</text:p>
          </table:table-cell>
          <table:table-cell office:value-type="string" calcext:value-type="string">
            <text:p>PlayerLoop</text:p>
          </table:table-cell>
          <table:table-cell office:value-type="float" office:value="0.002990334" calcext:value-type="float">
            <text:p>0.002990334</text:p>
          </table:table-cell>
          <table:table-cell office:value-type="float" office:value="0.003930666" calcext:value-type="float">
            <text:p>0.003930666</text:p>
          </table:table-cell>
          <table:table-cell table:formula="of:=COM.MICROSOFT.IFS([.C70]&gt;[.D70];1;[.D70]&gt;[.C70];0;[.D70]=[.C70];0)" office:value-type="float" office:value="0" calcext:value-type="float">
            <text:p>0</text:p>
          </table:table-cell>
          <table:table-cell table:formula="of:=[.C70]-[.D70]" office:value-type="float" office:value="-0.000940332" calcext:value-type="float">
            <text:p>-0.000940332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2969279" calcext:value-type="float">
            <text:p>0.002969279</text:p>
          </table:table-cell>
          <table:table-cell office:value-type="float" office:value="0.004113011" calcext:value-type="float">
            <text:p>0.004113011</text:p>
          </table:table-cell>
          <table:table-cell table:formula="of:=COM.MICROSOFT.IFS([.C71]&gt;[.D71];1;[.D71]&gt;[.C71];0;[.D71]=[.C71];0)" office:value-type="float" office:value="0" calcext:value-type="float">
            <text:p>0</text:p>
          </table:table-cell>
          <table:table-cell table:formula="of:=[.C71]-[.D71]" office:value-type="float" office:value="-0.001143732" calcext:value-type="float">
            <text:p>-0.001143732</text:p>
          </table:table-cell>
        </table:table-row>
        <table:table-row table:style-name="ro1">
          <table:table-cell office:value-type="string" calcext:value-type="string">
            <text:p>CopyDepth</text:p>
          </table:table-cell>
          <table:table-cell office:value-type="string" calcext:value-type="string">
            <text:p>Scripts</text:p>
          </table:table-cell>
          <table:table-cell office:value-type="float" office:value="0.002942999" calcext:value-type="float">
            <text:p>0.002942999</text:p>
          </table:table-cell>
          <table:table-cell office:value-type="float" office:value="0.003923334" calcext:value-type="float">
            <text:p>0.003923334</text:p>
          </table:table-cell>
          <table:table-cell table:formula="of:=COM.MICROSOFT.IFS([.C72]&gt;[.D72];1;[.D72]&gt;[.C72];0;[.D72]=[.C72];0)" office:value-type="float" office:value="0" calcext:value-type="float">
            <text:p>0</text:p>
          </table:table-cell>
          <table:table-cell table:formula="of:=[.C72]-[.D72]" office:value-type="float" office:value="-0.000980335" calcext:value-type="float">
            <text:p>-0.000980335</text:p>
          </table:table-cell>
        </table:table-row>
        <table:table-row table:style-name="ro1">
          <table:table-cell office:value-type="string" calcext:value-type="string">
            <text:p>PreUpdate.SendMouseEvents</text:p>
          </table:table-cell>
          <table:table-cell office:value-type="string" calcext:value-type="string">
            <text:p>PlayerLoop</text:p>
          </table:table-cell>
          <table:table-cell office:value-type="float" office:value="0.002922666" calcext:value-type="float">
            <text:p>0.002922666</text:p>
          </table:table-cell>
          <table:table-cell office:value-type="float" office:value="0.003976332" calcext:value-type="float">
            <text:p>0.003976332</text:p>
          </table:table-cell>
          <table:table-cell table:formula="of:=COM.MICROSOFT.IFS([.C73]&gt;[.D73];1;[.D73]&gt;[.C73];0;[.D73]=[.C73];0)" office:value-type="float" office:value="0" calcext:value-type="float">
            <text:p>0</text:p>
          </table:table-cell>
          <table:table-cell table:formula="of:=[.C73]-[.D73]" office:value-type="float" office:value="-0.001053666" calcext:value-type="float">
            <text:p>-0.001053666</text:p>
          </table:table-cell>
        </table:table-row>
        <table:table-row table:style-name="ro1">
          <table:table-cell office:value-type="string" calcext:value-type="string">
            <text:p>Unity.RenderPipelines.Core.Runtime.dll!UnityEngine.Rendering::DebugUpdater.Update()</text:p>
          </table:table-cell>
          <table:table-cell office:value-type="string" calcext:value-type="string">
            <text:p>Scripts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4006001" calcext:value-type="float">
            <text:p>0.004006001</text:p>
          </table:table-cell>
          <table:table-cell table:formula="of:=COM.MICROSOFT.IFS([.C74]&gt;[.D74];1;[.D74]&gt;[.C74];0;[.D74]=[.C74];0)" office:value-type="float" office:value="0" calcext:value-type="float">
            <text:p>0</text:p>
          </table:table-cell>
          <table:table-cell table:formula="of:=[.C74]-[.D74]" office:value-type="float" office:value="-0.001104001" calcext:value-type="float">
            <text:p>-0.001104001</text:p>
          </table:table-cell>
        </table:table-row>
        <table:table-row table:style-name="ro1">
          <table:table-cell office:value-type="string" calcext:value-type="string">
            <text:p>Camera.RenderSkybox</text:p>
          </table:table-cell>
          <table:table-cell office:value-type="string" calcext:value-type="string">
            <text:p>Render</text:p>
          </table:table-cell>
          <table:table-cell office:value-type="float" office:value="0.002858999" calcext:value-type="float">
            <text:p>0.002858999</text:p>
          </table:table-cell>
          <table:table-cell office:value-type="float" office:value="0.003939" calcext:value-type="float">
            <text:p>0.003939</text:p>
          </table:table-cell>
          <table:table-cell table:formula="of:=COM.MICROSOFT.IFS([.C75]&gt;[.D75];1;[.D75]&gt;[.C75];0;[.D75]=[.C75];0)" office:value-type="float" office:value="0" calcext:value-type="float">
            <text:p>0</text:p>
          </table:table-cell>
          <table:table-cell table:formula="of:=[.C75]-[.D75]" office:value-type="float" office:value="-0.001080001" calcext:value-type="float">
            <text:p>-0.001080001</text:p>
          </table:table-cell>
        </table:table-row>
        <table:table-row table:style-name="ro1">
          <table:table-cell office:value-type="string" calcext:value-type="string">
            <text:p>Monobehaviour.OnMouse_</text:p>
          </table:table-cell>
          <table:table-cell office:value-type="string" calcext:value-type="string">
            <text:p>Scripts</text:p>
          </table:table-cell>
          <table:table-cell office:value-type="float" office:value="0.002800666" calcext:value-type="float">
            <text:p>0.002800666</text:p>
          </table:table-cell>
          <table:table-cell office:value-type="float" office:value="0.003804333" calcext:value-type="float">
            <text:p>0.003804333</text:p>
          </table:table-cell>
          <table:table-cell table:formula="of:=COM.MICROSOFT.IFS([.C76]&gt;[.D76];1;[.D76]&gt;[.C76];0;[.D76]=[.C76];0)" office:value-type="float" office:value="0" calcext:value-type="float">
            <text:p>0</text:p>
          </table:table-cell>
          <table:table-cell table:formula="of:=[.C76]-[.D76]" office:value-type="float" office:value="-0.001003667" calcext:value-type="float">
            <text:p>-0.001003667</text:p>
          </table:table-cell>
        </table:table-row>
        <table:table-row table:style-name="ro1">
          <table:table-cell office:value-type="string" calcext:value-type="string">
            <text:p>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002746667" calcext:value-type="float">
            <text:p>0.002746667</text:p>
          </table:table-cell>
          <table:table-cell office:value-type="float" office:value="0.003978667" calcext:value-type="float">
            <text:p>0.003978667</text:p>
          </table:table-cell>
          <table:table-cell table:formula="of:=COM.MICROSOFT.IFS([.C77]&gt;[.D77];1;[.D77]&gt;[.C77];0;[.D77]=[.C77];0)" office:value-type="float" office:value="0" calcext:value-type="float">
            <text:p>0</text:p>
          </table:table-cell>
          <table:table-cell table:formula="of:=[.C77]-[.D77]" office:value-type="float" office:value="-0.001232" calcext:value-type="float">
            <text:p>-0.001232</text:p>
          </table:table-cell>
        </table:table-row>
        <table:table-row table:style-name="ro1">
          <table:table-cell office:value-type="string" calcext:value-type="string">
            <text:p>Inl_DrawOpaqueObjects</text:p>
          </table:table-cell>
          <table:table-cell office:value-type="string" calcext:value-type="string">
            <text:p>Scripts</text:p>
          </table:table-cell>
          <table:table-cell office:value-type="float" office:value="0.002743333" calcext:value-type="float">
            <text:p>0.002743333</text:p>
          </table:table-cell>
          <table:table-cell office:value-type="float" office:value="0.003807331" calcext:value-type="float">
            <text:p>0.003807331</text:p>
          </table:table-cell>
          <table:table-cell table:formula="of:=COM.MICROSOFT.IFS([.C78]&gt;[.D78];1;[.D78]&gt;[.C78];0;[.D78]=[.C78];0)" office:value-type="float" office:value="0" calcext:value-type="float">
            <text:p>0</text:p>
          </table:table-cell>
          <table:table-cell table:formula="of:=[.C78]-[.D78]" office:value-type="float" office:value="-0.001063998" calcext:value-type="float">
            <text:p>-0.001063998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2684666" calcext:value-type="float">
            <text:p>0.002684666</text:p>
          </table:table-cell>
          <table:table-cell office:value-type="float" office:value="0.003884667" calcext:value-type="float">
            <text:p>0.003884667</text:p>
          </table:table-cell>
          <table:table-cell table:formula="of:=COM.MICROSOFT.IFS([.C79]&gt;[.D79];1;[.D79]&gt;[.C79];0;[.D79]=[.C79];0)" office:value-type="float" office:value="0" calcext:value-type="float">
            <text:p>0</text:p>
          </table:table-cell>
          <table:table-cell table:formula="of:=[.C79]-[.D79]" office:value-type="float" office:value="-0.001200001" calcext:value-type="float">
            <text:p>-0.001200001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002672001" calcext:value-type="float">
            <text:p>0.002672001</text:p>
          </table:table-cell>
          <table:table-cell office:value-type="float" office:value="0.003632669" calcext:value-type="float">
            <text:p>0.003632669</text:p>
          </table:table-cell>
          <table:table-cell table:formula="of:=COM.MICROSOFT.IFS([.C80]&gt;[.D80];1;[.D80]&gt;[.C80];0;[.D80]=[.C80];0)" office:value-type="float" office:value="0" calcext:value-type="float">
            <text:p>0</text:p>
          </table:table-cell>
          <table:table-cell table:formula="of:=[.C80]-[.D80]" office:value-type="float" office:value="-0.000960668" calcext:value-type="float">
            <text:p>-0.000960668</text:p>
          </table:table-cell>
        </table:table-row>
        <table:table-row table:style-name="ro1">
          <table:table-cell office:value-type="string" calcext:value-type="string">
            <text:p>Physics.Processing</text:p>
          </table:table-cell>
          <table:table-cell office:value-type="string" calcext:value-type="string">
            <text:p>Physics</text:p>
          </table:table-cell>
          <table:table-cell office:value-type="float" office:value="0.002660667" calcext:value-type="float">
            <text:p>0.002660667</text:p>
          </table:table-cell>
          <table:table-cell office:value-type="float" office:value="0.003986333" calcext:value-type="float">
            <text:p>0.003986333</text:p>
          </table:table-cell>
          <table:table-cell table:formula="of:=COM.MICROSOFT.IFS([.C81]&gt;[.D81];1;[.D81]&gt;[.C81];0;[.D81]=[.C81];0)" office:value-type="float" office:value="0" calcext:value-type="float">
            <text:p>0</text:p>
          </table:table-cell>
          <table:table-cell table:formula="of:=[.C81]-[.D81]" office:value-type="float" office:value="-0.001325666" calcext:value-type="float">
            <text:p>-0.001325666</text:p>
          </table:table-cell>
        </table:table-row>
        <table:table-row table:style-name="ro1">
          <table:table-cell office:value-type="string" calcext:value-type="string">
            <text:p>UnityEngine.InputLegacyModule.dll!UnityEngine::SendMouseEvents.DoSendMouseEvents()</text:p>
          </table:table-cell>
          <table:table-cell office:value-type="string" calcext:value-type="string">
            <text:p>Scripts</text:p>
          </table:table-cell>
          <table:table-cell office:value-type="float" office:value="0.002574667" calcext:value-type="float">
            <text:p>0.002574667</text:p>
          </table:table-cell>
          <table:table-cell office:value-type="float" office:value="0.003482001" calcext:value-type="float">
            <text:p>0.003482001</text:p>
          </table:table-cell>
          <table:table-cell table:formula="of:=COM.MICROSOFT.IFS([.C82]&gt;[.D82];1;[.D82]&gt;[.C82];0;[.D82]=[.C82];0)" office:value-type="float" office:value="0" calcext:value-type="float">
            <text:p>0</text:p>
          </table:table-cell>
          <table:table-cell table:formula="of:=[.C82]-[.D82]" office:value-type="float" office:value="-0.000907334" calcext:value-type="float">
            <text:p>-0.000907334</text:p>
          </table:table-cell>
        </table:table-row>
        <table:table-row table:style-name="ro1">
          <table:table-cell office:value-type="string" calcext:value-type="string">
            <text:p>Inl_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002482003" calcext:value-type="float">
            <text:p>0.002482003</text:p>
          </table:table-cell>
          <table:table-cell office:value-type="float" office:value="0.003452334" calcext:value-type="float">
            <text:p>0.003452334</text:p>
          </table:table-cell>
          <table:table-cell table:formula="of:=COM.MICROSOFT.IFS([.C83]&gt;[.D83];1;[.D83]&gt;[.C83];0;[.D83]=[.C83];0)" office:value-type="float" office:value="0" calcext:value-type="float">
            <text:p>0</text:p>
          </table:table-cell>
          <table:table-cell table:formula="of:=[.C83]-[.D83]" office:value-type="float" office:value="-0.000970331" calcext:value-type="float">
            <text:p>-0.000970331</text:p>
          </table:table-cell>
        </table:table-row>
        <table:table-row table:style-name="ro1">
          <table:table-cell office:value-type="string" calcext:value-type="string">
            <text:p>Inl_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002459001" calcext:value-type="float">
            <text:p>0.002459001</text:p>
          </table:table-cell>
          <table:table-cell office:value-type="float" office:value="0.003435001" calcext:value-type="float">
            <text:p>0.003435001</text:p>
          </table:table-cell>
          <table:table-cell table:formula="of:=COM.MICROSOFT.IFS([.C84]&gt;[.D84];1;[.D84]&gt;[.C84];0;[.D84]=[.C84];0)" office:value-type="float" office:value="0" calcext:value-type="float">
            <text:p>0</text:p>
          </table:table-cell>
          <table:table-cell table:formula="of:=[.C84]-[.D84]" office:value-type="float" office:value="-0.000976" calcext:value-type="float">
            <text:p>-0.000976</text:p>
          </table:table-cell>
        </table:table-row>
        <table:table-row table:style-name="ro1">
          <table:table-cell office:value-type="string" calcext:value-type="string">
            <text:p>AudioManager.Update</text:p>
          </table:table-cell>
          <table:table-cell office:value-type="string" calcext:value-type="string">
            <text:p>Audio</text:p>
          </table:table-cell>
          <table:table-cell office:value-type="float" office:value="0.002416665" calcext:value-type="float">
            <text:p>0.002416665</text:p>
          </table:table-cell>
          <table:table-cell office:value-type="float" office:value="0.003226333" calcext:value-type="float">
            <text:p>0.003226333</text:p>
          </table:table-cell>
          <table:table-cell table:formula="of:=COM.MICROSOFT.IFS([.C85]&gt;[.D85];1;[.D85]&gt;[.C85];0;[.D85]=[.C85];0)" office:value-type="float" office:value="0" calcext:value-type="float">
            <text:p>0</text:p>
          </table:table-cell>
          <table:table-cell table:formula="of:=[.C85]-[.D85]" office:value-type="float" office:value="-0.000809668" calcext:value-type="float">
            <text:p>-0.00080966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2405667" calcext:value-type="float">
            <text:p>0.002405667</text:p>
          </table:table-cell>
          <table:table-cell office:value-type="float" office:value="0.004073002" calcext:value-type="float">
            <text:p>0.004073002</text:p>
          </table:table-cell>
          <table:table-cell table:formula="of:=COM.MICROSOFT.IFS([.C86]&gt;[.D86];1;[.D86]&gt;[.C86];0;[.D86]=[.C86];0)" office:value-type="float" office:value="0" calcext:value-type="float">
            <text:p>0</text:p>
          </table:table-cell>
          <table:table-cell table:formula="of:=[.C86]-[.D86]" office:value-type="float" office:value="-0.001667335" calcext:value-type="float">
            <text:p>-0.001667335</text:p>
          </table:table-cell>
        </table:table-row>
        <table:table-row table:style-name="ro1">
          <table:table-cell office:value-type="string" calcext:value-type="string">
            <text:p>FinalBlit</text:p>
          </table:table-cell>
          <table:table-cell office:value-type="string" calcext:value-type="string">
            <text:p>Scripts</text:p>
          </table:table-cell>
          <table:table-cell office:value-type="float" office:value="0.002403331" calcext:value-type="float">
            <text:p>0.002403331</text:p>
          </table:table-cell>
          <table:table-cell office:value-type="float" office:value="0.00314333" calcext:value-type="float">
            <text:p>0.00314333</text:p>
          </table:table-cell>
          <table:table-cell table:formula="of:=COM.MICROSOFT.IFS([.C87]&gt;[.D87];1;[.D87]&gt;[.C87];0;[.D87]=[.C87];0)" office:value-type="float" office:value="0" calcext:value-type="float">
            <text:p>0</text:p>
          </table:table-cell>
          <table:table-cell table:formula="of:=[.C87]-[.D87]" office:value-type="float" office:value="-0.000739999" calcext:value-type="float">
            <text:p>-0.000739999</text:p>
          </table:table-cell>
        </table:table-row>
        <table:table-row table:style-name="ro1">
          <table:table-cell office:value-type="string" calcext:value-type="string">
            <text:p>UnityEngine.CoreModule.dll!UnityEngine.Experimental.Rendering::ScriptableRuntimeReflectionSystemWrapper.Internal_ScriptableRuntimeReflectionSystemWrapper_TickRealtimeProbes()</text:p>
          </table:table-cell>
          <table:table-cell office:value-type="string" calcext:value-type="string">
            <text:p>Scripts</text:p>
          </table:table-cell>
          <table:table-cell office:value-type="float" office:value="0.002357666" calcext:value-type="float">
            <text:p>0.002357666</text:p>
          </table:table-cell>
          <table:table-cell office:value-type="float" office:value="0.003334335" calcext:value-type="float">
            <text:p>0.003334335</text:p>
          </table:table-cell>
          <table:table-cell table:formula="of:=COM.MICROSOFT.IFS([.C88]&gt;[.D88];1;[.D88]&gt;[.C88];0;[.D88]=[.C88];0)" office:value-type="float" office:value="0" calcext:value-type="float">
            <text:p>0</text:p>
          </table:table-cell>
          <table:table-cell table:formula="of:=[.C88]-[.D88]" office:value-type="float" office:value="-0.000976669" calcext:value-type="float">
            <text:p>-0.000976669</text:p>
          </table:table-cell>
        </table:table-row>
        <table:table-row table:style-name="ro1">
          <table:table-cell office:value-type="string" calcext:value-type="string">
            <text:p>Inl_DrawSkyboxPass</text:p>
          </table:table-cell>
          <table:table-cell office:value-type="string" calcext:value-type="string">
            <text:p>Scripts</text:p>
          </table:table-cell>
          <table:table-cell office:value-type="float" office:value="0.002290665" calcext:value-type="float">
            <text:p>0.002290665</text:p>
          </table:table-cell>
          <table:table-cell office:value-type="float" office:value="0.003027666" calcext:value-type="float">
            <text:p>0.003027666</text:p>
          </table:table-cell>
          <table:table-cell table:formula="of:=COM.MICROSOFT.IFS([.C89]&gt;[.D89];1;[.D89]&gt;[.C89];0;[.D89]=[.C89];0)" office:value-type="float" office:value="0" calcext:value-type="float">
            <text:p>0</text:p>
          </table:table-cell>
          <table:table-cell table:formula="of:=[.C89]-[.D89]" office:value-type="float" office:value="-0.000737001" calcext:value-type="float">
            <text:p>-0.000737001</text:p>
          </table:table-cell>
        </table:table-row>
        <table:table-row table:style-name="ro1">
          <table:table-cell office:value-type="string" calcext:value-type="string">
            <text:p>Inl_UniversalRenderPipeline.SetupPerFrameShaderConstants</text:p>
          </table:table-cell>
          <table:table-cell office:value-type="string" calcext:value-type="string">
            <text:p>Scripts</text:p>
          </table:table-cell>
          <table:table-cell office:value-type="float" office:value="0.002269666" calcext:value-type="float">
            <text:p>0.002269666</text:p>
          </table:table-cell>
          <table:table-cell office:value-type="float" office:value="0.003188999" calcext:value-type="float">
            <text:p>0.003188999</text:p>
          </table:table-cell>
          <table:table-cell table:formula="of:=COM.MICROSOFT.IFS([.C90]&gt;[.D90];1;[.D90]&gt;[.C90];0;[.D90]=[.C90];0)" office:value-type="float" office:value="0" calcext:value-type="float">
            <text:p>0</text:p>
          </table:table-cell>
          <table:table-cell table:formula="of:=[.C90]-[.D90]" office:value-type="float" office:value="-0.000919333" calcext:value-type="float">
            <text:p>-0.000919333</text:p>
          </table:table-cell>
        </table:table-row>
        <table:table-row table:style-name="ro1">
          <table:table-cell office:value-type="string" calcext:value-type="string">
            <text:p>PostLateUpdate.PlayerSendFrameStarted</text:p>
          </table:table-cell>
          <table:table-cell office:value-type="string" calcext:value-type="string">
            <text:p>PlayerLoop</text:p>
          </table:table-cell>
          <table:table-cell office:value-type="float" office:value="0.002163334" calcext:value-type="float">
            <text:p>0.002163334</text:p>
          </table:table-cell>
          <table:table-cell office:value-type="float" office:value="0.00293" calcext:value-type="float">
            <text:p>0.00293</text:p>
          </table:table-cell>
          <table:table-cell table:formula="of:=COM.MICROSOFT.IFS([.C91]&gt;[.D91];1;[.D91]&gt;[.C91];0;[.D91]=[.C91];0)" office:value-type="float" office:value="0" calcext:value-type="float">
            <text:p>0</text:p>
          </table:table-cell>
          <table:table-cell table:formula="of:=[.C91]-[.D91]" office:value-type="float" office:value="-0.000766666" calcext:value-type="float">
            <text:p>-0.000766666</text:p>
          </table:table-cell>
        </table:table-row>
        <table:table-row table:style-name="ro1">
          <table:table-cell office:value-type="string" calcext:value-type="string">
            <text:p>CullPerObjectLights</text:p>
          </table:table-cell>
          <table:table-cell office:value-type="string" calcext:value-type="string">
            <text:p>Render</text:p>
          </table:table-cell>
          <table:table-cell office:value-type="float" office:value="0.002090333" calcext:value-type="float">
            <text:p>0.002090333</text:p>
          </table:table-cell>
          <table:table-cell office:value-type="float" office:value="0.002944333" calcext:value-type="float">
            <text:p>0.002944333</text:p>
          </table:table-cell>
          <table:table-cell table:formula="of:=COM.MICROSOFT.IFS([.C92]&gt;[.D92];1;[.D92]&gt;[.C92];0;[.D92]=[.C92];0)" office:value-type="float" office:value="0" calcext:value-type="float">
            <text:p>0</text:p>
          </table:table-cell>
          <table:table-cell table:formula="of:=[.C92]-[.D92]" office:value-type="float" office:value="-0.000854" calcext:value-type="float">
            <text:p>-0.000854</text:p>
          </table:table-cell>
        </table:table-row>
        <table:table-row table:style-name="ro1">
          <table:table-cell office:value-type="string" calcext:value-type="string">
            <text:p>Inl_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002069666" calcext:value-type="float">
            <text:p>0.002069666</text:p>
          </table:table-cell>
          <table:table-cell office:value-type="float" office:value="0.002711999" calcext:value-type="float">
            <text:p>0.002711999</text:p>
          </table:table-cell>
          <table:table-cell table:formula="of:=COM.MICROSOFT.IFS([.C93]&gt;[.D93];1;[.D93]&gt;[.C93];0;[.D93]=[.C93];0)" office:value-type="float" office:value="0" calcext:value-type="float">
            <text:p>0</text:p>
          </table:table-cell>
          <table:table-cell table:formula="of:=[.C93]-[.D93]" office:value-type="float" office:value="-0.000642333" calcext:value-type="float">
            <text:p>-0.000642333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002746666" calcext:value-type="float">
            <text:p>0.002746666</text:p>
          </table:table-cell>
          <table:table-cell table:formula="of:=COM.MICROSOFT.IFS([.C94]&gt;[.D94];1;[.D94]&gt;[.C94];0;[.D94]=[.C94];0)" office:value-type="float" office:value="0" calcext:value-type="float">
            <text:p>0</text:p>
          </table:table-cell>
          <table:table-cell table:formula="of:=[.C94]-[.D94]" office:value-type="float" office:value="-0.000769666" calcext:value-type="float">
            <text:p>-0.000769666</text:p>
          </table:table-cell>
        </table:table-row>
        <table:table-row table:style-name="ro1">
          <table:table-cell office:value-type="string" calcext:value-type="string">
            <text:p>Inl_CopyDepth</text:p>
          </table:table-cell>
          <table:table-cell office:value-type="string" calcext:value-type="string">
            <text:p>Scripts</text:p>
          </table:table-cell>
          <table:table-cell office:value-type="float" office:value="0.001943333" calcext:value-type="float">
            <text:p>0.001943333</text:p>
          </table:table-cell>
          <table:table-cell office:value-type="float" office:value="0.002658666" calcext:value-type="float">
            <text:p>0.002658666</text:p>
          </table:table-cell>
          <table:table-cell table:formula="of:=COM.MICROSOFT.IFS([.C95]&gt;[.D95];1;[.D95]&gt;[.C95];0;[.D95]=[.C95];0)" office:value-type="float" office:value="0" calcext:value-type="float">
            <text:p>0</text:p>
          </table:table-cell>
          <table:table-cell table:formula="of:=[.C95]-[.D95]" office:value-type="float" office:value="-0.000715333" calcext:value-type="float">
            <text:p>-0.000715333</text:p>
          </table:table-cell>
        </table:table-row>
        <table:table-row table:style-name="ro1">
          <table:table-cell office:value-type="string" calcext:value-type="string">
            <text:p>Profiler.CollectAudioStats</text:p>
          </table:table-cell>
          <table:table-cell office:value-type="string" calcext:value-type="string">
            <text:p>Overhead</text:p>
          </table:table-cell>
          <table:table-cell office:value-type="float" office:value="0.001898335" calcext:value-type="float">
            <text:p>0.001898335</text:p>
          </table:table-cell>
          <table:table-cell office:value-type="float" office:value="0.002685665" calcext:value-type="float">
            <text:p>0.002685665</text:p>
          </table:table-cell>
          <table:table-cell table:formula="of:=COM.MICROSOFT.IFS([.C96]&gt;[.D96];1;[.D96]&gt;[.C96];0;[.D96]=[.C96];0)" office:value-type="float" office:value="0" calcext:value-type="float">
            <text:p>0</text:p>
          </table:table-cell>
          <table:table-cell table:formula="of:=[.C96]-[.D96]" office:value-type="float" office:value="-0.00078733" calcext:value-type="float">
            <text:p>-0.00078733</text:p>
          </table:table-cell>
        </table:table-row>
        <table:table-row table:style-name="ro1">
          <table:table-cell office:value-type="string" calcext:value-type="string">
            <text:p>Inl_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001781002" calcext:value-type="float">
            <text:p>0.001781002</text:p>
          </table:table-cell>
          <table:table-cell office:value-type="float" office:value="0.002415336" calcext:value-type="float">
            <text:p>0.002415336</text:p>
          </table:table-cell>
          <table:table-cell table:formula="of:=COM.MICROSOFT.IFS([.C97]&gt;[.D97];1;[.D97]&gt;[.C97];0;[.D97]=[.C97];0)" office:value-type="float" office:value="0" calcext:value-type="float">
            <text:p>0</text:p>
          </table:table-cell>
          <table:table-cell table:formula="of:=[.C97]-[.D97]" office:value-type="float" office:value="-0.000634334" calcext:value-type="float">
            <text:p>-0.000634334</text:p>
          </table:table-cell>
        </table:table-row>
        <table:table-row table:style-name="ro1">
          <table:table-cell office:value-type="string" calcext:value-type="string">
            <text:p>DestroyCullResults</text:p>
          </table:table-cell>
          <table:table-cell office:value-type="string" calcext:value-type="string">
            <text:p>Render</text:p>
          </table:table-cell>
          <table:table-cell office:value-type="float" office:value="0.001759668" calcext:value-type="float">
            <text:p>0.001759668</text:p>
          </table:table-cell>
          <table:table-cell office:value-type="float" office:value="0.002375334" calcext:value-type="float">
            <text:p>0.002375334</text:p>
          </table:table-cell>
          <table:table-cell table:formula="of:=COM.MICROSOFT.IFS([.C98]&gt;[.D98];1;[.D98]&gt;[.C98];0;[.D98]=[.C98];0)" office:value-type="float" office:value="0" calcext:value-type="float">
            <text:p>0</text:p>
          </table:table-cell>
          <table:table-cell table:formula="of:=[.C98]-[.D98]" office:value-type="float" office:value="-0.000615666" calcext:value-type="float">
            <text:p>-0.000615666</text:p>
          </table:table-cell>
        </table:table-row>
        <table:table-row table:style-name="ro1">
          <table:table-cell office:value-type="string" calcext:value-type="string">
            <text:p>PostLateUpdate.PresentAfterDraw</text:p>
          </table:table-cell>
          <table:table-cell office:value-type="string" calcext:value-type="string">
            <text:p>PlayerLoop</text:p>
          </table:table-cell>
          <table:table-cell office:value-type="float" office:value="0.001713668" calcext:value-type="float">
            <text:p>0.001713668</text:p>
          </table:table-cell>
          <table:table-cell office:value-type="float" office:value="0.002424668" calcext:value-type="float">
            <text:p>0.002424668</text:p>
          </table:table-cell>
          <table:table-cell table:formula="of:=COM.MICROSOFT.IFS([.C99]&gt;[.D99];1;[.D99]&gt;[.C99];0;[.D99]=[.C99];0)" office:value-type="float" office:value="0" calcext:value-type="float">
            <text:p>0</text:p>
          </table:table-cell>
          <table:table-cell table:formula="of:=[.C99]-[.D99]" office:value-type="float" office:value="-0.000711" calcext:value-type="float">
            <text:p>-0.000711</text:p>
          </table:table-cell>
        </table:table-row>
        <table:table-row table:style-name="ro1">
          <table:table-cell office:value-type="string" calcext:value-type="string">
            <text:p>ReflectionProbes.Update</text:p>
          </table:table-cell>
          <table:table-cell office:value-type="string" calcext:value-type="string">
            <text:p>Render</text:p>
          </table:table-cell>
          <table:table-cell office:value-type="float" office:value="0.001656001" calcext:value-type="float">
            <text:p>0.001656001</text:p>
          </table:table-cell>
          <table:table-cell office:value-type="float" office:value="0.002329666" calcext:value-type="float">
            <text:p>0.002329666</text:p>
          </table:table-cell>
          <table:table-cell table:formula="of:=COM.MICROSOFT.IFS([.C100]&gt;[.D100];1;[.D100]&gt;[.C100];0;[.D100]=[.C100];0)" office:value-type="float" office:value="0" calcext:value-type="float">
            <text:p>0</text:p>
          </table:table-cell>
          <table:table-cell table:formula="of:=[.C100]-[.D100]" office:value-type="float" office:value="-0.000673665" calcext:value-type="float">
            <text:p>-0.000673665</text:p>
          </table:table-cell>
        </table:table-row>
        <table:table-row table:style-name="ro1">
          <table:table-cell office:value-type="string" calcext:value-type="string">
            <text:p>Context.Submit</text:p>
          </table:table-cell>
          <table:table-cell office:value-type="string" calcext:value-type="string">
            <text:p>Scripts</text:p>
          </table:table-cell>
          <table:table-cell office:value-type="float" office:value="0.001654334" calcext:value-type="float">
            <text:p>0.001654334</text:p>
          </table:table-cell>
          <table:table-cell office:value-type="float" office:value="0.002334334" calcext:value-type="float">
            <text:p>0.002334334</text:p>
          </table:table-cell>
          <table:table-cell table:formula="of:=COM.MICROSOFT.IFS([.C101]&gt;[.D101];1;[.D101]&gt;[.C101];0;[.D101]=[.C101];0)" office:value-type="float" office:value="0" calcext:value-type="float">
            <text:p>0</text:p>
          </table:table-cell>
          <table:table-cell table:formula="of:=[.C101]-[.D101]" office:value-type="float" office:value="-0.00068" calcext:value-type="float">
            <text:p>-0.00068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001651333" calcext:value-type="float">
            <text:p>0.001651333</text:p>
          </table:table-cell>
          <table:table-cell office:value-type="float" office:value="0.002174999" calcext:value-type="float">
            <text:p>0.002174999</text:p>
          </table:table-cell>
          <table:table-cell table:formula="of:=COM.MICROSOFT.IFS([.C102]&gt;[.D102];1;[.D102]&gt;[.C102];0;[.D102]=[.C102];0)" office:value-type="float" office:value="0" calcext:value-type="float">
            <text:p>0</text:p>
          </table:table-cell>
          <table:table-cell table:formula="of:=[.C102]-[.D102]" office:value-type="float" office:value="-0.000523666" calcext:value-type="float">
            <text:p>-0.000523666</text:p>
          </table:table-cell>
        </table:table-row>
        <table:table-row table:style-name="ro1">
          <table:table-cell office:value-type="string" calcext:value-type="string">
            <text:p>Inl_UniversalRenderPipeline.InitializeShadowData</text:p>
          </table:table-cell>
          <table:table-cell office:value-type="string" calcext:value-type="string">
            <text:p>Scripts</text:p>
          </table:table-cell>
          <table:table-cell office:value-type="float" office:value="0.001610667" calcext:value-type="float">
            <text:p>0.001610667</text:p>
          </table:table-cell>
          <table:table-cell office:value-type="float" office:value="0.002034" calcext:value-type="float">
            <text:p>0.002034</text:p>
          </table:table-cell>
          <table:table-cell table:formula="of:=COM.MICROSOFT.IFS([.C103]&gt;[.D103];1;[.D103]&gt;[.C103];0;[.D103]=[.C103];0)" office:value-type="float" office:value="0" calcext:value-type="float">
            <text:p>0</text:p>
          </table:table-cell>
          <table:table-cell table:formula="of:=[.C103]-[.D103]" office:value-type="float" office:value="-0.000423333" calcext:value-type="float">
            <text:p>-0.000423333</text:p>
          </table:table-cell>
        </table:table-row>
        <table:table-row table:style-name="ro1">
          <table:table-cell office:value-type="string" calcext:value-type="string">
            <text:p>Graphics.PresentAndSync</text:p>
          </table:table-cell>
          <table:table-cell office:value-type="string" calcext:value-type="string">
            <text:p>Render</text:p>
          </table:table-cell>
          <table:table-cell office:value-type="float" office:value="0.001531333" calcext:value-type="float">
            <text:p>0.001531333</text:p>
          </table:table-cell>
          <table:table-cell office:value-type="float" office:value="0.002152333" calcext:value-type="float">
            <text:p>0.002152333</text:p>
          </table:table-cell>
          <table:table-cell table:formula="of:=COM.MICROSOFT.IFS([.C104]&gt;[.D104];1;[.D104]&gt;[.C104];0;[.D104]=[.C104];0)" office:value-type="float" office:value="0" calcext:value-type="float">
            <text:p>0</text:p>
          </table:table-cell>
          <table:table-cell table:formula="of:=[.C104]-[.D104]" office:value-type="float" office:value="-0.000621" calcext:value-type="float">
            <text:p>-0.000621</text:p>
          </table:table-cell>
        </table:table-row>
        <table:table-row table:style-name="ro1">
          <table:table-cell office:value-type="string" calcext:value-type="string">
            <text:p>UIEvents.IMGUIRenderOverlays</text:p>
          </table:table-cell>
          <table:table-cell office:value-type="string" calcext:value-type="string">
            <text:p>PlayerLoop</text:p>
          </table:table-cell>
          <table:table-cell office:value-type="float" office:value="0.001510333" calcext:value-type="float">
            <text:p>0.001510333</text:p>
          </table:table-cell>
          <table:table-cell office:value-type="float" office:value="0.002148666" calcext:value-type="float">
            <text:p>0.002148666</text:p>
          </table:table-cell>
          <table:table-cell table:formula="of:=COM.MICROSOFT.IFS([.C105]&gt;[.D105];1;[.D105]&gt;[.C105];0;[.D105]=[.C105];0)" office:value-type="float" office:value="0" calcext:value-type="float">
            <text:p>0</text:p>
          </table:table-cell>
          <table:table-cell table:formula="of:=[.C105]-[.D105]" office:value-type="float" office:value="-0.000638333" calcext:value-type="float">
            <text:p>-0.000638333</text:p>
          </table:table-cell>
        </table:table-row>
        <table:table-row table:style-name="ro1">
          <table:table-cell office:value-type="string" calcext:value-type="string">
            <text:p>Inl_InvokeOnRenderObjectCallbackPass</text:p>
          </table:table-cell>
          <table:table-cell office:value-type="string" calcext:value-type="string">
            <text:p>Scripts</text:p>
          </table:table-cell>
          <table:table-cell office:value-type="float" office:value="0.001503667" calcext:value-type="float">
            <text:p>0.001503667</text:p>
          </table:table-cell>
          <table:table-cell office:value-type="float" office:value="0.002036666" calcext:value-type="float">
            <text:p>0.002036666</text:p>
          </table:table-cell>
          <table:table-cell table:formula="of:=COM.MICROSOFT.IFS([.C106]&gt;[.D106];1;[.D106]&gt;[.C106];0;[.D106]=[.C106];0)" office:value-type="float" office:value="0" calcext:value-type="float">
            <text:p>0</text:p>
          </table:table-cell>
          <table:table-cell table:formula="of:=[.C106]-[.D106]" office:value-type="float" office:value="-0.000532999" calcext:value-type="float">
            <text:p>-0.000532999</text:p>
          </table:table-cell>
        </table:table-row>
        <table:table-row table:style-name="ro1">
          <table:table-cell office:value-type="string" calcext:value-type="string">
            <text:p>PrepareSceneCullingParameters</text:p>
          </table:table-cell>
          <table:table-cell office:value-type="string" calcext:value-type="string">
            <text:p>Render</text:p>
          </table:table-cell>
          <table:table-cell office:value-type="float" office:value="0.001494667" calcext:value-type="float">
            <text:p>0.001494667</text:p>
          </table:table-cell>
          <table:table-cell office:value-type="float" office:value="0.002077668" calcext:value-type="float">
            <text:p>0.002077668</text:p>
          </table:table-cell>
          <table:table-cell table:formula="of:=COM.MICROSOFT.IFS([.C107]&gt;[.D107];1;[.D107]&gt;[.C107];0;[.D107]=[.C107];0)" office:value-type="float" office:value="0" calcext:value-type="float">
            <text:p>0</text:p>
          </table:table-cell>
          <table:table-cell table:formula="of:=[.C107]-[.D107]" office:value-type="float" office:value="-0.000583001" calcext:value-type="float">
            <text:p>-0.000583001</text:p>
          </table:table-cell>
        </table:table-row>
        <table:table-row table:style-name="ro1">
          <table:table-cell office:value-type="string" calcext:value-type="string">
            <text:p>Assembly-CSharp.dll!::RotationgAroundPoint.Update()</text:p>
          </table:table-cell>
          <table:table-cell office:value-type="string" calcext:value-type="string">
            <text:p>Scripts</text:p>
          </table:table-cell>
          <table:table-cell office:value-type="float" office:value="0.001464334" calcext:value-type="float">
            <text:p>0.001464334</text:p>
          </table:table-cell>
          <table:table-cell office:value-type="float" office:value="0.002071999" calcext:value-type="float">
            <text:p>0.002071999</text:p>
          </table:table-cell>
          <table:table-cell table:formula="of:=COM.MICROSOFT.IFS([.C108]&gt;[.D108];1;[.D108]&gt;[.C108];0;[.D108]=[.C108];0)" office:value-type="float" office:value="0" calcext:value-type="float">
            <text:p>0</text:p>
          </table:table-cell>
          <table:table-cell table:formula="of:=[.C108]-[.D108]" office:value-type="float" office:value="-0.000607665" calcext:value-type="float">
            <text:p>-0.000607665</text:p>
          </table:table-cell>
        </table:table-row>
        <table:table-row table:style-name="ro1">
          <table:table-cell office:value-type="string" calcext:value-type="string">
            <text:p>Inl_UniversalRenderPipeline.InitializeAdditionalCameraData</text:p>
          </table:table-cell>
          <table:table-cell office:value-type="string" calcext:value-type="string">
            <text:p>Scripts</text:p>
          </table:table-cell>
          <table:table-cell office:value-type="float" office:value="0.001463668" calcext:value-type="float">
            <text:p>0.001463668</text:p>
          </table:table-cell>
          <table:table-cell office:value-type="float" office:value="0.001998999" calcext:value-type="float">
            <text:p>0.001998999</text:p>
          </table:table-cell>
          <table:table-cell table:formula="of:=COM.MICROSOFT.IFS([.C109]&gt;[.D109];1;[.D109]&gt;[.C109];0;[.D109]=[.C109];0)" office:value-type="float" office:value="0" calcext:value-type="float">
            <text:p>0</text:p>
          </table:table-cell>
          <table:table-cell table:formula="of:=[.C109]-[.D109]" office:value-type="float" office:value="-0.000535331" calcext:value-type="float">
            <text:p>-0.000535331</text:p>
          </table:table-cell>
        </table:table-row>
        <table:table-row table:style-name="ro1">
          <table:table-cell office:value-type="string" calcext:value-type="string">
            <text:p>Device.Present</text:p>
          </table:table-cell>
          <table:table-cell office:value-type="string" calcext:value-type="string">
            <text:p>Render</text:p>
          </table:table-cell>
          <table:table-cell office:value-type="float" office:value="0.001456668" calcext:value-type="float">
            <text:p>0.001456668</text:p>
          </table:table-cell>
          <table:table-cell office:value-type="float" office:value="0.002055332" calcext:value-type="float">
            <text:p>0.002055332</text:p>
          </table:table-cell>
          <table:table-cell table:formula="of:=COM.MICROSOFT.IFS([.C110]&gt;[.D110];1;[.D110]&gt;[.C110];0;[.D110]=[.C110];0)" office:value-type="float" office:value="0" calcext:value-type="float">
            <text:p>0</text:p>
          </table:table-cell>
          <table:table-cell table:formula="of:=[.C110]-[.D110]" office:value-type="float" office:value="-0.000598664" calcext:value-type="float">
            <text:p>-0.000598664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1415666" calcext:value-type="float">
            <text:p>0.001415666</text:p>
          </table:table-cell>
          <table:table-cell office:value-type="float" office:value="0.001802667" calcext:value-type="float">
            <text:p>0.001802667</text:p>
          </table:table-cell>
          <table:table-cell table:formula="of:=COM.MICROSOFT.IFS([.C111]&gt;[.D111];1;[.D111]&gt;[.C111];0;[.D111]=[.C111];0)" office:value-type="float" office:value="0" calcext:value-type="float">
            <text:p>0</text:p>
          </table:table-cell>
          <table:table-cell table:formula="of:=[.C111]-[.D111]" office:value-type="float" office:value="-0.000387001" calcext:value-type="float">
            <text:p>-0.000387001</text:p>
          </table:table-cell>
        </table:table-row>
        <table:table-row table:style-name="ro1">
          <table:table-cell office:value-type="string" calcext:value-type="string">
            <text:p>PreUpdate.NewInputUpdate</text:p>
          </table:table-cell>
          <table:table-cell office:value-type="string" calcext:value-type="string">
            <text:p>PlayerLoop</text:p>
          </table:table-cell>
          <table:table-cell office:value-type="float" office:value="0.001400334" calcext:value-type="float">
            <text:p>0.001400334</text:p>
          </table:table-cell>
          <table:table-cell office:value-type="float" office:value="0.001807335" calcext:value-type="float">
            <text:p>0.001807335</text:p>
          </table:table-cell>
          <table:table-cell table:formula="of:=COM.MICROSOFT.IFS([.C112]&gt;[.D112];1;[.D112]&gt;[.C112];0;[.D112]=[.C112];0)" office:value-type="float" office:value="0" calcext:value-type="float">
            <text:p>0</text:p>
          </table:table-cell>
          <table:table-cell table:formula="of:=[.C112]-[.D112]" office:value-type="float" office:value="-0.000407001" calcext:value-type="float">
            <text:p>-0.000407001</text:p>
          </table:table-cell>
        </table:table-row>
        <table:table-row table:style-name="ro1">
          <table:table-cell office:value-type="string" calcext:value-type="string">
            <text:p>Inl_FinalBlit</text:p>
          </table:table-cell>
          <table:table-cell office:value-type="string" calcext:value-type="string">
            <text:p>Scripts</text:p>
          </table:table-cell>
          <table:table-cell office:value-type="float" office:value="0.001343335" calcext:value-type="float">
            <text:p>0.001343335</text:p>
          </table:table-cell>
          <table:table-cell office:value-type="float" office:value="0.001774668" calcext:value-type="float">
            <text:p>0.001774668</text:p>
          </table:table-cell>
          <table:table-cell table:formula="of:=COM.MICROSOFT.IFS([.C113]&gt;[.D113];1;[.D113]&gt;[.C113];0;[.D113]=[.C113];0)" office:value-type="float" office:value="0" calcext:value-type="float">
            <text:p>0</text:p>
          </table:table-cell>
          <table:table-cell table:formula="of:=[.C113]-[.D113]" office:value-type="float" office:value="-0.000431333" calcext:value-type="float">
            <text:p>-0.000431333</text:p>
          </table:table-cell>
        </table:table-row>
        <table:table-row table:style-name="ro1">
          <table:table-cell office:value-type="string" calcext:value-type="string">
            <text:p>Inl_CopyColor</text:p>
          </table:table-cell>
          <table:table-cell office:value-type="string" calcext:value-type="string">
            <text:p>Scripts</text:p>
          </table:table-cell>
          <table:table-cell office:value-type="float" office:value="0.001293001" calcext:value-type="float">
            <text:p>0.001293001</text:p>
          </table:table-cell>
          <table:table-cell office:value-type="float" office:value="0.001792002" calcext:value-type="float">
            <text:p>0.001792002</text:p>
          </table:table-cell>
          <table:table-cell table:formula="of:=COM.MICROSOFT.IFS([.C114]&gt;[.D114];1;[.D114]&gt;[.C114];0;[.D114]=[.C114];0)" office:value-type="float" office:value="0" calcext:value-type="float">
            <text:p>0</text:p>
          </table:table-cell>
          <table:table-cell table:formula="of:=[.C114]-[.D114]" office:value-type="float" office:value="-0.000499001" calcext:value-type="float">
            <text:p>-0.000499001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001260001" calcext:value-type="float">
            <text:p>0.001260001</text:p>
          </table:table-cell>
          <table:table-cell office:value-type="float" office:value="0.001741334" calcext:value-type="float">
            <text:p>0.001741334</text:p>
          </table:table-cell>
          <table:table-cell table:formula="of:=COM.MICROSOFT.IFS([.C115]&gt;[.D115];1;[.D115]&gt;[.C115];0;[.D115]=[.C115];0)" office:value-type="float" office:value="0" calcext:value-type="float">
            <text:p>0</text:p>
          </table:table-cell>
          <table:table-cell table:formula="of:=[.C115]-[.D115]" office:value-type="float" office:value="-0.000481333" calcext:value-type="float">
            <text:p>-0.000481333</text:p>
          </table:table-cell>
        </table:table-row>
        <table:table-row table:style-name="ro1">
          <table:table-cell office:value-type="string" calcext:value-type="string">
            <text:p>GUI.Repaint</text:p>
          </table:table-cell>
          <table:table-cell office:value-type="string" calcext:value-type="string">
            <text:p>GUI</text:p>
          </table:table-cell>
          <table:table-cell office:value-type="float" office:value="0.001258667" calcext:value-type="float">
            <text:p>0.001258667</text:p>
          </table:table-cell>
          <table:table-cell office:value-type="float" office:value="0.001805668" calcext:value-type="float">
            <text:p>0.001805668</text:p>
          </table:table-cell>
          <table:table-cell table:formula="of:=COM.MICROSOFT.IFS([.C116]&gt;[.D116];1;[.D116]&gt;[.C116];0;[.D116]=[.C116];0)" office:value-type="float" office:value="0" calcext:value-type="float">
            <text:p>0</text:p>
          </table:table-cell>
          <table:table-cell table:formula="of:=[.C116]-[.D116]" office:value-type="float" office:value="-0.000547001" calcext:value-type="float">
            <text:p>-0.000547001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1249333" calcext:value-type="float">
            <text:p>0.001249333</text:p>
          </table:table-cell>
          <table:table-cell office:value-type="float" office:value="0.001581333" calcext:value-type="float">
            <text:p>0.001581333</text:p>
          </table:table-cell>
          <table:table-cell table:formula="of:=COM.MICROSOFT.IFS([.C117]&gt;[.D117];1;[.D117]&gt;[.C117];0;[.D117]=[.C117];0)" office:value-type="float" office:value="0" calcext:value-type="float">
            <text:p>0</text:p>
          </table:table-cell>
          <table:table-cell table:formula="of:=[.C117]-[.D117]" office:value-type="float" office:value="-0.000332" calcext:value-type="float">
            <text:p>-0.000332</text:p>
          </table:table-cell>
        </table:table-row>
        <table:table-row table:style-name="ro1">
          <table:table-cell office:value-type="string" calcext:value-type="string">
            <text:p>Shadows.ExtractShaderPassContext</text:p>
          </table:table-cell>
          <table:table-cell office:value-type="string" calcext:value-type="string">
            <text:p>Render</text:p>
          </table:table-cell>
          <table:table-cell office:value-type="float" office:value="0.001245334" calcext:value-type="float">
            <text:p>0.001245334</text:p>
          </table:table-cell>
          <table:table-cell office:value-type="float" office:value="0.001678001" calcext:value-type="float">
            <text:p>0.001678001</text:p>
          </table:table-cell>
          <table:table-cell table:formula="of:=COM.MICROSOFT.IFS([.C118]&gt;[.D118];1;[.D118]&gt;[.C118];0;[.D118]=[.C118];0)" office:value-type="float" office:value="0" calcext:value-type="float">
            <text:p>0</text:p>
          </table:table-cell>
          <table:table-cell table:formula="of:=[.C118]-[.D118]" office:value-type="float" office:value="-0.000432667" calcext:value-type="float">
            <text:p>-0.000432667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1707668" calcext:value-type="float">
            <text:p>0.001707668</text:p>
          </table:table-cell>
          <table:table-cell table:formula="of:=COM.MICROSOFT.IFS([.C119]&gt;[.D119];1;[.D119]&gt;[.C119];0;[.D119]=[.C119];0)" office:value-type="float" office:value="0" calcext:value-type="float">
            <text:p>0</text:p>
          </table:table-cell>
          <table:table-cell table:formula="of:=[.C119]-[.D119]" office:value-type="float" office:value="-0.000469668" calcext:value-type="float">
            <text:p>-0.000469668</text:p>
          </table:table-cell>
        </table:table-row>
        <table:table-row table:style-name="ro1">
          <table:table-cell office:value-type="string" calcext:value-type="string">
            <text:p>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001214333" calcext:value-type="float">
            <text:p>0.001214333</text:p>
          </table:table-cell>
          <table:table-cell office:value-type="float" office:value="0.001688668" calcext:value-type="float">
            <text:p>0.001688668</text:p>
          </table:table-cell>
          <table:table-cell table:formula="of:=COM.MICROSOFT.IFS([.C120]&gt;[.D120];1;[.D120]&gt;[.C120];0;[.D120]=[.C120];0)" office:value-type="float" office:value="0" calcext:value-type="float">
            <text:p>0</text:p>
          </table:table-cell>
          <table:table-cell table:formula="of:=[.C120]-[.D120]" office:value-type="float" office:value="-0.000474335" calcext:value-type="float">
            <text:p>-0.000474335</text:p>
          </table:table-cell>
        </table:table-row>
        <table:table-row table:style-name="ro1">
          <table:table-cell office:value-type="string" calcext:value-type="string">
            <text:p>PreLateUpdate.ParticleSystemBeginUpdateAll</text:p>
          </table:table-cell>
          <table:table-cell office:value-type="string" calcext:value-type="string">
            <text:p>PlayerLoop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1594" calcext:value-type="float">
            <text:p>0.001594</text:p>
          </table:table-cell>
          <table:table-cell table:formula="of:=COM.MICROSOFT.IFS([.C121]&gt;[.D121];1;[.D121]&gt;[.C121];0;[.D121]=[.C121];0)" office:value-type="float" office:value="0" calcext:value-type="float">
            <text:p>0</text:p>
          </table:table-cell>
          <table:table-cell table:formula="of:=[.C121]-[.D121]" office:value-type="float" office:value="-0.00038" calcext:value-type="float">
            <text:p>-0.00038</text:p>
          </table:table-cell>
        </table:table-row>
        <table:table-row table:style-name="ro1">
          <table:table-cell office:value-type="string" calcext:value-type="string">
            <text:p>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630334" calcext:value-type="float">
            <text:p>0.001630334</text:p>
          </table:table-cell>
          <table:table-cell table:formula="of:=COM.MICROSOFT.IFS([.C122]&gt;[.D122];1;[.D122]&gt;[.C122];0;[.D122]=[.C122];0)" office:value-type="float" office:value="0" calcext:value-type="float">
            <text:p>0</text:p>
          </table:table-cell>
          <table:table-cell table:formula="of:=[.C122]-[.D122]" office:value-type="float" office:value="-0.000468334" calcext:value-type="float">
            <text:p>-0.000468334</text:p>
          </table:table-cell>
        </table:table-row>
        <table:table-row table:style-name="ro1">
          <table:table-cell office:value-type="string" calcext:value-type="string">
            <text:p>EarlyUpdate.UpdateInputManager</text:p>
          </table:table-cell>
          <table:table-cell office:value-type="string" calcext:value-type="string">
            <text:p>PlayerLoop</text:p>
          </table:table-cell>
          <table:table-cell office:value-type="float" office:value="0.001146999" calcext:value-type="float">
            <text:p>0.001146999</text:p>
          </table:table-cell>
          <table:table-cell office:value-type="float" office:value="0.001585334" calcext:value-type="float">
            <text:p>0.001585334</text:p>
          </table:table-cell>
          <table:table-cell table:formula="of:=COM.MICROSOFT.IFS([.C123]&gt;[.D123];1;[.D123]&gt;[.C123];0;[.D123]=[.C123];0)" office:value-type="float" office:value="0" calcext:value-type="float">
            <text:p>0</text:p>
          </table:table-cell>
          <table:table-cell table:formula="of:=[.C123]-[.D123]" office:value-type="float" office:value="-0.000438335" calcext:value-type="float">
            <text:p>-0.000438335</text:p>
          </table:table-cell>
        </table:table-row>
        <table:table-row table:style-name="ro1">
          <table:table-cell office:value-type="string" calcext:value-type="string">
            <text:p>Inl_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001128667" calcext:value-type="float">
            <text:p>0.001128667</text:p>
          </table:table-cell>
          <table:table-cell office:value-type="float" office:value="0.001523334" calcext:value-type="float">
            <text:p>0.001523334</text:p>
          </table:table-cell>
          <table:table-cell table:formula="of:=COM.MICROSOFT.IFS([.C124]&gt;[.D124];1;[.D124]&gt;[.C124];0;[.D124]=[.C124];0)" office:value-type="float" office:value="0" calcext:value-type="float">
            <text:p>0</text:p>
          </table:table-cell>
          <table:table-cell table:formula="of:=[.C124]-[.D124]" office:value-type="float" office:value="-0.000394667" calcext:value-type="float">
            <text:p>-0.000394667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120999" calcext:value-type="float">
            <text:p>0.001120999</text:p>
          </table:table-cell>
          <table:table-cell office:value-type="float" office:value="0.001479334" calcext:value-type="float">
            <text:p>0.001479334</text:p>
          </table:table-cell>
          <table:table-cell table:formula="of:=COM.MICROSOFT.IFS([.C125]&gt;[.D125];1;[.D125]&gt;[.C125];0;[.D125]=[.C125];0)" office:value-type="float" office:value="0" calcext:value-type="float">
            <text:p>0</text:p>
          </table:table-cell>
          <table:table-cell table:formula="of:=[.C125]-[.D125]" office:value-type="float" office:value="-0.000358335" calcext:value-type="float">
            <text:p>-0.000358335</text:p>
          </table:table-cell>
        </table:table-row>
        <table:table-row table:style-name="ro1">
          <table:table-cell office:value-type="string" calcext:value-type="string">
            <text:p>ParticleSystem.Update</text:p>
          </table:table-cell>
          <table:table-cell office:value-type="string" calcext:value-type="string">
            <text:p>Particles</text:p>
          </table:table-cell>
          <table:table-cell office:value-type="float" office:value="0.001070668" calcext:value-type="float">
            <text:p>0.001070668</text:p>
          </table:table-cell>
          <table:table-cell office:value-type="float" office:value="0.001439334" calcext:value-type="float">
            <text:p>0.001439334</text:p>
          </table:table-cell>
          <table:table-cell table:formula="of:=COM.MICROSOFT.IFS([.C126]&gt;[.D126];1;[.D126]&gt;[.C126];0;[.D126]=[.C126];0)" office:value-type="float" office:value="0" calcext:value-type="float">
            <text:p>0</text:p>
          </table:table-cell>
          <table:table-cell table:formula="of:=[.C126]-[.D126]" office:value-type="float" office:value="-0.000368666" calcext:value-type="float">
            <text:p>-0.000368666</text:p>
          </table:table-cell>
        </table:table-row>
        <table:table-row table:style-name="ro1">
          <table:table-cell office:value-type="string" calcext:value-type="string">
            <text:p>PostLateUpdate.PlayerUpdateCanvases</text:p>
          </table:table-cell>
          <table:table-cell office:value-type="string" calcext:value-type="string">
            <text:p>PlayerLoop</text:p>
          </table:table-cell>
          <table:table-cell office:value-type="float" office:value="0.001056667" calcext:value-type="float">
            <text:p>0.001056667</text:p>
          </table:table-cell>
          <table:table-cell office:value-type="float" office:value="0.001435334" calcext:value-type="float">
            <text:p>0.001435334</text:p>
          </table:table-cell>
          <table:table-cell table:formula="of:=COM.MICROSOFT.IFS([.C127]&gt;[.D127];1;[.D127]&gt;[.C127];0;[.D127]=[.C127];0)" office:value-type="float" office:value="0" calcext:value-type="float">
            <text:p>0</text:p>
          </table:table-cell>
          <table:table-cell table:formula="of:=[.C127]-[.D127]" office:value-type="float" office:value="-0.000378667" calcext:value-type="float">
            <text:p>-0.000378667</text:p>
          </table:table-cell>
        </table:table-row>
        <table:table-row table:style-name="ro1">
          <table:table-cell office:value-type="string" calcext:value-type="string">
            <text:p>PostLateUpdate.UpdateCustomRenderTextures</text:p>
          </table:table-cell>
          <table:table-cell office:value-type="string" calcext:value-type="string">
            <text:p>PlayerLoop</text:p>
          </table:table-cell>
          <table:table-cell office:value-type="float" office:value="0.001031668" calcext:value-type="float">
            <text:p>0.001031668</text:p>
          </table:table-cell>
          <table:table-cell office:value-type="float" office:value="0.001489" calcext:value-type="float">
            <text:p>0.001489</text:p>
          </table:table-cell>
          <table:table-cell table:formula="of:=COM.MICROSOFT.IFS([.C128]&gt;[.D128];1;[.D128]&gt;[.C128];0;[.D128]=[.C128];0)" office:value-type="float" office:value="0" calcext:value-type="float">
            <text:p>0</text:p>
          </table:table-cell>
          <table:table-cell table:formula="of:=[.C128]-[.D128]" office:value-type="float" office:value="-0.000457332" calcext:value-type="float">
            <text:p>-0.000457332</text:p>
          </table:table-cell>
        </table:table-row>
        <table:table-row table:style-name="ro1">
          <table:table-cell office:value-type="string" calcext:value-type="string">
            <text:p>FrameEvents.NewInputBeforeRenderUpdate</text:p>
          </table:table-cell>
          <table:table-cell office:value-type="string" calcext:value-type="string">
            <text:p>PlayerLoop</text:p>
          </table:table-cell>
          <table:table-cell office:value-type="float" office:value="0.001016669" calcext:value-type="float">
            <text:p>0.001016669</text:p>
          </table:table-cell>
          <table:table-cell office:value-type="float" office:value="0.001414334" calcext:value-type="float">
            <text:p>0.001414334</text:p>
          </table:table-cell>
          <table:table-cell table:formula="of:=COM.MICROSOFT.IFS([.C129]&gt;[.D129];1;[.D129]&gt;[.C129];0;[.D129]=[.C129];0)" office:value-type="float" office:value="0" calcext:value-type="float">
            <text:p>0</text:p>
          </table:table-cell>
          <table:table-cell table:formula="of:=[.C129]-[.D129]" office:value-type="float" office:value="-0.000397665" calcext:value-type="float">
            <text:p>-0.000397665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09809999" calcext:value-type="float">
            <text:p>0.0009809999</text:p>
          </table:table-cell>
          <table:table-cell office:value-type="float" office:value="0.001353001" calcext:value-type="float">
            <text:p>0.001353001</text:p>
          </table:table-cell>
          <table:table-cell table:formula="of:=COM.MICROSOFT.IFS([.C130]&gt;[.D130];1;[.D130]&gt;[.C130];0;[.D130]=[.C130];0)" office:value-type="float" office:value="0" calcext:value-type="float">
            <text:p>0</text:p>
          </table:table-cell>
          <table:table-cell table:formula="of:=[.C130]-[.D130]" office:value-type="float" office:value="-0.0003720011" calcext:value-type="float">
            <text:p>-0.0003720011</text:p>
          </table:table-cell>
        </table:table-row>
        <table:table-row table:style-name="ro1">
          <table:table-cell office:value-type="string" calcext:value-type="string">
            <text:p>Inl_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0009593345" calcext:value-type="float">
            <text:p>0.0009593345</text:p>
          </table:table-cell>
          <table:table-cell office:value-type="float" office:value="0.001342001" calcext:value-type="float">
            <text:p>0.001342001</text:p>
          </table:table-cell>
          <table:table-cell table:formula="of:=COM.MICROSOFT.IFS([.C131]&gt;[.D131];1;[.D131]&gt;[.C131];0;[.D131]=[.C131];0)" office:value-type="float" office:value="0" calcext:value-type="float">
            <text:p>0</text:p>
          </table:table-cell>
          <table:table-cell table:formula="of:=[.C131]-[.D131]" office:value-type="float" office:value="-0.0003826665" calcext:value-type="float">
            <text:p>-0.0003826665</text:p>
          </table:table-cell>
        </table:table-row>
        <table:table-row table:style-name="ro1">
          <table:table-cell office:value-type="string" calcext:value-type="string">
            <text:p>Profiler.FlushCountersWithFlushOnEndOfFrame</text:p>
          </table:table-cell>
          <table:table-cell office:value-type="string" calcext:value-type="string">
            <text:p>Overhead</text:p>
          </table:table-cell>
          <table:table-cell office:value-type="float" office:value="0.0009576679" calcext:value-type="float">
            <text:p>0.0009576679</text:p>
          </table:table-cell>
          <table:table-cell office:value-type="float" office:value="0.001298334" calcext:value-type="float">
            <text:p>0.001298334</text:p>
          </table:table-cell>
          <table:table-cell table:formula="of:=COM.MICROSOFT.IFS([.C132]&gt;[.D132];1;[.D132]&gt;[.C132];0;[.D132]=[.C132];0)" office:value-type="float" office:value="0" calcext:value-type="float">
            <text:p>0</text:p>
          </table:table-cell>
          <table:table-cell table:formula="of:=[.C132]-[.D132]" office:value-type="float" office:value="-0.0003406661" calcext:value-type="float">
            <text:p>-0.0003406661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0938334" calcext:value-type="float">
            <text:p>0.000938334</text:p>
          </table:table-cell>
          <table:table-cell office:value-type="float" office:value="0.001292001" calcext:value-type="float">
            <text:p>0.001292001</text:p>
          </table:table-cell>
          <table:table-cell table:formula="of:=COM.MICROSOFT.IFS([.C133]&gt;[.D133];1;[.D133]&gt;[.C133];0;[.D133]=[.C133];0)" office:value-type="float" office:value="0" calcext:value-type="float">
            <text:p>0</text:p>
          </table:table-cell>
          <table:table-cell table:formula="of:=[.C133]-[.D133]" office:value-type="float" office:value="-0.000353667" calcext:value-type="float">
            <text:p>-0.000353667</text:p>
          </table:table-cell>
        </table:table-row>
        <table:table-row table:style-name="ro1">
          <table:table-cell office:value-type="string" calcext:value-type="string">
            <text:p>Inl_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0009236673" calcext:value-type="float">
            <text:p>0.0009236673</text:p>
          </table:table-cell>
          <table:table-cell office:value-type="float" office:value="0.001188667" calcext:value-type="float">
            <text:p>0.001188667</text:p>
          </table:table-cell>
          <table:table-cell table:formula="of:=COM.MICROSOFT.IFS([.C134]&gt;[.D134];1;[.D134]&gt;[.C134];0;[.D134]=[.C134];0)" office:value-type="float" office:value="0" calcext:value-type="float">
            <text:p>0</text:p>
          </table:table-cell>
          <table:table-cell table:formula="of:=[.C134]-[.D134]" office:value-type="float" office:value="-0.0002649997" calcext:value-type="float">
            <text:p>-0.0002649997</text:p>
          </table:table-cell>
        </table:table-row>
        <table:table-row table:style-name="ro1">
          <table:table-cell office:value-type="string" calcext:value-type="string">
            <text:p>PostLateUpdate.PlayerSendFrameComplete</text:p>
          </table:table-cell>
          <table:table-cell office:value-type="string" calcext:value-type="string">
            <text:p>PlayerLoop</text:p>
          </table:table-cell>
          <table:table-cell office:value-type="float" office:value="0.0009073336" calcext:value-type="float">
            <text:p>0.0009073336</text:p>
          </table:table-cell>
          <table:table-cell office:value-type="float" office:value="0.001293334" calcext:value-type="float">
            <text:p>0.001293334</text:p>
          </table:table-cell>
          <table:table-cell table:formula="of:=COM.MICROSOFT.IFS([.C135]&gt;[.D135];1;[.D135]&gt;[.C135];0;[.D135]=[.C135];0)" office:value-type="float" office:value="0" calcext:value-type="float">
            <text:p>0</text:p>
          </table:table-cell>
          <table:table-cell table:formula="of:=[.C135]-[.D135]" office:value-type="float" office:value="-0.0003860004" calcext:value-type="float">
            <text:p>-0.0003860004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0008970005" calcext:value-type="float">
            <text:p>0.0008970005</text:p>
          </table:table-cell>
          <table:table-cell office:value-type="float" office:value="0.001237001" calcext:value-type="float">
            <text:p>0.001237001</text:p>
          </table:table-cell>
          <table:table-cell table:formula="of:=COM.MICROSOFT.IFS([.C136]&gt;[.D136];1;[.D136]&gt;[.C136];0;[.D136]=[.C136];0)" office:value-type="float" office:value="0" calcext:value-type="float">
            <text:p>0</text:p>
          </table:table-cell>
          <table:table-cell table:formula="of:=[.C136]-[.D136]" office:value-type="float" office:value="-0.0003400005" calcext:value-type="float">
            <text:p>-0.00034000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8796661" calcext:value-type="float">
            <text:p>0.0008796661</text:p>
          </table:table-cell>
          <table:table-cell office:value-type="float" office:value="0.001123668" calcext:value-type="float">
            <text:p>0.001123668</text:p>
          </table:table-cell>
          <table:table-cell table:formula="of:=COM.MICROSOFT.IFS([.C137]&gt;[.D137];1;[.D137]&gt;[.C137];0;[.D137]=[.C137];0)" office:value-type="float" office:value="0" calcext:value-type="float">
            <text:p>0</text:p>
          </table:table-cell>
          <table:table-cell table:formula="of:=[.C137]-[.D137]" office:value-type="float" office:value="-0.0002440019" calcext:value-type="float">
            <text:p>-0.0002440019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8390069" calcext:value-type="float">
            <text:p>0.0008390069</text:p>
          </table:table-cell>
          <table:table-cell office:value-type="float" office:value="0.001205663" calcext:value-type="float">
            <text:p>0.001205663</text:p>
          </table:table-cell>
          <table:table-cell table:formula="of:=COM.MICROSOFT.IFS([.C138]&gt;[.D138];1;[.D138]&gt;[.C138];0;[.D138]=[.C138];0)" office:value-type="float" office:value="0" calcext:value-type="float">
            <text:p>0</text:p>
          </table:table-cell>
          <table:table-cell table:formula="of:=[.C138]-[.D138]" office:value-type="float" office:value="-0.0003666561" calcext:value-type="float">
            <text:p>-0.0003666561</text:p>
          </table:table-cell>
        </table:table-row>
        <table:table-row table:style-name="ro1">
          <table:table-cell office:value-type="string" calcext:value-type="string">
            <text:p>PostLateUpdate.PlayerEmitCanvasGeometry</text:p>
          </table:table-cell>
          <table:table-cell office:value-type="string" calcext:value-type="string">
            <text:p>PlayerLoop</text:p>
          </table:table-cell>
          <table:table-cell office:value-type="float" office:value="0.0008316659" calcext:value-type="float">
            <text:p>0.0008316659</text:p>
          </table:table-cell>
          <table:table-cell office:value-type="float" office:value="0.001162" calcext:value-type="float">
            <text:p>0.001162</text:p>
          </table:table-cell>
          <table:table-cell table:formula="of:=COM.MICROSOFT.IFS([.C139]&gt;[.D139];1;[.D139]&gt;[.C139];0;[.D139]=[.C139];0)" office:value-type="float" office:value="0" calcext:value-type="float">
            <text:p>0</text:p>
          </table:table-cell>
          <table:table-cell table:formula="of:=[.C139]-[.D139]" office:value-type="float" office:value="-0.0003303341" calcext:value-type="float">
            <text:p>-0.0003303341</text:p>
          </table:table-cell>
        </table:table-row>
        <table:table-row table:style-name="ro1">
          <table:table-cell office:value-type="string" calcext:value-type="string">
            <text:p>PlayerEndOfFrame</text:p>
          </table:table-cell>
          <table:table-cell office:value-type="string" calcext:value-type="string">
            <text:p>Scripts</text:p>
          </table:table-cell>
          <table:table-cell office:value-type="float" office:value="0.000829666" calcext:value-type="float">
            <text:p>0.000829666</text:p>
          </table:table-cell>
          <table:table-cell office:value-type="float" office:value="0.001189667" calcext:value-type="float">
            <text:p>0.001189667</text:p>
          </table:table-cell>
          <table:table-cell table:formula="of:=COM.MICROSOFT.IFS([.C140]&gt;[.D140];1;[.D140]&gt;[.C140];0;[.D140]=[.C140];0)" office:value-type="float" office:value="0" calcext:value-type="float">
            <text:p>0</text:p>
          </table:table-cell>
          <table:table-cell table:formula="of:=[.C140]-[.D140]" office:value-type="float" office:value="-0.000360001" calcext:value-type="float">
            <text:p>-0.000360001</text:p>
          </table:table-cell>
        </table:table-row>
        <table:table-row table:style-name="ro1">
          <table:table-cell office:value-type="string" calcext:value-type="string">
            <text:p>Inl_UniversalRenderPipeline.GetMainLightIndex</text:p>
          </table:table-cell>
          <table:table-cell office:value-type="string" calcext:value-type="string">
            <text:p>Scripts</text:p>
          </table:table-cell>
          <table:table-cell office:value-type="float" office:value="0.0008193324" calcext:value-type="float">
            <text:p>0.0008193324</text:p>
          </table:table-cell>
          <table:table-cell office:value-type="float" office:value="0.001112333" calcext:value-type="float">
            <text:p>0.001112333</text:p>
          </table:table-cell>
          <table:table-cell table:formula="of:=COM.MICROSOFT.IFS([.C141]&gt;[.D141];1;[.D141]&gt;[.C141];0;[.D141]=[.C141];0)" office:value-type="float" office:value="0" calcext:value-type="float">
            <text:p>0</text:p>
          </table:table-cell>
          <table:table-cell table:formula="of:=[.C141]-[.D141]" office:value-type="float" office:value="-0.0002930006" calcext:value-type="float">
            <text:p>-0.0002930006</text:p>
          </table:table-cell>
        </table:table-row>
        <table:table-row table:style-name="ro1">
          <table:table-cell office:value-type="string" calcext:value-type="string">
            <text:p>AudioProfiler.CaptureFrame</text:p>
          </table:table-cell>
          <table:table-cell office:value-type="string" calcext:value-type="string">
            <text:p>Audio</text:p>
          </table:table-cell>
          <table:table-cell office:value-type="float" office:value="0.0008183326" calcext:value-type="float">
            <text:p>0.0008183326</text:p>
          </table:table-cell>
          <table:table-cell office:value-type="float" office:value="0.001183667" calcext:value-type="float">
            <text:p>0.001183667</text:p>
          </table:table-cell>
          <table:table-cell table:formula="of:=COM.MICROSOFT.IFS([.C142]&gt;[.D142];1;[.D142]&gt;[.C142];0;[.D142]=[.C142];0)" office:value-type="float" office:value="0" calcext:value-type="float">
            <text:p>0</text:p>
          </table:table-cell>
          <table:table-cell table:formula="of:=[.C142]-[.D142]" office:value-type="float" office:value="-0.0003653344" calcext:value-type="float">
            <text:p>-0.0003653344</text:p>
          </table:table-cell>
        </table:table-row>
        <table:table-row table:style-name="ro1">
          <table:table-cell office:value-type="string" calcext:value-type="string">
            <text:p>Profiler.SerializeStats</text:p>
          </table:table-cell>
          <table:table-cell office:value-type="string" calcext:value-type="string">
            <text:p>Overhead</text:p>
          </table:table-cell>
          <table:table-cell office:value-type="float" office:value="0.0008176657" calcext:value-type="float">
            <text:p>0.0008176657</text:p>
          </table:table-cell>
          <table:table-cell office:value-type="float" office:value="0.001164333" calcext:value-type="float">
            <text:p>0.001164333</text:p>
          </table:table-cell>
          <table:table-cell table:formula="of:=COM.MICROSOFT.IFS([.C143]&gt;[.D143];1;[.D143]&gt;[.C143];0;[.D143]=[.C143];0)" office:value-type="float" office:value="0" calcext:value-type="float">
            <text:p>0</text:p>
          </table:table-cell>
          <table:table-cell table:formula="of:=[.C143]-[.D143]" office:value-type="float" office:value="-0.0003466673" calcext:value-type="float">
            <text:p>-0.0003466673</text:p>
          </table:table-cell>
        </table:table-row>
        <table:table-row table:style-name="ro1">
          <table:table-cell office:value-type="string" calcext:value-type="string">
            <text:p>CustomRenderTextures.Update</text:p>
          </table:table-cell>
          <table:table-cell office:value-type="string" calcext:value-type="string">
            <text:p>Render</text:p>
          </table:table-cell>
          <table:table-cell office:value-type="float" office:value="0.0008136657" calcext:value-type="float">
            <text:p>0.0008136657</text:p>
          </table:table-cell>
          <table:table-cell office:value-type="float" office:value="0.001197333" calcext:value-type="float">
            <text:p>0.001197333</text:p>
          </table:table-cell>
          <table:table-cell table:formula="of:=COM.MICROSOFT.IFS([.C144]&gt;[.D144];1;[.D144]&gt;[.C144];0;[.D144]=[.C144];0)" office:value-type="float" office:value="0" calcext:value-type="float">
            <text:p>0</text:p>
          </table:table-cell>
          <table:table-cell table:formula="of:=[.C144]-[.D144]" office:value-type="float" office:value="-0.0003836673" calcext:value-type="float">
            <text:p>-0.0003836673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0008069992" calcext:value-type="float">
            <text:p>0.0008069992</text:p>
          </table:table-cell>
          <table:table-cell office:value-type="float" office:value="0.001134333" calcext:value-type="float">
            <text:p>0.001134333</text:p>
          </table:table-cell>
          <table:table-cell table:formula="of:=COM.MICROSOFT.IFS([.C145]&gt;[.D145];1;[.D145]&gt;[.C145];0;[.D145]=[.C145];0)" office:value-type="float" office:value="0" calcext:value-type="float">
            <text:p>0</text:p>
          </table:table-cell>
          <table:table-cell table:formula="of:=[.C145]-[.D145]" office:value-type="float" office:value="-0.0003273338" calcext:value-type="float">
            <text:p>-0.0003273338</text:p>
          </table:table-cell>
        </table:table-row>
        <table:table-row table:style-name="ro1">
          <table:table-cell office:value-type="string" calcext:value-type="string">
            <text:p>Inl_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0007959984" calcext:value-type="float">
            <text:p>0.0007959984</text:p>
          </table:table-cell>
          <table:table-cell office:value-type="float" office:value="0.0009890007" calcext:value-type="float">
            <text:p>0.0009890007</text:p>
          </table:table-cell>
          <table:table-cell table:formula="of:=COM.MICROSOFT.IFS([.C146]&gt;[.D146];1;[.D146]&gt;[.C146];0;[.D146]=[.C146];0)" office:value-type="float" office:value="0" calcext:value-type="float">
            <text:p>0</text:p>
          </table:table-cell>
          <table:table-cell table:formula="of:=[.C146]-[.D146]" office:value-type="float" office:value="-0.0001930023" calcext:value-type="float">
            <text:p>-0.0001930023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7933323" calcext:value-type="float">
            <text:p>0.0007933323</text:p>
          </table:table-cell>
          <table:table-cell office:value-type="float" office:value="0.001136667" calcext:value-type="float">
            <text:p>0.001136667</text:p>
          </table:table-cell>
          <table:table-cell table:formula="of:=COM.MICROSOFT.IFS([.C147]&gt;[.D147];1;[.D147]&gt;[.C147];0;[.D147]=[.C147];0)" office:value-type="float" office:value="0" calcext:value-type="float">
            <text:p>0</text:p>
          </table:table-cell>
          <table:table-cell table:formula="of:=[.C147]-[.D147]" office:value-type="float" office:value="-0.0003433347" calcext:value-type="float">
            <text:p>-0.0003433347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7706659" calcext:value-type="float">
            <text:p>0.0007706659</text:p>
          </table:table-cell>
          <table:table-cell office:value-type="float" office:value="0.001125667" calcext:value-type="float">
            <text:p>0.001125667</text:p>
          </table:table-cell>
          <table:table-cell table:formula="of:=COM.MICROSOFT.IFS([.C148]&gt;[.D148];1;[.D148]&gt;[.C148];0;[.D148]=[.C148];0)" office:value-type="float" office:value="0" calcext:value-type="float">
            <text:p>0</text:p>
          </table:table-cell>
          <table:table-cell table:formula="of:=[.C148]-[.D148]" office:value-type="float" office:value="-0.0003550011" calcext:value-type="float">
            <text:p>-0.0003550011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766999" calcext:value-type="float">
            <text:p>0.000766999</text:p>
          </table:table-cell>
          <table:table-cell office:value-type="float" office:value="0.001065334" calcext:value-type="float">
            <text:p>0.001065334</text:p>
          </table:table-cell>
          <table:table-cell table:formula="of:=COM.MICROSOFT.IFS([.C149]&gt;[.D149];1;[.D149]&gt;[.C149];0;[.D149]=[.C149];0)" office:value-type="float" office:value="0" calcext:value-type="float">
            <text:p>0</text:p>
          </table:table-cell>
          <table:table-cell table:formula="of:=[.C149]-[.D149]" office:value-type="float" office:value="-0.000298335" calcext:value-type="float">
            <text:p>-0.000298335</text:p>
          </table:table-cell>
        </table:table-row>
        <table:table-row table:style-name="ro1">
          <table:table-cell office:value-type="string" calcext:value-type="string">
            <text:p>UIEvents.WillRenderCanvases</text:p>
          </table:table-cell>
          <table:table-cell office:value-type="string" calcext:value-type="string">
            <text:p>PlayerLoop</text:p>
          </table:table-cell>
          <table:table-cell office:value-type="float" office:value="0.0007583322" calcext:value-type="float">
            <text:p>0.0007583322</text:p>
          </table:table-cell>
          <table:table-cell office:value-type="float" office:value="0.001049334" calcext:value-type="float">
            <text:p>0.001049334</text:p>
          </table:table-cell>
          <table:table-cell table:formula="of:=COM.MICROSOFT.IFS([.C150]&gt;[.D150];1;[.D150]&gt;[.C150];0;[.D150]=[.C150];0)" office:value-type="float" office:value="0" calcext:value-type="float">
            <text:p>0</text:p>
          </table:table-cell>
          <table:table-cell table:formula="of:=[.C150]-[.D150]" office:value-type="float" office:value="-0.0002910018" calcext:value-type="float">
            <text:p>-0.0002910018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 office:value-type="float" office:value="0.0007526652" calcext:value-type="float">
            <text:p>0.0007526652</text:p>
          </table:table-cell>
          <table:table-cell office:value-type="float" office:value="0.001068333" calcext:value-type="float">
            <text:p>0.001068333</text:p>
          </table:table-cell>
          <table:table-cell table:formula="of:=COM.MICROSOFT.IFS([.C151]&gt;[.D151];1;[.D151]&gt;[.C151];0;[.D151]=[.C151];0)" office:value-type="float" office:value="0" calcext:value-type="float">
            <text:p>0</text:p>
          </table:table-cell>
          <table:table-cell table:formula="of:=[.C151]-[.D151]" office:value-type="float" office:value="-0.0003156678" calcext:value-type="float">
            <text:p>-0.0003156678</text:p>
          </table:table-cell>
        </table:table-row>
        <table:table-row table:style-name="ro1">
          <table:table-cell office:value-type="string" calcext:value-type="string">
            <text:p>EarlyUpdate.PlayerCleanupCachedData</text:p>
          </table:table-cell>
          <table:table-cell office:value-type="string" calcext:value-type="string">
            <text:p>PlayerLoop</text:p>
          </table:table-cell>
          <table:table-cell office:value-type="float" office:value="0.0006976657" calcext:value-type="float">
            <text:p>0.0006976657</text:p>
          </table:table-cell>
          <table:table-cell office:value-type="float" office:value="0.0008636665" calcext:value-type="float">
            <text:p>0.0008636665</text:p>
          </table:table-cell>
          <table:table-cell table:formula="of:=COM.MICROSOFT.IFS([.C152]&gt;[.D152];1;[.D152]&gt;[.C152];0;[.D152]=[.C152];0)" office:value-type="float" office:value="0" calcext:value-type="float">
            <text:p>0</text:p>
          </table:table-cell>
          <table:table-cell table:formula="of:=[.C152]-[.D152]" office:value-type="float" office:value="-0.0001660008" calcext:value-type="float">
            <text:p>-0.0001660008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6769989" calcext:value-type="float">
            <text:p>0.0006769989</text:p>
          </table:table-cell>
          <table:table-cell office:value-type="float" office:value="0.0009473333" calcext:value-type="float">
            <text:p>0.0009473333</text:p>
          </table:table-cell>
          <table:table-cell table:formula="of:=COM.MICROSOFT.IFS([.C153]&gt;[.D153];1;[.D153]&gt;[.C153];0;[.D153]=[.C153];0)" office:value-type="float" office:value="0" calcext:value-type="float">
            <text:p>0</text:p>
          </table:table-cell>
          <table:table-cell table:formula="of:=[.C153]-[.D153]" office:value-type="float" office:value="-0.0002703344" calcext:value-type="float">
            <text:p>-0.0002703344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6756738" calcext:value-type="float">
            <text:p>0.0006756738</text:p>
          </table:table-cell>
          <table:table-cell office:value-type="float" office:value="0.001042006" calcext:value-type="float">
            <text:p>0.001042006</text:p>
          </table:table-cell>
          <table:table-cell table:formula="of:=COM.MICROSOFT.IFS([.C154]&gt;[.D154];1;[.D154]&gt;[.C154];0;[.D154]=[.C154];0)" office:value-type="float" office:value="0" calcext:value-type="float">
            <text:p>0</text:p>
          </table:table-cell>
          <table:table-cell table:formula="of:=[.C154]-[.D154]" office:value-type="float" office:value="-0.0003663322" calcext:value-type="float">
            <text:p>-0.0003663322</text:p>
          </table:table-cell>
        </table:table-row>
        <table:table-row table:style-name="ro1">
          <table:table-cell office:value-type="string" calcext:value-type="string">
            <text:p>Update.ScriptRunDelayedTasks</text:p>
          </table:table-cell>
          <table:table-cell office:value-type="string" calcext:value-type="string">
            <text:p>PlayerLoop</text:p>
          </table:table-cell>
          <table:table-cell office:value-type="float" office:value="0.000669999" calcext:value-type="float">
            <text:p>0.000669999</text:p>
          </table:table-cell>
          <table:table-cell office:value-type="float" office:value="0.0009933348" calcext:value-type="float">
            <text:p>0.0009933348</text:p>
          </table:table-cell>
          <table:table-cell table:formula="of:=COM.MICROSOFT.IFS([.C155]&gt;[.D155];1;[.D155]&gt;[.C155];0;[.D155]=[.C155];0)" office:value-type="float" office:value="0" calcext:value-type="float">
            <text:p>0</text:p>
          </table:table-cell>
          <table:table-cell table:formula="of:=[.C155]-[.D155]" office:value-type="float" office:value="-0.0003233358" calcext:value-type="float">
            <text:p>-0.0003233358</text:p>
          </table:table-cell>
        </table:table-row>
        <table:table-row table:style-name="ro1">
          <table:table-cell office:value-type="string" calcext:value-type="string">
            <text:p>UnityEngine.CoreModule.dll!UnityEngine.Rendering::SupportedRenderingFeatures.IsUIOverlayRenderedBySRP()</text:p>
          </table:table-cell>
          <table:table-cell office:value-type="string" calcext:value-type="string">
            <text:p>Scripts</text:p>
          </table:table-cell>
          <table:table-cell office:value-type="float" office:value="0.0006679989" calcext:value-type="float">
            <text:p>0.0006679989</text:p>
          </table:table-cell>
          <table:table-cell office:value-type="float" office:value="0.0009613342" calcext:value-type="float">
            <text:p>0.0009613342</text:p>
          </table:table-cell>
          <table:table-cell table:formula="of:=COM.MICROSOFT.IFS([.C156]&gt;[.D156];1;[.D156]&gt;[.C156];0;[.D156]=[.C156];0)" office:value-type="float" office:value="0" calcext:value-type="float">
            <text:p>0</text:p>
          </table:table-cell>
          <table:table-cell table:formula="of:=[.C156]-[.D156]" office:value-type="float" office:value="-0.0002933353" calcext:value-type="float">
            <text:p>-0.0002933353</text:p>
          </table:table-cell>
        </table:table-row>
        <table:table-row table:style-name="ro1">
          <table:table-cell office:value-type="string" calcext:value-type="string">
            <text:p>UGUI.Rendering.UpdateBatches</text:p>
          </table:table-cell>
          <table:table-cell office:value-type="string" calcext:value-type="string">
            <text:p>UI Render</text:p>
          </table:table-cell>
          <table:table-cell office:value-type="float" office:value="0.0006609987" calcext:value-type="float">
            <text:p>0.0006609987</text:p>
          </table:table-cell>
          <table:table-cell office:value-type="float" office:value="0.0009166668" calcext:value-type="float">
            <text:p>0.0009166668</text:p>
          </table:table-cell>
          <table:table-cell table:formula="of:=COM.MICROSOFT.IFS([.C157]&gt;[.D157];1;[.D157]&gt;[.C157];0;[.D157]=[.C157];0)" office:value-type="float" office:value="0" calcext:value-type="float">
            <text:p>0</text:p>
          </table:table-cell>
          <table:table-cell table:formula="of:=[.C157]-[.D157]" office:value-type="float" office:value="-0.0002556681" calcext:value-type="float">
            <text:p>-0.0002556681</text:p>
          </table:table-cell>
        </table:table-row>
        <table:table-row table:style-name="ro1">
          <table:table-cell office:value-type="string" calcext:value-type="string">
            <text:p>EarlyUpdate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0006523324" calcext:value-type="float">
            <text:p>0.0006523324</text:p>
          </table:table-cell>
          <table:table-cell office:value-type="float" office:value="0.0009480009" calcext:value-type="float">
            <text:p>0.0009480009</text:p>
          </table:table-cell>
          <table:table-cell table:formula="of:=COM.MICROSOFT.IFS([.C158]&gt;[.D158];1;[.D158]&gt;[.C158];0;[.D158]=[.C158];0)" office:value-type="float" office:value="0" calcext:value-type="float">
            <text:p>0</text:p>
          </table:table-cell>
          <table:table-cell table:formula="of:=[.C158]-[.D158]" office:value-type="float" office:value="-0.0002956685" calcext:value-type="float">
            <text:p>-0.0002956685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06403323" calcext:value-type="float">
            <text:p>0.0006403323</text:p>
          </table:table-cell>
          <table:table-cell office:value-type="float" office:value="0.0008876672" calcext:value-type="float">
            <text:p>0.0008876672</text:p>
          </table:table-cell>
          <table:table-cell table:formula="of:=COM.MICROSOFT.IFS([.C159]&gt;[.D159];1;[.D159]&gt;[.C159];0;[.D159]=[.C159];0)" office:value-type="float" office:value="0" calcext:value-type="float">
            <text:p>0</text:p>
          </table:table-cell>
          <table:table-cell table:formula="of:=[.C159]-[.D159]" office:value-type="float" office:value="-0.0002473349" calcext:value-type="float">
            <text:p>-0.0002473349</text:p>
          </table:table-cell>
        </table:table-row>
        <table:table-row table:style-name="ro1">
          <table:table-cell office:value-type="string" calcext:value-type="string">
            <text:p>Cleanup Unused Cached Data</text:p>
          </table:table-cell>
          <table:table-cell office:value-type="string" calcext:value-type="string">
            <text:p>PlayerLoop</text:p>
          </table:table-cell>
          <table:table-cell office:value-type="float" office:value="0.0006336657" calcext:value-type="float">
            <text:p>0.0006336657</text:p>
          </table:table-cell>
          <table:table-cell office:value-type="float" office:value="0.000776999" calcext:value-type="float">
            <text:p>0.000776999</text:p>
          </table:table-cell>
          <table:table-cell table:formula="of:=COM.MICROSOFT.IFS([.C160]&gt;[.D160];1;[.D160]&gt;[.C160];0;[.D160]=[.C160];0)" office:value-type="float" office:value="0" calcext:value-type="float">
            <text:p>0</text:p>
          </table:table-cell>
          <table:table-cell table:formula="of:=[.C160]-[.D160]" office:value-type="float" office:value="-0.0001433333" calcext:value-type="float">
            <text:p>-0.0001433333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06259991" calcext:value-type="float">
            <text:p>0.0006259991</text:p>
          </table:table-cell>
          <table:table-cell office:value-type="float" office:value="0.0008283326" calcext:value-type="float">
            <text:p>0.0008283326</text:p>
          </table:table-cell>
          <table:table-cell table:formula="of:=COM.MICROSOFT.IFS([.C161]&gt;[.D161];1;[.D161]&gt;[.C161];0;[.D161]=[.C161];0)" office:value-type="float" office:value="0" calcext:value-type="float">
            <text:p>0</text:p>
          </table:table-cell>
          <table:table-cell table:formula="of:=[.C161]-[.D161]" office:value-type="float" office:value="-0.0002023335" calcext:value-type="float">
            <text:p>-0.0002023335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 office:value-type="float" office:value="0.0006229992" calcext:value-type="float">
            <text:p>0.0006229992</text:p>
          </table:table-cell>
          <table:table-cell office:value-type="float" office:value="0.0009050005" calcext:value-type="float">
            <text:p>0.0009050005</text:p>
          </table:table-cell>
          <table:table-cell table:formula="of:=COM.MICROSOFT.IFS([.C162]&gt;[.D162];1;[.D162]&gt;[.C162];0;[.D162]=[.C162];0)" office:value-type="float" office:value="0" calcext:value-type="float">
            <text:p>0</text:p>
          </table:table-cell>
          <table:table-cell table:formula="of:=[.C162]-[.D162]" office:value-type="float" office:value="-0.0002820013" calcext:value-type="float">
            <text:p>-0.0002820013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06173325" calcext:value-type="float">
            <text:p>0.0006173325</text:p>
          </table:table-cell>
          <table:table-cell office:value-type="float" office:value="0.000820666" calcext:value-type="float">
            <text:p>0.000820666</text:p>
          </table:table-cell>
          <table:table-cell table:formula="of:=COM.MICROSOFT.IFS([.C163]&gt;[.D163];1;[.D163]&gt;[.C163];0;[.D163]=[.C163];0)" office:value-type="float" office:value="0" calcext:value-type="float">
            <text:p>0</text:p>
          </table:table-cell>
          <table:table-cell table:formula="of:=[.C163]-[.D163]" office:value-type="float" office:value="-0.0002033335" calcext:value-type="float">
            <text:p>-0.0002033335</text:p>
          </table:table-cell>
        </table:table-row>
        <table:table-row table:style-name="ro1">
          <table:table-cell office:value-type="string" calcext:value-type="string">
            <text:p>PostLateUpdate.MemoryFrameMaintenance</text:p>
          </table:table-cell>
          <table:table-cell office:value-type="string" calcext:value-type="string">
            <text:p>PlayerLoop</text:p>
          </table:table-cell>
          <table:table-cell office:value-type="float" office:value="0.0006123324" calcext:value-type="float">
            <text:p>0.0006123324</text:p>
          </table:table-cell>
          <table:table-cell office:value-type="float" office:value="0.0008876664" calcext:value-type="float">
            <text:p>0.0008876664</text:p>
          </table:table-cell>
          <table:table-cell table:formula="of:=COM.MICROSOFT.IFS([.C164]&gt;[.D164];1;[.D164]&gt;[.C164];0;[.D164]=[.C164];0)" office:value-type="float" office:value="0" calcext:value-type="float">
            <text:p>0</text:p>
          </table:table-cell>
          <table:table-cell table:formula="of:=[.C164]-[.D164]" office:value-type="float" office:value="-0.000275334" calcext:value-type="float">
            <text:p>-0.000275334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 office:value-type="float" office:value="0.0006003324" calcext:value-type="float">
            <text:p>0.0006003324</text:p>
          </table:table-cell>
          <table:table-cell office:value-type="float" office:value="0.000856" calcext:value-type="float">
            <text:p>0.000856</text:p>
          </table:table-cell>
          <table:table-cell table:formula="of:=COM.MICROSOFT.IFS([.C165]&gt;[.D165];1;[.D165]&gt;[.C165];0;[.D165]=[.C165];0)" office:value-type="float" office:value="0" calcext:value-type="float">
            <text:p>0</text:p>
          </table:table-cell>
          <table:table-cell table:formula="of:=[.C165]-[.D165]" office:value-type="float" office:value="-0.0002556676" calcext:value-type="float">
            <text:p>-0.0002556676</text:p>
          </table:table-cell>
        </table:table-row>
        <table:table-row table:style-name="ro1">
          <table:table-cell office:value-type="string" calcext:value-type="string">
            <text:p>Loading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0005743323" calcext:value-type="float">
            <text:p>0.0005743323</text:p>
          </table:table-cell>
          <table:table-cell office:value-type="float" office:value="0.0008499991" calcext:value-type="float">
            <text:p>0.0008499991</text:p>
          </table:table-cell>
          <table:table-cell table:formula="of:=COM.MICROSOFT.IFS([.C166]&gt;[.D166];1;[.D166]&gt;[.C166];0;[.D166]=[.C166];0)" office:value-type="float" office:value="0" calcext:value-type="float">
            <text:p>0</text:p>
          </table:table-cell>
          <table:table-cell table:formula="of:=[.C166]-[.D166]" office:value-type="float" office:value="-0.0002756668" calcext:value-type="float">
            <text:p>-0.0002756668</text:p>
          </table:table-cell>
        </table:table-row>
        <table:table-row table:style-name="ro1">
          <table:table-cell office:value-type="string" calcext:value-type="string">
            <text:p>PlayerCleanupCachedData</text:p>
          </table:table-cell>
          <table:table-cell office:value-type="string" calcext:value-type="string">
            <text:p>GUI</text:p>
          </table:table-cell>
          <table:table-cell office:value-type="float" office:value="0.000571333" calcext:value-type="float">
            <text:p>0.000571333</text:p>
          </table:table-cell>
          <table:table-cell office:value-type="float" office:value="0.0006849988" calcext:value-type="float">
            <text:p>0.0006849988</text:p>
          </table:table-cell>
          <table:table-cell table:formula="of:=COM.MICROSOFT.IFS([.C167]&gt;[.D167];1;[.D167]&gt;[.C167];0;[.D167]=[.C167];0)" office:value-type="float" office:value="0" calcext:value-type="float">
            <text:p>0</text:p>
          </table:table-cell>
          <table:table-cell table:formula="of:=[.C167]-[.D167]" office:value-type="float" office:value="-0.0001136658" calcext:value-type="float">
            <text:p>-0.0001136658</text:p>
          </table:table-cell>
        </table:table-row>
        <table:table-row table:style-name="ro1">
          <table:table-cell office:value-type="string" calcext:value-type="string">
            <text:p>Shadows.CullingCallbacks</text:p>
          </table:table-cell>
          <table:table-cell office:value-type="string" calcext:value-type="string">
            <text:p>Render</text:p>
          </table:table-cell>
          <table:table-cell office:value-type="float" office:value="0.0005709989" calcext:value-type="float">
            <text:p>0.0005709989</text:p>
          </table:table-cell>
          <table:table-cell office:value-type="float" office:value="0.0007646653" calcext:value-type="float">
            <text:p>0.0007646653</text:p>
          </table:table-cell>
          <table:table-cell table:formula="of:=COM.MICROSOFT.IFS([.C168]&gt;[.D168];1;[.D168]&gt;[.C168];0;[.D168]=[.C168];0)" office:value-type="float" office:value="0" calcext:value-type="float">
            <text:p>0</text:p>
          </table:table-cell>
          <table:table-cell table:formula="of:=[.C168]-[.D168]" office:value-type="float" office:value="-0.0001936664" calcext:value-type="float">
            <text:p>-0.0001936664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 office:value-type="float" office:value="0.0005463328" calcext:value-type="float">
            <text:p>0.0005463328</text:p>
          </table:table-cell>
          <table:table-cell office:value-type="float" office:value="0.0007936658" calcext:value-type="float">
            <text:p>0.0007936658</text:p>
          </table:table-cell>
          <table:table-cell table:formula="of:=COM.MICROSOFT.IFS([.C169]&gt;[.D169];1;[.D169]&gt;[.C169];0;[.D169]=[.C169];0)" office:value-type="float" office:value="0" calcext:value-type="float">
            <text:p>0</text:p>
          </table:table-cell>
          <table:table-cell table:formula="of:=[.C169]-[.D169]" office:value-type="float" office:value="-0.000247333" calcext:value-type="float">
            <text:p>-0.000247333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5343333" calcext:value-type="float">
            <text:p>0.0005343333</text:p>
          </table:table-cell>
          <table:table-cell office:value-type="float" office:value="0.0007416656" calcext:value-type="float">
            <text:p>0.0007416656</text:p>
          </table:table-cell>
          <table:table-cell table:formula="of:=COM.MICROSOFT.IFS([.C170]&gt;[.D170];1;[.D170]&gt;[.C170];0;[.D170]=[.C170];0)" office:value-type="float" office:value="0" calcext:value-type="float">
            <text:p>0</text:p>
          </table:table-cell>
          <table:table-cell table:formula="of:=[.C170]-[.D170]" office:value-type="float" office:value="-0.0002073323" calcext:value-type="float">
            <text:p>-0.0002073323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5233334" calcext:value-type="float">
            <text:p>0.0005233334</text:p>
          </table:table-cell>
          <table:table-cell office:value-type="float" office:value="0.000730666" calcext:value-type="float">
            <text:p>0.000730666</text:p>
          </table:table-cell>
          <table:table-cell table:formula="of:=COM.MICROSOFT.IFS([.C171]&gt;[.D171];1;[.D171]&gt;[.C171];0;[.D171]=[.C171];0)" office:value-type="float" office:value="0" calcext:value-type="float">
            <text:p>0</text:p>
          </table:table-cell>
          <table:table-cell table:formula="of:=[.C171]-[.D171]" office:value-type="float" office:value="-0.0002073326" calcext:value-type="float">
            <text:p>-0.0002073326</text:p>
          </table:table-cell>
        </table:table-row>
        <table:table-row table:style-name="ro1">
          <table:table-cell office:value-type="string" calcext:value-type="string">
            <text:p>UIEvents.CanvasManagerRenderOverlays</text:p>
          </table:table-cell>
          <table:table-cell office:value-type="string" calcext:value-type="string">
            <text:p>PlayerLoop</text:p>
          </table:table-cell>
          <table:table-cell office:value-type="float" office:value="0.0005230011" calcext:value-type="float">
            <text:p>0.0005230011</text:p>
          </table:table-cell>
          <table:table-cell office:value-type="float" office:value="0.0007910016" calcext:value-type="float">
            <text:p>0.0007910016</text:p>
          </table:table-cell>
          <table:table-cell table:formula="of:=COM.MICROSOFT.IFS([.C172]&gt;[.D172];1;[.D172]&gt;[.C172];0;[.D172]=[.C172];0)" office:value-type="float" office:value="0" calcext:value-type="float">
            <text:p>0</text:p>
          </table:table-cell>
          <table:table-cell table:formula="of:=[.C172]-[.D172]" office:value-type="float" office:value="-0.0002680005" calcext:value-type="float">
            <text:p>-0.0002680005</text:p>
          </table:table-cell>
        </table:table-row>
        <table:table-row table:style-name="ro1">
          <table:table-cell office:value-type="string" calcext:value-type="string">
            <text:p>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0005226665" calcext:value-type="float">
            <text:p>0.0005226665</text:p>
          </table:table-cell>
          <table:table-cell office:value-type="float" office:value="0.000730332" calcext:value-type="float">
            <text:p>0.000730332</text:p>
          </table:table-cell>
          <table:table-cell table:formula="of:=COM.MICROSOFT.IFS([.C173]&gt;[.D173];1;[.D173]&gt;[.C173];0;[.D173]=[.C173];0)" office:value-type="float" office:value="0" calcext:value-type="float">
            <text:p>0</text:p>
          </table:table-cell>
          <table:table-cell table:formula="of:=[.C173]-[.D173]" office:value-type="float" office:value="-0.0002076655" calcext:value-type="float">
            <text:p>-0.0002076655</text:p>
          </table:table-cell>
        </table:table-row>
        <table:table-row table:style-name="ro1">
          <table:table-cell office:value-type="string" calcext:value-type="string">
            <text:p>afterCullingOutputReady.Invoke</text:p>
          </table:table-cell>
          <table:table-cell office:value-type="string" calcext:value-type="string">
            <text:p>PlayerLoop</text:p>
          </table:table-cell>
          <table:table-cell office:value-type="float" office:value="0.0005063334" calcext:value-type="float">
            <text:p>0.0005063334</text:p>
          </table:table-cell>
          <table:table-cell office:value-type="float" office:value="0.0006479988" calcext:value-type="float">
            <text:p>0.0006479988</text:p>
          </table:table-cell>
          <table:table-cell table:formula="of:=COM.MICROSOFT.IFS([.C174]&gt;[.D174];1;[.D174]&gt;[.C174];0;[.D174]=[.C174];0)" office:value-type="float" office:value="0" calcext:value-type="float">
            <text:p>0</text:p>
          </table:table-cell>
          <table:table-cell table:formula="of:=[.C174]-[.D174]" office:value-type="float" office:value="-0.0001416654" calcext:value-type="float">
            <text:p>-0.0001416654</text:p>
          </table:table-cell>
        </table:table-row>
        <table:table-row table:style-name="ro1">
          <table:table-cell office:value-type="string" calcext:value-type="string">
            <text:p>FrameEvents.XRBeginFrame</text:p>
          </table:table-cell>
          <table:table-cell office:value-type="string" calcext:value-type="string">
            <text:p>PlayerLoop</text:p>
          </table:table-cell>
          <table:table-cell office:value-type="float" office:value="0.0004913341" calcext:value-type="float">
            <text:p>0.0004913341</text:p>
          </table:table-cell>
          <table:table-cell office:value-type="float" office:value="0.0006209988" calcext:value-type="float">
            <text:p>0.0006209988</text:p>
          </table:table-cell>
          <table:table-cell table:formula="of:=COM.MICROSOFT.IFS([.C175]&gt;[.D175];1;[.D175]&gt;[.C175];0;[.D175]=[.C175];0)" office:value-type="float" office:value="0" calcext:value-type="float">
            <text:p>0</text:p>
          </table:table-cell>
          <table:table-cell table:formula="of:=[.C175]-[.D175]" office:value-type="float" office:value="-0.0001296647" calcext:value-type="float">
            <text:p>-0.0001296647</text:p>
          </table:table-cell>
        </table:table-row>
        <table:table-row table:style-name="ro1">
          <table:table-cell office:value-type="string" calcext:value-type="string">
            <text:p>UnityEngine.CoreModule.dll!UnityEngine::UnitySynchronizationContext.ExecuteTasks()</text:p>
          </table:table-cell>
          <table:table-cell office:value-type="string" calcext:value-type="string">
            <text:p>Scripts</text:p>
          </table:table-cell>
          <table:table-cell office:value-type="float" office:value="0.0004703341" calcext:value-type="float">
            <text:p>0.0004703341</text:p>
          </table:table-cell>
          <table:table-cell office:value-type="float" office:value="0.0007139987" calcext:value-type="float">
            <text:p>0.0007139987</text:p>
          </table:table-cell>
          <table:table-cell table:formula="of:=COM.MICROSOFT.IFS([.C176]&gt;[.D176];1;[.D176]&gt;[.C176];0;[.D176]=[.C176];0)" office:value-type="float" office:value="0" calcext:value-type="float">
            <text:p>0</text:p>
          </table:table-cell>
          <table:table-cell table:formula="of:=[.C176]-[.D176]" office:value-type="float" office:value="-0.0002436646" calcext:value-type="float">
            <text:p>-0.0002436646</text:p>
          </table:table-cell>
        </table:table-row>
        <table:table-row table:style-name="ro1">
          <table:table-cell office:value-type="string" calcext:value-type="string">
            <text:p>PreUpdate.AIUpdate</text:p>
          </table:table-cell>
          <table:table-cell office:value-type="string" calcext:value-type="string">
            <text:p>PlayerLoop</text:p>
          </table:table-cell>
          <table:table-cell office:value-type="float" office:value="0.0004676673" calcext:value-type="float">
            <text:p>0.0004676673</text:p>
          </table:table-cell>
          <table:table-cell office:value-type="float" office:value="0.0007563322" calcext:value-type="float">
            <text:p>0.0007563322</text:p>
          </table:table-cell>
          <table:table-cell table:formula="of:=COM.MICROSOFT.IFS([.C177]&gt;[.D177];1;[.D177]&gt;[.C177];0;[.D177]=[.C177];0)" office:value-type="float" office:value="0" calcext:value-type="float">
            <text:p>0</text:p>
          </table:table-cell>
          <table:table-cell table:formula="of:=[.C177]-[.D177]" office:value-type="float" office:value="-0.0002886649" calcext:value-type="float">
            <text:p>-0.0002886649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4650003" calcext:value-type="float">
            <text:p>0.0004650003</text:p>
          </table:table-cell>
          <table:table-cell office:value-type="float" office:value="0.0006796657" calcext:value-type="float">
            <text:p>0.0006796657</text:p>
          </table:table-cell>
          <table:table-cell table:formula="of:=COM.MICROSOFT.IFS([.C178]&gt;[.D178];1;[.D178]&gt;[.C178];0;[.D178]=[.C178];0)" office:value-type="float" office:value="0" calcext:value-type="float">
            <text:p>0</text:p>
          </table:table-cell>
          <table:table-cell table:formula="of:=[.C178]-[.D178]" office:value-type="float" office:value="-0.0002146654" calcext:value-type="float">
            <text:p>-0.0002146654</text:p>
          </table:table-cell>
        </table:table-row>
        <table:table-row table:style-name="ro1">
          <table:table-cell office:value-type="string" calcext:value-type="string">
            <text:p>UpdatePreloading</text:p>
          </table:table-cell>
          <table:table-cell office:value-type="string" calcext:value-type="string">
            <text:p>Loading</text:p>
          </table:table-cell>
          <table:table-cell office:value-type="float" office:value="0.0004523338" calcext:value-type="float">
            <text:p>0.0004523338</text:p>
          </table:table-cell>
          <table:table-cell office:value-type="float" office:value="0.0006789982" calcext:value-type="float">
            <text:p>0.0006789982</text:p>
          </table:table-cell>
          <table:table-cell table:formula="of:=COM.MICROSOFT.IFS([.C179]&gt;[.D179];1;[.D179]&gt;[.C179];0;[.D179]=[.C179];0)" office:value-type="float" office:value="0" calcext:value-type="float">
            <text:p>0</text:p>
          </table:table-cell>
          <table:table-cell table:formula="of:=[.C179]-[.D179]" office:value-type="float" office:value="-0.0002266644" calcext:value-type="float">
            <text:p>-0.0002266644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4363381" calcext:value-type="float">
            <text:p>0.0004363381</text:p>
          </table:table-cell>
          <table:table-cell office:value-type="float" office:value="0.0006513405" calcext:value-type="float">
            <text:p>0.0006513405</text:p>
          </table:table-cell>
          <table:table-cell table:formula="of:=COM.MICROSOFT.IFS([.C180]&gt;[.D180];1;[.D180]&gt;[.C180];0;[.D180]=[.C180];0)" office:value-type="float" office:value="0" calcext:value-type="float">
            <text:p>0</text:p>
          </table:table-cell>
          <table:table-cell table:formula="of:=[.C180]-[.D180]" office:value-type="float" office:value="-0.0002150024" calcext:value-type="float">
            <text:p>-0.0002150024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4226681" calcext:value-type="float">
            <text:p>0.0004226681</text:p>
          </table:table-cell>
          <table:table-cell office:value-type="float" office:value="0.0005903359" calcext:value-type="float">
            <text:p>0.0005903359</text:p>
          </table:table-cell>
          <table:table-cell table:formula="of:=COM.MICROSOFT.IFS([.C181]&gt;[.D181];1;[.D181]&gt;[.C181];0;[.D181]=[.C181];0)" office:value-type="float" office:value="0" calcext:value-type="float">
            <text:p>0</text:p>
          </table:table-cell>
          <table:table-cell table:formula="of:=[.C181]-[.D181]" office:value-type="float" office:value="-0.0001676678" calcext:value-type="float">
            <text:p>-0.0001676678</text:p>
          </table:table-cell>
        </table:table-row>
        <table:table-row table:style-name="ro1">
          <table:table-cell office:value-type="string" calcext:value-type="string">
            <text:p>Update.DirectorUpdate</text:p>
          </table:table-cell>
          <table:table-cell office:value-type="string" calcext:value-type="string">
            <text:p>PlayerLoop</text:p>
          </table:table-cell>
          <table:table-cell office:value-type="float" office:value="0.0004219997" calcext:value-type="float">
            <text:p>0.0004219997</text:p>
          </table:table-cell>
          <table:table-cell office:value-type="float" office:value="0.0004626672" calcext:value-type="float">
            <text:p>0.0004626672</text:p>
          </table:table-cell>
          <table:table-cell table:formula="of:=COM.MICROSOFT.IFS([.C182]&gt;[.D182];1;[.D182]&gt;[.C182];0;[.D182]=[.C182];0)" office:value-type="float" office:value="0" calcext:value-type="float">
            <text:p>0</text:p>
          </table:table-cell>
          <table:table-cell table:formula="of:=[.C182]-[.D182]" office:value-type="float" office:value="-0.0000406675" calcext:value-type="float">
            <text:p>-4.06675E-05</text:p>
          </table:table-cell>
        </table:table-row>
        <table:table-row table:style-name="ro1">
          <table:table-cell office:value-type="string" calcext:value-type="string">
            <text:p>Camera.Render</text:p>
          </table:table-cell>
          <table:table-cell office:value-type="string" calcext:value-type="string">
            <text:p>Render</text:p>
          </table:table-cell>
          <table:table-cell office:value-type="float" office:value="0.0004186671" calcext:value-type="float">
            <text:p>0.0004186671</text:p>
          </table:table-cell>
          <table:table-cell office:value-type="float" office:value="0.0005603338" calcext:value-type="float">
            <text:p>0.0005603338</text:p>
          </table:table-cell>
          <table:table-cell table:formula="of:=COM.MICROSOFT.IFS([.C183]&gt;[.D183];1;[.D183]&gt;[.C183];0;[.D183]=[.C183];0)" office:value-type="float" office:value="0" calcext:value-type="float">
            <text:p>0</text:p>
          </table:table-cell>
          <table:table-cell table:formula="of:=[.C183]-[.D183]" office:value-type="float" office:value="-0.0001416667" calcext:value-type="float">
            <text:p>-0.0001416667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04133352" calcext:value-type="float">
            <text:p>0.0004133352</text:p>
          </table:table-cell>
          <table:table-cell office:value-type="float" office:value="0.000587336" calcext:value-type="float">
            <text:p>0.000587336</text:p>
          </table:table-cell>
          <table:table-cell table:formula="of:=COM.MICROSOFT.IFS([.C184]&gt;[.D184];1;[.D184]&gt;[.C184];0;[.D184]=[.C184];0)" office:value-type="float" office:value="0" calcext:value-type="float">
            <text:p>0</text:p>
          </table:table-cell>
          <table:table-cell table:formula="of:=[.C184]-[.D184]" office:value-type="float" office:value="-0.0001740008" calcext:value-type="float">
            <text:p>-0.0001740008</text:p>
          </table:table-cell>
        </table:table-row>
        <table:table-row table:style-name="ro1">
          <table:table-cell office:value-type="string" calcext:value-type="string">
            <text:p>FindActiveLights</text:p>
          </table:table-cell>
          <table:table-cell office:value-type="string" calcext:value-type="string">
            <text:p>Render</text:p>
          </table:table-cell>
          <table:table-cell office:value-type="float" office:value="0.0004133329" calcext:value-type="float">
            <text:p>0.0004133329</text:p>
          </table:table-cell>
          <table:table-cell office:value-type="float" office:value="0.000612666" calcext:value-type="float">
            <text:p>0.000612666</text:p>
          </table:table-cell>
          <table:table-cell table:formula="of:=COM.MICROSOFT.IFS([.C185]&gt;[.D185];1;[.D185]&gt;[.C185];0;[.D185]=[.C185];0)" office:value-type="float" office:value="0" calcext:value-type="float">
            <text:p>0</text:p>
          </table:table-cell>
          <table:table-cell table:formula="of:=[.C185]-[.D185]" office:value-type="float" office:value="-0.0001993331" calcext:value-type="float">
            <text:p>-0.0001993331</text:p>
          </table:table-cell>
        </table:table-row>
        <table:table-row table:style-name="ro1">
          <table:table-cell office:value-type="string" calcext:value-type="string">
            <text:p>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0004036664" calcext:value-type="float">
            <text:p>0.0004036664</text:p>
          </table:table-cell>
          <table:table-cell office:value-type="float" office:value="0.0005406665" calcext:value-type="float">
            <text:p>0.0005406665</text:p>
          </table:table-cell>
          <table:table-cell table:formula="of:=COM.MICROSOFT.IFS([.C186]&gt;[.D186];1;[.D186]&gt;[.C186];0;[.D186]=[.C186];0)" office:value-type="float" office:value="0" calcext:value-type="float">
            <text:p>0</text:p>
          </table:table-cell>
          <table:table-cell table:formula="of:=[.C186]-[.D186]" office:value-type="float" office:value="-0.0001370001" calcext:value-type="float">
            <text:p>-0.0001370001</text:p>
          </table:table-cell>
        </table:table-row>
        <table:table-row table:style-name="ro1">
          <table:table-cell office:value-type="string" calcext:value-type="string">
            <text:p>UIEvents.CanvasManagerEmitOffScreenGeometry</text:p>
          </table:table-cell>
          <table:table-cell office:value-type="string" calcext:value-type="string">
            <text:p>PlayerLoop</text:p>
          </table:table-cell>
          <table:table-cell office:value-type="float" office:value="0.0003963331" calcext:value-type="float">
            <text:p>0.0003963331</text:p>
          </table:table-cell>
          <table:table-cell office:value-type="float" office:value="0.0005696661" calcext:value-type="float">
            <text:p>0.0005696661</text:p>
          </table:table-cell>
          <table:table-cell table:formula="of:=COM.MICROSOFT.IFS([.C187]&gt;[.D187];1;[.D187]&gt;[.C187];0;[.D187]=[.C187];0)" office:value-type="float" office:value="0" calcext:value-type="float">
            <text:p>0</text:p>
          </table:table-cell>
          <table:table-cell table:formula="of:=[.C187]-[.D187]" office:value-type="float" office:value="-0.000173333" calcext:value-type="float">
            <text:p>-0.000173333</text:p>
          </table:table-cell>
        </table:table-row>
        <table:table-row table:style-name="ro1">
          <table:table-cell office:value-type="string" calcext:value-type="string">
            <text:p>PreUpdate.Physics2DUpdate</text:p>
          </table:table-cell>
          <table:table-cell office:value-type="string" calcext:value-type="string">
            <text:p>PlayerLoop</text:p>
          </table:table-cell>
          <table:table-cell office:value-type="float" office:value="0.0003959996" calcext:value-type="float">
            <text:p>0.0003959996</text:p>
          </table:table-cell>
          <table:table-cell office:value-type="float" office:value="0.000552666" calcext:value-type="float">
            <text:p>0.000552666</text:p>
          </table:table-cell>
          <table:table-cell table:formula="of:=COM.MICROSOFT.IFS([.C188]&gt;[.D188];1;[.D188]&gt;[.C188];0;[.D188]=[.C188];0)" office:value-type="float" office:value="0" calcext:value-type="float">
            <text:p>0</text:p>
          </table:table-cell>
          <table:table-cell table:formula="of:=[.C188]-[.D188]" office:value-type="float" office:value="-0.0001566664" calcext:value-type="float">
            <text:p>-0.0001566664</text:p>
          </table:table-cell>
        </table:table-row>
        <table:table-row table:style-name="ro1">
          <table:table-cell office:value-type="string" calcext:value-type="string">
            <text:p>FrameEvents.OnBeforeRenderCallback</text:p>
          </table:table-cell>
          <table:table-cell office:value-type="string" calcext:value-type="string">
            <text:p>PlayerLoop</text:p>
          </table:table-cell>
          <table:table-cell office:value-type="float" office:value="0.0003949997" calcext:value-type="float">
            <text:p>0.0003949997</text:p>
          </table:table-cell>
          <table:table-cell office:value-type="float" office:value="0.0005606664" calcext:value-type="float">
            <text:p>0.0005606664</text:p>
          </table:table-cell>
          <table:table-cell table:formula="of:=COM.MICROSOFT.IFS([.C189]&gt;[.D189];1;[.D189]&gt;[.C189];0;[.D189]=[.C189];0)" office:value-type="float" office:value="0" calcext:value-type="float">
            <text:p>0</text:p>
          </table:table-cell>
          <table:table-cell table:formula="of:=[.C189]-[.D189]" office:value-type="float" office:value="-0.0001656667" calcext:value-type="float">
            <text:p>-0.0001656667</text:p>
          </table:table-cell>
        </table:table-row>
        <table:table-row table:style-name="ro1">
          <table:table-cell office:value-type="string" calcext:value-type="string">
            <text:p>PostLateUpdate.UpdateLightProbeProxyVolumes</text:p>
          </table:table-cell>
          <table:table-cell office:value-type="string" calcext:value-type="string">
            <text:p>PlayerLoop</text:p>
          </table:table-cell>
          <table:table-cell office:value-type="float" office:value="0.000391333" calcext:value-type="float">
            <text:p>0.000391333</text:p>
          </table:table-cell>
          <table:table-cell office:value-type="float" office:value="0.000552333" calcext:value-type="float">
            <text:p>0.000552333</text:p>
          </table:table-cell>
          <table:table-cell table:formula="of:=COM.MICROSOFT.IFS([.C190]&gt;[.D190];1;[.D190]&gt;[.C190];0;[.D190]=[.C190];0)" office:value-type="float" office:value="0" calcext:value-type="float">
            <text:p>0</text:p>
          </table:table-cell>
          <table:table-cell table:formula="of:=[.C190]-[.D190]" office:value-type="float" office:value="-0.000161" calcext:value-type="float">
            <text:p>-0.000161</text:p>
          </table:table-cell>
        </table:table-row>
        <table:table-row table:style-name="ro1">
          <table:table-cell office:value-type="string" calcext:value-type="string">
            <text:p>UnityEngine.IMGUIModule.dll!UnityEngine::Event.Internal_MakeMasterEventCurrent()</text:p>
          </table:table-cell>
          <table:table-cell office:value-type="string" calcext:value-type="string">
            <text:p>Scripts</text:p>
          </table:table-cell>
          <table:table-cell office:value-type="float" office:value="0.0003869997" calcext:value-type="float">
            <text:p>0.0003869997</text:p>
          </table:table-cell>
          <table:table-cell office:value-type="float" office:value="0.0005439994" calcext:value-type="float">
            <text:p>0.0005439994</text:p>
          </table:table-cell>
          <table:table-cell table:formula="of:=COM.MICROSOFT.IFS([.C191]&gt;[.D191];1;[.D191]&gt;[.C191];0;[.D191]=[.C191];0)" office:value-type="float" office:value="0" calcext:value-type="float">
            <text:p>0</text:p>
          </table:table-cell>
          <table:table-cell table:formula="of:=[.C191]-[.D191]" office:value-type="float" office:value="-0.0001569997" calcext:value-type="float">
            <text:p>-0.0001569997</text:p>
          </table:table-cell>
        </table:table-row>
        <table:table-row table:style-name="ro1">
          <table:table-cell office:value-type="string" calcext:value-type="string">
            <text:p>UGUI.Rendering.RenderOverlays</text:p>
          </table:table-cell>
          <table:table-cell office:value-type="string" calcext:value-type="string">
            <text:p>UI Render</text:p>
          </table:table-cell>
          <table:table-cell office:value-type="float" office:value="0.0003853343" calcext:value-type="float">
            <text:p>0.0003853343</text:p>
          </table:table-cell>
          <table:table-cell office:value-type="float" office:value="0.000601668" calcext:value-type="float">
            <text:p>0.000601668</text:p>
          </table:table-cell>
          <table:table-cell table:formula="of:=COM.MICROSOFT.IFS([.C192]&gt;[.D192];1;[.D192]&gt;[.C192];0;[.D192]=[.C192];0)" office:value-type="float" office:value="0" calcext:value-type="float">
            <text:p>0</text:p>
          </table:table-cell>
          <table:table-cell table:formula="of:=[.C192]-[.D192]" office:value-type="float" office:value="-0.0002163337" calcext:value-type="float">
            <text:p>-0.0002163337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3853331" calcext:value-type="float">
            <text:p>0.0003853331</text:p>
          </table:table-cell>
          <table:table-cell office:value-type="float" office:value="0.0008416667" calcext:value-type="float">
            <text:p>0.0008416667</text:p>
          </table:table-cell>
          <table:table-cell table:formula="of:=COM.MICROSOFT.IFS([.C193]&gt;[.D193];1;[.D193]&gt;[.C193];0;[.D193]=[.C193];0)" office:value-type="float" office:value="0" calcext:value-type="float">
            <text:p>0</text:p>
          </table:table-cell>
          <table:table-cell table:formula="of:=[.C193]-[.D193]" office:value-type="float" office:value="-0.0004563336" calcext:value-type="float">
            <text:p>-0.0004563336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3833379" calcext:value-type="float">
            <text:p>0.0003833379</text:p>
          </table:table-cell>
          <table:table-cell office:value-type="float" office:value="0.000527007" calcext:value-type="float">
            <text:p>0.000527007</text:p>
          </table:table-cell>
          <table:table-cell table:formula="of:=COM.MICROSOFT.IFS([.C194]&gt;[.D194];1;[.D194]&gt;[.C194];0;[.D194]=[.C194];0)" office:value-type="float" office:value="0" calcext:value-type="float">
            <text:p>0</text:p>
          </table:table-cell>
          <table:table-cell table:formula="of:=[.C194]-[.D194]" office:value-type="float" office:value="-0.0001436691" calcext:value-type="float">
            <text:p>-0.0001436691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 office:value-type="float" office:value="0.0003709996" calcext:value-type="float">
            <text:p>0.0003709996</text:p>
          </table:table-cell>
          <table:table-cell office:value-type="float" office:value="0.0004990002" calcext:value-type="float">
            <text:p>0.0004990002</text:p>
          </table:table-cell>
          <table:table-cell table:formula="of:=COM.MICROSOFT.IFS([.C195]&gt;[.D195];1;[.D195]&gt;[.C195];0;[.D195]=[.C195];0)" office:value-type="float" office:value="0" calcext:value-type="float">
            <text:p>0</text:p>
          </table:table-cell>
          <table:table-cell table:formula="of:=[.C195]-[.D195]" office:value-type="float" office:value="-0.0001280006" calcext:value-type="float">
            <text:p>-0.00012800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03689999" calcext:value-type="float">
            <text:p>0.0003689999</text:p>
          </table:table-cell>
          <table:table-cell office:value-type="float" office:value="0.0004366668" calcext:value-type="float">
            <text:p>0.0004366668</text:p>
          </table:table-cell>
          <table:table-cell table:formula="of:=COM.MICROSOFT.IFS([.C196]&gt;[.D196];1;[.D196]&gt;[.C196];0;[.D196]=[.C196];0)" office:value-type="float" office:value="0" calcext:value-type="float">
            <text:p>0</text:p>
          </table:table-cell>
          <table:table-cell table:formula="of:=[.C196]-[.D196]" office:value-type="float" office:value="-0.0000676669" calcext:value-type="float">
            <text:p>-6.76669E-05</text:p>
          </table:table-cell>
        </table:table-row>
        <table:table-row table:style-name="ro1">
          <table:table-cell office:value-type="string" calcext:value-type="string">
            <text:p>Profiler.CollectPhysicsStats</text:p>
          </table:table-cell>
          <table:table-cell office:value-type="string" calcext:value-type="string">
            <text:p>Overhead</text:p>
          </table:table-cell>
          <table:table-cell office:value-type="float" office:value="0.0003689996" calcext:value-type="float">
            <text:p>0.0003689996</text:p>
          </table:table-cell>
          <table:table-cell office:value-type="float" office:value="0.0005143331" calcext:value-type="float">
            <text:p>0.0005143331</text:p>
          </table:table-cell>
          <table:table-cell table:formula="of:=COM.MICROSOFT.IFS([.C197]&gt;[.D197];1;[.D197]&gt;[.C197];0;[.D197]=[.C197];0)" office:value-type="float" office:value="0" calcext:value-type="float">
            <text:p>0</text:p>
          </table:table-cell>
          <table:table-cell table:formula="of:=[.C197]-[.D197]" office:value-type="float" office:value="-0.0001453335" calcext:value-type="float">
            <text:p>-0.0001453335</text:p>
          </table:table-cell>
        </table:table-row>
        <table:table-row table:style-name="ro1">
          <table:table-cell office:value-type="string" calcext:value-type="string">
            <text:p>EarlyUpdate.ScriptRunDelayedStartupFrame</text:p>
          </table:table-cell>
          <table:table-cell office:value-type="string" calcext:value-type="string">
            <text:p>PlayerLoop</text:p>
          </table:table-cell>
          <table:table-cell office:value-type="float" office:value="0.000365333" calcext:value-type="float">
            <text:p>0.000365333</text:p>
          </table:table-cell>
          <table:table-cell office:value-type="float" office:value="0.0005193332" calcext:value-type="float">
            <text:p>0.0005193332</text:p>
          </table:table-cell>
          <table:table-cell table:formula="of:=COM.MICROSOFT.IFS([.C198]&gt;[.D198];1;[.D198]&gt;[.C198];0;[.D198]=[.C198];0)" office:value-type="float" office:value="0" calcext:value-type="float">
            <text:p>0</text:p>
          </table:table-cell>
          <table:table-cell table:formula="of:=[.C198]-[.D198]" office:value-type="float" office:value="-0.0001540002" calcext:value-type="float">
            <text:p>-0.0001540002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519667" calcext:value-type="float">
            <text:p>0.000519667</text:p>
          </table:table-cell>
          <table:table-cell table:formula="of:=COM.MICROSOFT.IFS([.C199]&gt;[.D199];1;[.D199]&gt;[.C199];0;[.D199]=[.C199];0)" office:value-type="float" office:value="0" calcext:value-type="float">
            <text:p>0</text:p>
          </table:table-cell>
          <table:table-cell table:formula="of:=[.C199]-[.D199]" office:value-type="float" office:value="-0.000156667" calcext:value-type="float">
            <text:p>-0.000156667</text:p>
          </table:table-cell>
        </table:table-row>
        <table:table-row table:style-name="ro1">
          <table:table-cell office:value-type="string" calcext:value-type="string">
            <text:p>Inl_Sort Render Passes</text:p>
          </table:table-cell>
          <table:table-cell office:value-type="string" calcext:value-type="string">
            <text:p>Scripts</text:p>
          </table:table-cell>
          <table:table-cell office:value-type="float" office:value="0.0003596662" calcext:value-type="float">
            <text:p>0.0003596662</text:p>
          </table:table-cell>
          <table:table-cell office:value-type="float" office:value="0.0004640004" calcext:value-type="float">
            <text:p>0.0004640004</text:p>
          </table:table-cell>
          <table:table-cell table:formula="of:=COM.MICROSOFT.IFS([.C200]&gt;[.D200];1;[.D200]&gt;[.C200];0;[.D200]=[.C200];0)" office:value-type="float" office:value="0" calcext:value-type="float">
            <text:p>0</text:p>
          </table:table-cell>
          <table:table-cell table:formula="of:=[.C200]-[.D200]" office:value-type="float" office:value="-0.0001043342" calcext:value-type="float">
            <text:p>-0.0001043342</text:p>
          </table:table-cell>
        </table:table-row>
        <table:table-row table:style-name="ro1">
          <table:table-cell office:value-type="string" calcext:value-type="string">
            <text:p>PreLateUpdate.ConstraintManagerUpdate</text:p>
          </table:table-cell>
          <table:table-cell office:value-type="string" calcext:value-type="string">
            <text:p>PlayerLoop</text:p>
          </table:table-cell>
          <table:table-cell office:value-type="float" office:value="0.0003586663" calcext:value-type="float">
            <text:p>0.0003586663</text:p>
          </table:table-cell>
          <table:table-cell office:value-type="float" office:value="0.000437667" calcext:value-type="float">
            <text:p>0.000437667</text:p>
          </table:table-cell>
          <table:table-cell table:formula="of:=COM.MICROSOFT.IFS([.C201]&gt;[.D201];1;[.D201]&gt;[.C201];0;[.D201]=[.C201];0)" office:value-type="float" office:value="0" calcext:value-type="float">
            <text:p>0</text:p>
          </table:table-cell>
          <table:table-cell table:formula="of:=[.C201]-[.D201]" office:value-type="float" office:value="-0.0000790007" calcext:value-type="float">
            <text:p>-7.90007E-05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3533372" calcext:value-type="float">
            <text:p>0.0003533372</text:p>
          </table:table-cell>
          <table:table-cell office:value-type="float" office:value="0.0004310053" calcext:value-type="float">
            <text:p>0.0004310053</text:p>
          </table:table-cell>
          <table:table-cell table:formula="of:=COM.MICROSOFT.IFS([.C202]&gt;[.D202];1;[.D202]&gt;[.C202];0;[.D202]=[.C202];0)" office:value-type="float" office:value="0" calcext:value-type="float">
            <text:p>0</text:p>
          </table:table-cell>
          <table:table-cell table:formula="of:=[.C202]-[.D202]" office:value-type="float" office:value="-0.0000776681" calcext:value-type="float">
            <text:p>-7.76681E-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342002" calcext:value-type="float">
            <text:p>0.000342002</text:p>
          </table:table-cell>
          <table:table-cell office:value-type="float" office:value="0.0004543354" calcext:value-type="float">
            <text:p>0.0004543354</text:p>
          </table:table-cell>
          <table:table-cell table:formula="of:=COM.MICROSOFT.IFS([.C203]&gt;[.D203];1;[.D203]&gt;[.C203];0;[.D203]=[.C203];0)" office:value-type="float" office:value="0" calcext:value-type="float">
            <text:p>0</text:p>
          </table:table-cell>
          <table:table-cell table:formula="of:=[.C203]-[.D203]" office:value-type="float" office:value="-0.0001123334" calcext:value-type="float">
            <text:p>-0.0001123334</text:p>
          </table:table-cell>
        </table:table-row>
        <table:table-row table:style-name="ro1">
          <table:table-cell office:value-type="string" calcext:value-type="string">
            <text:p>Application.Integrate Assets in Background</text:p>
          </table:table-cell>
          <table:table-cell office:value-type="string" calcext:value-type="string">
            <text:p>Loading</text:p>
          </table:table-cell>
          <table:table-cell office:value-type="float" office:value="0.000337333" calcext:value-type="float">
            <text:p>0.000337333</text:p>
          </table:table-cell>
          <table:table-cell office:value-type="float" office:value="0.0005266672" calcext:value-type="float">
            <text:p>0.0005266672</text:p>
          </table:table-cell>
          <table:table-cell table:formula="of:=COM.MICROSOFT.IFS([.C204]&gt;[.D204];1;[.D204]&gt;[.C204];0;[.D204]=[.C204];0)" office:value-type="float" office:value="0" calcext:value-type="float">
            <text:p>0</text:p>
          </table:table-cell>
          <table:table-cell table:formula="of:=[.C204]-[.D204]" office:value-type="float" office:value="-0.0001893342" calcext:value-type="float">
            <text:p>-0.0001893342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324333" calcext:value-type="float">
            <text:p>0.000324333</text:p>
          </table:table-cell>
          <table:table-cell office:value-type="float" office:value="0.0005040005" calcext:value-type="float">
            <text:p>0.0005040005</text:p>
          </table:table-cell>
          <table:table-cell table:formula="of:=COM.MICROSOFT.IFS([.C205]&gt;[.D205];1;[.D205]&gt;[.C205];0;[.D205]=[.C205];0)" office:value-type="float" office:value="0" calcext:value-type="float">
            <text:p>0</text:p>
          </table:table-cell>
          <table:table-cell table:formula="of:=[.C205]-[.D205]" office:value-type="float" office:value="-0.0001796675" calcext:value-type="float">
            <text:p>-0.0001796675</text:p>
          </table:table-cell>
        </table:table-row>
        <table:table-row table:style-name="ro1">
          <table:table-cell office:value-type="string" calcext:value-type="string">
            <text:p>Physics.SyncColliderTransform</text:p>
          </table:table-cell>
          <table:table-cell office:value-type="string" calcext:value-type="string">
            <text:p>Physics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5893333" calcext:value-type="float">
            <text:p>0.0005893333</text:p>
          </table:table-cell>
          <table:table-cell table:formula="of:=COM.MICROSOFT.IFS([.C206]&gt;[.D206];1;[.D206]&gt;[.C206];0;[.D206]=[.C206];0)" office:value-type="float" office:value="0" calcext:value-type="float">
            <text:p>0</text:p>
          </table:table-cell>
          <table:table-cell table:formula="of:=[.C206]-[.D206]" office:value-type="float" office:value="-0.0002683333" calcext:value-type="float">
            <text:p>-0.0002683333</text:p>
          </table:table-cell>
        </table:table-row>
        <table:table-row table:style-name="ro1">
          <table:table-cell office:value-type="string" calcext:value-type="string">
            <text:p>PostLateUpdate.EnlightenRuntimeUpdate</text:p>
          </table:table-cell>
          <table:table-cell office:value-type="string" calcext:value-type="string">
            <text:p>PlayerLoop</text:p>
          </table:table-cell>
          <table:table-cell office:value-type="float" office:value="0.0003173333" calcext:value-type="float">
            <text:p>0.0003173333</text:p>
          </table:table-cell>
          <table:table-cell office:value-type="float" office:value="0.0004189999" calcext:value-type="float">
            <text:p>0.0004189999</text:p>
          </table:table-cell>
          <table:table-cell table:formula="of:=COM.MICROSOFT.IFS([.C207]&gt;[.D207];1;[.D207]&gt;[.C207];0;[.D207]=[.C207];0)" office:value-type="float" office:value="0" calcext:value-type="float">
            <text:p>0</text:p>
          </table:table-cell>
          <table:table-cell table:formula="of:=[.C207]-[.D207]" office:value-type="float" office:value="-0.0001016666" calcext:value-type="float">
            <text:p>-0.0001016666</text:p>
          </table:table-cell>
        </table:table-row>
        <table:table-row table:style-name="ro1">
          <table:table-cell office:value-type="string" calcext:value-type="string">
            <text:p>PostLateUpdate.UpdateAllSkinnedMeshes</text:p>
          </table:table-cell>
          <table:table-cell office:value-type="string" calcext:value-type="string">
            <text:p>PlayerLoop</text:p>
          </table:table-cell>
          <table:table-cell office:value-type="float" office:value="0.0003130003" calcext:value-type="float">
            <text:p>0.0003130003</text:p>
          </table:table-cell>
          <table:table-cell office:value-type="float" office:value="0.0004459998" calcext:value-type="float">
            <text:p>0.0004459998</text:p>
          </table:table-cell>
          <table:table-cell table:formula="of:=COM.MICROSOFT.IFS([.C208]&gt;[.D208];1;[.D208]&gt;[.C208];0;[.D208]=[.C208];0)" office:value-type="float" office:value="0" calcext:value-type="float">
            <text:p>0</text:p>
          </table:table-cell>
          <table:table-cell table:formula="of:=[.C208]-[.D208]" office:value-type="float" office:value="-0.0001329995" calcext:value-type="float">
            <text:p>-0.0001329995</text:p>
          </table:table-cell>
        </table:table-row>
        <table:table-row table:style-name="ro1">
          <table:table-cell office:value-type="string" calcext:value-type="string">
            <text:p>PhysX.FinalizeUpdateTask</text:p>
          </table:table-cell>
          <table:table-cell office:value-type="string" calcext:value-type="string">
            <text:p>Physics</text:p>
          </table:table-cell>
          <table:table-cell office:value-type="float" office:value="0.0003116667" calcext:value-type="float">
            <text:p>0.0003116667</text:p>
          </table:table-cell>
          <table:table-cell office:value-type="float" office:value="0.000054" calcext:value-type="float">
            <text:p>5.4E-05</text:p>
          </table:table-cell>
          <table:table-cell table:formula="of:=COM.MICROSOFT.IFS([.C209]&gt;[.D209];1;[.D209]&gt;[.C209];0;[.D209]=[.C209];0)" office:value-type="float" office:value="1" calcext:value-type="float">
            <text:p>1</text:p>
          </table:table-cell>
          <table:table-cell table:formula="of:=[.C209]-[.D209]" office:value-type="float" office:value="0.0002576667" calcext:value-type="float">
            <text:p>0.0002576667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003070001" calcext:value-type="float">
            <text:p>0.0003070001</text:p>
          </table:table-cell>
          <table:table-cell office:value-type="float" office:value="0.0004399999" calcext:value-type="float">
            <text:p>0.0004399999</text:p>
          </table:table-cell>
          <table:table-cell table:formula="of:=COM.MICROSOFT.IFS([.C210]&gt;[.D210];1;[.D210]&gt;[.C210];0;[.D210]=[.C210];0)" office:value-type="float" office:value="0" calcext:value-type="float">
            <text:p>0</text:p>
          </table:table-cell>
          <table:table-cell table:formula="of:=[.C210]-[.D210]" office:value-type="float" office:value="-0.0001329998" calcext:value-type="float">
            <text:p>-0.0001329998</text:p>
          </table:table-cell>
        </table:table-row>
        <table:table-row table:style-name="ro1">
          <table:table-cell office:value-type="string" calcext:value-type="string">
            <text:p>PostLateUpdate.DirectorRenderImage</text:p>
          </table:table-cell>
          <table:table-cell office:value-type="string" calcext:value-type="string">
            <text:p>PlayerLoop</text:p>
          </table:table-cell>
          <table:table-cell office:value-type="float" office:value="0.0003060001" calcext:value-type="float">
            <text:p>0.0003060001</text:p>
          </table:table-cell>
          <table:table-cell office:value-type="float" office:value="0.0004670003" calcext:value-type="float">
            <text:p>0.0004670003</text:p>
          </table:table-cell>
          <table:table-cell table:formula="of:=COM.MICROSOFT.IFS([.C211]&gt;[.D211];1;[.D211]&gt;[.C211];0;[.D211]=[.C211];0)" office:value-type="float" office:value="0" calcext:value-type="float">
            <text:p>0</text:p>
          </table:table-cell>
          <table:table-cell table:formula="of:=[.C211]-[.D211]" office:value-type="float" office:value="-0.0001610002" calcext:value-type="float">
            <text:p>-0.0001610002</text:p>
          </table:table-cell>
        </table:table-row>
        <table:table-row table:style-name="ro1">
          <table:table-cell office:value-type="string" calcext:value-type="string">
            <text:p>Inl_UniversalRenderPipeline.InitializeLightData</text:p>
          </table:table-cell>
          <table:table-cell office:value-type="string" calcext:value-type="string">
            <text:p>Scripts</text:p>
          </table:table-cell>
          <table:table-cell office:value-type="float" office:value="0.0002860003" calcext:value-type="float">
            <text:p>0.0002860003</text:p>
          </table:table-cell>
          <table:table-cell office:value-type="float" office:value="0.0003906664" calcext:value-type="float">
            <text:p>0.0003906664</text:p>
          </table:table-cell>
          <table:table-cell table:formula="of:=COM.MICROSOFT.IFS([.C212]&gt;[.D212];1;[.D212]&gt;[.C212];0;[.D212]=[.C212];0)" office:value-type="float" office:value="0" calcext:value-type="float">
            <text:p>0</text:p>
          </table:table-cell>
          <table:table-cell table:formula="of:=[.C212]-[.D212]" office:value-type="float" office:value="-0.0001046661" calcext:value-type="float">
            <text:p>-0.0001046661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7339999" calcext:value-type="float">
            <text:p>0.0007339999</text:p>
          </table:table-cell>
          <table:table-cell table:formula="of:=COM.MICROSOFT.IFS([.C213]&gt;[.D213];1;[.D213]&gt;[.C213];0;[.D213]=[.C213];0)" office:value-type="float" office:value="0" calcext:value-type="float">
            <text:p>0</text:p>
          </table:table-cell>
          <table:table-cell table:formula="of:=[.C213]-[.D213]" office:value-type="float" office:value="-0.0004529999" calcext:value-type="float">
            <text:p>-0.0004529999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002800006" calcext:value-type="float">
            <text:p>0.0002800006</text:p>
          </table:table-cell>
          <table:table-cell office:value-type="float" office:value="0.0003890002" calcext:value-type="float">
            <text:p>0.0003890002</text:p>
          </table:table-cell>
          <table:table-cell table:formula="of:=COM.MICROSOFT.IFS([.C214]&gt;[.D214];1;[.D214]&gt;[.C214];0;[.D214]=[.C214];0)" office:value-type="float" office:value="0" calcext:value-type="float">
            <text:p>0</text:p>
          </table:table-cell>
          <table:table-cell table:formula="of:=[.C214]-[.D214]" office:value-type="float" office:value="-0.0001089996" calcext:value-type="float">
            <text:p>-0.0001089996</text:p>
          </table:table-cell>
        </table:table-row>
        <table:table-row table:style-name="ro1">
          <table:table-cell office:value-type="string" calcext:value-type="string">
            <text:p>AddCustomActiveLocalLights</text:p>
          </table:table-cell>
          <table:table-cell office:value-type="string" calcext:value-type="string">
            <text:p>Render</text:p>
          </table:table-cell>
          <table:table-cell office:value-type="float" office:value="0.0002746668" calcext:value-type="float">
            <text:p>0.0002746668</text:p>
          </table:table-cell>
          <table:table-cell office:value-type="float" office:value="0.0003796662" calcext:value-type="float">
            <text:p>0.0003796662</text:p>
          </table:table-cell>
          <table:table-cell table:formula="of:=COM.MICROSOFT.IFS([.C215]&gt;[.D215];1;[.D215]&gt;[.C215];0;[.D215]=[.C215];0)" office:value-type="float" office:value="0" calcext:value-type="float">
            <text:p>0</text:p>
          </table:table-cell>
          <table:table-cell table:formula="of:=[.C215]-[.D215]" office:value-type="float" office:value="-0.0001049994" calcext:value-type="float">
            <text:p>-0.0001049994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 office:value-type="float" office:value="0.0002710005" calcext:value-type="float">
            <text:p>0.0002710005</text:p>
          </table:table-cell>
          <table:table-cell office:value-type="float" office:value="0.0003703332" calcext:value-type="float">
            <text:p>0.0003703332</text:p>
          </table:table-cell>
          <table:table-cell table:formula="of:=COM.MICROSOFT.IFS([.C216]&gt;[.D216];1;[.D216]&gt;[.C216];0;[.D216]=[.C216];0)" office:value-type="float" office:value="0" calcext:value-type="float">
            <text:p>0</text:p>
          </table:table-cell>
          <table:table-cell table:formula="of:=[.C216]-[.D216]" office:value-type="float" office:value="-0.0000993327" calcext:value-type="float">
            <text:p>-9.93327E-05</text:p>
          </table:table-cell>
        </table:table-row>
        <table:table-row table:style-name="ro1">
          <table:table-cell office:value-type="string" calcext:value-type="string">
            <text:p>Inl_Setup Additional Shadows</text:p>
          </table:table-cell>
          <table:table-cell office:value-type="string" calcext:value-type="string">
            <text:p>Scripts</text:p>
          </table:table-cell>
          <table:table-cell office:value-type="float" office:value="0.0002650003" calcext:value-type="float">
            <text:p>0.0002650003</text:p>
          </table:table-cell>
          <table:table-cell office:value-type="float" office:value="0.0003839995" calcext:value-type="float">
            <text:p>0.0003839995</text:p>
          </table:table-cell>
          <table:table-cell table:formula="of:=COM.MICROSOFT.IFS([.C217]&gt;[.D217];1;[.D217]&gt;[.C217];0;[.D217]=[.C217];0)" office:value-type="float" office:value="0" calcext:value-type="float">
            <text:p>0</text:p>
          </table:table-cell>
          <table:table-cell table:formula="of:=[.C217]-[.D217]" office:value-type="float" office:value="-0.0001189992" calcext:value-type="float">
            <text:p>-0.0001189992</text:p>
          </table:table-cell>
        </table:table-row>
        <table:table-row table:style-name="ro1">
          <table:table-cell office:value-type="string" calcext:value-type="string">
            <text:p>Profiler.CollectPhysics2DStats</text:p>
          </table:table-cell>
          <table:table-cell office:value-type="string" calcext:value-type="string">
            <text:p>Overhead</text:p>
          </table:table-cell>
          <table:table-cell office:value-type="float" office:value="0.0002650001" calcext:value-type="float">
            <text:p>0.0002650001</text:p>
          </table:table-cell>
          <table:table-cell office:value-type="float" office:value="0.0003053333" calcext:value-type="float">
            <text:p>0.0003053333</text:p>
          </table:table-cell>
          <table:table-cell table:formula="of:=COM.MICROSOFT.IFS([.C218]&gt;[.D218];1;[.D218]&gt;[.C218];0;[.D218]=[.C218];0)" office:value-type="float" office:value="0" calcext:value-type="float">
            <text:p>0</text:p>
          </table:table-cell>
          <table:table-cell table:formula="of:=[.C218]-[.D218]" office:value-type="float" office:value="-0.0000403332" calcext:value-type="float">
            <text:p>-4.03332E-05</text:p>
          </table:table-cell>
        </table:table-row>
        <table:table-row table:style-name="ro1">
          <table:table-cell office:value-type="string" calcext:value-type="string">
            <text:p>PreUpdate.WindUpdate</text:p>
          </table:table-cell>
          <table:table-cell office:value-type="string" calcext:value-type="string">
            <text:p>PlayerLoop</text:p>
          </table:table-cell>
          <table:table-cell office:value-type="float" office:value="0.0002633338" calcext:value-type="float">
            <text:p>0.0002633338</text:p>
          </table:table-cell>
          <table:table-cell office:value-type="float" office:value="0.0003369996" calcext:value-type="float">
            <text:p>0.0003369996</text:p>
          </table:table-cell>
          <table:table-cell table:formula="of:=COM.MICROSOFT.IFS([.C219]&gt;[.D219];1;[.D219]&gt;[.C219];0;[.D219]=[.C219];0)" office:value-type="float" office:value="0" calcext:value-type="float">
            <text:p>0</text:p>
          </table:table-cell>
          <table:table-cell table:formula="of:=[.C219]-[.D219]" office:value-type="float" office:value="-0.0000736658" calcext:value-type="float">
            <text:p>-7.36658E-05</text:p>
          </table:table-cell>
        </table:table-row>
        <table:table-row table:style-name="ro1">
          <table:table-cell office:value-type="string" calcext:value-type="string">
            <text:p>UIEvents.CanvasmanagerEmitOnScreenGeometry</text:p>
          </table:table-cell>
          <table:table-cell office:value-type="string" calcext:value-type="string">
            <text:p>PlayerLoop</text:p>
          </table:table-cell>
          <table:table-cell office:value-type="float" office:value="0.0002580002" calcext:value-type="float">
            <text:p>0.0002580002</text:p>
          </table:table-cell>
          <table:table-cell office:value-type="float" office:value="0.0003489996" calcext:value-type="float">
            <text:p>0.0003489996</text:p>
          </table:table-cell>
          <table:table-cell table:formula="of:=COM.MICROSOFT.IFS([.C220]&gt;[.D220];1;[.D220]&gt;[.C220];0;[.D220]=[.C220];0)" office:value-type="float" office:value="0" calcext:value-type="float">
            <text:p>0</text:p>
          </table:table-cell>
          <table:table-cell table:formula="of:=[.C220]-[.D220]" office:value-type="float" office:value="-0.0000909994" calcext:value-type="float">
            <text:p>-9.09994E-05</text:p>
          </table:table-cell>
        </table:table-row>
        <table:table-row table:style-name="ro1">
          <table:table-cell office:value-type="string" calcext:value-type="string">
            <text:p>AddDirectionalLights</text:p>
          </table:table-cell>
          <table:table-cell office:value-type="string" calcext:value-type="string">
            <text:p>Render</text:p>
          </table:table-cell>
          <table:table-cell office:value-type="float" office:value="0.0002573335" calcext:value-type="float">
            <text:p>0.0002573335</text:p>
          </table:table-cell>
          <table:table-cell office:value-type="float" office:value="0.0003739996" calcext:value-type="float">
            <text:p>0.0003739996</text:p>
          </table:table-cell>
          <table:table-cell table:formula="of:=COM.MICROSOFT.IFS([.C221]&gt;[.D221];1;[.D221]&gt;[.C221];0;[.D221]=[.C221];0)" office:value-type="float" office:value="0" calcext:value-type="float">
            <text:p>0</text:p>
          </table:table-cell>
          <table:table-cell table:formula="of:=[.C221]-[.D221]" office:value-type="float" office:value="-0.0001166661" calcext:value-type="float">
            <text:p>-0.0001166661</text:p>
          </table:table-cell>
        </table:table-row>
        <table:table-row table:style-name="ro1">
          <table:table-cell office:value-type="string" calcext:value-type="string">
            <text:p>CullResultsToNativeArrays</text:p>
          </table:table-cell>
          <table:table-cell office:value-type="string" calcext:value-type="string">
            <text:p>Render</text:p>
          </table:table-cell>
          <table:table-cell office:value-type="float" office:value="0.0002510005" calcext:value-type="float">
            <text:p>0.0002510005</text:p>
          </table:table-cell>
          <table:table-cell office:value-type="float" office:value="0.0003479997" calcext:value-type="float">
            <text:p>0.0003479997</text:p>
          </table:table-cell>
          <table:table-cell table:formula="of:=COM.MICROSOFT.IFS([.C222]&gt;[.D222];1;[.D222]&gt;[.C222];0;[.D222]=[.C222];0)" office:value-type="float" office:value="0" calcext:value-type="float">
            <text:p>0</text:p>
          </table:table-cell>
          <table:table-cell table:formula="of:=[.C222]-[.D222]" office:value-type="float" office:value="-0.0000969992" calcext:value-type="float">
            <text:p>-9.69992E-05</text:p>
          </table:table-cell>
        </table:table-row>
        <table:table-row table:style-name="ro1">
          <table:table-cell office:value-type="string" calcext:value-type="string">
            <text:p>PreLateUpdate.ScriptRunBehaviourLateUpdate</text:p>
          </table:table-cell>
          <table:table-cell office:value-type="string" calcext:value-type="string">
            <text:p>PlayerLoop</text:p>
          </table:table-cell>
          <table:table-cell office:value-type="float" office:value="0.0002400005" calcext:value-type="float">
            <text:p>0.0002400005</text:p>
          </table:table-cell>
          <table:table-cell office:value-type="float" office:value="0.0003369997" calcext:value-type="float">
            <text:p>0.0003369997</text:p>
          </table:table-cell>
          <table:table-cell table:formula="of:=COM.MICROSOFT.IFS([.C223]&gt;[.D223];1;[.D223]&gt;[.C223];0;[.D223]=[.C223];0)" office:value-type="float" office:value="0" calcext:value-type="float">
            <text:p>0</text:p>
          </table:table-cell>
          <table:table-cell table:formula="of:=[.C223]-[.D223]" office:value-type="float" office:value="-0.0000969992" calcext:value-type="float">
            <text:p>-9.69992E-05</text:p>
          </table:table-cell>
        </table:table-row>
        <table:table-row table:style-name="ro1">
          <table:table-cell office:value-type="string" calcext:value-type="string">
            <text:p>PreUpdate.PhysicsUpdate</text:p>
          </table:table-cell>
          <table:table-cell office:value-type="string" calcext:value-type="string">
            <text:p>PlayerLoop</text:p>
          </table:table-cell>
          <table:table-cell office:value-type="float" office:value="0.0002393337" calcext:value-type="float">
            <text:p>0.0002393337</text:p>
          </table:table-cell>
          <table:table-cell office:value-type="float" office:value="0.0003493329" calcext:value-type="float">
            <text:p>0.0003493329</text:p>
          </table:table-cell>
          <table:table-cell table:formula="of:=COM.MICROSOFT.IFS([.C224]&gt;[.D224];1;[.D224]&gt;[.C224];0;[.D224]=[.C224];0)" office:value-type="float" office:value="0" calcext:value-type="float">
            <text:p>0</text:p>
          </table:table-cell>
          <table:table-cell table:formula="of:=[.C224]-[.D224]" office:value-type="float" office:value="-0.0001099992" calcext:value-type="float">
            <text:p>-0.0001099992</text:p>
          </table:table-cell>
        </table:table-row>
        <table:table-row table:style-name="ro1">
          <table:table-cell office:value-type="string" calcext:value-type="string">
            <text:p>PostLateUpdate.PhysicsSkinnedClothBeginUpdate</text:p>
          </table:table-cell>
          <table:table-cell office:value-type="string" calcext:value-type="string">
            <text:p>PlayerLoop</text:p>
          </table:table-cell>
          <table:table-cell office:value-type="float" office:value="0.0002366672" calcext:value-type="float">
            <text:p>0.0002366672</text:p>
          </table:table-cell>
          <table:table-cell office:value-type="float" office:value="0.0002976666" calcext:value-type="float">
            <text:p>0.0002976666</text:p>
          </table:table-cell>
          <table:table-cell table:formula="of:=COM.MICROSOFT.IFS([.C225]&gt;[.D225];1;[.D225]&gt;[.C225];0;[.D225]=[.C225];0)" office:value-type="float" office:value="0" calcext:value-type="float">
            <text:p>0</text:p>
          </table:table-cell>
          <table:table-cell table:formula="of:=[.C225]-[.D225]" office:value-type="float" office:value="-0.0000609994" calcext:value-type="float">
            <text:p>-6.09994E-05</text:p>
          </table:table-cell>
        </table:table-row>
        <table:table-row table:style-name="ro1">
          <table:table-cell office:value-type="string" calcext:value-type="string">
            <text:p>PostLateUpdate.DirectorLateUpdate</text:p>
          </table:table-cell>
          <table:table-cell office:value-type="string" calcext:value-type="string">
            <text:p>PlayerLoop</text:p>
          </table:table-cell>
          <table:table-cell office:value-type="float" office:value="0.000234667" calcext:value-type="float">
            <text:p>0.000234667</text:p>
          </table:table-cell>
          <table:table-cell office:value-type="float" office:value="0.0003276665" calcext:value-type="float">
            <text:p>0.0003276665</text:p>
          </table:table-cell>
          <table:table-cell table:formula="of:=COM.MICROSOFT.IFS([.C226]&gt;[.D226];1;[.D226]&gt;[.C226];0;[.D226]=[.C226];0)" office:value-type="float" office:value="0" calcext:value-type="float">
            <text:p>0</text:p>
          </table:table-cell>
          <table:table-cell table:formula="of:=[.C226]-[.D226]" office:value-type="float" office:value="-0.0000929995" calcext:value-type="float">
            <text:p>-9.29995E-05</text:p>
          </table:table-cell>
        </table:table-row>
        <table:table-row table:style-name="ro1">
          <table:table-cell office:value-type="string" calcext:value-type="string">
            <text:p>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0002340003" calcext:value-type="float">
            <text:p>0.0002340003</text:p>
          </table:table-cell>
          <table:table-cell office:value-type="float" office:value="0.0003273329" calcext:value-type="float">
            <text:p>0.0003273329</text:p>
          </table:table-cell>
          <table:table-cell table:formula="of:=COM.MICROSOFT.IFS([.C227]&gt;[.D227];1;[.D227]&gt;[.C227];0;[.D227]=[.C227];0)" office:value-type="float" office:value="0" calcext:value-type="float">
            <text:p>0</text:p>
          </table:table-cell>
          <table:table-cell table:formula="of:=[.C227]-[.D227]" office:value-type="float" office:value="-0.0000933326" calcext:value-type="float">
            <text:p>-9.33326E-05</text:p>
          </table:table-cell>
        </table:table-row>
        <table:table-row table:style-name="ro1">
          <table:table-cell office:value-type="string" calcext:value-type="string">
            <text:p>Pr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0002306669" calcext:value-type="float">
            <text:p>0.0002306669</text:p>
          </table:table-cell>
          <table:table-cell office:value-type="float" office:value="0.0003303331" calcext:value-type="float">
            <text:p>0.0003303331</text:p>
          </table:table-cell>
          <table:table-cell table:formula="of:=COM.MICROSOFT.IFS([.C228]&gt;[.D228];1;[.D228]&gt;[.C228];0;[.D228]=[.C228];0)" office:value-type="float" office:value="0" calcext:value-type="float">
            <text:p>0</text:p>
          </table:table-cell>
          <table:table-cell table:formula="of:=[.C228]-[.D228]" office:value-type="float" office:value="-0.0000996662" calcext:value-type="float">
            <text:p>-9.96662E-05</text:p>
          </table:table-cell>
        </table:table-row>
        <table:table-row table:style-name="ro1">
          <table:table-cell office:value-type="string" calcext:value-type="string">
            <text:p>Profiler.CollectVideoStats</text:p>
          </table:table-cell>
          <table:table-cell office:value-type="string" calcext:value-type="string">
            <text:p>Overhead</text:p>
          </table:table-cell>
          <table:table-cell office:value-type="float" office:value="0.0002290003" calcext:value-type="float">
            <text:p>0.0002290003</text:p>
          </table:table-cell>
          <table:table-cell office:value-type="float" office:value="0.0002943333" calcext:value-type="float">
            <text:p>0.0002943333</text:p>
          </table:table-cell>
          <table:table-cell table:formula="of:=COM.MICROSOFT.IFS([.C229]&gt;[.D229];1;[.D229]&gt;[.C229];0;[.D229]=[.C229];0)" office:value-type="float" office:value="0" calcext:value-type="float">
            <text:p>0</text:p>
          </table:table-cell>
          <table:table-cell table:formula="of:=[.C229]-[.D229]" office:value-type="float" office:value="-0.000065333" calcext:value-type="float">
            <text:p>-6.5333E-05</text:p>
          </table:table-cell>
        </table:table-row>
        <table:table-row table:style-name="ro1">
          <table:table-cell office:value-type="string" calcext:value-type="string">
            <text:p>PostLateUpdate.UpdateVideoTextures</text:p>
          </table:table-cell>
          <table:table-cell office:value-type="string" calcext:value-type="string">
            <text:p>PlayerLoop</text:p>
          </table:table-cell>
          <table:table-cell office:value-type="float" office:value="0.0002243335" calcext:value-type="float">
            <text:p>0.0002243335</text:p>
          </table:table-cell>
          <table:table-cell office:value-type="float" office:value="0.000282" calcext:value-type="float">
            <text:p>0.000282</text:p>
          </table:table-cell>
          <table:table-cell table:formula="of:=COM.MICROSOFT.IFS([.C230]&gt;[.D230];1;[.D230]&gt;[.C230];0;[.D230]=[.C230];0)" office:value-type="float" office:value="0" calcext:value-type="float">
            <text:p>0</text:p>
          </table:table-cell>
          <table:table-cell table:formula="of:=[.C230]-[.D230]" office:value-type="float" office:value="-0.0000576665" calcext:value-type="float">
            <text:p>-5.76665E-05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2233333" calcext:value-type="float">
            <text:p>0.0002233333</text:p>
          </table:table-cell>
          <table:table-cell office:value-type="float" office:value="0.0004423333" calcext:value-type="float">
            <text:p>0.0004423333</text:p>
          </table:table-cell>
          <table:table-cell table:formula="of:=COM.MICROSOFT.IFS([.C231]&gt;[.D231];1;[.D231]&gt;[.C231];0;[.D231]=[.C231];0)" office:value-type="float" office:value="0" calcext:value-type="float">
            <text:p>0</text:p>
          </table:table-cell>
          <table:table-cell table:formula="of:=[.C231]-[.D231]" office:value-type="float" office:value="-0.000219" calcext:value-type="float">
            <text:p>-0.000219</text:p>
          </table:table-cell>
        </table:table-row>
        <table:table-row table:style-name="ro1">
          <table:table-cell office:value-type="string" calcext:value-type="string">
            <text:p>LightProbeProxyVolumeManager.Update</text:p>
          </table:table-cell>
          <table:table-cell office:value-type="string" calcext:value-type="string">
            <text:p>Render</text:p>
          </table:table-cell>
          <table:table-cell office:value-type="float" office:value="0.0002220002" calcext:value-type="float">
            <text:p>0.0002220002</text:p>
          </table:table-cell>
          <table:table-cell office:value-type="float" office:value="0.0003216669" calcext:value-type="float">
            <text:p>0.0003216669</text:p>
          </table:table-cell>
          <table:table-cell table:formula="of:=COM.MICROSOFT.IFS([.C232]&gt;[.D232];1;[.D232]&gt;[.C232];0;[.D232]=[.C232];0)" office:value-type="float" office:value="0" calcext:value-type="float">
            <text:p>0</text:p>
          </table:table-cell>
          <table:table-cell table:formula="of:=[.C232]-[.D232]" office:value-type="float" office:value="-0.0000996667" calcext:value-type="float">
            <text:p>-9.96667E-05</text:p>
          </table:table-cell>
        </table:table-row>
        <table:table-row table:style-name="ro1">
          <table:table-cell office:value-type="string" calcext:value-type="string">
            <text:p>UnityEngine.CoreModule.dll!UnityEngine::Application.InvokeOnBeforeRender()</text:p>
          </table:table-cell>
          <table:table-cell office:value-type="string" calcext:value-type="string">
            <text:p>Scripts</text:p>
          </table:table-cell>
          <table:table-cell office:value-type="float" office:value="0.0002220002" calcext:value-type="float">
            <text:p>0.0002220002</text:p>
          </table:table-cell>
          <table:table-cell office:value-type="float" office:value="0.000337" calcext:value-type="float">
            <text:p>0.000337</text:p>
          </table:table-cell>
          <table:table-cell table:formula="of:=COM.MICROSOFT.IFS([.C233]&gt;[.D233];1;[.D233]&gt;[.C233];0;[.D233]=[.C233];0)" office:value-type="float" office:value="0" calcext:value-type="float">
            <text:p>0</text:p>
          </table:table-cell>
          <table:table-cell table:formula="of:=[.C233]-[.D233]" office:value-type="float" office:value="-0.0001149998" calcext:value-type="float">
            <text:p>-0.0001149998</text:p>
          </table:table-cell>
        </table:table-row>
        <table:table-row table:style-name="ro1">
          <table:table-cell office:value-type="string" calcext:value-type="string">
            <text:p>PostLate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0002210002" calcext:value-type="float">
            <text:p>0.0002210002</text:p>
          </table:table-cell>
          <table:table-cell office:value-type="float" office:value="0.0002673335" calcext:value-type="float">
            <text:p>0.0002673335</text:p>
          </table:table-cell>
          <table:table-cell table:formula="of:=COM.MICROSOFT.IFS([.C234]&gt;[.D234];1;[.D234]&gt;[.C234];0;[.D234]=[.C234];0)" office:value-type="float" office:value="0" calcext:value-type="float">
            <text:p>0</text:p>
          </table:table-cell>
          <table:table-cell table:formula="of:=[.C234]-[.D234]" office:value-type="float" office:value="-0.0000463333" calcext:value-type="float">
            <text:p>-4.63333E-05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 office:value-type="float" office:value="0.0002190002" calcext:value-type="float">
            <text:p>0.0002190002</text:p>
          </table:table-cell>
          <table:table-cell office:value-type="float" office:value="0.0002976666" calcext:value-type="float">
            <text:p>0.0002976666</text:p>
          </table:table-cell>
          <table:table-cell table:formula="of:=COM.MICROSOFT.IFS([.C235]&gt;[.D235];1;[.D235]&gt;[.C235];0;[.D235]=[.C235];0)" office:value-type="float" office:value="0" calcext:value-type="float">
            <text:p>0</text:p>
          </table:table-cell>
          <table:table-cell table:formula="of:=[.C235]-[.D235]" office:value-type="float" office:value="-0.0000786664" calcext:value-type="float">
            <text:p>-7.86664E-05</text:p>
          </table:table-cell>
        </table:table-row>
        <table:table-row table:style-name="ro1">
          <table:table-cell office:value-type="string" calcext:value-type="string">
            <text:p>Physics.FetchResults</text:p>
          </table:table-cell>
          <table:table-cell office:value-type="string" calcext:value-type="string">
            <text:p>Physics</text:p>
          </table:table-cell>
          <table:table-cell office:value-type="float" office:value="0.0002186667" calcext:value-type="float">
            <text:p>0.0002186667</text:p>
          </table:table-cell>
          <table:table-cell office:value-type="float" office:value="0.0003063333" calcext:value-type="float">
            <text:p>0.0003063333</text:p>
          </table:table-cell>
          <table:table-cell table:formula="of:=COM.MICROSOFT.IFS([.C236]&gt;[.D236];1;[.D236]&gt;[.C236];0;[.D236]=[.C236];0)" office:value-type="float" office:value="0" calcext:value-type="float">
            <text:p>0</text:p>
          </table:table-cell>
          <table:table-cell table:formula="of:=[.C236]-[.D236]" office:value-type="float" office:value="-0.0000876666" calcext:value-type="float">
            <text:p>-8.76666E-05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0002153335" calcext:value-type="float">
            <text:p>0.0002153335</text:p>
          </table:table-cell>
          <table:table-cell office:value-type="float" office:value="0.0003060001" calcext:value-type="float">
            <text:p>0.0003060001</text:p>
          </table:table-cell>
          <table:table-cell table:formula="of:=COM.MICROSOFT.IFS([.C237]&gt;[.D237];1;[.D237]&gt;[.C237];0;[.D237]=[.C237];0)" office:value-type="float" office:value="0" calcext:value-type="float">
            <text:p>0</text:p>
          </table:table-cell>
          <table:table-cell table:formula="of:=[.C237]-[.D237]" office:value-type="float" office:value="-0.0000906666" calcext:value-type="float">
            <text:p>-9.06666E-05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 office:value-type="float" office:value="0.0002096667" calcext:value-type="float">
            <text:p>0.0002096667</text:p>
          </table:table-cell>
          <table:table-cell office:value-type="float" office:value="0.0002893334" calcext:value-type="float">
            <text:p>0.0002893334</text:p>
          </table:table-cell>
          <table:table-cell table:formula="of:=COM.MICROSOFT.IFS([.C238]&gt;[.D238];1;[.D238]&gt;[.C238];0;[.D238]=[.C238];0)" office:value-type="float" office:value="0" calcext:value-type="float">
            <text:p>0</text:p>
          </table:table-cell>
          <table:table-cell table:formula="of:=[.C238]-[.D238]" office:value-type="float" office:value="-0.0000796667" calcext:value-type="float">
            <text:p>-7.96667E-05</text:p>
          </table:table-cell>
        </table:table-row>
        <table:table-row table:style-name="ro1">
          <table:table-cell office:value-type="string" calcext:value-type="string">
            <text:p>PreLateUpdate.DirectorUpdateAnimationBegin</text:p>
          </table:table-cell>
          <table:table-cell office:value-type="string" calcext:value-type="string">
            <text:p>PlayerLoop</text:p>
          </table:table-cell>
          <table:table-cell office:value-type="float" office:value="0.0002063333" calcext:value-type="float">
            <text:p>0.0002063333</text:p>
          </table:table-cell>
          <table:table-cell office:value-type="float" office:value="0.0002959999" calcext:value-type="float">
            <text:p>0.0002959999</text:p>
          </table:table-cell>
          <table:table-cell table:formula="of:=COM.MICROSOFT.IFS([.C239]&gt;[.D239];1;[.D239]&gt;[.C239];0;[.D239]=[.C239];0)" office:value-type="float" office:value="0" calcext:value-type="float">
            <text:p>0</text:p>
          </table:table-cell>
          <table:table-cell table:formula="of:=[.C239]-[.D239]" office:value-type="float" office:value="-0.0000896666" calcext:value-type="float">
            <text:p>-8.96666E-05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2056667" calcext:value-type="float">
            <text:p>0.0002056667</text:p>
          </table:table-cell>
          <table:table-cell office:value-type="float" office:value="0.000274667" calcext:value-type="float">
            <text:p>0.000274667</text:p>
          </table:table-cell>
          <table:table-cell table:formula="of:=COM.MICROSOFT.IFS([.C240]&gt;[.D240];1;[.D240]&gt;[.C240];0;[.D240]=[.C240];0)" office:value-type="float" office:value="0" calcext:value-type="float">
            <text:p>0</text:p>
          </table:table-cell>
          <table:table-cell table:formula="of:=[.C240]-[.D240]" office:value-type="float" office:value="-0.0000690003" calcext:value-type="float">
            <text:p>-6.90003E-05</text:p>
          </table:table-cell>
        </table:table-row>
        <table:table-row table:style-name="ro1">
          <table:table-cell office:value-type="string" calcext:value-type="string">
            <text:p>PreLateUpdate.DirectorUpdateAnimationEnd</text:p>
          </table:table-cell>
          <table:table-cell office:value-type="string" calcext:value-type="string">
            <text:p>PlayerLoop</text:p>
          </table:table-cell>
          <table:table-cell office:value-type="float" office:value="0.0002033333" calcext:value-type="float">
            <text:p>0.0002033333</text:p>
          </table:table-cell>
          <table:table-cell office:value-type="float" office:value="0.0002996668" calcext:value-type="float">
            <text:p>0.0002996668</text:p>
          </table:table-cell>
          <table:table-cell table:formula="of:=COM.MICROSOFT.IFS([.C241]&gt;[.D241];1;[.D241]&gt;[.C241];0;[.D241]=[.C241];0)" office:value-type="float" office:value="0" calcext:value-type="float">
            <text:p>0</text:p>
          </table:table-cell>
          <table:table-cell table:formula="of:=[.C241]-[.D241]" office:value-type="float" office:value="-0.0000963335" calcext:value-type="float">
            <text:p>-9.63335E-05</text:p>
          </table:table-cell>
        </table:table-row>
        <table:table-row table:style-name="ro1">
          <table:table-cell office:value-type="string" calcext:value-type="string">
            <text:p>ConstraintManager::Update</text:p>
          </table:table-cell>
          <table:table-cell office:value-type="string" calcext:value-type="string">
            <text:p>Animation</text:p>
          </table:table-cell>
          <table:table-cell office:value-type="float" office:value="0.000200667" calcext:value-type="float">
            <text:p>0.000200667</text:p>
          </table:table-cell>
          <table:table-cell office:value-type="float" office:value="0.0002230003" calcext:value-type="float">
            <text:p>0.0002230003</text:p>
          </table:table-cell>
          <table:table-cell table:formula="of:=COM.MICROSOFT.IFS([.C242]&gt;[.D242];1;[.D242]&gt;[.C242];0;[.D242]=[.C242];0)" office:value-type="float" office:value="0" calcext:value-type="float">
            <text:p>0</text:p>
          </table:table-cell>
          <table:table-cell table:formula="of:=[.C242]-[.D242]" office:value-type="float" office:value="-0.0000223333" calcext:value-type="float">
            <text:p>-2.23333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01986667" calcext:value-type="float">
            <text:p>0.0001986667</text:p>
          </table:table-cell>
          <table:table-cell office:value-type="float" office:value="0.0002583337" calcext:value-type="float">
            <text:p>0.0002583337</text:p>
          </table:table-cell>
          <table:table-cell table:formula="of:=COM.MICROSOFT.IFS([.C243]&gt;[.D243];1;[.D243]&gt;[.C243];0;[.D243]=[.C243];0)" office:value-type="float" office:value="0" calcext:value-type="float">
            <text:p>0</text:p>
          </table:table-cell>
          <table:table-cell table:formula="of:=[.C243]-[.D243]" office:value-type="float" office:value="-0.000059667" calcext:value-type="float">
            <text:p>-5.9667E-05</text:p>
          </table:table-cell>
        </table:table-row>
        <table:table-row table:style-name="ro1">
          <table:table-cell office:value-type="string" calcext:value-type="string">
            <text:p>EnlightenRuntimeManager.AddCustomLights</text:p>
          </table:table-cell>
          <table:table-cell office:value-type="string" calcext:value-type="string">
            <text:p>Gi</text:p>
          </table:table-cell>
          <table:table-cell office:value-type="float" office:value="0.0001963333" calcext:value-type="float">
            <text:p>0.0001963333</text:p>
          </table:table-cell>
          <table:table-cell office:value-type="float" office:value="0.0002630001" calcext:value-type="float">
            <text:p>0.0002630001</text:p>
          </table:table-cell>
          <table:table-cell table:formula="of:=COM.MICROSOFT.IFS([.C244]&gt;[.D244];1;[.D244]&gt;[.C244];0;[.D244]=[.C244];0)" office:value-type="float" office:value="0" calcext:value-type="float">
            <text:p>0</text:p>
          </table:table-cell>
          <table:table-cell table:formula="of:=[.C244]-[.D244]" office:value-type="float" office:value="-0.0000666668" calcext:value-type="float">
            <text:p>-6.66668E-05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1916677" calcext:value-type="float">
            <text:p>0.0001916677</text:p>
          </table:table-cell>
          <table:table-cell office:value-type="float" office:value="0.0002810016" calcext:value-type="float">
            <text:p>0.0002810016</text:p>
          </table:table-cell>
          <table:table-cell table:formula="of:=COM.MICROSOFT.IFS([.C245]&gt;[.D245];1;[.D245]&gt;[.C245];0;[.D245]=[.C245];0)" office:value-type="float" office:value="0" calcext:value-type="float">
            <text:p>0</text:p>
          </table:table-cell>
          <table:table-cell table:formula="of:=[.C245]-[.D245]" office:value-type="float" office:value="-0.0000893339" calcext:value-type="float">
            <text:p>-8.93339E-05</text:p>
          </table:table-cell>
        </table:table-row>
        <table:table-row table:style-name="ro1">
          <table:table-cell office:value-type="string" calcext:value-type="string">
            <text:p>PostLat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0001916666" calcext:value-type="float">
            <text:p>0.0001916666</text:p>
          </table:table-cell>
          <table:table-cell office:value-type="float" office:value="0.0002786668" calcext:value-type="float">
            <text:p>0.0002786668</text:p>
          </table:table-cell>
          <table:table-cell table:formula="of:=COM.MICROSOFT.IFS([.C246]&gt;[.D246];1;[.D246]&gt;[.C246];0;[.D246]=[.C246];0)" office:value-type="float" office:value="0" calcext:value-type="float">
            <text:p>0</text:p>
          </table:table-cell>
          <table:table-cell table:formula="of:=[.C246]-[.D246]" office:value-type="float" office:value="-0.0000870002" calcext:value-type="float">
            <text:p>-8.70002E-05</text:p>
          </table:table-cell>
        </table:table-row>
        <table:table-row table:style-name="ro1">
          <table:table-cell office:value-type="string" calcext:value-type="string">
            <text:p>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0001910001" calcext:value-type="float">
            <text:p>0.0001910001</text:p>
          </table:table-cell>
          <table:table-cell office:value-type="float" office:value="0.0002650003" calcext:value-type="float">
            <text:p>0.0002650003</text:p>
          </table:table-cell>
          <table:table-cell table:formula="of:=COM.MICROSOFT.IFS([.C247]&gt;[.D247];1;[.D247]&gt;[.C247];0;[.D247]=[.C247];0)" office:value-type="float" office:value="0" calcext:value-type="float">
            <text:p>0</text:p>
          </table:table-cell>
          <table:table-cell table:formula="of:=[.C247]-[.D247]" office:value-type="float" office:value="-0.0000740002" calcext:value-type="float">
            <text:p>-7.40002E-05</text:p>
          </table:table-cell>
        </table:table-row>
        <table:table-row table:style-name="ro1">
          <table:table-cell office:value-type="string" calcext:value-type="string">
            <text:p>PreUpdate.IMGUISendQueuedEvents</text:p>
          </table:table-cell>
          <table:table-cell office:value-type="string" calcext:value-type="string">
            <text:p>PlayerLoop</text:p>
          </table:table-cell>
          <table:table-cell office:value-type="float" office:value="0.0001886666" calcext:value-type="float">
            <text:p>0.0001886666</text:p>
          </table:table-cell>
          <table:table-cell office:value-type="float" office:value="0.0002713337" calcext:value-type="float">
            <text:p>0.0002713337</text:p>
          </table:table-cell>
          <table:table-cell table:formula="of:=COM.MICROSOFT.IFS([.C248]&gt;[.D248];1;[.D248]&gt;[.C248];0;[.D248]=[.C248];0)" office:value-type="float" office:value="0" calcext:value-type="float">
            <text:p>0</text:p>
          </table:table-cell>
          <table:table-cell table:formula="of:=[.C248]-[.D248]" office:value-type="float" office:value="-0.0000826671" calcext:value-type="float">
            <text:p>-8.26671E-05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001883334" calcext:value-type="float">
            <text:p>0.0001883334</text:p>
          </table:table-cell>
          <table:table-cell office:value-type="float" office:value="0.0002400003" calcext:value-type="float">
            <text:p>0.0002400003</text:p>
          </table:table-cell>
          <table:table-cell table:formula="of:=COM.MICROSOFT.IFS([.C249]&gt;[.D249];1;[.D249]&gt;[.C249];0;[.D249]=[.C249];0)" office:value-type="float" office:value="0" calcext:value-type="float">
            <text:p>0</text:p>
          </table:table-cell>
          <table:table-cell table:formula="of:=[.C249]-[.D249]" office:value-type="float" office:value="-0.0000516669" calcext:value-type="float">
            <text:p>-5.16669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166667" calcext:value-type="float">
            <text:p>0.0002166667</text:p>
          </table:table-cell>
          <table:table-cell table:formula="of:=COM.MICROSOFT.IFS([.C250]&gt;[.D250];1;[.D250]&gt;[.C250];0;[.D250]=[.C250];0)" office:value-type="float" office:value="0" calcext:value-type="float">
            <text:p>0</text:p>
          </table:table-cell>
          <table:table-cell table:formula="of:=[.C250]-[.D250]" office:value-type="float" office:value="-0.0000286667" calcext:value-type="float">
            <text:p>-2.86667E-05</text:p>
          </table:table-cell>
        </table:table-row>
        <table:table-row table:style-name="ro1">
          <table:table-cell office:value-type="string" calcext:value-type="string">
            <text:p>Renderers.OncePerFrameUpdate</text:p>
          </table:table-cell>
          <table:table-cell office:value-type="string" calcext:value-type="string">
            <text:p>Render</text:p>
          </table:table-cell>
          <table:table-cell office:value-type="float" office:value="0.0001873333" calcext:value-type="float">
            <text:p>0.0001873333</text:p>
          </table:table-cell>
          <table:table-cell office:value-type="float" office:value="0.000261667" calcext:value-type="float">
            <text:p>0.000261667</text:p>
          </table:table-cell>
          <table:table-cell table:formula="of:=COM.MICROSOFT.IFS([.C251]&gt;[.D251];1;[.D251]&gt;[.C251];0;[.D251]=[.C251];0)" office:value-type="float" office:value="0" calcext:value-type="float">
            <text:p>0</text:p>
          </table:table-cell>
          <table:table-cell table:formula="of:=[.C251]-[.D251]" office:value-type="float" office:value="-0.0000743337" calcext:value-type="float">
            <text:p>-7.43337E-05</text:p>
          </table:table-cell>
        </table:table-row>
        <table:table-row table:style-name="ro1">
          <table:table-cell office:value-type="string" calcext:value-type="string">
            <text:p>PostLateUpdate.UpdateRectTransform</text:p>
          </table:table-cell>
          <table:table-cell office:value-type="string" calcext:value-type="string">
            <text:p>PlayerLoop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2733334" calcext:value-type="float">
            <text:p>0.0002733334</text:p>
          </table:table-cell>
          <table:table-cell table:formula="of:=COM.MICROSOFT.IFS([.C252]&gt;[.D252];1;[.D252]&gt;[.C252];0;[.D252]=[.C252];0)" office:value-type="float" office:value="0" calcext:value-type="float">
            <text:p>0</text:p>
          </table:table-cell>
          <table:table-cell table:formula="of:=[.C252]-[.D252]" office:value-type="float" office:value="-0.0000863334" calcext:value-type="float">
            <text:p>-8.63334E-05</text:p>
          </table:table-cell>
        </table:table-row>
        <table:table-row table:style-name="ro1">
          <table:table-cell office:value-type="string" calcext:value-type="string">
            <text:p>UnityEngine.UIModule.dll!UnityEngine::Canvas.SendPre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001856667" calcext:value-type="float">
            <text:p>0.0001856667</text:p>
          </table:table-cell>
          <table:table-cell office:value-type="float" office:value="0.0002683337" calcext:value-type="float">
            <text:p>0.0002683337</text:p>
          </table:table-cell>
          <table:table-cell table:formula="of:=COM.MICROSOFT.IFS([.C253]&gt;[.D253];1;[.D253]&gt;[.C253];0;[.D253]=[.C253];0)" office:value-type="float" office:value="0" calcext:value-type="float">
            <text:p>0</text:p>
          </table:table-cell>
          <table:table-cell table:formula="of:=[.C253]-[.D253]" office:value-type="float" office:value="-0.000082667" calcext:value-type="float">
            <text:p>-8.2667E-05</text:p>
          </table:table-cell>
        </table:table-row>
        <table:table-row table:style-name="ro1">
          <table:table-cell office:value-type="string" calcext:value-type="string">
            <text:p>EarlyUpdate.DispatchEventQueueEvents</text:p>
          </table:table-cell>
          <table:table-cell office:value-type="string" calcext:value-type="string">
            <text:p>PlayerLoop</text:p>
          </table:table-cell>
          <table:table-cell office:value-type="float" office:value="0.0001856667" calcext:value-type="float">
            <text:p>0.0001856667</text:p>
          </table:table-cell>
          <table:table-cell office:value-type="float" office:value="0.000270667" calcext:value-type="float">
            <text:p>0.000270667</text:p>
          </table:table-cell>
          <table:table-cell table:formula="of:=COM.MICROSOFT.IFS([.C254]&gt;[.D254];1;[.D254]&gt;[.C254];0;[.D254]=[.C254];0)" office:value-type="float" office:value="0" calcext:value-type="float">
            <text:p>0</text:p>
          </table:table-cell>
          <table:table-cell table:formula="of:=[.C254]-[.D254]" office:value-type="float" office:value="-0.0000850003" calcext:value-type="float">
            <text:p>-8.50003E-05</text:p>
          </table:table-cell>
        </table:table-row>
        <table:table-row table:style-name="ro1">
          <table:table-cell office:value-type="string" calcext:value-type="string">
            <text:p>RenderTexture.GarbageCollectTemporary</text:p>
          </table:table-cell>
          <table:table-cell office:value-type="string" calcext:value-type="string">
            <text:p>Render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813336" calcext:value-type="float">
            <text:p>0.0002813336</text:p>
          </table:table-cell>
          <table:table-cell table:formula="of:=COM.MICROSOFT.IFS([.C255]&gt;[.D255];1;[.D255]&gt;[.C255];0;[.D255]=[.C255];0)" office:value-type="float" office:value="0" calcext:value-type="float">
            <text:p>0</text:p>
          </table:table-cell>
          <table:table-cell table:formula="of:=[.C255]-[.D255]" office:value-type="float" office:value="-0.0001003336" calcext:value-type="float">
            <text:p>-0.0001003336</text:p>
          </table:table-cell>
        </table:table-row>
        <table:table-row table:style-name="ro1">
          <table:table-cell office:value-type="string" calcext:value-type="string">
            <text:p>PostLateUpdate.ParticleSystemEndUpdateAll</text:p>
          </table:table-cell>
          <table:table-cell office:value-type="string" calcext:value-type="string">
            <text:p>PlayerLoop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2403338" calcext:value-type="float">
            <text:p>0.0002403338</text:p>
          </table:table-cell>
          <table:table-cell table:formula="of:=COM.MICROSOFT.IFS([.C256]&gt;[.D256];1;[.D256]&gt;[.C256];0;[.D256]=[.C256];0)" office:value-type="float" office:value="0" calcext:value-type="float">
            <text:p>0</text:p>
          </table:table-cell>
          <table:table-cell table:formula="of:=[.C256]-[.D256]" office:value-type="float" office:value="-0.0000623338" calcext:value-type="float">
            <text:p>-6.23338E-05</text:p>
          </table:table-cell>
        </table:table-row>
        <table:table-row table:style-name="ro1">
          <table:table-cell office:value-type="string" calcext:value-type="string">
            <text:p>UnityEngine.AIModule.dll!UnityEngine.AI::NavMesh.Internal_CallOnNavMeshPreUpdate()</text:p>
          </table:table-cell>
          <table:table-cell office:value-type="string" calcext:value-type="string">
            <text:p>Scripts</text:p>
          </table:table-cell>
          <table:table-cell office:value-type="float" office:value="0.0001763334" calcext:value-type="float">
            <text:p>0.0001763334</text:p>
          </table:table-cell>
          <table:table-cell office:value-type="float" office:value="0.0003493334" calcext:value-type="float">
            <text:p>0.0003493334</text:p>
          </table:table-cell>
          <table:table-cell table:formula="of:=COM.MICROSOFT.IFS([.C257]&gt;[.D257];1;[.D257]&gt;[.C257];0;[.D257]=[.C257];0)" office:value-type="float" office:value="0" calcext:value-type="float">
            <text:p>0</text:p>
          </table:table-cell>
          <table:table-cell table:formula="of:=[.C257]-[.D257]" office:value-type="float" office:value="-0.000173" calcext:value-type="float">
            <text:p>-0.000173</text:p>
          </table:table-cell>
        </table:table-row>
        <table:table-row table:style-name="ro1">
          <table:table-cell office:value-type="string" calcext:value-type="string">
            <text:p>PostLateUpdate.PhysicsSkinnedClothFinishUpdate</text:p>
          </table:table-cell>
          <table:table-cell office:value-type="string" calcext:value-type="string">
            <text:p>PlayerLoop</text:p>
          </table:table-cell>
          <table:table-cell office:value-type="float" office:value="0.0001756667" calcext:value-type="float">
            <text:p>0.0001756667</text:p>
          </table:table-cell>
          <table:table-cell office:value-type="float" office:value="0.0002383336" calcext:value-type="float">
            <text:p>0.0002383336</text:p>
          </table:table-cell>
          <table:table-cell table:formula="of:=COM.MICROSOFT.IFS([.C258]&gt;[.D258];1;[.D258]&gt;[.C258];0;[.D258]=[.C258];0)" office:value-type="float" office:value="0" calcext:value-type="float">
            <text:p>0</text:p>
          </table:table-cell>
          <table:table-cell table:formula="of:=[.C258]-[.D258]" office:value-type="float" office:value="-0.0000626669" calcext:value-type="float">
            <text:p>-6.26669E-05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743333" calcext:value-type="float">
            <text:p>0.0001743333</text:p>
          </table:table-cell>
          <table:table-cell office:value-type="float" office:value="0.0002983337" calcext:value-type="float">
            <text:p>0.0002983337</text:p>
          </table:table-cell>
          <table:table-cell table:formula="of:=COM.MICROSOFT.IFS([.C259]&gt;[.D259];1;[.D259]&gt;[.C259];0;[.D259]=[.C259];0)" office:value-type="float" office:value="0" calcext:value-type="float">
            <text:p>0</text:p>
          </table:table-cell>
          <table:table-cell table:formula="of:=[.C259]-[.D259]" office:value-type="float" office:value="-0.0001240004" calcext:value-type="float">
            <text:p>-0.0001240004</text:p>
          </table:table-cell>
        </table:table-row>
        <table:table-row table:style-name="ro1">
          <table:table-cell office:value-type="string" calcext:value-type="string">
            <text:p>PostLateUpdate.SortingGroupsUpdate</text:p>
          </table:table-cell>
          <table:table-cell office:value-type="string" calcext:value-type="string">
            <text:p>PlayerLoop</text:p>
          </table:table-cell>
          <table:table-cell office:value-type="float" office:value="0.0001706668" calcext:value-type="float">
            <text:p>0.0001706668</text:p>
          </table:table-cell>
          <table:table-cell office:value-type="float" office:value="0.0002273336" calcext:value-type="float">
            <text:p>0.0002273336</text:p>
          </table:table-cell>
          <table:table-cell table:formula="of:=COM.MICROSOFT.IFS([.C260]&gt;[.D260];1;[.D260]&gt;[.C260];0;[.D260]=[.C260];0)" office:value-type="float" office:value="0" calcext:value-type="float">
            <text:p>0</text:p>
          </table:table-cell>
          <table:table-cell table:formula="of:=[.C260]-[.D260]" office:value-type="float" office:value="-0.0000566668" calcext:value-type="float">
            <text:p>-5.66668E-05</text:p>
          </table:table-cell>
        </table:table-row>
        <table:table-row table:style-name="ro1">
          <table:table-cell office:value-type="string" calcext:value-type="string">
            <text:p>EarlyUpdate.RendererNotifyInvisible</text:p>
          </table:table-cell>
          <table:table-cell office:value-type="string" calcext:value-type="string">
            <text:p>PlayerLoop</text:p>
          </table:table-cell>
          <table:table-cell office:value-type="float" office:value="0.0001703334" calcext:value-type="float">
            <text:p>0.0001703334</text:p>
          </table:table-cell>
          <table:table-cell office:value-type="float" office:value="0.000238667" calcext:value-type="float">
            <text:p>0.000238667</text:p>
          </table:table-cell>
          <table:table-cell table:formula="of:=COM.MICROSOFT.IFS([.C261]&gt;[.D261];1;[.D261]&gt;[.C261];0;[.D261]=[.C261];0)" office:value-type="float" office:value="0" calcext:value-type="float">
            <text:p>0</text:p>
          </table:table-cell>
          <table:table-cell table:formula="of:=[.C261]-[.D261]" office:value-type="float" office:value="-0.0000683336" calcext:value-type="float">
            <text:p>-6.83336E-05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0001643335" calcext:value-type="float">
            <text:p>0.0001643335</text:p>
          </table:table-cell>
          <table:table-cell office:value-type="float" office:value="0.0002370003" calcext:value-type="float">
            <text:p>0.0002370003</text:p>
          </table:table-cell>
          <table:table-cell table:formula="of:=COM.MICROSOFT.IFS([.C262]&gt;[.D262];1;[.D262]&gt;[.C262];0;[.D262]=[.C262];0)" office:value-type="float" office:value="0" calcext:value-type="float">
            <text:p>0</text:p>
          </table:table-cell>
          <table:table-cell table:formula="of:=[.C262]-[.D262]" office:value-type="float" office:value="-0.0000726668" calcext:value-type="float">
            <text:p>-7.26668E-05</text:p>
          </table:table-cell>
        </table:table-row>
        <table:table-row table:style-name="ro1">
          <table:table-cell office:value-type="string" calcext:value-type="string">
            <text:p>EarlyUpdate.UpdateTextur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001643334" calcext:value-type="float">
            <text:p>0.0001643334</text:p>
          </table:table-cell>
          <table:table-cell office:value-type="float" office:value="0.0002170001" calcext:value-type="float">
            <text:p>0.0002170001</text:p>
          </table:table-cell>
          <table:table-cell table:formula="of:=COM.MICROSOFT.IFS([.C263]&gt;[.D263];1;[.D263]&gt;[.C263];0;[.D263]=[.C263];0)" office:value-type="float" office:value="0" calcext:value-type="float">
            <text:p>0</text:p>
          </table:table-cell>
          <table:table-cell table:formula="of:=[.C263]-[.D263]" office:value-type="float" office:value="-0.0000526667" calcext:value-type="float">
            <text:p>-5.26667E-05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001623342" calcext:value-type="float">
            <text:p>0.0001623342</text:p>
          </table:table-cell>
          <table:table-cell office:value-type="float" office:value="0.0002210018" calcext:value-type="float">
            <text:p>0.0002210018</text:p>
          </table:table-cell>
          <table:table-cell table:formula="of:=COM.MICROSOFT.IFS([.C264]&gt;[.D264];1;[.D264]&gt;[.C264];0;[.D264]=[.C264];0)" office:value-type="float" office:value="0" calcext:value-type="float">
            <text:p>0</text:p>
          </table:table-cell>
          <table:table-cell table:formula="of:=[.C264]-[.D264]" office:value-type="float" office:value="-0.0000586676" calcext:value-type="float">
            <text:p>-5.86676E-05</text:p>
          </table:table-cell>
        </table:table-row>
        <table:table-row table:style-name="ro1">
          <table:table-cell office:value-type="string" calcext:value-type="string">
            <text:p>FindDirectional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01613334" calcext:value-type="float">
            <text:p>0.0001613334</text:p>
          </table:table-cell>
          <table:table-cell office:value-type="float" office:value="0.0002496671" calcext:value-type="float">
            <text:p>0.0002496671</text:p>
          </table:table-cell>
          <table:table-cell table:formula="of:=COM.MICROSOFT.IFS([.C265]&gt;[.D265];1;[.D265]&gt;[.C265];0;[.D265]=[.C265];0)" office:value-type="float" office:value="0" calcext:value-type="float">
            <text:p>0</text:p>
          </table:table-cell>
          <table:table-cell table:formula="of:=[.C265]-[.D265]" office:value-type="float" office:value="-0.0000883337" calcext:value-type="float">
            <text:p>-8.83337E-05</text:p>
          </table:table-cell>
        </table:table-row>
        <table:table-row table:style-name="ro1">
          <table:table-cell office:value-type="string" calcext:value-type="string">
            <text:p>SoundManager.Update</text:p>
          </table:table-cell>
          <table:table-cell office:value-type="string" calcext:value-type="string">
            <text:p>Audio</text:p>
          </table:table-cell>
          <table:table-cell office:value-type="float" office:value="0.0001596668" calcext:value-type="float">
            <text:p>0.0001596668</text:p>
          </table:table-cell>
          <table:table-cell office:value-type="float" office:value="0.0002079999" calcext:value-type="float">
            <text:p>0.0002079999</text:p>
          </table:table-cell>
          <table:table-cell table:formula="of:=COM.MICROSOFT.IFS([.C266]&gt;[.D266];1;[.D266]&gt;[.C266];0;[.D266]=[.C266];0)" office:value-type="float" office:value="0" calcext:value-type="float">
            <text:p>0</text:p>
          </table:table-cell>
          <table:table-cell table:formula="of:=[.C266]-[.D266]" office:value-type="float" office:value="-0.0000483331" calcext:value-type="float">
            <text:p>-4.83331E-05</text:p>
          </table:table-cell>
        </table:table-row>
        <table:table-row table:style-name="ro1">
          <table:table-cell office:value-type="string" calcext:value-type="string">
            <text:p>GUITexture.Draw</text:p>
          </table:table-cell>
          <table:table-cell office:value-type="string" calcext:value-type="string">
            <text:p>Render</text:p>
          </table:table-cell>
          <table:table-cell office:value-type="float" office:value="0.0001596667" calcext:value-type="float">
            <text:p>0.0001596667</text:p>
          </table:table-cell>
          <table:table-cell office:value-type="float" office:value="0.0002156667" calcext:value-type="float">
            <text:p>0.0002156667</text:p>
          </table:table-cell>
          <table:table-cell table:formula="of:=COM.MICROSOFT.IFS([.C267]&gt;[.D267];1;[.D267]&gt;[.C267];0;[.D267]=[.C267];0)" office:value-type="float" office:value="0" calcext:value-type="float">
            <text:p>0</text:p>
          </table:table-cell>
          <table:table-cell table:formula="of:=[.C267]-[.D267]" office:value-type="float" office:value="-0.000056" calcext:value-type="float">
            <text:p>-5.6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01520003" calcext:value-type="float">
            <text:p>0.0001520003</text:p>
          </table:table-cell>
          <table:table-cell office:value-type="float" office:value="0.000209" calcext:value-type="float">
            <text:p>0.000209</text:p>
          </table:table-cell>
          <table:table-cell table:formula="of:=COM.MICROSOFT.IFS([.C268]&gt;[.D268];1;[.D268]&gt;[.C268];0;[.D268]=[.C268];0)" office:value-type="float" office:value="0" calcext:value-type="float">
            <text:p>0</text:p>
          </table:table-cell>
          <table:table-cell table:formula="of:=[.C268]-[.D268]" office:value-type="float" office:value="-0.0000569997" calcext:value-type="float">
            <text:p>-5.69997E-05</text:p>
          </table:table-cell>
        </table:table-row>
        <table:table-row table:style-name="ro1">
          <table:table-cell office:value-type="string" calcext:value-type="string">
            <text:p>Physics2D.InterpolatePoses</text:p>
          </table:table-cell>
          <table:table-cell office:value-type="string" calcext:value-type="string">
            <text:p>Physics</text:p>
          </table:table-cell>
          <table:table-cell office:value-type="float" office:value="0.0001493335" calcext:value-type="float">
            <text:p>0.0001493335</text:p>
          </table:table-cell>
          <table:table-cell office:value-type="float" office:value="0.0002096667" calcext:value-type="float">
            <text:p>0.0002096667</text:p>
          </table:table-cell>
          <table:table-cell table:formula="of:=COM.MICROSOFT.IFS([.C269]&gt;[.D269];1;[.D269]&gt;[.C269];0;[.D269]=[.C269];0)" office:value-type="float" office:value="0" calcext:value-type="float">
            <text:p>0</text:p>
          </table:table-cell>
          <table:table-cell table:formula="of:=[.C269]-[.D269]" office:value-type="float" office:value="-0.0000603332" calcext:value-type="float">
            <text:p>-6.03332E-05</text:p>
          </table:table-cell>
        </table:table-row>
        <table:table-row table:style-name="ro1">
          <table:table-cell office:value-type="string" calcext:value-type="string">
            <text:p>UnityEngine.UIModule.dll!UnityEngine::Canvas.Send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001490001" calcext:value-type="float">
            <text:p>0.0001490001</text:p>
          </table:table-cell>
          <table:table-cell office:value-type="float" office:value="0.0001893334" calcext:value-type="float">
            <text:p>0.0001893334</text:p>
          </table:table-cell>
          <table:table-cell table:formula="of:=COM.MICROSOFT.IFS([.C270]&gt;[.D270];1;[.D270]&gt;[.C270];0;[.D270]=[.C270];0)" office:value-type="float" office:value="0" calcext:value-type="float">
            <text:p>0</text:p>
          </table:table-cell>
          <table:table-cell table:formula="of:=[.C270]-[.D270]" office:value-type="float" office:value="-0.0000403333" calcext:value-type="float">
            <text:p>-4.03333E-05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486667" calcext:value-type="float">
            <text:p>0.0001486667</text:p>
          </table:table-cell>
          <table:table-cell office:value-type="float" office:value="0.0002130001" calcext:value-type="float">
            <text:p>0.0002130001</text:p>
          </table:table-cell>
          <table:table-cell table:formula="of:=COM.MICROSOFT.IFS([.C271]&gt;[.D271];1;[.D271]&gt;[.C271];0;[.D271]=[.C271];0)" office:value-type="float" office:value="0" calcext:value-type="float">
            <text:p>0</text:p>
          </table:table-cell>
          <table:table-cell table:formula="of:=[.C271]-[.D271]" office:value-type="float" office:value="-0.0000643334" calcext:value-type="float">
            <text:p>-6.43334E-05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001483336" calcext:value-type="float">
            <text:p>0.0001483336</text:p>
          </table:table-cell>
          <table:table-cell office:value-type="float" office:value="0.0002053336" calcext:value-type="float">
            <text:p>0.0002053336</text:p>
          </table:table-cell>
          <table:table-cell table:formula="of:=COM.MICROSOFT.IFS([.C272]&gt;[.D272];1;[.D272]&gt;[.C272];0;[.D272]=[.C272];0)" office:value-type="float" office:value="0" calcext:value-type="float">
            <text:p>0</text:p>
          </table:table-cell>
          <table:table-cell table:formula="of:=[.C272]-[.D272]" office:value-type="float" office:value="-0.000057" calcext:value-type="float">
            <text:p>-5.7E-05</text:p>
          </table:table-cell>
        </table:table-row>
        <table:table-row table:style-name="ro1">
          <table:table-cell office:value-type="string" calcext:value-type="string">
            <text:p>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0001476668" calcext:value-type="float">
            <text:p>0.0001476668</text:p>
          </table:table-cell>
          <table:table-cell office:value-type="float" office:value="0.000213" calcext:value-type="float">
            <text:p>0.000213</text:p>
          </table:table-cell>
          <table:table-cell table:formula="of:=COM.MICROSOFT.IFS([.C273]&gt;[.D273];1;[.D273]&gt;[.C273];0;[.D273]=[.C273];0)" office:value-type="float" office:value="0" calcext:value-type="float">
            <text:p>0</text:p>
          </table:table-cell>
          <table:table-cell table:formula="of:=[.C273]-[.D273]" office:value-type="float" office:value="-0.0000653332" calcext:value-type="float">
            <text:p>-6.53332E-05</text:p>
          </table:table-cell>
        </table:table-row>
        <table:table-row table:style-name="ro1">
          <table:table-cell office:value-type="string" calcext:value-type="string">
            <text:p>ComputeNeedsPerObjectLights</text:p>
          </table:table-cell>
          <table:table-cell office:value-type="string" calcext:value-type="string">
            <text:p>Render</text:p>
          </table:table-cell>
          <table:table-cell office:value-type="float" office:value="0.0001476668" calcext:value-type="float">
            <text:p>0.0001476668</text:p>
          </table:table-cell>
          <table:table-cell office:value-type="float" office:value="0.0002350002" calcext:value-type="float">
            <text:p>0.0002350002</text:p>
          </table:table-cell>
          <table:table-cell table:formula="of:=COM.MICROSOFT.IFS([.C274]&gt;[.D274];1;[.D274]&gt;[.C274];0;[.D274]=[.C274];0)" office:value-type="float" office:value="0" calcext:value-type="float">
            <text:p>0</text:p>
          </table:table-cell>
          <table:table-cell table:formula="of:=[.C274]-[.D274]" office:value-type="float" office:value="-0.0000873334" calcext:value-type="float">
            <text:p>-8.73334E-05</text:p>
          </table:table-cell>
        </table:table-row>
        <table:table-row table:style-name="ro1">
          <table:table-cell office:value-type="string" calcext:value-type="string">
            <text:p>Physics.Simulate</text:p>
          </table:table-cell>
          <table:table-cell office:value-type="string" calcext:value-type="string">
            <text:p>Physics</text:p>
          </table:table-cell>
          <table:table-cell office:value-type="float" office:value="0.0001456667" calcext:value-type="float">
            <text:p>0.0001456667</text:p>
          </table:table-cell>
          <table:table-cell office:value-type="float" office:value="0.0001893333" calcext:value-type="float">
            <text:p>0.0001893333</text:p>
          </table:table-cell>
          <table:table-cell table:formula="of:=COM.MICROSOFT.IFS([.C275]&gt;[.D275];1;[.D275]&gt;[.C275];0;[.D275]=[.C275];0)" office:value-type="float" office:value="0" calcext:value-type="float">
            <text:p>0</text:p>
          </table:table-cell>
          <table:table-cell table:formula="of:=[.C275]-[.D275]" office:value-type="float" office:value="-0.0000436666" calcext:value-type="float">
            <text:p>-4.36666E-05</text:p>
          </table:table-cell>
        </table:table-row>
        <table:table-row table:style-name="ro1">
          <table:table-cell office:value-type="string" calcext:value-type="string">
            <text:p>PostLateUpdate.PlayerSendFramePostPresent</text:p>
          </table:table-cell>
          <table:table-cell office:value-type="string" calcext:value-type="string">
            <text:p>PlayerLoop</text:p>
          </table:table-cell>
          <table:table-cell office:value-type="float" office:value="0.0001450002" calcext:value-type="float">
            <text:p>0.0001450002</text:p>
          </table:table-cell>
          <table:table-cell office:value-type="float" office:value="0.0002223336" calcext:value-type="float">
            <text:p>0.0002223336</text:p>
          </table:table-cell>
          <table:table-cell table:formula="of:=COM.MICROSOFT.IFS([.C276]&gt;[.D276];1;[.D276]&gt;[.C276];0;[.D276]=[.C276];0)" office:value-type="float" office:value="0" calcext:value-type="float">
            <text:p>0</text:p>
          </table:table-cell>
          <table:table-cell table:formula="of:=[.C276]-[.D276]" office:value-type="float" office:value="-0.0000773334" calcext:value-type="float">
            <text:p>-7.73334E-05</text:p>
          </table:table-cell>
        </table:table-row>
        <table:table-row table:style-name="ro1">
          <table:table-cell office:value-type="string" calcext:value-type="string">
            <text:p>EarlyUpdate.XRUpdate</text:p>
          </table:table-cell>
          <table:table-cell office:value-type="string" calcext:value-type="string">
            <text:p>PlayerLoop</text:p>
          </table:table-cell>
          <table:table-cell office:value-type="float" office:value="0.0001446668" calcext:value-type="float">
            <text:p>0.0001446668</text:p>
          </table:table-cell>
          <table:table-cell office:value-type="float" office:value="0.0001886666" calcext:value-type="float">
            <text:p>0.0001886666</text:p>
          </table:table-cell>
          <table:table-cell table:formula="of:=COM.MICROSOFT.IFS([.C277]&gt;[.D277];1;[.D277]&gt;[.C277];0;[.D277]=[.C277];0)" office:value-type="float" office:value="0" calcext:value-type="float">
            <text:p>0</text:p>
          </table:table-cell>
          <table:table-cell table:formula="of:=[.C277]-[.D277]" office:value-type="float" office:value="-0.0000439998" calcext:value-type="float">
            <text:p>-4.39998E-0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001440002" calcext:value-type="float">
            <text:p>0.0001440002</text:p>
          </table:table-cell>
          <table:table-cell office:value-type="float" office:value="0.0002019999" calcext:value-type="float">
            <text:p>0.0002019999</text:p>
          </table:table-cell>
          <table:table-cell table:formula="of:=COM.MICROSOFT.IFS([.C278]&gt;[.D278];1;[.D278]&gt;[.C278];0;[.D278]=[.C278];0)" office:value-type="float" office:value="0" calcext:value-type="float">
            <text:p>0</text:p>
          </table:table-cell>
          <table:table-cell table:formula="of:=[.C278]-[.D278]" office:value-type="float" office:value="-0.0000579997" calcext:value-type="float">
            <text:p>-5.79997E-05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440002" calcext:value-type="float">
            <text:p>0.0001440002</text:p>
          </table:table-cell>
          <table:table-cell office:value-type="float" office:value="0.0002136669" calcext:value-type="float">
            <text:p>0.0002136669</text:p>
          </table:table-cell>
          <table:table-cell table:formula="of:=COM.MICROSOFT.IFS([.C279]&gt;[.D279];1;[.D279]&gt;[.C279];0;[.D279]=[.C279];0)" office:value-type="float" office:value="0" calcext:value-type="float">
            <text:p>0</text:p>
          </table:table-cell>
          <table:table-cell table:formula="of:=[.C279]-[.D279]" office:value-type="float" office:value="-0.0000696667" calcext:value-type="float">
            <text:p>-6.96667E-05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1433334" calcext:value-type="float">
            <text:p>0.0001433334</text:p>
          </table:table-cell>
          <table:table-cell office:value-type="float" office:value="0.000208" calcext:value-type="float">
            <text:p>0.000208</text:p>
          </table:table-cell>
          <table:table-cell table:formula="of:=COM.MICROSOFT.IFS([.C280]&gt;[.D280];1;[.D280]&gt;[.C280];0;[.D280]=[.C280];0)" office:value-type="float" office:value="0" calcext:value-type="float">
            <text:p>0</text:p>
          </table:table-cell>
          <table:table-cell table:formula="of:=[.C280]-[.D280]" office:value-type="float" office:value="-0.0000646666" calcext:value-type="float">
            <text:p>-6.46666E-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1410002" calcext:value-type="float">
            <text:p>0.0001410002</text:p>
          </table:table-cell>
          <table:table-cell office:value-type="float" office:value="0.0001973334" calcext:value-type="float">
            <text:p>0.0001973334</text:p>
          </table:table-cell>
          <table:table-cell table:formula="of:=COM.MICROSOFT.IFS([.C281]&gt;[.D281];1;[.D281]&gt;[.C281];0;[.D281]=[.C281];0)" office:value-type="float" office:value="0" calcext:value-type="float">
            <text:p>0</text:p>
          </table:table-cell>
          <table:table-cell table:formula="of:=[.C281]-[.D281]" office:value-type="float" office:value="-0.0000563332" calcext:value-type="float">
            <text:p>-5.63332E-05</text:p>
          </table:table-cell>
        </table:table-row>
        <table:table-row table:style-name="ro1">
          <table:table-cell office:value-type="string" calcext:value-type="string">
            <text:p>Inl_RenderPipeline.BeginFrameRendering</text:p>
          </table:table-cell>
          <table:table-cell office:value-type="string" calcext:value-type="string">
            <text:p>Scripts</text:p>
          </table:table-cell>
          <table:table-cell office:value-type="float" office:value="0.0001403336" calcext:value-type="float">
            <text:p>0.0001403336</text:p>
          </table:table-cell>
          <table:table-cell office:value-type="float" office:value="0.000197" calcext:value-type="float">
            <text:p>0.000197</text:p>
          </table:table-cell>
          <table:table-cell table:formula="of:=COM.MICROSOFT.IFS([.C282]&gt;[.D282];1;[.D282]&gt;[.C282];0;[.D282]=[.C282];0)" office:value-type="float" office:value="0" calcext:value-type="float">
            <text:p>0</text:p>
          </table:table-cell>
          <table:table-cell table:formula="of:=[.C282]-[.D282]" office:value-type="float" office:value="-0.0000566664" calcext:value-type="float">
            <text:p>-5.66664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01403335" calcext:value-type="float">
            <text:p>0.0001403335</text:p>
          </table:table-cell>
          <table:table-cell office:value-type="float" office:value="0.0001940001" calcext:value-type="float">
            <text:p>0.0001940001</text:p>
          </table:table-cell>
          <table:table-cell table:formula="of:=COM.MICROSOFT.IFS([.C283]&gt;[.D283];1;[.D283]&gt;[.C283];0;[.D283]=[.C283];0)" office:value-type="float" office:value="0" calcext:value-type="float">
            <text:p>0</text:p>
          </table:table-cell>
          <table:table-cell table:formula="of:=[.C283]-[.D283]" office:value-type="float" office:value="-0.0000536666" calcext:value-type="float">
            <text:p>-5.36666E-05</text:p>
          </table:table-cell>
        </table:table-row>
        <table:table-row table:style-name="ro1">
          <table:table-cell office:value-type="string" calcext:value-type="string">
            <text:p>PostLateUpdate.VFXUpdate</text:p>
          </table:table-cell>
          <table:table-cell office:value-type="string" calcext:value-type="string">
            <text:p>PlayerLoop</text:p>
          </table:table-cell>
          <table:table-cell office:value-type="float" office:value="0.0001393336" calcext:value-type="float">
            <text:p>0.0001393336</text:p>
          </table:table-cell>
          <table:table-cell office:value-type="float" office:value="0.0001813333" calcext:value-type="float">
            <text:p>0.0001813333</text:p>
          </table:table-cell>
          <table:table-cell table:formula="of:=COM.MICROSOFT.IFS([.C284]&gt;[.D284];1;[.D284]&gt;[.C284];0;[.D284]=[.C284];0)" office:value-type="float" office:value="0" calcext:value-type="float">
            <text:p>0</text:p>
          </table:table-cell>
          <table:table-cell table:formula="of:=[.C284]-[.D284]" office:value-type="float" office:value="-0.0000419997" calcext:value-type="float">
            <text:p>-4.19997E-05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366668" calcext:value-type="float">
            <text:p>0.0001366668</text:p>
          </table:table-cell>
          <table:table-cell office:value-type="float" office:value="0.0002033333" calcext:value-type="float">
            <text:p>0.0002033333</text:p>
          </table:table-cell>
          <table:table-cell table:formula="of:=COM.MICROSOFT.IFS([.C285]&gt;[.D285];1;[.D285]&gt;[.C285];0;[.D285]=[.C285];0)" office:value-type="float" office:value="0" calcext:value-type="float">
            <text:p>0</text:p>
          </table:table-cell>
          <table:table-cell table:formula="of:=[.C285]-[.D285]" office:value-type="float" office:value="-0.0000666665" calcext:value-type="float">
            <text:p>-6.66665E-05</text:p>
          </table:table-cell>
        </table:table-row>
        <table:table-row table:style-name="ro1">
          <table:table-cell office:value-type="string" calcext:value-type="string">
            <text:p>EndDynamicVBOFrame</text:p>
          </table:table-cell>
          <table:table-cell office:value-type="string" calcext:value-type="string">
            <text:p>Render</text:p>
          </table:table-cell>
          <table:table-cell office:value-type="float" office:value="0.0001363335" calcext:value-type="float">
            <text:p>0.0001363335</text:p>
          </table:table-cell>
          <table:table-cell office:value-type="float" office:value="0.0002210001" calcext:value-type="float">
            <text:p>0.0002210001</text:p>
          </table:table-cell>
          <table:table-cell table:formula="of:=COM.MICROSOFT.IFS([.C286]&gt;[.D286];1;[.D286]&gt;[.C286];0;[.D286]=[.C286];0)" office:value-type="float" office:value="0" calcext:value-type="float">
            <text:p>0</text:p>
          </table:table-cell>
          <table:table-cell table:formula="of:=[.C286]-[.D286]" office:value-type="float" office:value="-0.0000846666" calcext:value-type="float">
            <text:p>-8.46666E-0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001356668" calcext:value-type="float">
            <text:p>0.0001356668</text:p>
          </table:table-cell>
          <table:table-cell office:value-type="float" office:value="0.0001976667" calcext:value-type="float">
            <text:p>0.0001976667</text:p>
          </table:table-cell>
          <table:table-cell table:formula="of:=COM.MICROSOFT.IFS([.C287]&gt;[.D287];1;[.D287]&gt;[.C287];0;[.D287]=[.C287];0)" office:value-type="float" office:value="0" calcext:value-type="float">
            <text:p>0</text:p>
          </table:table-cell>
          <table:table-cell table:formula="of:=[.C287]-[.D287]" office:value-type="float" office:value="-0.0000619999" calcext:value-type="float">
            <text:p>-6.19999E-05</text:p>
          </table:table-cell>
        </table:table-row>
        <table:table-row table:style-name="ro1">
          <table:table-cell office:value-type="string" calcext:value-type="string">
            <text:p>PostLateUpdate.InputEndFrame</text:p>
          </table:table-cell>
          <table:table-cell office:value-type="string" calcext:value-type="string">
            <text:p>PlayerLoop</text:p>
          </table:table-cell>
          <table:table-cell office:value-type="float" office:value="0.0001350001" calcext:value-type="float">
            <text:p>0.0001350001</text:p>
          </table:table-cell>
          <table:table-cell office:value-type="float" office:value="0.0001716668" calcext:value-type="float">
            <text:p>0.0001716668</text:p>
          </table:table-cell>
          <table:table-cell table:formula="of:=COM.MICROSOFT.IFS([.C288]&gt;[.D288];1;[.D288]&gt;[.C288];0;[.D288]=[.C288];0)" office:value-type="float" office:value="0" calcext:value-type="float">
            <text:p>0</text:p>
          </table:table-cell>
          <table:table-cell table:formula="of:=[.C288]-[.D288]" office:value-type="float" office:value="-0.0000366667" calcext:value-type="float">
            <text:p>-3.66667E-0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001350001" calcext:value-type="float">
            <text:p>0.0001350001</text:p>
          </table:table-cell>
          <table:table-cell office:value-type="float" office:value="0.0001886668" calcext:value-type="float">
            <text:p>0.0001886668</text:p>
          </table:table-cell>
          <table:table-cell table:formula="of:=COM.MICROSOFT.IFS([.C289]&gt;[.D289];1;[.D289]&gt;[.C289];0;[.D289]=[.C289];0)" office:value-type="float" office:value="0" calcext:value-type="float">
            <text:p>0</text:p>
          </table:table-cell>
          <table:table-cell table:formula="of:=[.C289]-[.D289]" office:value-type="float" office:value="-0.0000536667" calcext:value-type="float">
            <text:p>-5.36667E-05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346668" calcext:value-type="float">
            <text:p>0.0001346668</text:p>
          </table:table-cell>
          <table:table-cell office:value-type="float" office:value="0.0001813334" calcext:value-type="float">
            <text:p>0.0001813334</text:p>
          </table:table-cell>
          <table:table-cell table:formula="of:=COM.MICROSOFT.IFS([.C290]&gt;[.D290];1;[.D290]&gt;[.C290];0;[.D290]=[.C290];0)" office:value-type="float" office:value="0" calcext:value-type="float">
            <text:p>0</text:p>
          </table:table-cell>
          <table:table-cell table:formula="of:=[.C290]-[.D290]" office:value-type="float" office:value="-0.0000466666" calcext:value-type="float">
            <text:p>-4.66666E-05</text:p>
          </table:table-cell>
        </table:table-row>
        <table:table-row table:style-name="ro1">
          <table:table-cell office:value-type="string" calcext:value-type="string">
            <text:p>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0.0001323335" calcext:value-type="float">
            <text:p>0.0001323335</text:p>
          </table:table-cell>
          <table:table-cell office:value-type="float" office:value="0.0001770001" calcext:value-type="float">
            <text:p>0.0001770001</text:p>
          </table:table-cell>
          <table:table-cell table:formula="of:=COM.MICROSOFT.IFS([.C291]&gt;[.D291];1;[.D291]&gt;[.C291];0;[.D291]=[.C291];0)" office:value-type="float" office:value="0" calcext:value-type="float">
            <text:p>0</text:p>
          </table:table-cell>
          <table:table-cell table:formula="of:=[.C291]-[.D291]" office:value-type="float" office:value="-0.0000446666" calcext:value-type="float">
            <text:p>-4.46666E-05</text:p>
          </table:table-cell>
        </table:table-row>
        <table:table-row table:style-name="ro1">
          <table:table-cell office:value-type="string" calcext:value-type="string">
            <text:p>PreLateUpdate.AIUpdatePostScript</text:p>
          </table:table-cell>
          <table:table-cell office:value-type="string" calcext:value-type="string">
            <text:p>PlayerLoop</text:p>
          </table:table-cell>
          <table:table-cell office:value-type="float" office:value="0.0001323334" calcext:value-type="float">
            <text:p>0.0001323334</text:p>
          </table:table-cell>
          <table:table-cell office:value-type="float" office:value="0.0001883334" calcext:value-type="float">
            <text:p>0.0001883334</text:p>
          </table:table-cell>
          <table:table-cell table:formula="of:=COM.MICROSOFT.IFS([.C292]&gt;[.D292];1;[.D292]&gt;[.C292];0;[.D292]=[.C292];0)" office:value-type="float" office:value="0" calcext:value-type="float">
            <text:p>0</text:p>
          </table:table-cell>
          <table:table-cell table:formula="of:=[.C292]-[.D292]" office:value-type="float" office:value="-0.000056" calcext:value-type="float">
            <text:p>-5.6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1313335" calcext:value-type="float">
            <text:p>0.0001313335</text:p>
          </table:table-cell>
          <table:table-cell office:value-type="float" office:value="0.0001920001" calcext:value-type="float">
            <text:p>0.0001920001</text:p>
          </table:table-cell>
          <table:table-cell table:formula="of:=COM.MICROSOFT.IFS([.C293]&gt;[.D293];1;[.D293]&gt;[.C293];0;[.D293]=[.C293];0)" office:value-type="float" office:value="0" calcext:value-type="float">
            <text:p>0</text:p>
          </table:table-cell>
          <table:table-cell table:formula="of:=[.C293]-[.D293]" office:value-type="float" office:value="-0.0000606666" calcext:value-type="float">
            <text:p>-6.06666E-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1313334" calcext:value-type="float">
            <text:p>0.0001313334</text:p>
          </table:table-cell>
          <table:table-cell office:value-type="float" office:value="0.0001840001" calcext:value-type="float">
            <text:p>0.0001840001</text:p>
          </table:table-cell>
          <table:table-cell table:formula="of:=COM.MICROSOFT.IFS([.C294]&gt;[.D294];1;[.D294]&gt;[.C294];0;[.D294]=[.C294];0)" office:value-type="float" office:value="0" calcext:value-type="float">
            <text:p>0</text:p>
          </table:table-cell>
          <table:table-cell table:formula="of:=[.C294]-[.D294]" office:value-type="float" office:value="-0.0000526667" calcext:value-type="float">
            <text:p>-5.26667E-05</text:p>
          </table:table-cell>
        </table:table-row>
        <table:table-row table:style-name="ro1">
          <table:table-cell office:value-type="string" calcext:value-type="string">
            <text:p>EarlyUpdate.ExecuteMainThreadJobs</text:p>
          </table:table-cell>
          <table:table-cell office:value-type="string" calcext:value-type="string">
            <text:p>PlayerLoop</text:p>
          </table:table-cell>
          <table:table-cell office:value-type="float" office:value="0.0001310001" calcext:value-type="float">
            <text:p>0.0001310001</text:p>
          </table:table-cell>
          <table:table-cell office:value-type="float" office:value="0.0001786667" calcext:value-type="float">
            <text:p>0.0001786667</text:p>
          </table:table-cell>
          <table:table-cell table:formula="of:=COM.MICROSOFT.IFS([.C295]&gt;[.D295];1;[.D295]&gt;[.C295];0;[.D295]=[.C295];0)" office:value-type="float" office:value="0" calcext:value-type="float">
            <text:p>0</text:p>
          </table:table-cell>
          <table:table-cell table:formula="of:=[.C295]-[.D295]" office:value-type="float" office:value="-0.0000476666" calcext:value-type="float">
            <text:p>-4.76666E-05</text:p>
          </table:table-cell>
        </table:table-row>
        <table:table-row table:style-name="ro1">
          <table:table-cell office:value-type="string" calcext:value-type="string">
            <text:p>PostLateUpdate.GUIClearEvents</text:p>
          </table:table-cell>
          <table:table-cell office:value-type="string" calcext:value-type="string">
            <text:p>PlayerLoop</text:p>
          </table:table-cell>
          <table:table-cell office:value-type="float" office:value="0.0001310001" calcext:value-type="float">
            <text:p>0.0001310001</text:p>
          </table:table-cell>
          <table:table-cell office:value-type="float" office:value="0.0001903333" calcext:value-type="float">
            <text:p>0.0001903333</text:p>
          </table:table-cell>
          <table:table-cell table:formula="of:=COM.MICROSOFT.IFS([.C296]&gt;[.D296];1;[.D296]&gt;[.C296];0;[.D296]=[.C296];0)" office:value-type="float" office:value="0" calcext:value-type="float">
            <text:p>0</text:p>
          </table:table-cell>
          <table:table-cell table:formula="of:=[.C296]-[.D296]" office:value-type="float" office:value="-0.0000593332" calcext:value-type="float">
            <text:p>-5.93332E-05</text:p>
          </table:table-cell>
        </table:table-row>
        <table:table-row table:style-name="ro1">
          <table:table-cell office:value-type="string" calcext:value-type="string">
            <text:p>EarlyUpdate.Updat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001290002" calcext:value-type="float">
            <text:p>0.0001290002</text:p>
          </table:table-cell>
          <table:table-cell office:value-type="float" office:value="0.0001873334" calcext:value-type="float">
            <text:p>0.0001873334</text:p>
          </table:table-cell>
          <table:table-cell table:formula="of:=COM.MICROSOFT.IFS([.C297]&gt;[.D297];1;[.D297]&gt;[.C297];0;[.D297]=[.C297];0)" office:value-type="float" office:value="0" calcext:value-type="float">
            <text:p>0</text:p>
          </table:table-cell>
          <table:table-cell table:formula="of:=[.C297]-[.D297]" office:value-type="float" office:value="-0.0000583332" calcext:value-type="float">
            <text:p>-5.83332E-05</text:p>
          </table:table-cell>
        </table:table-row>
        <table:table-row table:style-name="ro1">
          <table:table-cell office:value-type="string" calcext:value-type="string">
            <text:p>PreLateUpdate.Physics2DLateUpdate</text:p>
          </table:table-cell>
          <table:table-cell office:value-type="string" calcext:value-type="string">
            <text:p>PlayerLoop</text:p>
          </table:table-cell>
          <table:table-cell office:value-type="float" office:value="0.0001246668" calcext:value-type="float">
            <text:p>0.0001246668</text:p>
          </table:table-cell>
          <table:table-cell office:value-type="float" office:value="0.0001736667" calcext:value-type="float">
            <text:p>0.0001736667</text:p>
          </table:table-cell>
          <table:table-cell table:formula="of:=COM.MICROSOFT.IFS([.C298]&gt;[.D298];1;[.D298]&gt;[.C298];0;[.D298]=[.C298];0)" office:value-type="float" office:value="0" calcext:value-type="float">
            <text:p>0</text:p>
          </table:table-cell>
          <table:table-cell table:formula="of:=[.C298]-[.D298]" office:value-type="float" office:value="-0.0000489999" calcext:value-type="float">
            <text:p>-4.89999E-05</text:p>
          </table:table-cell>
        </table:table-row>
        <table:table-row table:style-name="ro1">
          <table:table-cell office:value-type="string" calcext:value-type="string">
            <text:p>EarlyUpdate.UnityWebRequestUpdate</text:p>
          </table:table-cell>
          <table:table-cell office:value-type="string" calcext:value-type="string">
            <text:p>PlayerLoop</text:p>
          </table:table-cell>
          <table:table-cell office:value-type="float" office:value="0.0001243335" calcext:value-type="float">
            <text:p>0.0001243335</text:p>
          </table:table-cell>
          <table:table-cell office:value-type="float" office:value="0.0002110001" calcext:value-type="float">
            <text:p>0.0002110001</text:p>
          </table:table-cell>
          <table:table-cell table:formula="of:=COM.MICROSOFT.IFS([.C299]&gt;[.D299];1;[.D299]&gt;[.C299];0;[.D299]=[.C299];0)" office:value-type="float" office:value="0" calcext:value-type="float">
            <text:p>0</text:p>
          </table:table-cell>
          <table:table-cell table:formula="of:=[.C299]-[.D299]" office:value-type="float" office:value="-0.0000866666" calcext:value-type="float">
            <text:p>-8.66666E-05</text:p>
          </table:table-cell>
        </table:table-row>
        <table:table-row table:style-name="ro1">
          <table:table-cell office:value-type="string" calcext:value-type="string">
            <text:p>Late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01190001" calcext:value-type="float">
            <text:p>0.0001190001</text:p>
          </table:table-cell>
          <table:table-cell office:value-type="float" office:value="0.0001573335" calcext:value-type="float">
            <text:p>0.0001573335</text:p>
          </table:table-cell>
          <table:table-cell table:formula="of:=COM.MICROSOFT.IFS([.C300]&gt;[.D300];1;[.D300]&gt;[.C300];0;[.D300]=[.C300];0)" office:value-type="float" office:value="0" calcext:value-type="float">
            <text:p>0</text:p>
          </table:table-cell>
          <table:table-cell table:formula="of:=[.C300]-[.D300]" office:value-type="float" office:value="-0.0000383334" calcext:value-type="float">
            <text:p>-3.83334E-05</text:p>
          </table:table-cell>
        </table:table-row>
        <table:table-row table:style-name="ro1">
          <table:table-cell office:value-type="string" calcext:value-type="string">
            <text:p>Update Lights</text:p>
          </table:table-cell>
          <table:table-cell office:value-type="string" calcext:value-type="string">
            <text:p>Render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663336" calcext:value-type="float">
            <text:p>0.0001663336</text:p>
          </table:table-cell>
          <table:table-cell table:formula="of:=COM.MICROSOFT.IFS([.C301]&gt;[.D301];1;[.D301]&gt;[.C301];0;[.D301]=[.C301];0)" office:value-type="float" office:value="0" calcext:value-type="float">
            <text:p>0</text:p>
          </table:table-cell>
          <table:table-cell table:formula="of:=[.C301]-[.D301]" office:value-type="float" office:value="-0.0000473336" calcext:value-type="float">
            <text:p>-4.73336E-05</text:p>
          </table:table-cell>
        </table:table-row>
        <table:table-row table:style-name="ro1">
          <table:table-cell office:value-type="string" calcext:value-type="string">
            <text:p>ParticleSystem.WaitForPreviousRenderingToFinish</text:p>
          </table:table-cell>
          <table:table-cell office:value-type="string" calcext:value-type="string">
            <text:p>Particles</text:p>
          </table:table-cell>
          <table:table-cell office:value-type="float" office:value="0.0001180001" calcext:value-type="float">
            <text:p>0.0001180001</text:p>
          </table:table-cell>
          <table:table-cell office:value-type="float" office:value="0.0001316668" calcext:value-type="float">
            <text:p>0.0001316668</text:p>
          </table:table-cell>
          <table:table-cell table:formula="of:=COM.MICROSOFT.IFS([.C302]&gt;[.D302];1;[.D302]&gt;[.C302];0;[.D302]=[.C302];0)" office:value-type="float" office:value="0" calcext:value-type="float">
            <text:p>0</text:p>
          </table:table-cell>
          <table:table-cell table:formula="of:=[.C302]-[.D302]" office:value-type="float" office:value="-0.0000136667" calcext:value-type="float">
            <text:p>-1.36667E-05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173334" calcext:value-type="float">
            <text:p>0.0001173334</text:p>
          </table:table-cell>
          <table:table-cell office:value-type="float" office:value="0.0001640002" calcext:value-type="float">
            <text:p>0.0001640002</text:p>
          </table:table-cell>
          <table:table-cell table:formula="of:=COM.MICROSOFT.IFS([.C303]&gt;[.D303];1;[.D303]&gt;[.C303];0;[.D303]=[.C303];0)" office:value-type="float" office:value="0" calcext:value-type="float">
            <text:p>0</text:p>
          </table:table-cell>
          <table:table-cell table:formula="of:=[.C303]-[.D303]" office:value-type="float" office:value="-0.0000466668" calcext:value-type="float">
            <text:p>-4.66668E-05</text:p>
          </table:table-cell>
        </table:table-row>
        <table:table-row table:style-name="ro1">
          <table:table-cell office:value-type="string" calcext:value-type="string">
            <text:p>PostLateUpdate.UpdateResolution</text:p>
          </table:table-cell>
          <table:table-cell office:value-type="string" calcext:value-type="string">
            <text:p>PlayerLoop</text:p>
          </table:table-cell>
          <table:table-cell office:value-type="float" office:value="0.0001163334" calcext:value-type="float">
            <text:p>0.0001163334</text:p>
          </table:table-cell>
          <table:table-cell office:value-type="float" office:value="0.0001423334" calcext:value-type="float">
            <text:p>0.0001423334</text:p>
          </table:table-cell>
          <table:table-cell table:formula="of:=COM.MICROSOFT.IFS([.C304]&gt;[.D304];1;[.D304]&gt;[.C304];0;[.D304]=[.C304];0)" office:value-type="float" office:value="0" calcext:value-type="float">
            <text:p>0</text:p>
          </table:table-cell>
          <table:table-cell table:formula="of:=[.C304]-[.D304]" office:value-type="float" office:value="-0.000026" calcext:value-type="float">
            <text:p>-2.6E-05</text:p>
          </table:table-cell>
        </table:table-row>
        <table:table-row table:style-name="ro1">
          <table:table-cell office:value-type="string" calcext:value-type="string">
            <text:p>PostLateUpdate.EndGraphicsJobsAfterScriptLateUpdate</text:p>
          </table:table-cell>
          <table:table-cell office:value-type="string" calcext:value-type="string">
            <text:p>PlayerLoop</text:p>
          </table:table-cell>
          <table:table-cell office:value-type="float" office:value="0.0001163334" calcext:value-type="float">
            <text:p>0.0001163334</text:p>
          </table:table-cell>
          <table:table-cell office:value-type="float" office:value="0.0001543334" calcext:value-type="float">
            <text:p>0.0001543334</text:p>
          </table:table-cell>
          <table:table-cell table:formula="of:=COM.MICROSOFT.IFS([.C305]&gt;[.D305];1;[.D305]&gt;[.C305];0;[.D305]=[.C305];0)" office:value-type="float" office:value="0" calcext:value-type="float">
            <text:p>0</text:p>
          </table:table-cell>
          <table:table-cell table:formula="of:=[.C305]-[.D305]" office:value-type="float" office:value="-0.000038" calcext:value-type="float">
            <text:p>-3.8E-05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001163334" calcext:value-type="float">
            <text:p>0.0001163334</text:p>
          </table:table-cell>
          <table:table-cell office:value-type="float" office:value="0.0001713334" calcext:value-type="float">
            <text:p>0.0001713334</text:p>
          </table:table-cell>
          <table:table-cell table:formula="of:=COM.MICROSOFT.IFS([.C306]&gt;[.D306];1;[.D306]&gt;[.C306];0;[.D306]=[.C306];0)" office:value-type="float" office:value="0" calcext:value-type="float">
            <text:p>0</text:p>
          </table:table-cell>
          <table:table-cell table:formula="of:=[.C306]-[.D306]" office:value-type="float" office:value="-0.000055" calcext:value-type="float">
            <text:p>-5.5E-05</text:p>
          </table:table-cell>
        </table:table-row>
        <table:table-row table:style-name="ro1">
          <table:table-cell office:value-type="string" calcext:value-type="string">
            <text:p>PostLateUpdate.ProfilerSynchronizeStats</text:p>
          </table:table-cell>
          <table:table-cell office:value-type="string" calcext:value-type="string">
            <text:p>PlayerLoop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513334" calcext:value-type="float">
            <text:p>0.0001513334</text:p>
          </table:table-cell>
          <table:table-cell table:formula="of:=COM.MICROSOFT.IFS([.C307]&gt;[.D307];1;[.D307]&gt;[.C307];0;[.D307]=[.C307];0)" office:value-type="float" office:value="0" calcext:value-type="float">
            <text:p>0</text:p>
          </table:table-cell>
          <table:table-cell table:formula="of:=[.C307]-[.D307]" office:value-type="float" office:value="-0.0000353334" calcext:value-type="float">
            <text:p>-3.53334E-05</text:p>
          </table:table-cell>
        </table:table-row>
        <table:table-row table:style-name="ro1">
          <table:table-cell office:value-type="string" calcext:value-type="string">
            <text:p>CleanUp.TextRenderingGarbageCollect</text:p>
          </table:table-cell>
          <table:table-cell office:value-type="string" calcext:value-type="string">
            <text:p>PlayerLoop</text:p>
          </table:table-cell>
          <table:table-cell office:value-type="float" office:value="0.0001156667" calcext:value-type="float">
            <text:p>0.0001156667</text:p>
          </table:table-cell>
          <table:table-cell office:value-type="float" office:value="0.0001203334" calcext:value-type="float">
            <text:p>0.0001203334</text:p>
          </table:table-cell>
          <table:table-cell table:formula="of:=COM.MICROSOFT.IFS([.C308]&gt;[.D308];1;[.D308]&gt;[.C308];0;[.D308]=[.C308];0)" office:value-type="float" office:value="0" calcext:value-type="float">
            <text:p>0</text:p>
          </table:table-cell>
          <table:table-cell table:formula="of:=[.C308]-[.D308]" office:value-type="float" office:value="-0.00000466669999999999" calcext:value-type="float">
            <text:p>-4.66669999999999E-06</text:p>
          </table:table-cell>
        </table:table-row>
        <table:table-row table:style-name="ro1">
          <table:table-cell office:value-type="string" calcext:value-type="string">
            <text:p>addCustomLights.Invoke</text:p>
          </table:table-cell>
          <table:table-cell office:value-type="string" calcext:value-type="string">
            <text:p>PlayerLoop</text:p>
          </table:table-cell>
          <table:table-cell office:value-type="float" office:value="0.0001156667" calcext:value-type="float">
            <text:p>0.0001156667</text:p>
          </table:table-cell>
          <table:table-cell office:value-type="float" office:value="0.0001610007" calcext:value-type="float">
            <text:p>0.0001610007</text:p>
          </table:table-cell>
          <table:table-cell table:formula="of:=COM.MICROSOFT.IFS([.C309]&gt;[.D309];1;[.D309]&gt;[.C309];0;[.D309]=[.C309];0)" office:value-type="float" office:value="0" calcext:value-type="float">
            <text:p>0</text:p>
          </table:table-cell>
          <table:table-cell table:formula="of:=[.C309]-[.D309]" office:value-type="float" office:value="-0.000045334" calcext:value-type="float">
            <text:p>-4.5334E-05</text:p>
          </table:table-cell>
        </table:table-row>
        <table:table-row table:style-name="ro1">
          <table:table-cell office:value-type="string" calcext:value-type="string">
            <text:p>GlobalEventQueue</text:p>
          </table:table-cell>
          <table:table-cell office:value-type="string" calcext:value-type="string">
            <text:p>PlayerLoop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623334" calcext:value-type="float">
            <text:p>0.0001623334</text:p>
          </table:table-cell>
          <table:table-cell table:formula="of:=COM.MICROSOFT.IFS([.C310]&gt;[.D310];1;[.D310]&gt;[.C310];0;[.D310]=[.C310];0)" office:value-type="float" office:value="0" calcext:value-type="float">
            <text:p>0</text:p>
          </table:table-cell>
          <table:table-cell table:formula="of:=[.C310]-[.D310]" office:value-type="float" office:value="-0.0000473334" calcext:value-type="float">
            <text:p>-4.73334E-05</text:p>
          </table:table-cell>
        </table:table-row>
        <table:table-row table:style-name="ro1">
          <table:table-cell office:value-type="string" calcext:value-type="string">
            <text:p>Profiler.CollectGIStats</text:p>
          </table:table-cell>
          <table:table-cell office:value-type="string" calcext:value-type="string">
            <text:p>Overhead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7" calcext:value-type="float">
            <text:p>0.00017</text:p>
          </table:table-cell>
          <table:table-cell table:formula="of:=COM.MICROSOFT.IFS([.C311]&gt;[.D311];1;[.D311]&gt;[.C311];0;[.D311]=[.C311];0)" office:value-type="float" office:value="0" calcext:value-type="float">
            <text:p>0</text:p>
          </table:table-cell>
          <table:table-cell table:formula="of:=[.C311]-[.D311]" office:value-type="float" office:value="-0.000057" calcext:value-type="float">
            <text:p>-5.7E-05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1103333" calcext:value-type="float">
            <text:p>0.0001103333</text:p>
          </table:table-cell>
          <table:table-cell office:value-type="float" office:value="0.0001773338" calcext:value-type="float">
            <text:p>0.0001773338</text:p>
          </table:table-cell>
          <table:table-cell table:formula="of:=COM.MICROSOFT.IFS([.C312]&gt;[.D312];1;[.D312]&gt;[.C312];0;[.D312]=[.C312];0)" office:value-type="float" office:value="0" calcext:value-type="float">
            <text:p>0</text:p>
          </table:table-cell>
          <table:table-cell table:formula="of:=[.C312]-[.D312]" office:value-type="float" office:value="-0.0000670005" calcext:value-type="float">
            <text:p>-6.70005E-05</text:p>
          </table:table-cell>
        </table:table-row>
        <table:table-row table:style-name="ro1">
          <table:table-cell office:value-type="string" calcext:value-type="string">
            <text:p>PreLateUpdate.Legacy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001069999" calcext:value-type="float">
            <text:p>0.0001069999</text:p>
          </table:table-cell>
          <table:table-cell office:value-type="float" office:value="0.0001533334" calcext:value-type="float">
            <text:p>0.0001533334</text:p>
          </table:table-cell>
          <table:table-cell table:formula="of:=COM.MICROSOFT.IFS([.C313]&gt;[.D313];1;[.D313]&gt;[.C313];0;[.D313]=[.C313];0)" office:value-type="float" office:value="0" calcext:value-type="float">
            <text:p>0</text:p>
          </table:table-cell>
          <table:table-cell table:formula="of:=[.C313]-[.D313]" office:value-type="float" office:value="-0.0000463335" calcext:value-type="float">
            <text:p>-4.63335E-05</text:p>
          </table:table-cell>
        </table:table-row>
        <table:table-row table:style-name="ro1">
          <table:table-cell office:value-type="string" calcext:value-type="string">
            <text:p>PhysX.ScScene.processLostContact</text:p>
          </table:table-cell>
          <table:table-cell office:value-type="string" calcext:value-type="string">
            <text:p>Physics</text:p>
          </table:table-cell>
          <table:table-cell office:value-type="float" office:value="0.0001056667" calcext:value-type="float">
            <text:p>0.0001056667</text:p>
          </table:table-cell>
          <table:table-cell office:value-type="float" office:value="0.0001526667" calcext:value-type="float">
            <text:p>0.0001526667</text:p>
          </table:table-cell>
          <table:table-cell table:formula="of:=COM.MICROSOFT.IFS([.C314]&gt;[.D314];1;[.D314]&gt;[.C314];0;[.D314]=[.C314];0)" office:value-type="float" office:value="0" calcext:value-type="float">
            <text:p>0</text:p>
          </table:table-cell>
          <table:table-cell table:formula="of:=[.C314]-[.D314]" office:value-type="float" office:value="-0.000047" calcext:value-type="float">
            <text:p>-4.7E-05</text:p>
          </table:table-cell>
        </table:table-row>
        <table:table-row table:style-name="ro1">
          <table:table-cell office:value-type="string" calcext:value-type="string">
            <text:p>Profiler.CollectUICanvasStats</text:p>
          </table:table-cell>
          <table:table-cell office:value-type="string" calcext:value-type="string">
            <text:p>Overhead</text:p>
          </table:table-cell>
          <table:table-cell office:value-type="float" office:value="0.0001053332" calcext:value-type="float">
            <text:p>0.0001053332</text:p>
          </table:table-cell>
          <table:table-cell office:value-type="float" office:value="0.0001340001" calcext:value-type="float">
            <text:p>0.0001340001</text:p>
          </table:table-cell>
          <table:table-cell table:formula="of:=COM.MICROSOFT.IFS([.C315]&gt;[.D315];1;[.D315]&gt;[.C315];0;[.D315]=[.C315];0)" office:value-type="float" office:value="0" calcext:value-type="float">
            <text:p>0</text:p>
          </table:table-cell>
          <table:table-cell table:formula="of:=[.C315]-[.D315]" office:value-type="float" office:value="-0.0000286669" calcext:value-type="float">
            <text:p>-2.86669E-05</text:p>
          </table:table-cell>
        </table:table-row>
        <table:table-row table:style-name="ro1">
          <table:table-cell office:value-type="string" calcext:value-type="string">
            <text:p>FrameEvents.XREndFrame</text:p>
          </table:table-cell>
          <table:table-cell office:value-type="string" calcext:value-type="string">
            <text:p>PlayerLoop</text:p>
          </table:table-cell>
          <table:table-cell office:value-type="float" office:value="0.0001053332" calcext:value-type="float">
            <text:p>0.0001053332</text:p>
          </table:table-cell>
          <table:table-cell office:value-type="float" office:value="0.0001460001" calcext:value-type="float">
            <text:p>0.0001460001</text:p>
          </table:table-cell>
          <table:table-cell table:formula="of:=COM.MICROSOFT.IFS([.C316]&gt;[.D316];1;[.D316]&gt;[.C316];0;[.D316]=[.C316];0)" office:value-type="float" office:value="0" calcext:value-type="float">
            <text:p>0</text:p>
          </table:table-cell>
          <table:table-cell table:formula="of:=[.C316]-[.D316]" office:value-type="float" office:value="-0.0000406669" calcext:value-type="float">
            <text:p>-4.06669E-05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001039999" calcext:value-type="float">
            <text:p>0.0001039999</text:p>
          </table:table-cell>
          <table:table-cell office:value-type="float" office:value="0.0001473335" calcext:value-type="float">
            <text:p>0.0001473335</text:p>
          </table:table-cell>
          <table:table-cell table:formula="of:=COM.MICROSOFT.IFS([.C317]&gt;[.D317];1;[.D317]&gt;[.C317];0;[.D317]=[.C317];0)" office:value-type="float" office:value="0" calcext:value-type="float">
            <text:p>0</text:p>
          </table:table-cell>
          <table:table-cell table:formula="of:=[.C317]-[.D317]" office:value-type="float" office:value="-0.0000433336" calcext:value-type="float">
            <text:p>-4.33336E-05</text:p>
          </table:table-cell>
        </table:table-row>
        <table:table-row table:style-name="ro1">
          <table:table-cell office:value-type="string" calcext:value-type="string">
            <text:p>PostLateUpdate.BatchModeUpdate</text:p>
          </table:table-cell>
          <table:table-cell office:value-type="string" calcext:value-type="string">
            <text:p>PlayerLoop</text:p>
          </table:table-cell>
          <table:table-cell office:value-type="float" office:value="0.0001019999" calcext:value-type="float">
            <text:p>0.0001019999</text:p>
          </table:table-cell>
          <table:table-cell office:value-type="float" office:value="0.0001256667" calcext:value-type="float">
            <text:p>0.0001256667</text:p>
          </table:table-cell>
          <table:table-cell table:formula="of:=COM.MICROSOFT.IFS([.C318]&gt;[.D318];1;[.D318]&gt;[.C318];0;[.D318]=[.C318];0)" office:value-type="float" office:value="0" calcext:value-type="float">
            <text:p>0</text:p>
          </table:table-cell>
          <table:table-cell table:formula="of:=[.C318]-[.D318]" office:value-type="float" office:value="-0.0000236668" calcext:value-type="float">
            <text:p>-2.36668E-05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001013332" calcext:value-type="float">
            <text:p>0.0001013332</text:p>
          </table:table-cell>
          <table:table-cell office:value-type="float" office:value="0.0001840001" calcext:value-type="float">
            <text:p>0.0001840001</text:p>
          </table:table-cell>
          <table:table-cell table:formula="of:=COM.MICROSOFT.IFS([.C319]&gt;[.D319];1;[.D319]&gt;[.C319];0;[.D319]=[.C319];0)" office:value-type="float" office:value="0" calcext:value-type="float">
            <text:p>0</text:p>
          </table:table-cell>
          <table:table-cell table:formula="of:=[.C319]-[.D319]" office:value-type="float" office:value="-0.0000826669" calcext:value-type="float">
            <text:p>-8.26669E-05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09833334" calcext:value-type="float">
            <text:p>9.833334E-05</text:p>
          </table:table-cell>
          <table:table-cell office:value-type="float" office:value="0.0001963333" calcext:value-type="float">
            <text:p>0.0001963333</text:p>
          </table:table-cell>
          <table:table-cell table:formula="of:=COM.MICROSOFT.IFS([.C320]&gt;[.D320];1;[.D320]&gt;[.C320];0;[.D320]=[.C320];0)" office:value-type="float" office:value="0" calcext:value-type="float">
            <text:p>0</text:p>
          </table:table-cell>
          <table:table-cell table:formula="of:=[.C320]-[.D320]" office:value-type="float" office:value="-0.00009799996" calcext:value-type="float">
            <text:p>-9.799996E-05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0979999" calcext:value-type="float">
            <text:p>9.79999E-05</text:p>
          </table:table-cell>
          <table:table-cell office:value-type="float" office:value="0.0001153333" calcext:value-type="float">
            <text:p>0.0001153333</text:p>
          </table:table-cell>
          <table:table-cell table:formula="of:=COM.MICROSOFT.IFS([.C321]&gt;[.D321];1;[.D321]&gt;[.C321];0;[.D321]=[.C321];0)" office:value-type="float" office:value="0" calcext:value-type="float">
            <text:p>0</text:p>
          </table:table-cell>
          <table:table-cell table:formula="of:=[.C321]-[.D321]" office:value-type="float" office:value="-0.0000173334" calcext:value-type="float">
            <text:p>-1.73334E-05</text:p>
          </table:table-cell>
        </table:table-row>
        <table:table-row table:style-name="ro1">
          <table:table-cell office:value-type="string" calcext:value-type="string">
            <text:p>EarlyUpdate.AnalyticsCoreStatsUpdate</text:p>
          </table:table-cell>
          <table:table-cell office:value-type="string" calcext:value-type="string">
            <text:p>PlayerLoop</text:p>
          </table:table-cell>
          <table:table-cell office:value-type="float" office:value="0.00009766654" calcext:value-type="float">
            <text:p>9.766654E-05</text:p>
          </table:table-cell>
          <table:table-cell office:value-type="float" office:value="0.0001466668" calcext:value-type="float">
            <text:p>0.0001466668</text:p>
          </table:table-cell>
          <table:table-cell table:formula="of:=COM.MICROSOFT.IFS([.C322]&gt;[.D322];1;[.D322]&gt;[.C322];0;[.D322]=[.C322];0)" office:value-type="float" office:value="0" calcext:value-type="float">
            <text:p>0</text:p>
          </table:table-cell>
          <table:table-cell table:formula="of:=[.C322]-[.D322]" office:value-type="float" office:value="-0.00004900026" calcext:value-type="float">
            <text:p>-4.900026E-05</text:p>
          </table:table-cell>
        </table:table-row>
        <table:table-row table:style-name="ro1">
          <table:table-cell office:value-type="string" calcext:value-type="string">
            <text:p>PostLateUpdate.ClearImmediateRenderers</text:p>
          </table:table-cell>
          <table:table-cell office:value-type="string" calcext:value-type="string">
            <text:p>PlayerLoop</text:p>
          </table:table-cell>
          <table:table-cell office:value-type="float" office:value="0.00009699987" calcext:value-type="float">
            <text:p>9.699987E-05</text:p>
          </table:table-cell>
          <table:table-cell office:value-type="float" office:value="0.0001523334" calcext:value-type="float">
            <text:p>0.0001523334</text:p>
          </table:table-cell>
          <table:table-cell table:formula="of:=COM.MICROSOFT.IFS([.C323]&gt;[.D323];1;[.D323]&gt;[.C323];0;[.D323]=[.C323];0)" office:value-type="float" office:value="0" calcext:value-type="float">
            <text:p>0</text:p>
          </table:table-cell>
          <table:table-cell table:formula="of:=[.C323]-[.D323]" office:value-type="float" office:value="-0.00005533353" calcext:value-type="float">
            <text:p>-5.533353E-05</text:p>
          </table:table-cell>
        </table:table-row>
        <table:table-row table:style-name="ro1">
          <table:table-cell office:value-type="string" calcext:value-type="string">
            <text:p>Preload Single Step</text:p>
          </table:table-cell>
          <table:table-cell office:value-type="string" calcext:value-type="string">
            <text:p>Loading</text:p>
          </table:table-cell>
          <table:table-cell office:value-type="float" office:value="0.00009666654" calcext:value-type="float">
            <text:p>9.666654E-05</text:p>
          </table:table-cell>
          <table:table-cell office:value-type="float" office:value="0.0001393335" calcext:value-type="float">
            <text:p>0.0001393335</text:p>
          </table:table-cell>
          <table:table-cell table:formula="of:=COM.MICROSOFT.IFS([.C324]&gt;[.D324];1;[.D324]&gt;[.C324];0;[.D324]=[.C324];0)" office:value-type="float" office:value="0" calcext:value-type="float">
            <text:p>0</text:p>
          </table:table-cell>
          <table:table-cell table:formula="of:=[.C324]-[.D324]" office:value-type="float" office:value="-0.00004266696" calcext:value-type="float">
            <text:p>-4.266696E-05</text:p>
          </table:table-cell>
        </table:table-row>
        <table:table-row table:style-name="ro1">
          <table:table-cell office:value-type="string" calcext:value-type="string">
            <text:p>PreLateUpdate.DirectorDeferredEvaluate</text:p>
          </table:table-cell>
          <table:table-cell office:value-type="string" calcext:value-type="string">
            <text:p>PlayerLoop</text:p>
          </table:table-cell>
          <table:table-cell office:value-type="float" office:value="0.00009633321" calcext:value-type="float">
            <text:p>9.633321E-05</text:p>
          </table:table-cell>
          <table:table-cell office:value-type="float" office:value="0.0001423335" calcext:value-type="float">
            <text:p>0.0001423335</text:p>
          </table:table-cell>
          <table:table-cell table:formula="of:=COM.MICROSOFT.IFS([.C325]&gt;[.D325];1;[.D325]&gt;[.C325];0;[.D325]=[.C325];0)" office:value-type="float" office:value="0" calcext:value-type="float">
            <text:p>0</text:p>
          </table:table-cell>
          <table:table-cell table:formula="of:=[.C325]-[.D325]" office:value-type="float" office:value="-0.00004600029" calcext:value-type="float">
            <text:p>-4.600029E-05</text:p>
          </table:table-cell>
        </table:table-row>
        <table:table-row table:style-name="ro1">
          <table:table-cell office:value-type="string" calcext:value-type="string">
            <text:p>PostLateUpdate.ShaderHandleErrors</text:p>
          </table:table-cell>
          <table:table-cell office:value-type="string" calcext:value-type="string">
            <text:p>PlayerLoop</text:p>
          </table:table-cell>
          <table:table-cell office:value-type="float" office:value="0.00009599987" calcext:value-type="float">
            <text:p>9.599987E-05</text:p>
          </table:table-cell>
          <table:table-cell office:value-type="float" office:value="0.0001473335" calcext:value-type="float">
            <text:p>0.0001473335</text:p>
          </table:table-cell>
          <table:table-cell table:formula="of:=COM.MICROSOFT.IFS([.C326]&gt;[.D326];1;[.D326]&gt;[.C326];0;[.D326]=[.C326];0)" office:value-type="float" office:value="0" calcext:value-type="float">
            <text:p>0</text:p>
          </table:table-cell>
          <table:table-cell table:formula="of:=[.C326]-[.D326]" office:value-type="float" office:value="-0.00005133363" calcext:value-type="float">
            <text:p>-5.133363E-05</text:p>
          </table:table-cell>
        </table:table-row>
        <table:table-row table:style-name="ro1">
          <table:table-cell office:value-type="string" calcext:value-type="string">
            <text:p>PostLateUpdate.TriggerEndOfFrameCallbacks</text:p>
          </table:table-cell>
          <table:table-cell office:value-type="string" calcext:value-type="string">
            <text:p>PlayerLoop</text:p>
          </table:table-cell>
          <table:table-cell office:value-type="float" office:value="0.00009566654" calcext:value-type="float">
            <text:p>9.566654E-05</text:p>
          </table:table-cell>
          <table:table-cell office:value-type="float" office:value="0.0001330001" calcext:value-type="float">
            <text:p>0.0001330001</text:p>
          </table:table-cell>
          <table:table-cell table:formula="of:=COM.MICROSOFT.IFS([.C327]&gt;[.D327];1;[.D327]&gt;[.C327];0;[.D327]=[.C327];0)" office:value-type="float" office:value="0" calcext:value-type="float">
            <text:p>0</text:p>
          </table:table-cell>
          <table:table-cell table:formula="of:=[.C327]-[.D327]" office:value-type="float" office:value="-0.00003733356" calcext:value-type="float">
            <text:p>-3.733356E-05</text:p>
          </table:table-cell>
        </table:table-row>
        <table:table-row table:style-name="ro1">
          <table:table-cell office:value-type="string" calcext:value-type="string">
            <text:p>PhysX.AABBManager::postBroadPhaseStage3</text:p>
          </table:table-cell>
          <table:table-cell office:value-type="string" calcext:value-type="string">
            <text:p>Physics</text:p>
          </table:table-cell>
          <table:table-cell office:value-type="float" office:value="0.00009433334" calcext:value-type="float">
            <text:p>9.433334E-05</text:p>
          </table:table-cell>
          <table:table-cell office:value-type="float" office:value="0.00008333333" calcext:value-type="float">
            <text:p>8.333333E-05</text:p>
          </table:table-cell>
          <table:table-cell table:formula="of:=COM.MICROSOFT.IFS([.C328]&gt;[.D328];1;[.D328]&gt;[.C328];0;[.D328]=[.C328];0)" office:value-type="float" office:value="1" calcext:value-type="float">
            <text:p>1</text:p>
          </table:table-cell>
          <table:table-cell table:formula="of:=[.C328]-[.D328]" office:value-type="float" office:value="0.00001100001" calcext:value-type="float">
            <text:p>1.100001E-0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8966657" calcext:value-type="float">
            <text:p>8.966657E-05</text:p>
          </table:table-cell>
          <table:table-cell office:value-type="float" office:value="0.0001269999" calcext:value-type="float">
            <text:p>0.0001269999</text:p>
          </table:table-cell>
          <table:table-cell table:formula="of:=COM.MICROSOFT.IFS([.C329]&gt;[.D329];1;[.D329]&gt;[.C329];0;[.D329]=[.C329];0)" office:value-type="float" office:value="0" calcext:value-type="float">
            <text:p>0</text:p>
          </table:table-cell>
          <table:table-cell table:formula="of:=[.C329]-[.D329]" office:value-type="float" office:value="-0.00003733333" calcext:value-type="float">
            <text:p>-3.733333E-05</text:p>
          </table:table-cell>
        </table:table-row>
        <table:table-row table:style-name="ro1">
          <table:table-cell office:value-type="string" calcext:value-type="string">
            <text:p>suspendPointHook.Invoke</text:p>
          </table:table-cell>
          <table:table-cell office:value-type="string" calcext:value-type="string">
            <text:p>PlayerLoop</text:p>
          </table:table-cell>
          <table:table-cell office:value-type="float" office:value="0.00008766655" calcext:value-type="float">
            <text:p>8.766655E-05</text:p>
          </table:table-cell>
          <table:table-cell office:value-type="float" office:value="0.0001896671" calcext:value-type="float">
            <text:p>0.0001896671</text:p>
          </table:table-cell>
          <table:table-cell table:formula="of:=COM.MICROSOFT.IFS([.C330]&gt;[.D330];1;[.D330]&gt;[.C330];0;[.D330]=[.C330];0)" office:value-type="float" office:value="0" calcext:value-type="float">
            <text:p>0</text:p>
          </table:table-cell>
          <table:table-cell table:formula="of:=[.C330]-[.D330]" office:value-type="float" office:value="-0.00010200055" calcext:value-type="float">
            <text:p>-0.00010200055</text:p>
          </table:table-cell>
        </table:table-row>
        <table:table-row table:style-name="ro1">
          <table:table-cell office:value-type="string" calcext:value-type="string">
            <text:p>PhysX.ScScene.destroyManagers</text:p>
          </table:table-cell>
          <table:table-cell office:value-type="string" calcext:value-type="string">
            <text:p>Physics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9533333" calcext:value-type="float">
            <text:p>9.533333E-05</text:p>
          </table:table-cell>
          <table:table-cell table:formula="of:=COM.MICROSOFT.IFS([.C331]&gt;[.D331];1;[.D331]&gt;[.C331];0;[.D331]=[.C331];0)" office:value-type="float" office:value="0" calcext:value-type="float">
            <text:p>0</text:p>
          </table:table-cell>
          <table:table-cell table:formula="of:=[.C331]-[.D331]" office:value-type="float" office:value="-0.00000833333" calcext:value-type="float">
            <text:p>-8.33333E-06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0008666655" calcext:value-type="float">
            <text:p>8.666655E-05</text:p>
          </table:table-cell>
          <table:table-cell office:value-type="float" office:value="0.0001216668" calcext:value-type="float">
            <text:p>0.0001216668</text:p>
          </table:table-cell>
          <table:table-cell table:formula="of:=COM.MICROSOFT.IFS([.C332]&gt;[.D332];1;[.D332]&gt;[.C332];0;[.D332]=[.C332];0)" office:value-type="float" office:value="0" calcext:value-type="float">
            <text:p>0</text:p>
          </table:table-cell>
          <table:table-cell table:formula="of:=[.C332]-[.D332]" office:value-type="float" office:value="-0.00003500025" calcext:value-type="float">
            <text:p>-3.500025E-05</text:p>
          </table:table-cell>
        </table:table-row>
        <table:table-row table:style-name="ro1">
          <table:table-cell office:value-type="string" calcext:value-type="string">
            <text:p>Inl_RenderPipeline.EndCameraRendering</text:p>
          </table:table-cell>
          <table:table-cell office:value-type="string" calcext:value-type="string">
            <text:p>Scripts</text:p>
          </table:table-cell>
          <table:table-cell office:value-type="float" office:value="0.00008466656" calcext:value-type="float">
            <text:p>8.466656E-05</text:p>
          </table:table-cell>
          <table:table-cell office:value-type="float" office:value="0.0001086666" calcext:value-type="float">
            <text:p>0.0001086666</text:p>
          </table:table-cell>
          <table:table-cell table:formula="of:=COM.MICROSOFT.IFS([.C333]&gt;[.D333];1;[.D333]&gt;[.C333];0;[.D333]=[.C333];0)" office:value-type="float" office:value="0" calcext:value-type="float">
            <text:p>0</text:p>
          </table:table-cell>
          <table:table-cell table:formula="of:=[.C333]-[.D333]" office:value-type="float" office:value="-0.00002400004" calcext:value-type="float">
            <text:p>-2.400004E-05</text:p>
          </table:table-cell>
        </table:table-row>
        <table:table-row table:style-name="ro1">
          <table:table-cell office:value-type="string" calcext:value-type="string">
            <text:p>PhysX.ScScene.postBroadPhase2</text:p>
          </table:table-cell>
          <table:table-cell office:value-type="string" calcext:value-type="string">
            <text:p>Physics</text:p>
          </table:table-cell>
          <table:table-cell office:value-type="float" office:value="0.00008333333" calcext:value-type="float">
            <text:p>8.333333E-05</text:p>
          </table:table-cell>
          <table:table-cell office:value-type="float" office:value="0.00023" calcext:value-type="float">
            <text:p>0.00023</text:p>
          </table:table-cell>
          <table:table-cell table:formula="of:=COM.MICROSOFT.IFS([.C334]&gt;[.D334];1;[.D334]&gt;[.C334];0;[.D334]=[.C334];0)" office:value-type="float" office:value="0" calcext:value-type="float">
            <text:p>0</text:p>
          </table:table-cell>
          <table:table-cell table:formula="of:=[.C334]-[.D334]" office:value-type="float" office:value="-0.00014666667" calcext:value-type="float">
            <text:p>-0.00014666667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0007966658" calcext:value-type="float">
            <text:p>7.966658E-05</text:p>
          </table:table-cell>
          <table:table-cell office:value-type="float" office:value="0.0001039999" calcext:value-type="float">
            <text:p>0.0001039999</text:p>
          </table:table-cell>
          <table:table-cell table:formula="of:=COM.MICROSOFT.IFS([.C335]&gt;[.D335];1;[.D335]&gt;[.C335];0;[.D335]=[.C335];0)" office:value-type="float" office:value="0" calcext:value-type="float">
            <text:p>0</text:p>
          </table:table-cell>
          <table:table-cell table:formula="of:=[.C335]-[.D335]" office:value-type="float" office:value="-0.00002433332" calcext:value-type="float">
            <text:p>-2.433332E-05</text:p>
          </table:table-cell>
        </table:table-row>
        <table:table-row table:style-name="ro1">
          <table:table-cell office:value-type="string" calcext:value-type="string">
            <text:p>EarlyUpdate.SpriteAtlasManagerUpdate</text:p>
          </table:table-cell>
          <table:table-cell office:value-type="string" calcext:value-type="string">
            <text:p>PlayerLoop</text:p>
          </table:table-cell>
          <table:table-cell office:value-type="float" office:value="0.00007933323" calcext:value-type="float">
            <text:p>7.933323E-05</text:p>
          </table:table-cell>
          <table:table-cell office:value-type="float" office:value="0.0001029999" calcext:value-type="float">
            <text:p>0.0001029999</text:p>
          </table:table-cell>
          <table:table-cell table:formula="of:=COM.MICROSOFT.IFS([.C336]&gt;[.D336];1;[.D336]&gt;[.C336];0;[.D336]=[.C336];0)" office:value-type="float" office:value="0" calcext:value-type="float">
            <text:p>0</text:p>
          </table:table-cell>
          <table:table-cell table:formula="of:=[.C336]-[.D336]" office:value-type="float" office:value="-0.00002366667" calcext:value-type="float">
            <text:p>-2.366667E-05</text:p>
          </table:table-cell>
        </table:table-row>
        <table:table-row table:style-name="ro1">
          <table:table-cell office:value-type="string" calcext:value-type="string">
            <text:p>Sort Render Passes</text:p>
          </table:table-cell>
          <table:table-cell office:value-type="string" calcext:value-type="string">
            <text:p>Scripts</text:p>
          </table:table-cell>
          <table:table-cell office:value-type="float" office:value="0.0000789999" calcext:value-type="float">
            <text:p>7.89999E-05</text:p>
          </table:table-cell>
          <table:table-cell office:value-type="float" office:value="0.0001133333" calcext:value-type="float">
            <text:p>0.0001133333</text:p>
          </table:table-cell>
          <table:table-cell table:formula="of:=COM.MICROSOFT.IFS([.C337]&gt;[.D337];1;[.D337]&gt;[.C337];0;[.D337]=[.C337];0)" office:value-type="float" office:value="0" calcext:value-type="float">
            <text:p>0</text:p>
          </table:table-cell>
          <table:table-cell table:formula="of:=[.C337]-[.D337]" office:value-type="float" office:value="-0.0000343334" calcext:value-type="float">
            <text:p>-3.43334E-05</text:p>
          </table:table-cell>
        </table:table-row>
        <table:table-row table:style-name="ro1">
          <table:table-cell office:value-type="string" calcext:value-type="string">
            <text:p>PhysX.NpScene.execution</text:p>
          </table:table-cell>
          <table:table-cell office:value-type="string" calcext:value-type="string">
            <text:p>Physics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346667" calcext:value-type="float">
            <text:p>0.0001346667</text:p>
          </table:table-cell>
          <table:table-cell table:formula="of:=COM.MICROSOFT.IFS([.C338]&gt;[.D338];1;[.D338]&gt;[.C338];0;[.D338]=[.C338];0)" office:value-type="float" office:value="0" calcext:value-type="float">
            <text:p>0</text:p>
          </table:table-cell>
          <table:table-cell table:formula="of:=[.C338]-[.D338]" office:value-type="float" office:value="-0.0000596667" calcext:value-type="float">
            <text:p>-5.96667E-05</text:p>
          </table:table-cell>
        </table:table-row>
        <table:table-row table:style-name="ro1">
          <table:table-cell office:value-type="string" calcext:value-type="string">
            <text:p>ParticleSystem.EndUpdateAll</text:p>
          </table:table-cell>
          <table:table-cell office:value-type="string" calcext:value-type="string">
            <text:p>Particles</text:p>
          </table:table-cell>
          <table:table-cell office:value-type="float" office:value="0.0000749999" calcext:value-type="float">
            <text:p>7.49999E-05</text:p>
          </table:table-cell>
          <table:table-cell office:value-type="float" office:value="0.0001019999" calcext:value-type="float">
            <text:p>0.0001019999</text:p>
          </table:table-cell>
          <table:table-cell table:formula="of:=COM.MICROSOFT.IFS([.C339]&gt;[.D339];1;[.D339]&gt;[.C339];0;[.D339]=[.C339];0)" office:value-type="float" office:value="0" calcext:value-type="float">
            <text:p>0</text:p>
          </table:table-cell>
          <table:table-cell table:formula="of:=[.C339]-[.D339]" office:value-type="float" office:value="-0.000027" calcext:value-type="float">
            <text:p>-2.7E-05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0749999" calcext:value-type="float">
            <text:p>7.49999E-05</text:p>
          </table:table-cell>
          <table:table-cell office:value-type="float" office:value="0.0001086666" calcext:value-type="float">
            <text:p>0.0001086666</text:p>
          </table:table-cell>
          <table:table-cell table:formula="of:=COM.MICROSOFT.IFS([.C340]&gt;[.D340];1;[.D340]&gt;[.C340];0;[.D340]=[.C340];0)" office:value-type="float" office:value="0" calcext:value-type="float">
            <text:p>0</text:p>
          </table:table-cell>
          <table:table-cell table:formula="of:=[.C340]-[.D340]" office:value-type="float" office:value="-0.0000336667" calcext:value-type="float">
            <text:p>-3.36667E-05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 office:value-type="float" office:value="0.00007433323" calcext:value-type="float">
            <text:p>7.433323E-05</text:p>
          </table:table-cell>
          <table:table-cell office:value-type="float" office:value="0.000111" calcext:value-type="float">
            <text:p>0.000111</text:p>
          </table:table-cell>
          <table:table-cell table:formula="of:=COM.MICROSOFT.IFS([.C341]&gt;[.D341];1;[.D341]&gt;[.C341];0;[.D341]=[.C341];0)" office:value-type="float" office:value="0" calcext:value-type="float">
            <text:p>0</text:p>
          </table:table-cell>
          <table:table-cell table:formula="of:=[.C341]-[.D341]" office:value-type="float" office:value="-0.00003666677" calcext:value-type="float">
            <text:p>-3.666677E-05</text:p>
          </table:table-cell>
        </table:table-row>
        <table:table-row table:style-name="ro1">
          <table:table-cell office:value-type="string" calcext:value-type="string">
            <text:p>EnlightenRuntimeManager.RemoveCustomLights</text:p>
          </table:table-cell>
          <table:table-cell office:value-type="string" calcext:value-type="string">
            <text:p>Gi</text:p>
          </table:table-cell>
          <table:table-cell office:value-type="float" office:value="0.00007233324" calcext:value-type="float">
            <text:p>7.233324E-05</text:p>
          </table:table-cell>
          <table:table-cell office:value-type="float" office:value="0.00008933321" calcext:value-type="float">
            <text:p>8.933321E-05</text:p>
          </table:table-cell>
          <table:table-cell table:formula="of:=COM.MICROSOFT.IFS([.C342]&gt;[.D342];1;[.D342]&gt;[.C342];0;[.D342]=[.C342];0)" office:value-type="float" office:value="0" calcext:value-type="float">
            <text:p>0</text:p>
          </table:table-cell>
          <table:table-cell table:formula="of:=[.C342]-[.D342]" office:value-type="float" office:value="-0.00001699997" calcext:value-type="float">
            <text:p>-1.699997E-05</text:p>
          </table:table-cell>
        </table:table-row>
        <table:table-row table:style-name="ro1">
          <table:table-cell office:value-type="string" calcext:value-type="string">
            <text:p>EarlyUpdate.PhysicsResetInterpolatedTransformPosition</text:p>
          </table:table-cell>
          <table:table-cell office:value-type="string" calcext:value-type="string">
            <text:p>PlayerLoop</text:p>
          </table:table-cell>
          <table:table-cell office:value-type="float" office:value="0.00007166661" calcext:value-type="float">
            <text:p>7.166661E-05</text:p>
          </table:table-cell>
          <table:table-cell office:value-type="float" office:value="0.00007833324" calcext:value-type="float">
            <text:p>7.833324E-05</text:p>
          </table:table-cell>
          <table:table-cell table:formula="of:=COM.MICROSOFT.IFS([.C343]&gt;[.D343];1;[.D343]&gt;[.C343];0;[.D343]=[.C343];0)" office:value-type="float" office:value="0" calcext:value-type="float">
            <text:p>0</text:p>
          </table:table-cell>
          <table:table-cell table:formula="of:=[.C343]-[.D343]" office:value-type="float" office:value="-0.00000666663000000001" calcext:value-type="float">
            <text:p>-6.66663000000001E-06</text:p>
          </table:table-cell>
        </table:table-row>
        <table:table-row table:style-name="ro1">
          <table:table-cell office:value-type="string" calcext:value-type="string">
            <text:p>Terrain.Trees.OnWillRender</text:p>
          </table:table-cell>
          <table:table-cell office:value-type="string" calcext:value-type="string">
            <text:p>Render</text:p>
          </table:table-cell>
          <table:table-cell office:value-type="float" office:value="0.00007166657" calcext:value-type="float">
            <text:p>7.166657E-05</text:p>
          </table:table-cell>
          <table:table-cell office:value-type="float" office:value="0.0001026665" calcext:value-type="float">
            <text:p>0.0001026665</text:p>
          </table:table-cell>
          <table:table-cell table:formula="of:=COM.MICROSOFT.IFS([.C344]&gt;[.D344];1;[.D344]&gt;[.C344];0;[.D344]=[.C344];0)" office:value-type="float" office:value="0" calcext:value-type="float">
            <text:p>0</text:p>
          </table:table-cell>
          <table:table-cell table:formula="of:=[.C344]-[.D344]" office:value-type="float" office:value="-0.00003099993" calcext:value-type="float">
            <text:p>-3.099993E-0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06999991" calcext:value-type="float">
            <text:p>6.999991E-05</text:p>
          </table:table-cell>
          <table:table-cell office:value-type="float" office:value="0.0001003332" calcext:value-type="float">
            <text:p>0.0001003332</text:p>
          </table:table-cell>
          <table:table-cell table:formula="of:=COM.MICROSOFT.IFS([.C345]&gt;[.D345];1;[.D345]&gt;[.C345];0;[.D345]=[.C345];0)" office:value-type="float" office:value="0" calcext:value-type="float">
            <text:p>0</text:p>
          </table:table-cell>
          <table:table-cell table:formula="of:=[.C345]-[.D345]" office:value-type="float" office:value="-0.00003033329" calcext:value-type="float">
            <text:p>-3.033329E-05</text:p>
          </table:table-cell>
        </table:table-row>
        <table:table-row table:style-name="ro1">
          <table:table-cell office:value-type="string" calcext:value-type="string">
            <text:p>Inl_RenderPipeline.BeginCameraRendering</text:p>
          </table:table-cell>
          <table:table-cell office:value-type="string" calcext:value-type="string">
            <text:p>Scripts</text:p>
          </table:table-cell>
          <table:table-cell office:value-type="float" office:value="0.00006966658" calcext:value-type="float">
            <text:p>6.966658E-05</text:p>
          </table:table-cell>
          <table:table-cell office:value-type="float" office:value="0.00009433321" calcext:value-type="float">
            <text:p>9.433321E-05</text:p>
          </table:table-cell>
          <table:table-cell table:formula="of:=COM.MICROSOFT.IFS([.C346]&gt;[.D346];1;[.D346]&gt;[.C346];0;[.D346]=[.C346];0)" office:value-type="float" office:value="0" calcext:value-type="float">
            <text:p>0</text:p>
          </table:table-cell>
          <table:table-cell table:formula="of:=[.C346]-[.D346]" office:value-type="float" office:value="-0.00002466663" calcext:value-type="float">
            <text:p>-2.466663E-05</text:p>
          </table:table-cell>
        </table:table-row>
        <table:table-row table:style-name="ro1">
          <table:table-cell office:value-type="string" calcext:value-type="string">
            <text:p>Find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006899993" calcext:value-type="float">
            <text:p>6.899993E-05</text:p>
          </table:table-cell>
          <table:table-cell office:value-type="float" office:value="0.0001116667" calcext:value-type="float">
            <text:p>0.0001116667</text:p>
          </table:table-cell>
          <table:table-cell table:formula="of:=COM.MICROSOFT.IFS([.C347]&gt;[.D347];1;[.D347]&gt;[.C347];0;[.D347]=[.C347];0)" office:value-type="float" office:value="0" calcext:value-type="float">
            <text:p>0</text:p>
          </table:table-cell>
          <table:table-cell table:formula="of:=[.C347]-[.D347]" office:value-type="float" office:value="-0.00004266677" calcext:value-type="float">
            <text:p>-4.266677E-05</text:p>
          </table:table-cell>
        </table:table-row>
        <table:table-row table:style-name="ro1">
          <table:table-cell office:value-type="string" calcext:value-type="string">
            <text:p>PhysX.ScScene.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0006866667" calcext:value-type="float">
            <text:p>6.866667E-05</text:p>
          </table:table-cell>
          <table:table-cell office:value-type="float" office:value="0.00007133333" calcext:value-type="float">
            <text:p>7.133333E-05</text:p>
          </table:table-cell>
          <table:table-cell table:formula="of:=COM.MICROSOFT.IFS([.C348]&gt;[.D348];1;[.D348]&gt;[.C348];0;[.D348]=[.C348];0)" office:value-type="float" office:value="0" calcext:value-type="float">
            <text:p>0</text:p>
          </table:table-cell>
          <table:table-cell table:formula="of:=[.C348]-[.D348]" office:value-type="float" office:value="-0.00000266666" calcext:value-type="float">
            <text:p>-2.66666E-06</text:p>
          </table:table-cell>
        </table:table-row>
        <table:table-row table:style-name="ro1">
          <table:table-cell office:value-type="string" calcext:value-type="string">
            <text:p>PhysX.ScScene.islandGen</text:p>
          </table:table-cell>
          <table:table-cell office:value-type="string" calcext:value-type="string">
            <text:p>Physics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12" calcext:value-type="float">
            <text:p>0.00012</text:p>
          </table:table-cell>
          <table:table-cell table:formula="of:=COM.MICROSOFT.IFS([.C349]&gt;[.D349];1;[.D349]&gt;[.C349];0;[.D349]=[.C349];0)" office:value-type="float" office:value="0" calcext:value-type="float">
            <text:p>0</text:p>
          </table:table-cell>
          <table:table-cell table:formula="of:=[.C349]-[.D349]" office:value-type="float" office:value="-0.000053" calcext:value-type="float">
            <text:p>-5.3E-05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06633325" calcext:value-type="float">
            <text:p>6.633325E-05</text:p>
          </table:table-cell>
          <table:table-cell office:value-type="float" office:value="0.0000809999" calcext:value-type="float">
            <text:p>8.09999E-05</text:p>
          </table:table-cell>
          <table:table-cell table:formula="of:=COM.MICROSOFT.IFS([.C350]&gt;[.D350];1;[.D350]&gt;[.C350];0;[.D350]=[.C350];0)" office:value-type="float" office:value="0" calcext:value-type="float">
            <text:p>0</text:p>
          </table:table-cell>
          <table:table-cell table:formula="of:=[.C350]-[.D350]" office:value-type="float" office:value="-0.00001466665" calcext:value-type="float">
            <text:p>-1.466665E-05</text:p>
          </table:table-cell>
        </table:table-row>
        <table:table-row table:style-name="ro1">
          <table:table-cell office:value-type="string" calcext:value-type="string">
            <text:p>NavMeshManager</text:p>
          </table:table-cell>
          <table:table-cell office:value-type="string" calcext:value-type="string">
            <text:p>AI</text:p>
          </table:table-cell>
          <table:table-cell office:value-type="float" office:value="0.00006566659" calcext:value-type="float">
            <text:p>6.566659E-05</text:p>
          </table:table-cell>
          <table:table-cell office:value-type="float" office:value="0.0000799999" calcext:value-type="float">
            <text:p>7.99999E-05</text:p>
          </table:table-cell>
          <table:table-cell table:formula="of:=COM.MICROSOFT.IFS([.C351]&gt;[.D351];1;[.D351]&gt;[.C351];0;[.D351]=[.C351];0)" office:value-type="float" office:value="0" calcext:value-type="float">
            <text:p>0</text:p>
          </table:table-cell>
          <table:table-cell table:formula="of:=[.C351]-[.D351]" office:value-type="float" office:value="-0.00001433331" calcext:value-type="float">
            <text:p>-1.433331E-05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0006566659" calcext:value-type="float">
            <text:p>6.566659E-05</text:p>
          </table:table-cell>
          <table:table-cell office:value-type="float" office:value="0.00009099989" calcext:value-type="float">
            <text:p>9.099989E-05</text:p>
          </table:table-cell>
          <table:table-cell table:formula="of:=COM.MICROSOFT.IFS([.C352]&gt;[.D352];1;[.D352]&gt;[.C352];0;[.D352]=[.C352];0)" office:value-type="float" office:value="0" calcext:value-type="float">
            <text:p>0</text:p>
          </table:table-cell>
          <table:table-cell table:formula="of:=[.C352]-[.D352]" office:value-type="float" office:value="-0.0000253333" calcext:value-type="float">
            <text:p>-2.53333E-05</text:p>
          </table:table-cell>
        </table:table-row>
        <table:table-row table:style-name="ro1">
          <table:table-cell office:value-type="string" calcext:value-type="string">
            <text:p>Inl_ScriptableRenderer.AddRenderPasses</text:p>
          </table:table-cell>
          <table:table-cell office:value-type="string" calcext:value-type="string">
            <text:p>Scripts</text:p>
          </table:table-cell>
          <table:table-cell office:value-type="float" office:value="0.00006566659" calcext:value-type="float">
            <text:p>6.566659E-05</text:p>
          </table:table-cell>
          <table:table-cell office:value-type="float" office:value="0.00009533321" calcext:value-type="float">
            <text:p>9.533321E-05</text:p>
          </table:table-cell>
          <table:table-cell table:formula="of:=COM.MICROSOFT.IFS([.C353]&gt;[.D353];1;[.D353]&gt;[.C353];0;[.D353]=[.C353];0)" office:value-type="float" office:value="0" calcext:value-type="float">
            <text:p>0</text:p>
          </table:table-cell>
          <table:table-cell table:formula="of:=[.C353]-[.D353]" office:value-type="float" office:value="-0.00002966662" calcext:value-type="float">
            <text:p>-2.966662E-05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06433333" calcext:value-type="float">
            <text:p>6.433333E-05</text:p>
          </table:table-cell>
          <table:table-cell office:value-type="float" office:value="0.000194" calcext:value-type="float">
            <text:p>0.000194</text:p>
          </table:table-cell>
          <table:table-cell table:formula="of:=COM.MICROSOFT.IFS([.C354]&gt;[.D354];1;[.D354]&gt;[.C354];0;[.D354]=[.C354];0)" office:value-type="float" office:value="0" calcext:value-type="float">
            <text:p>0</text:p>
          </table:table-cell>
          <table:table-cell table:formula="of:=[.C354]-[.D354]" office:value-type="float" office:value="-0.00012966667" calcext:value-type="float">
            <text:p>-0.00012966667</text:p>
          </table:table-cell>
        </table:table-row>
        <table:table-row table:style-name="ro1">
          <table:table-cell office:value-type="string" calcext:value-type="string">
            <text:p>EarlyUpdate.PerformanceAnalyticsUpdate</text:p>
          </table:table-cell>
          <table:table-cell office:value-type="string" calcext:value-type="string">
            <text:p>PlayerLoop</text:p>
          </table:table-cell>
          <table:table-cell office:value-type="float" office:value="0.00006433328" calcext:value-type="float">
            <text:p>6.433328E-05</text:p>
          </table:table-cell>
          <table:table-cell office:value-type="float" office:value="0.00008066656" calcext:value-type="float">
            <text:p>8.066656E-05</text:p>
          </table:table-cell>
          <table:table-cell table:formula="of:=COM.MICROSOFT.IFS([.C355]&gt;[.D355];1;[.D355]&gt;[.C355];0;[.D355]=[.C355];0)" office:value-type="float" office:value="0" calcext:value-type="float">
            <text:p>0</text:p>
          </table:table-cell>
          <table:table-cell table:formula="of:=[.C355]-[.D355]" office:value-type="float" office:value="-0.00001633328" calcext:value-type="float">
            <text:p>-1.633328E-05</text:p>
          </table:table-cell>
        </table:table-row>
        <table:table-row table:style-name="ro1">
          <table:table-cell office:value-type="string" calcext:value-type="string">
            <text:p>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00006399992" calcext:value-type="float">
            <text:p>6.399992E-05</text:p>
          </table:table-cell>
          <table:table-cell office:value-type="float" office:value="0.00008766655" calcext:value-type="float">
            <text:p>8.766655E-05</text:p>
          </table:table-cell>
          <table:table-cell table:formula="of:=COM.MICROSOFT.IFS([.C356]&gt;[.D356];1;[.D356]&gt;[.C356];0;[.D356]=[.C356];0)" office:value-type="float" office:value="0" calcext:value-type="float">
            <text:p>0</text:p>
          </table:table-cell>
          <table:table-cell table:formula="of:=[.C356]-[.D356]" office:value-type="float" office:value="-0.00002366663" calcext:value-type="float">
            <text:p>-2.366663E-05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1923333" calcext:value-type="float">
            <text:p>0.0001923333</text:p>
          </table:table-cell>
          <table:table-cell table:formula="of:=COM.MICROSOFT.IFS([.C357]&gt;[.D357];1;[.D357]&gt;[.C357];0;[.D357]=[.C357];0)" office:value-type="float" office:value="0" calcext:value-type="float">
            <text:p>0</text:p>
          </table:table-cell>
          <table:table-cell table:formula="of:=[.C357]-[.D357]" office:value-type="float" office:value="-0.0001293333" calcext:value-type="float">
            <text:p>-0.0001293333</text:p>
          </table:table-cell>
        </table:table-row>
        <table:table-row table:style-name="ro1">
          <table:table-cell office:value-type="string" calcext:value-type="string">
            <text:p>EarlyUpdate.UpdateAsyncReadbackManager</text:p>
          </table:table-cell>
          <table:table-cell office:value-type="string" calcext:value-type="string">
            <text:p>PlayerLoop</text:p>
          </table:table-cell>
          <table:table-cell office:value-type="float" office:value="0.00006166659" calcext:value-type="float">
            <text:p>6.166659E-05</text:p>
          </table:table-cell>
          <table:table-cell office:value-type="float" office:value="0.00009066654" calcext:value-type="float">
            <text:p>9.066654E-05</text:p>
          </table:table-cell>
          <table:table-cell table:formula="of:=COM.MICROSOFT.IFS([.C358]&gt;[.D358];1;[.D358]&gt;[.C358];0;[.D358]=[.C358];0)" office:value-type="float" office:value="0" calcext:value-type="float">
            <text:p>0</text:p>
          </table:table-cell>
          <table:table-cell table:formula="of:=[.C358]-[.D358]" office:value-type="float" office:value="-0.00002899995" calcext:value-type="float">
            <text:p>-2.899995E-05</text:p>
          </table:table-cell>
        </table:table-row>
        <table:table-row table:style-name="ro1">
          <table:table-cell office:value-type="string" calcext:value-type="string">
            <text:p>Terrain.UpdateSplatProperties</text:p>
          </table:table-cell>
          <table:table-cell office:value-type="string" calcext:value-type="string">
            <text:p>Render</text:p>
          </table:table-cell>
          <table:table-cell office:value-type="float" office:value="0.00006099993" calcext:value-type="float">
            <text:p>6.099993E-05</text:p>
          </table:table-cell>
          <table:table-cell office:value-type="float" office:value="0.00008133322" calcext:value-type="float">
            <text:p>8.133322E-05</text:p>
          </table:table-cell>
          <table:table-cell table:formula="of:=COM.MICROSOFT.IFS([.C359]&gt;[.D359];1;[.D359]&gt;[.C359];0;[.D359]=[.C359];0)" office:value-type="float" office:value="0" calcext:value-type="float">
            <text:p>0</text:p>
          </table:table-cell>
          <table:table-cell table:formula="of:=[.C359]-[.D359]" office:value-type="float" office:value="-0.00002033329" calcext:value-type="float">
            <text:p>-2.033329E-05</text:p>
          </table:table-cell>
        </table:table-row>
        <table:table-row table:style-name="ro1">
          <table:table-cell office:value-type="string" calcext:value-type="string">
            <text:p>ScheduleCullingGroups</text:p>
          </table:table-cell>
          <table:table-cell office:value-type="string" calcext:value-type="string">
            <text:p>Render</text:p>
          </table:table-cell>
          <table:table-cell office:value-type="float" office:value="0.00006099993" calcext:value-type="float">
            <text:p>6.099993E-05</text:p>
          </table:table-cell>
          <table:table-cell office:value-type="float" office:value="0.0001170001" calcext:value-type="float">
            <text:p>0.0001170001</text:p>
          </table:table-cell>
          <table:table-cell table:formula="of:=COM.MICROSOFT.IFS([.C360]&gt;[.D360];1;[.D360]&gt;[.C360];0;[.D360]=[.C360];0)" office:value-type="float" office:value="0" calcext:value-type="float">
            <text:p>0</text:p>
          </table:table-cell>
          <table:table-cell table:formula="of:=[.C360]-[.D360]" office:value-type="float" office:value="-0.00005600017" calcext:value-type="float">
            <text:p>-5.600017E-05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0005866663" calcext:value-type="float">
            <text:p>5.866663E-05</text:p>
          </table:table-cell>
          <table:table-cell office:value-type="float" office:value="0.00008799993" calcext:value-type="float">
            <text:p>8.799993E-05</text:p>
          </table:table-cell>
          <table:table-cell table:formula="of:=COM.MICROSOFT.IFS([.C361]&gt;[.D361];1;[.D361]&gt;[.C361];0;[.D361]=[.C361];0)" office:value-type="float" office:value="0" calcext:value-type="float">
            <text:p>0</text:p>
          </table:table-cell>
          <table:table-cell table:formula="of:=[.C361]-[.D361]" office:value-type="float" office:value="-0.0000293333" calcext:value-type="float">
            <text:p>-2.93333E-05</text:p>
          </table:table-cell>
        </table:table-row>
        <table:table-row table:style-name="ro1">
          <table:table-cell office:value-type="string" calcext:value-type="string">
            <text:p>EarlyUpdate.PresentBeforeUpdate</text:p>
          </table:table-cell>
          <table:table-cell office:value-type="string" calcext:value-type="string">
            <text:p>PlayerLoop</text:p>
          </table:table-cell>
          <table:table-cell office:value-type="float" office:value="0.0000586666" calcext:value-type="float">
            <text:p>5.86666E-05</text:p>
          </table:table-cell>
          <table:table-cell office:value-type="float" office:value="0.00007766657" calcext:value-type="float">
            <text:p>7.766657E-05</text:p>
          </table:table-cell>
          <table:table-cell table:formula="of:=COM.MICROSOFT.IFS([.C362]&gt;[.D362];1;[.D362]&gt;[.C362];0;[.D362]=[.C362];0)" office:value-type="float" office:value="0" calcext:value-type="float">
            <text:p>0</text:p>
          </table:table-cell>
          <table:table-cell table:formula="of:=[.C362]-[.D362]" office:value-type="float" office:value="-0.00001899997" calcext:value-type="float">
            <text:p>-1.899997E-05</text:p>
          </table:table-cell>
        </table:table-row>
        <table:table-row table:style-name="ro1">
          <table:table-cell office:value-type="string" calcext:value-type="string">
            <text:p>Inl_RenderPipeline.EndFrameRendering</text:p>
          </table:table-cell>
          <table:table-cell office:value-type="string" calcext:value-type="string">
            <text:p>Scripts</text:p>
          </table:table-cell>
          <table:table-cell office:value-type="float" office:value="0.00005833327" calcext:value-type="float">
            <text:p>5.833327E-05</text:p>
          </table:table-cell>
          <table:table-cell office:value-type="float" office:value="0.00008433322" calcext:value-type="float">
            <text:p>8.433322E-05</text:p>
          </table:table-cell>
          <table:table-cell table:formula="of:=COM.MICROSOFT.IFS([.C363]&gt;[.D363];1;[.D363]&gt;[.C363];0;[.D363]=[.C363];0)" office:value-type="float" office:value="0" calcext:value-type="float">
            <text:p>0</text:p>
          </table:table-cell>
          <table:table-cell table:formula="of:=[.C363]-[.D363]" office:value-type="float" office:value="-0.00002599995" calcext:value-type="float">
            <text:p>-2.599995E-05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000576666" calcext:value-type="float">
            <text:p>5.76666E-05</text:p>
          </table:table-cell>
          <table:table-cell office:value-type="float" office:value="0.00007666657" calcext:value-type="float">
            <text:p>7.666657E-05</text:p>
          </table:table-cell>
          <table:table-cell table:formula="of:=COM.MICROSOFT.IFS([.C364]&gt;[.D364];1;[.D364]&gt;[.C364];0;[.D364]=[.C364];0)" office:value-type="float" office:value="0" calcext:value-type="float">
            <text:p>0</text:p>
          </table:table-cell>
          <table:table-cell table:formula="of:=[.C364]-[.D364]" office:value-type="float" office:value="-0.00001899997" calcext:value-type="float">
            <text:p>-1.899997E-05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000566666" calcext:value-type="float">
            <text:p>5.66666E-05</text:p>
          </table:table-cell>
          <table:table-cell office:value-type="float" office:value="0.00008866654" calcext:value-type="float">
            <text:p>8.866654E-05</text:p>
          </table:table-cell>
          <table:table-cell table:formula="of:=COM.MICROSOFT.IFS([.C365]&gt;[.D365];1;[.D365]&gt;[.C365];0;[.D365]=[.C365];0)" office:value-type="float" office:value="0" calcext:value-type="float">
            <text:p>0</text:p>
          </table:table-cell>
          <table:table-cell table:formula="of:=[.C365]-[.D365]" office:value-type="float" office:value="-0.00003199994" calcext:value-type="float">
            <text:p>-3.199994E-05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0005633327" calcext:value-type="float">
            <text:p>5.633327E-05</text:p>
          </table:table-cell>
          <table:table-cell office:value-type="float" office:value="0.0000919999" calcext:value-type="float">
            <text:p>9.19999E-05</text:p>
          </table:table-cell>
          <table:table-cell table:formula="of:=COM.MICROSOFT.IFS([.C366]&gt;[.D366];1;[.D366]&gt;[.C366];0;[.D366]=[.C366];0)" office:value-type="float" office:value="0" calcext:value-type="float">
            <text:p>0</text:p>
          </table:table-cell>
          <table:table-cell table:formula="of:=[.C366]-[.D366]" office:value-type="float" office:value="-0.00003566663" calcext:value-type="float">
            <text:p>-3.566663E-05</text:p>
          </table:table-cell>
        </table:table-row>
        <table:table-row table:style-name="ro1">
          <table:table-cell office:value-type="string" calcext:value-type="string">
            <text:p>SoundManager.UpdateChannels</text:p>
          </table:table-cell>
          <table:table-cell office:value-type="string" calcext:value-type="string">
            <text:p>Audio</text:p>
          </table:table-cell>
          <table:table-cell office:value-type="float" office:value="0.0000556666" calcext:value-type="float">
            <text:p>5.56666E-05</text:p>
          </table:table-cell>
          <table:table-cell office:value-type="float" office:value="0.00006966658" calcext:value-type="float">
            <text:p>6.966658E-05</text:p>
          </table:table-cell>
          <table:table-cell table:formula="of:=COM.MICROSOFT.IFS([.C367]&gt;[.D367];1;[.D367]&gt;[.C367];0;[.D367]=[.C367];0)" office:value-type="float" office:value="0" calcext:value-type="float">
            <text:p>0</text:p>
          </table:table-cell>
          <table:table-cell table:formula="of:=[.C367]-[.D367]" office:value-type="float" office:value="-0.00001399998" calcext:value-type="float">
            <text:p>-1.399998E-05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556666" calcext:value-type="float">
            <text:p>5.56666E-05</text:p>
          </table:table-cell>
          <table:table-cell office:value-type="float" office:value="0.00007133324" calcext:value-type="float">
            <text:p>7.133324E-05</text:p>
          </table:table-cell>
          <table:table-cell table:formula="of:=COM.MICROSOFT.IFS([.C368]&gt;[.D368];1;[.D368]&gt;[.C368];0;[.D368]=[.C368];0)" office:value-type="float" office:value="0" calcext:value-type="float">
            <text:p>0</text:p>
          </table:table-cell>
          <table:table-cell table:formula="of:=[.C368]-[.D368]" office:value-type="float" office:value="-0.00001566664" calcext:value-type="float">
            <text:p>-1.566664E-05</text:p>
          </table:table-cell>
        </table:table-row>
        <table:table-row table:style-name="ro1">
          <table:table-cell office:value-type="string" calcext:value-type="string">
            <text:p>Inl_UniversalRenderPipeline.GetPerObjectLightFlags</text:p>
          </table:table-cell>
          <table:table-cell office:value-type="string" calcext:value-type="string">
            <text:p>Scripts</text:p>
          </table:table-cell>
          <table:table-cell office:value-type="float" office:value="0.00005499994" calcext:value-type="float">
            <text:p>5.499994E-05</text:p>
          </table:table-cell>
          <table:table-cell office:value-type="float" office:value="0.0000929999" calcext:value-type="float">
            <text:p>9.29999E-05</text:p>
          </table:table-cell>
          <table:table-cell table:formula="of:=COM.MICROSOFT.IFS([.C369]&gt;[.D369];1;[.D369]&gt;[.C369];0;[.D369]=[.C369];0)" office:value-type="float" office:value="0" calcext:value-type="float">
            <text:p>0</text:p>
          </table:table-cell>
          <table:table-cell table:formula="of:=[.C369]-[.D369]" office:value-type="float" office:value="-0.00003799996" calcext:value-type="float">
            <text:p>-3.799996E-05</text:p>
          </table:table-cell>
        </table:table-row>
        <table:table-row table:style-name="ro1">
          <table:table-cell office:value-type="string" calcext:value-type="string">
            <text:p>PostLateUpdate.UpdateCaptureScreenshot</text:p>
          </table:table-cell>
          <table:table-cell office:value-type="string" calcext:value-type="string">
            <text:p>PlayerLoop</text:p>
          </table:table-cell>
          <table:table-cell office:value-type="float" office:value="0.00005466662" calcext:value-type="float">
            <text:p>5.466662E-05</text:p>
          </table:table-cell>
          <table:table-cell office:value-type="float" office:value="0.00007133324" calcext:value-type="float">
            <text:p>7.133324E-05</text:p>
          </table:table-cell>
          <table:table-cell table:formula="of:=COM.MICROSOFT.IFS([.C370]&gt;[.D370];1;[.D370]&gt;[.C370];0;[.D370]=[.C370];0)" office:value-type="float" office:value="0" calcext:value-type="float">
            <text:p>0</text:p>
          </table:table-cell>
          <table:table-cell table:formula="of:=[.C370]-[.D370]" office:value-type="float" office:value="-0.00001666662" calcext:value-type="float">
            <text:p>-1.666662E-05</text:p>
          </table:table-cell>
        </table:table-row>
        <table:table-row table:style-name="ro1">
          <table:table-cell office:value-type="string" calcext:value-type="string">
            <text:p>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0.00005433327" calcext:value-type="float">
            <text:p>5.433327E-05</text:p>
          </table:table-cell>
          <table:table-cell office:value-type="float" office:value="0.00007266657" calcext:value-type="float">
            <text:p>7.266657E-05</text:p>
          </table:table-cell>
          <table:table-cell table:formula="of:=COM.MICROSOFT.IFS([.C371]&gt;[.D371];1;[.D371]&gt;[.C371];0;[.D371]=[.C371];0)" office:value-type="float" office:value="0" calcext:value-type="float">
            <text:p>0</text:p>
          </table:table-cell>
          <table:table-cell table:formula="of:=[.C371]-[.D371]" office:value-type="float" office:value="-0.0000183333" calcext:value-type="float">
            <text:p>-1.83333E-05</text:p>
          </table:table-cell>
        </table:table-row>
        <table:table-row table:style-name="ro1">
          <table:table-cell office:value-type="string" calcext:value-type="string">
            <text:p>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0.00005399994" calcext:value-type="float">
            <text:p>5.399994E-05</text:p>
          </table:table-cell>
          <table:table-cell office:value-type="float" office:value="0.00008299989" calcext:value-type="float">
            <text:p>8.299989E-05</text:p>
          </table:table-cell>
          <table:table-cell table:formula="of:=COM.MICROSOFT.IFS([.C372]&gt;[.D372];1;[.D372]&gt;[.C372];0;[.D372]=[.C372];0)" office:value-type="float" office:value="0" calcext:value-type="float">
            <text:p>0</text:p>
          </table:table-cell>
          <table:table-cell table:formula="of:=[.C372]-[.D372]" office:value-type="float" office:value="-0.00002899995" calcext:value-type="float">
            <text:p>-2.899995E-05</text:p>
          </table:table-cell>
        </table:table-row>
        <table:table-row table:style-name="ro1">
          <table:table-cell office:value-type="string" calcext:value-type="string">
            <text:p>FrameEvents.XRPostPresent</text:p>
          </table:table-cell>
          <table:table-cell office:value-type="string" calcext:value-type="string">
            <text:p>PlayerLoop</text:p>
          </table:table-cell>
          <table:table-cell office:value-type="float" office:value="0.0000536666" calcext:value-type="float">
            <text:p>5.36666E-05</text:p>
          </table:table-cell>
          <table:table-cell office:value-type="float" office:value="0.00008433323" calcext:value-type="float">
            <text:p>8.433323E-05</text:p>
          </table:table-cell>
          <table:table-cell table:formula="of:=COM.MICROSOFT.IFS([.C373]&gt;[.D373];1;[.D373]&gt;[.C373];0;[.D373]=[.C373];0)" office:value-type="float" office:value="0" calcext:value-type="float">
            <text:p>0</text:p>
          </table:table-cell>
          <table:table-cell table:formula="of:=[.C373]-[.D373]" office:value-type="float" office:value="-0.00003066663" calcext:value-type="float">
            <text:p>-3.066663E-05</text:p>
          </table:table-cell>
        </table:table-row>
        <table:table-row table:style-name="ro1">
          <table:table-cell office:value-type="string" calcext:value-type="string">
            <text:p>PostLateUpdate.XRPostLateUpdate</text:p>
          </table:table-cell>
          <table:table-cell office:value-type="string" calcext:value-type="string">
            <text:p>PlayerLoop</text:p>
          </table:table-cell>
          <table:table-cell office:value-type="float" office:value="0.00005333327" calcext:value-type="float">
            <text:p>5.333327E-05</text:p>
          </table:table-cell>
          <table:table-cell office:value-type="float" office:value="0.00006966658" calcext:value-type="float">
            <text:p>6.966658E-05</text:p>
          </table:table-cell>
          <table:table-cell table:formula="of:=COM.MICROSOFT.IFS([.C374]&gt;[.D374];1;[.D374]&gt;[.C374];0;[.D374]=[.C374];0)" office:value-type="float" office:value="0" calcext:value-type="float">
            <text:p>0</text:p>
          </table:table-cell>
          <table:table-cell table:formula="of:=[.C374]-[.D374]" office:value-type="float" office:value="-0.00001633331" calcext:value-type="float">
            <text:p>-1.633331E-05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5266661" calcext:value-type="float">
            <text:p>5.266661E-05</text:p>
          </table:table-cell>
          <table:table-cell office:value-type="float" office:value="0.00007099991" calcext:value-type="float">
            <text:p>7.099991E-05</text:p>
          </table:table-cell>
          <table:table-cell table:formula="of:=COM.MICROSOFT.IFS([.C375]&gt;[.D375];1;[.D375]&gt;[.C375];0;[.D375]=[.C375];0)" office:value-type="float" office:value="0" calcext:value-type="float">
            <text:p>0</text:p>
          </table:table-cell>
          <table:table-cell table:formula="of:=[.C375]-[.D375]" office:value-type="float" office:value="-0.0000183333" calcext:value-type="float">
            <text:p>-1.83333E-05</text:p>
          </table:table-cell>
        </table:table-row>
        <table:table-row table:style-name="ro1">
          <table:table-cell office:value-type="string" calcext:value-type="string">
            <text:p>UIEvents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0005166662" calcext:value-type="float">
            <text:p>5.166662E-05</text:p>
          </table:table-cell>
          <table:table-cell office:value-type="float" office:value="0.0000556666" calcext:value-type="float">
            <text:p>5.56666E-05</text:p>
          </table:table-cell>
          <table:table-cell table:formula="of:=COM.MICROSOFT.IFS([.C376]&gt;[.D376];1;[.D376]&gt;[.C376];0;[.D376]=[.C376];0)" office:value-type="float" office:value="0" calcext:value-type="float">
            <text:p>0</text:p>
          </table:table-cell>
          <table:table-cell table:formula="of:=[.C376]-[.D376]" office:value-type="float" office:value="-0.00000399998" calcext:value-type="float">
            <text:p>-3.99998E-06</text:p>
          </table:table-cell>
        </table:table-row>
        <table:table-row table:style-name="ro1">
          <table:table-cell office:value-type="string" calcext:value-type="string">
            <text:p>PostLateUpdate.XRPreEndFrame</text:p>
          </table:table-cell>
          <table:table-cell office:value-type="string" calcext:value-type="string">
            <text:p>PlayerLoop</text:p>
          </table:table-cell>
          <table:table-cell office:value-type="float" office:value="0.00005166661" calcext:value-type="float">
            <text:p>5.166661E-05</text:p>
          </table:table-cell>
          <table:table-cell office:value-type="float" office:value="0.00007133324" calcext:value-type="float">
            <text:p>7.133324E-05</text:p>
          </table:table-cell>
          <table:table-cell table:formula="of:=COM.MICROSOFT.IFS([.C377]&gt;[.D377];1;[.D377]&gt;[.C377];0;[.D377]=[.C377];0)" office:value-type="float" office:value="0" calcext:value-type="float">
            <text:p>0</text:p>
          </table:table-cell>
          <table:table-cell table:formula="of:=[.C377]-[.D377]" office:value-type="float" office:value="-0.00001966663" calcext:value-type="float">
            <text:p>-1.966663E-05</text:p>
          </table:table-cell>
        </table:table-row>
        <table:table-row table:style-name="ro1">
          <table:table-cell office:value-type="string" calcext:value-type="string">
            <text:p>EarlyUpdate.GpuTimestamp</text:p>
          </table:table-cell>
          <table:table-cell office:value-type="string" calcext:value-type="string">
            <text:p>PlayerLoop</text:p>
          </table:table-cell>
          <table:table-cell office:value-type="float" office:value="0.00005099994" calcext:value-type="float">
            <text:p>5.099994E-05</text:p>
          </table:table-cell>
          <table:table-cell office:value-type="float" office:value="0.0000799999" calcext:value-type="float">
            <text:p>7.99999E-05</text:p>
          </table:table-cell>
          <table:table-cell table:formula="of:=COM.MICROSOFT.IFS([.C378]&gt;[.D378];1;[.D378]&gt;[.C378];0;[.D378]=[.C378];0)" office:value-type="float" office:value="0" calcext:value-type="float">
            <text:p>0</text:p>
          </table:table-cell>
          <table:table-cell table:formula="of:=[.C378]-[.D378]" office:value-type="float" office:value="-0.00002899996" calcext:value-type="float">
            <text:p>-2.899996E-05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005066661" calcext:value-type="float">
            <text:p>5.066661E-05</text:p>
          </table:table-cell>
          <table:table-cell office:value-type="float" office:value="0.00005933326" calcext:value-type="float">
            <text:p>5.933326E-05</text:p>
          </table:table-cell>
          <table:table-cell table:formula="of:=COM.MICROSOFT.IFS([.C379]&gt;[.D379];1;[.D379]&gt;[.C379];0;[.D379]=[.C379];0)" office:value-type="float" office:value="0" calcext:value-type="float">
            <text:p>0</text:p>
          </table:table-cell>
          <table:table-cell table:formula="of:=[.C379]-[.D379]" office:value-type="float" office:value="-0.00000866665" calcext:value-type="float">
            <text:p>-8.66665E-06</text:p>
          </table:table-cell>
        </table:table-row>
        <table:table-row table:style-name="ro1">
          <table:table-cell office:value-type="string" calcext:value-type="string">
            <text:p>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0.00005033328" calcext:value-type="float">
            <text:p>5.033328E-05</text:p>
          </table:table-cell>
          <table:table-cell office:value-type="float" office:value="0.00006333326" calcext:value-type="float">
            <text:p>6.333326E-05</text:p>
          </table:table-cell>
          <table:table-cell table:formula="of:=COM.MICROSOFT.IFS([.C380]&gt;[.D380];1;[.D380]&gt;[.C380];0;[.D380]=[.C380];0)" office:value-type="float" office:value="0" calcext:value-type="float">
            <text:p>0</text:p>
          </table:table-cell>
          <table:table-cell table:formula="of:=[.C380]-[.D380]" office:value-type="float" office:value="-0.00001299998" calcext:value-type="float">
            <text:p>-1.299998E-05</text:p>
          </table:table-cell>
        </table:table-row>
        <table:table-row table:style-name="ro1">
          <table:table-cell office:value-type="string" calcext:value-type="string">
            <text:p>PreUpdate.CheckTexFieldInput</text:p>
          </table:table-cell>
          <table:table-cell office:value-type="string" calcext:value-type="string">
            <text:p>PlayerLoop</text:p>
          </table:table-cell>
          <table:table-cell office:value-type="float" office:value="0.00005033327" calcext:value-type="float">
            <text:p>5.033327E-05</text:p>
          </table:table-cell>
          <table:table-cell office:value-type="float" office:value="0.00006399992" calcext:value-type="float">
            <text:p>6.399992E-05</text:p>
          </table:table-cell>
          <table:table-cell table:formula="of:=COM.MICROSOFT.IFS([.C381]&gt;[.D381];1;[.D381]&gt;[.C381];0;[.D381]=[.C381];0)" office:value-type="float" office:value="0" calcext:value-type="float">
            <text:p>0</text:p>
          </table:table-cell>
          <table:table-cell table:formula="of:=[.C381]-[.D381]" office:value-type="float" office:value="-0.00001366665" calcext:value-type="float">
            <text:p>-1.366665E-05</text:p>
          </table:table-cell>
        </table:table-row>
        <table:table-row table:style-name="ro1">
          <table:table-cell office:value-type="string" calcext:value-type="string">
            <text:p>SortingGroupManager.Update</text:p>
          </table:table-cell>
          <table:table-cell office:value-type="string" calcext:value-type="string">
            <text:p>PlayerLoop</text:p>
          </table:table-cell>
          <table:table-cell office:value-type="float" office:value="0.00004999994" calcext:value-type="float">
            <text:p>4.999994E-05</text:p>
          </table:table-cell>
          <table:table-cell office:value-type="float" office:value="0.0000749999" calcext:value-type="float">
            <text:p>7.49999E-05</text:p>
          </table:table-cell>
          <table:table-cell table:formula="of:=COM.MICROSOFT.IFS([.C382]&gt;[.D382];1;[.D382]&gt;[.C382];0;[.D382]=[.C382];0)" office:value-type="float" office:value="0" calcext:value-type="float">
            <text:p>0</text:p>
          </table:table-cell>
          <table:table-cell table:formula="of:=[.C382]-[.D382]" office:value-type="float" office:value="-0.00002499996" calcext:value-type="float">
            <text:p>-2.499996E-05</text:p>
          </table:table-cell>
        </table:table-row>
        <table:table-row table:style-name="ro1">
          <table:table-cell office:value-type="string" calcext:value-type="string">
            <text:p>PostLateUpdate.ResetInputAxis</text:p>
          </table:table-cell>
          <table:table-cell office:value-type="string" calcext:value-type="string">
            <text:p>PlayerLoop</text:p>
          </table:table-cell>
          <table:table-cell office:value-type="float" office:value="0.00004966661" calcext:value-type="float">
            <text:p>4.966661E-05</text:p>
          </table:table-cell>
          <table:table-cell office:value-type="float" office:value="0.00006633325" calcext:value-type="float">
            <text:p>6.633325E-05</text:p>
          </table:table-cell>
          <table:table-cell table:formula="of:=COM.MICROSOFT.IFS([.C383]&gt;[.D383];1;[.D383]&gt;[.C383];0;[.D383]=[.C383];0)" office:value-type="float" office:value="0" calcext:value-type="float">
            <text:p>0</text:p>
          </table:table-cell>
          <table:table-cell table:formula="of:=[.C383]-[.D383]" office:value-type="float" office:value="-0.00001666664" calcext:value-type="float">
            <text:p>-1.666664E-05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006667" calcext:value-type="float">
            <text:p>0.0001006667</text:p>
          </table:table-cell>
          <table:table-cell table:formula="of:=COM.MICROSOFT.IFS([.C384]&gt;[.D384];1;[.D384]&gt;[.C384];0;[.D384]=[.C384];0)" office:value-type="float" office:value="0" calcext:value-type="float">
            <text:p>0</text:p>
          </table:table-cell>
          <table:table-cell table:formula="of:=[.C384]-[.D384]" office:value-type="float" office:value="-0.0000526667" calcext:value-type="float">
            <text:p>-5.26667E-05</text:p>
          </table:table-cell>
        </table:table-row>
        <table:table-row table:style-name="ro1">
          <table:table-cell office:value-type="string" calcext:value-type="string">
            <text:p>PhysX.ScScene.postNarrowPhase</text:p>
          </table:table-cell>
          <table:table-cell office:value-type="string" calcext:value-type="string">
            <text:p>Physics</text:p>
          </table:table-cell>
          <table:table-cell office:value-type="float" office:value="0.00004766667" calcext:value-type="float">
            <text:p>4.766667E-05</text:p>
          </table:table-cell>
          <table:table-cell office:value-type="float" office:value="0.000037" calcext:value-type="float">
            <text:p>3.7E-05</text:p>
          </table:table-cell>
          <table:table-cell table:formula="of:=COM.MICROSOFT.IFS([.C385]&gt;[.D385];1;[.D385]&gt;[.C385];0;[.D385]=[.C385];0)" office:value-type="float" office:value="1" calcext:value-type="float">
            <text:p>1</text:p>
          </table:table-cell>
          <table:table-cell table:formula="of:=[.C385]-[.D385]" office:value-type="float" office:value="0.00001066667" calcext:value-type="float">
            <text:p>1.066667E-05</text:p>
          </table:table-cell>
        </table:table-row>
        <table:table-row table:style-name="ro1">
          <table:table-cell office:value-type="string" calcext:value-type="string">
            <text:p>PhysX.ScScene.pre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0004733333" calcext:value-type="float">
            <text:p>4.733333E-05</text:p>
          </table:table-cell>
          <table:table-cell office:value-type="float" office:value="0.0001003333" calcext:value-type="float">
            <text:p>0.0001003333</text:p>
          </table:table-cell>
          <table:table-cell table:formula="of:=COM.MICROSOFT.IFS([.C386]&gt;[.D386];1;[.D386]&gt;[.C386];0;[.D386]=[.C386];0)" office:value-type="float" office:value="0" calcext:value-type="float">
            <text:p>0</text:p>
          </table:table-cell>
          <table:table-cell table:formula="of:=[.C386]-[.D386]" office:value-type="float" office:value="-0.00005299997" calcext:value-type="float">
            <text:p>-5.299997E-05</text:p>
          </table:table-cell>
        </table:table-row>
        <table:table-row table:style-name="ro1">
          <table:table-cell office:value-type="string" calcext:value-type="string">
            <text:p>SkinnedMeshOncePerFrameUpdate</text:p>
          </table:table-cell>
          <table:table-cell office:value-type="string" calcext:value-type="string">
            <text:p>Render</text:p>
          </table:table-cell>
          <table:table-cell office:value-type="float" office:value="0.00004733328" calcext:value-type="float">
            <text:p>4.733328E-05</text:p>
          </table:table-cell>
          <table:table-cell office:value-type="float" office:value="0.00006199993" calcext:value-type="float">
            <text:p>6.199993E-05</text:p>
          </table:table-cell>
          <table:table-cell table:formula="of:=COM.MICROSOFT.IFS([.C387]&gt;[.D387];1;[.D387]&gt;[.C387];0;[.D387]=[.C387];0)" office:value-type="float" office:value="0" calcext:value-type="float">
            <text:p>0</text:p>
          </table:table-cell>
          <table:table-cell table:formula="of:=[.C387]-[.D387]" office:value-type="float" office:value="-0.00001466665" calcext:value-type="float">
            <text:p>-1.466665E-05</text:p>
          </table:table-cell>
        </table:table-row>
        <table:table-row table:style-name="ro1">
          <table:table-cell office:value-type="string" calcext:value-type="string">
            <text:p>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0.00004566662" calcext:value-type="float">
            <text:p>4.566662E-05</text:p>
          </table:table-cell>
          <table:table-cell office:value-type="float" office:value="0.00007633324" calcext:value-type="float">
            <text:p>7.633324E-05</text:p>
          </table:table-cell>
          <table:table-cell table:formula="of:=COM.MICROSOFT.IFS([.C388]&gt;[.D388];1;[.D388]&gt;[.C388];0;[.D388]=[.C388];0)" office:value-type="float" office:value="0" calcext:value-type="float">
            <text:p>0</text:p>
          </table:table-cell>
          <table:table-cell table:formula="of:=[.C388]-[.D388]" office:value-type="float" office:value="-0.00003066662" calcext:value-type="float">
            <text:p>-3.066662E-05</text:p>
          </table:table-cell>
        </table:table-row>
        <table:table-row table:style-name="ro1">
          <table:table-cell office:value-type="string" calcext:value-type="string">
            <text:p>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0.00004533329" calcext:value-type="float">
            <text:p>4.533329E-05</text:p>
          </table:table-cell>
          <table:table-cell office:value-type="float" office:value="0.00006433325" calcext:value-type="float">
            <text:p>6.433325E-05</text:p>
          </table:table-cell>
          <table:table-cell table:formula="of:=COM.MICROSOFT.IFS([.C389]&gt;[.D389];1;[.D389]&gt;[.C389];0;[.D389]=[.C389];0)" office:value-type="float" office:value="0" calcext:value-type="float">
            <text:p>0</text:p>
          </table:table-cell>
          <table:table-cell table:formula="of:=[.C389]-[.D389]" office:value-type="float" office:value="-0.00001899996" calcext:value-type="float">
            <text:p>-1.899996E-05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0004366662" calcext:value-type="float">
            <text:p>4.366662E-05</text:p>
          </table:table-cell>
          <table:table-cell office:value-type="float" office:value="0.00005166661" calcext:value-type="float">
            <text:p>5.166661E-05</text:p>
          </table:table-cell>
          <table:table-cell table:formula="of:=COM.MICROSOFT.IFS([.C390]&gt;[.D390];1;[.D390]&gt;[.C390];0;[.D390]=[.C390];0)" office:value-type="float" office:value="0" calcext:value-type="float">
            <text:p>0</text:p>
          </table:table-cell>
          <table:table-cell table:formula="of:=[.C390]-[.D390]" office:value-type="float" office:value="-0.00000799999000000001" calcext:value-type="float">
            <text:p>-7.99999000000001E-06</text:p>
          </table:table-cell>
        </table:table-row>
        <table:table-row table:style-name="ro1">
          <table:table-cell office:value-type="string" calcext:value-type="string">
            <text:p>EarlyUpdate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0004333329" calcext:value-type="float">
            <text:p>4.333329E-05</text:p>
          </table:table-cell>
          <table:table-cell office:value-type="float" office:value="0.00005799993" calcext:value-type="float">
            <text:p>5.799993E-05</text:p>
          </table:table-cell>
          <table:table-cell table:formula="of:=COM.MICROSOFT.IFS([.C391]&gt;[.D391];1;[.D391]&gt;[.C391];0;[.D391]=[.C391];0)" office:value-type="float" office:value="0" calcext:value-type="float">
            <text:p>0</text:p>
          </table:table-cell>
          <table:table-cell table:formula="of:=[.C391]-[.D391]" office:value-type="float" office:value="-0.00001466664" calcext:value-type="float">
            <text:p>-1.466664E-05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04333329" calcext:value-type="float">
            <text:p>4.333329E-05</text:p>
          </table:table-cell>
          <table:table-cell office:value-type="float" office:value="0.0000596666" calcext:value-type="float">
            <text:p>5.96666E-05</text:p>
          </table:table-cell>
          <table:table-cell table:formula="of:=COM.MICROSOFT.IFS([.C392]&gt;[.D392];1;[.D392]&gt;[.C392];0;[.D392]=[.C392];0)" office:value-type="float" office:value="0" calcext:value-type="float">
            <text:p>0</text:p>
          </table:table-cell>
          <table:table-cell table:formula="of:=[.C392]-[.D392]" office:value-type="float" office:value="-0.00001633331" calcext:value-type="float">
            <text:p>-1.633331E-05</text:p>
          </table:table-cell>
        </table:table-row>
        <table:table-row table:style-name="ro1">
          <table:table-cell office:value-type="string" calcext:value-type="string">
            <text:p>TextureStreamingManager.Update</text:p>
          </table:table-cell>
          <table:table-cell office:value-type="string" calcext:value-type="string">
            <text:p>Loading</text:p>
          </table:table-cell>
          <table:table-cell office:value-type="float" office:value="0.00004299996" calcext:value-type="float">
            <text:p>4.299996E-05</text:p>
          </table:table-cell>
          <table:table-cell office:value-type="float" office:value="0.00006033326" calcext:value-type="float">
            <text:p>6.033326E-05</text:p>
          </table:table-cell>
          <table:table-cell table:formula="of:=COM.MICROSOFT.IFS([.C393]&gt;[.D393];1;[.D393]&gt;[.C393];0;[.D393]=[.C393];0)" office:value-type="float" office:value="0" calcext:value-type="float">
            <text:p>0</text:p>
          </table:table-cell>
          <table:table-cell table:formula="of:=[.C393]-[.D393]" office:value-type="float" office:value="-0.0000173333" calcext:value-type="float">
            <text:p>-1.73333E-05</text:p>
          </table:table-cell>
        </table:table-row>
        <table:table-row table:style-name="ro1">
          <table:table-cell office:value-type="string" calcext:value-type="string">
            <text:p>PhysX.PostBroadPhaseStage2Task</text:p>
          </table:table-cell>
          <table:table-cell office:value-type="string" calcext:value-type="string">
            <text:p>Physics</text:p>
          </table:table-cell>
          <table:table-cell office:value-type="float" office:value="0.00004266667" calcext:value-type="float">
            <text:p>4.266667E-05</text:p>
          </table:table-cell>
          <table:table-cell office:value-type="float" office:value="0.000008333333" calcext:value-type="float">
            <text:p>8.333333E-06</text:p>
          </table:table-cell>
          <table:table-cell table:formula="of:=COM.MICROSOFT.IFS([.C394]&gt;[.D394];1;[.D394]&gt;[.C394];0;[.D394]=[.C394];0)" office:value-type="float" office:value="1" calcext:value-type="float">
            <text:p>1</text:p>
          </table:table-cell>
          <table:table-cell table:formula="of:=[.C394]-[.D394]" office:value-type="float" office:value="0.000034333337" calcext:value-type="float">
            <text:p>3.4333337E-05</text:p>
          </table:table-cell>
        </table:table-row>
        <table:table-row table:style-name="ro1">
          <table:table-cell office:value-type="string" calcext:value-type="string">
            <text:p>CullingGroupSendEvents</text:p>
          </table:table-cell>
          <table:table-cell office:value-type="string" calcext:value-type="string">
            <text:p>Render</text:p>
          </table:table-cell>
          <table:table-cell office:value-type="float" office:value="0.00004266663" calcext:value-type="float">
            <text:p>4.266663E-05</text:p>
          </table:table-cell>
          <table:table-cell office:value-type="float" office:value="0.00006133326" calcext:value-type="float">
            <text:p>6.133326E-05</text:p>
          </table:table-cell>
          <table:table-cell table:formula="of:=COM.MICROSOFT.IFS([.C395]&gt;[.D395];1;[.D395]&gt;[.C395];0;[.D395]=[.C395];0)" office:value-type="float" office:value="0" calcext:value-type="float">
            <text:p>0</text:p>
          </table:table-cell>
          <table:table-cell table:formula="of:=[.C395]-[.D395]" office:value-type="float" office:value="-0.00001866663" calcext:value-type="float">
            <text:p>-1.866663E-05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4166662" calcext:value-type="float">
            <text:p>4.166662E-05</text:p>
          </table:table-cell>
          <table:table-cell office:value-type="float" office:value="0.00008133327" calcext:value-type="float">
            <text:p>8.133327E-05</text:p>
          </table:table-cell>
          <table:table-cell table:formula="of:=COM.MICROSOFT.IFS([.C396]&gt;[.D396];1;[.D396]&gt;[.C396];0;[.D396]=[.C396];0)" office:value-type="float" office:value="0" calcext:value-type="float">
            <text:p>0</text:p>
          </table:table-cell>
          <table:table-cell table:formula="of:=[.C396]-[.D396]" office:value-type="float" office:value="-0.00003966665" calcext:value-type="float">
            <text:p>-3.966665E-05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0004066663" calcext:value-type="float">
            <text:p>4.066663E-05</text:p>
          </table:table-cell>
          <table:table-cell office:value-type="float" office:value="0.0000556666" calcext:value-type="float">
            <text:p>5.56666E-05</text:p>
          </table:table-cell>
          <table:table-cell table:formula="of:=COM.MICROSOFT.IFS([.C397]&gt;[.D397];1;[.D397]&gt;[.C397];0;[.D397]=[.C397];0)" office:value-type="float" office:value="0" calcext:value-type="float">
            <text:p>0</text:p>
          </table:table-cell>
          <table:table-cell table:formula="of:=[.C397]-[.D397]" office:value-type="float" office:value="-0.00001499997" calcext:value-type="float">
            <text:p>-1.499997E-05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00003966667" calcext:value-type="float">
            <text:p>3.966667E-05</text:p>
          </table:table-cell>
          <table:table-cell office:value-type="float" office:value="0.00003533333" calcext:value-type="float">
            <text:p>3.533333E-05</text:p>
          </table:table-cell>
          <table:table-cell table:formula="of:=COM.MICROSOFT.IFS([.C398]&gt;[.D398];1;[.D398]&gt;[.C398];0;[.D398]=[.C398];0)" office:value-type="float" office:value="1" calcext:value-type="float">
            <text:p>1</text:p>
          </table:table-cell>
          <table:table-cell table:formula="of:=[.C398]-[.D398]" office:value-type="float" office:value="0.00000433334" calcext:value-type="float">
            <text:p>4.33334E-06</text:p>
          </table:table-cell>
        </table:table-row>
        <table:table-row table:style-name="ro1">
          <table:table-cell office:value-type="string" calcext:value-type="string">
            <text:p>PhysX.ScScene.processLostContact3</text:p>
          </table:table-cell>
          <table:table-cell office:value-type="string" calcext:value-type="string">
            <text:p>Physics</text:p>
          </table:table-cell>
          <table:table-cell office:value-type="float" office:value="0.00003933334" calcext:value-type="float">
            <text:p>3.933334E-05</text:p>
          </table:table-cell>
          <table:table-cell office:value-type="float" office:value="0.00006499999" calcext:value-type="float">
            <text:p>6.499999E-05</text:p>
          </table:table-cell>
          <table:table-cell table:formula="of:=COM.MICROSOFT.IFS([.C399]&gt;[.D399];1;[.D399]&gt;[.C399];0;[.D399]=[.C399];0)" office:value-type="float" office:value="0" calcext:value-type="float">
            <text:p>0</text:p>
          </table:table-cell>
          <table:table-cell table:formula="of:=[.C399]-[.D399]" office:value-type="float" office:value="-0.00002566665" calcext:value-type="float">
            <text:p>-2.566665E-05</text:p>
          </table:table-cell>
        </table:table-row>
        <table:table-row table:style-name="ro1">
          <table:table-cell office:value-type="string" calcext:value-type="string">
            <text:p>PhysX.ScScene.afterIntegration</text:p>
          </table:table-cell>
          <table:table-cell office:value-type="string" calcext:value-type="string">
            <text:p>Physics</text:p>
          </table:table-cell>
          <table:table-cell office:value-type="float" office:value="0.00003933333" calcext:value-type="float">
            <text:p>3.933333E-05</text:p>
          </table:table-cell>
          <table:table-cell office:value-type="float" office:value="0.00002233333" calcext:value-type="float">
            <text:p>2.233333E-05</text:p>
          </table:table-cell>
          <table:table-cell table:formula="of:=COM.MICROSOFT.IFS([.C400]&gt;[.D400];1;[.D400]&gt;[.C400];0;[.D400]=[.C400];0)" office:value-type="float" office:value="1" calcext:value-type="float">
            <text:p>1</text:p>
          </table:table-cell>
          <table:table-cell table:formula="of:=[.C400]-[.D400]" office:value-type="float" office:value="0.000017" calcext:value-type="float">
            <text:p>1.7E-05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3899997" calcext:value-type="float">
            <text:p>3.899997E-05</text:p>
          </table:table-cell>
          <table:table-cell office:value-type="float" office:value="0.00005499994" calcext:value-type="float">
            <text:p>5.499994E-05</text:p>
          </table:table-cell>
          <table:table-cell table:formula="of:=COM.MICROSOFT.IFS([.C401]&gt;[.D401];1;[.D401]&gt;[.C401];0;[.D401]=[.C401];0)" office:value-type="float" office:value="0" calcext:value-type="float">
            <text:p>0</text:p>
          </table:table-cell>
          <table:table-cell table:formula="of:=[.C401]-[.D401]" office:value-type="float" office:value="-0.00001599997" calcext:value-type="float">
            <text:p>-1.599997E-05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3899996" calcext:value-type="float">
            <text:p>3.899996E-05</text:p>
          </table:table-cell>
          <table:table-cell office:value-type="float" office:value="0.00005033327" calcext:value-type="float">
            <text:p>5.033327E-05</text:p>
          </table:table-cell>
          <table:table-cell table:formula="of:=COM.MICROSOFT.IFS([.C402]&gt;[.D402];1;[.D402]&gt;[.C402];0;[.D402]=[.C402];0)" office:value-type="float" office:value="0" calcext:value-type="float">
            <text:p>0</text:p>
          </table:table-cell>
          <table:table-cell table:formula="of:=[.C402]-[.D402]" office:value-type="float" office:value="-0.00001133331" calcext:value-type="float">
            <text:p>-1.133331E-05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3899996" calcext:value-type="float">
            <text:p>3.899996E-05</text:p>
          </table:table-cell>
          <table:table-cell office:value-type="float" office:value="0.00005733327" calcext:value-type="float">
            <text:p>5.733327E-05</text:p>
          </table:table-cell>
          <table:table-cell table:formula="of:=COM.MICROSOFT.IFS([.C403]&gt;[.D403];1;[.D403]&gt;[.C403];0;[.D403]=[.C403];0)" office:value-type="float" office:value="0" calcext:value-type="float">
            <text:p>0</text:p>
          </table:table-cell>
          <table:table-cell table:formula="of:=[.C403]-[.D403]" office:value-type="float" office:value="-0.00001833331" calcext:value-type="float">
            <text:p>-1.833331E-05</text:p>
          </table:table-cell>
        </table:table-row>
        <table:table-row table:style-name="ro1">
          <table:table-cell office:value-type="string" calcext:value-type="string">
            <text:p>UIEvents.AlignCanvasRectTransformWithCamera</text:p>
          </table:table-cell>
          <table:table-cell office:value-type="string" calcext:value-type="string">
            <text:p>PlayerLoop</text:p>
          </table:table-cell>
          <table:table-cell office:value-type="float" office:value="0.00003866663" calcext:value-type="float">
            <text:p>3.866663E-05</text:p>
          </table:table-cell>
          <table:table-cell office:value-type="float" office:value="0.00004999994" calcext:value-type="float">
            <text:p>4.999994E-05</text:p>
          </table:table-cell>
          <table:table-cell table:formula="of:=COM.MICROSOFT.IFS([.C404]&gt;[.D404];1;[.D404]&gt;[.C404];0;[.D404]=[.C404];0)" office:value-type="float" office:value="0" calcext:value-type="float">
            <text:p>0</text:p>
          </table:table-cell>
          <table:table-cell table:formula="of:=[.C404]-[.D404]" office:value-type="float" office:value="-0.00001133331" calcext:value-type="float">
            <text:p>-1.133331E-05</text:p>
          </table:table-cell>
        </table:table-row>
        <table:table-row table:style-name="ro1">
          <table:table-cell office:value-type="string" calcext:value-type="string">
            <text:p>Particles.Sync</text:p>
          </table:table-cell>
          <table:table-cell office:value-type="string" calcext:value-type="string">
            <text:p>Particles</text:p>
          </table:table-cell>
          <table:table-cell office:value-type="float" office:value="0.0000383333" calcext:value-type="float">
            <text:p>3.83333E-05</text:p>
          </table:table-cell>
          <table:table-cell office:value-type="float" office:value="0.00005133328" calcext:value-type="float">
            <text:p>5.133328E-05</text:p>
          </table:table-cell>
          <table:table-cell table:formula="of:=COM.MICROSOFT.IFS([.C405]&gt;[.D405];1;[.D405]&gt;[.C405];0;[.D405]=[.C405];0)" office:value-type="float" office:value="0" calcext:value-type="float">
            <text:p>0</text:p>
          </table:table-cell>
          <table:table-cell table:formula="of:=[.C405]-[.D405]" office:value-type="float" office:value="-0.00001299998" calcext:value-type="float">
            <text:p>-1.299998E-05</text:p>
          </table:table-cell>
        </table:table-row>
        <table:table-row table:style-name="ro1">
          <table:table-cell office:value-type="string" calcext:value-type="string">
            <text:p>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0.00003799996" calcext:value-type="float">
            <text:p>3.799996E-05</text:p>
          </table:table-cell>
          <table:table-cell office:value-type="float" office:value="0.00006333326" calcext:value-type="float">
            <text:p>6.333326E-05</text:p>
          </table:table-cell>
          <table:table-cell table:formula="of:=COM.MICROSOFT.IFS([.C406]&gt;[.D406];1;[.D406]&gt;[.C406];0;[.D406]=[.C406];0)" office:value-type="float" office:value="0" calcext:value-type="float">
            <text:p>0</text:p>
          </table:table-cell>
          <table:table-cell table:formula="of:=[.C406]-[.D406]" office:value-type="float" office:value="-0.0000253333" calcext:value-type="float">
            <text:p>-2.53333E-05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000373333" calcext:value-type="float">
            <text:p>3.73333E-05</text:p>
          </table:table-cell>
          <table:table-cell office:value-type="float" office:value="0.00006399992" calcext:value-type="float">
            <text:p>6.399992E-05</text:p>
          </table:table-cell>
          <table:table-cell table:formula="of:=COM.MICROSOFT.IFS([.C407]&gt;[.D407];1;[.D407]&gt;[.C407];0;[.D407]=[.C407];0)" office:value-type="float" office:value="0" calcext:value-type="float">
            <text:p>0</text:p>
          </table:table-cell>
          <table:table-cell table:formula="of:=[.C407]-[.D407]" office:value-type="float" office:value="-0.00002666662" calcext:value-type="float">
            <text:p>-2.666662E-05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0003666664" calcext:value-type="float">
            <text:p>3.666664E-05</text:p>
          </table:table-cell>
          <table:table-cell office:value-type="float" office:value="0.00005066661" calcext:value-type="float">
            <text:p>5.066661E-05</text:p>
          </table:table-cell>
          <table:table-cell table:formula="of:=COM.MICROSOFT.IFS([.C408]&gt;[.D408];1;[.D408]&gt;[.C408];0;[.D408]=[.C408];0)" office:value-type="float" office:value="0" calcext:value-type="float">
            <text:p>0</text:p>
          </table:table-cell>
          <table:table-cell table:formula="of:=[.C408]-[.D408]" office:value-type="float" office:value="-0.00001399997" calcext:value-type="float">
            <text:p>-1.399997E-05</text:p>
          </table:table-cell>
        </table:table-row>
        <table:table-row table:style-name="ro1">
          <table:table-cell office:value-type="string" calcext:value-type="string">
            <text:p>EarlyUpdate.ProcessMouseInWindow</text:p>
          </table:table-cell>
          <table:table-cell office:value-type="string" calcext:value-type="string">
            <text:p>PlayerLoop</text:p>
          </table:table-cell>
          <table:table-cell office:value-type="float" office:value="0.00003566664" calcext:value-type="float">
            <text:p>3.566664E-05</text:p>
          </table:table-cell>
          <table:table-cell office:value-type="float" office:value="0.00004999994" calcext:value-type="float">
            <text:p>4.999994E-05</text:p>
          </table:table-cell>
          <table:table-cell table:formula="of:=COM.MICROSOFT.IFS([.C409]&gt;[.D409];1;[.D409]&gt;[.C409];0;[.D409]=[.C409];0)" office:value-type="float" office:value="0" calcext:value-type="float">
            <text:p>0</text:p>
          </table:table-cell>
          <table:table-cell table:formula="of:=[.C409]-[.D409]" office:value-type="float" office:value="-0.0000143333" calcext:value-type="float">
            <text:p>-1.43333E-05</text:p>
          </table:table-cell>
        </table:table-row>
        <table:table-row table:style-name="ro1">
          <table:table-cell office:value-type="string" calcext:value-type="string">
            <text:p>PhysX.ScScene.advanceStep</text:p>
          </table:table-cell>
          <table:table-cell office:value-type="string" calcext:value-type="string">
            <text:p>Physics</text:p>
          </table:table-cell>
          <table:table-cell office:value-type="float" office:value="0.00003533333" calcext:value-type="float">
            <text:p>3.533333E-05</text:p>
          </table:table-cell>
          <table:table-cell office:value-type="float" office:value="0.00002333333" calcext:value-type="float">
            <text:p>2.333333E-05</text:p>
          </table:table-cell>
          <table:table-cell table:formula="of:=COM.MICROSOFT.IFS([.C410]&gt;[.D410];1;[.D410]&gt;[.C410];0;[.D410]=[.C410];0)" office:value-type="float" office:value="1" calcext:value-type="float">
            <text:p>1</text:p>
          </table:table-cell>
          <table:table-cell table:formula="of:=[.C410]-[.D410]" office:value-type="float" office:value="0.000012" calcext:value-type="float">
            <text:p>1.2E-05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353333" calcext:value-type="float">
            <text:p>3.53333E-05</text:p>
          </table:table-cell>
          <table:table-cell office:value-type="float" office:value="0.00005133327" calcext:value-type="float">
            <text:p>5.133327E-05</text:p>
          </table:table-cell>
          <table:table-cell table:formula="of:=COM.MICROSOFT.IFS([.C411]&gt;[.D411];1;[.D411]&gt;[.C411];0;[.D411]=[.C411];0)" office:value-type="float" office:value="0" calcext:value-type="float">
            <text:p>0</text:p>
          </table:table-cell>
          <table:table-cell table:formula="of:=[.C411]-[.D411]" office:value-type="float" office:value="-0.00001599997" calcext:value-type="float">
            <text:p>-1.599997E-05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003466663" calcext:value-type="float">
            <text:p>3.466663E-05</text:p>
          </table:table-cell>
          <table:table-cell office:value-type="float" office:value="0.00005399994" calcext:value-type="float">
            <text:p>5.399994E-05</text:p>
          </table:table-cell>
          <table:table-cell table:formula="of:=COM.MICROSOFT.IFS([.C412]&gt;[.D412];1;[.D412]&gt;[.C412];0;[.D412]=[.C412];0)" office:value-type="float" office:value="0" calcext:value-type="float">
            <text:p>0</text:p>
          </table:table-cell>
          <table:table-cell table:formula="of:=[.C412]-[.D412]" office:value-type="float" office:value="-0.00001933331" calcext:value-type="float">
            <text:p>-1.933331E-05</text:p>
          </table:table-cell>
        </table:table-row>
        <table:table-row table:style-name="ro1">
          <table:table-cell office:value-type="string" calcext:value-type="string">
            <text:p>PhysX.ScScene.processLostContact2</text:p>
          </table:table-cell>
          <table:table-cell office:value-type="string" calcext:value-type="string">
            <text:p>Physics</text:p>
          </table:table-cell>
          <table:table-cell office:value-type="float" office:value="0.00003433333" calcext:value-type="float">
            <text:p>3.433333E-05</text:p>
          </table:table-cell>
          <table:table-cell office:value-type="float" office:value="0.000117" calcext:value-type="float">
            <text:p>0.000117</text:p>
          </table:table-cell>
          <table:table-cell table:formula="of:=COM.MICROSOFT.IFS([.C413]&gt;[.D413];1;[.D413]&gt;[.C413];0;[.D413]=[.C413];0)" office:value-type="float" office:value="0" calcext:value-type="float">
            <text:p>0</text:p>
          </table:table-cell>
          <table:table-cell table:formula="of:=[.C413]-[.D413]" office:value-type="float" office:value="-0.00008266667" calcext:value-type="float">
            <text:p>-8.266667E-05</text:p>
          </table:table-cell>
        </table:table-row>
        <table:table-row table:style-name="ro1">
          <table:table-cell office:value-type="string" calcext:value-type="string">
            <text:p>ConstraintManager::Update::JobSetup</text:p>
          </table:table-cell>
          <table:table-cell office:value-type="string" calcext:value-type="string">
            <text:p>Animation</text:p>
          </table:table-cell>
          <table:table-cell office:value-type="float" office:value="0.0000343333" calcext:value-type="float">
            <text:p>3.43333E-05</text:p>
          </table:table-cell>
          <table:table-cell office:value-type="float" office:value="0.00005533327" calcext:value-type="float">
            <text:p>5.533327E-05</text:p>
          </table:table-cell>
          <table:table-cell table:formula="of:=COM.MICROSOFT.IFS([.C414]&gt;[.D414];1;[.D414]&gt;[.C414];0;[.D414]=[.C414];0)" office:value-type="float" office:value="0" calcext:value-type="float">
            <text:p>0</text:p>
          </table:table-cell>
          <table:table-cell table:formula="of:=[.C414]-[.D414]" office:value-type="float" office:value="-0.00002099997" calcext:value-type="float">
            <text:p>-2.099997E-05</text:p>
          </table:table-cell>
        </table:table-row>
        <table:table-row table:style-name="ro1">
          <table:table-cell office:value-type="string" calcext:value-type="string">
            <text:p>PhysX.ScScene.postBroadPhaseCont</text:p>
          </table:table-cell>
          <table:table-cell office:value-type="string" calcext:value-type="string">
            <text:p>Physics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333333" calcext:value-type="float">
            <text:p>1.333333E-05</text:p>
          </table:table-cell>
          <table:table-cell table:formula="of:=COM.MICROSOFT.IFS([.C415]&gt;[.D415];1;[.D415]&gt;[.C415];0;[.D415]=[.C415];0)" office:value-type="float" office:value="1" calcext:value-type="float">
            <text:p>1</text:p>
          </table:table-cell>
          <table:table-cell table:formula="of:=[.C415]-[.D415]" office:value-type="float" office:value="0.00001966667" calcext:value-type="float">
            <text:p>1.966667E-05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0003233332" calcext:value-type="float">
            <text:p>3.233332E-05</text:p>
          </table:table-cell>
          <table:table-cell office:value-type="float" office:value="0.00005499996" calcext:value-type="float">
            <text:p>5.499996E-05</text:p>
          </table:table-cell>
          <table:table-cell table:formula="of:=COM.MICROSOFT.IFS([.C416]&gt;[.D416];1;[.D416]&gt;[.C416];0;[.D416]=[.C416];0)" office:value-type="float" office:value="0" calcext:value-type="float">
            <text:p>0</text:p>
          </table:table-cell>
          <table:table-cell table:formula="of:=[.C416]-[.D416]" office:value-type="float" office:value="-0.00002266664" calcext:value-type="float">
            <text:p>-2.266664E-05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3199997" calcext:value-type="float">
            <text:p>3.199997E-05</text:p>
          </table:table-cell>
          <table:table-cell office:value-type="float" office:value="0.00004033329" calcext:value-type="float">
            <text:p>4.033329E-05</text:p>
          </table:table-cell>
          <table:table-cell table:formula="of:=COM.MICROSOFT.IFS([.C417]&gt;[.D417];1;[.D417]&gt;[.C417];0;[.D417]=[.C417];0)" office:value-type="float" office:value="0" calcext:value-type="float">
            <text:p>0</text:p>
          </table:table-cell>
          <table:table-cell table:formula="of:=[.C417]-[.D417]" office:value-type="float" office:value="-0.00000833332" calcext:value-type="float">
            <text:p>-8.33332E-06</text:p>
          </table:table-cell>
        </table:table-row>
        <table:table-row table:style-name="ro1">
          <table:table-cell office:value-type="string" calcext:value-type="string">
            <text:p>PhysX.ScScene.broadPhase</text:p>
          </table:table-cell>
          <table:table-cell office:value-type="string" calcext:value-type="string">
            <text:p>Physics</text:p>
          </table:table-cell>
          <table:table-cell office:value-type="float" office:value="0.00003166667" calcext:value-type="float">
            <text:p>3.166667E-05</text:p>
          </table:table-cell>
          <table:table-cell office:value-type="float" office:value="0.00009733333" calcext:value-type="float">
            <text:p>9.733333E-05</text:p>
          </table:table-cell>
          <table:table-cell table:formula="of:=COM.MICROSOFT.IFS([.C418]&gt;[.D418];1;[.D418]&gt;[.C418];0;[.D418]=[.C418];0)" office:value-type="float" office:value="0" calcext:value-type="float">
            <text:p>0</text:p>
          </table:table-cell>
          <table:table-cell table:formula="of:=[.C418]-[.D418]" office:value-type="float" office:value="-0.00006566666" calcext:value-type="float">
            <text:p>-6.566666E-05</text:p>
          </table:table-cell>
        </table:table-row>
        <table:table-row table:style-name="ro1">
          <table:table-cell office:value-type="string" calcext:value-type="string">
            <text:p>PhysX.ScScene.postBroadPhase3</text:p>
          </table:table-cell>
          <table:table-cell office:value-type="string" calcext:value-type="string">
            <text:p>Physics</text:p>
          </table:table-cell>
          <table:table-cell office:value-type="float" office:value="0.00003166667" calcext:value-type="float">
            <text:p>3.166667E-05</text:p>
          </table:table-cell>
          <table:table-cell office:value-type="float" office:value="0.0001016667" calcext:value-type="float">
            <text:p>0.0001016667</text:p>
          </table:table-cell>
          <table:table-cell table:formula="of:=COM.MICROSOFT.IFS([.C419]&gt;[.D419];1;[.D419]&gt;[.C419];0;[.D419]=[.C419];0)" office:value-type="float" office:value="0" calcext:value-type="float">
            <text:p>0</text:p>
          </table:table-cell>
          <table:table-cell table:formula="of:=[.C419]-[.D419]" office:value-type="float" office:value="-0.00007000003" calcext:value-type="float">
            <text:p>-7.000003E-05</text:p>
          </table:table-cell>
        </table:table-row>
        <table:table-row table:style-name="ro1">
          <table:table-cell office:value-type="string" calcext:value-type="string">
            <text:p>Early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0003099997" calcext:value-type="float">
            <text:p>3.099997E-05</text:p>
          </table:table-cell>
          <table:table-cell office:value-type="float" office:value="0.00004433329" calcext:value-type="float">
            <text:p>4.433329E-05</text:p>
          </table:table-cell>
          <table:table-cell table:formula="of:=COM.MICROSOFT.IFS([.C420]&gt;[.D420];1;[.D420]&gt;[.C420];0;[.D420]=[.C420];0)" office:value-type="float" office:value="0" calcext:value-type="float">
            <text:p>0</text:p>
          </table:table-cell>
          <table:table-cell table:formula="of:=[.C420]-[.D420]" office:value-type="float" office:value="-0.00001333332" calcext:value-type="float">
            <text:p>-1.333332E-05</text:p>
          </table:table-cell>
        </table:table-row>
        <table:table-row table:style-name="ro1">
          <table:table-cell office:value-type="string" calcext:value-type="string">
            <text:p>PhysX.ScScene.finalizationPhase</text:p>
          </table:table-cell>
          <table:table-cell office:value-type="string" calcext:value-type="string">
            <text:p>Physics</text:p>
          </table:table-cell>
          <table:table-cell office:value-type="float" office:value="0.00003066667" calcext:value-type="float">
            <text:p>3.066667E-05</text:p>
          </table:table-cell>
          <table:table-cell office:value-type="float" office:value="0.00003533333" calcext:value-type="float">
            <text:p>3.533333E-05</text:p>
          </table:table-cell>
          <table:table-cell table:formula="of:=COM.MICROSOFT.IFS([.C421]&gt;[.D421];1;[.D421]&gt;[.C421];0;[.D421]=[.C421];0)" office:value-type="float" office:value="0" calcext:value-type="float">
            <text:p>0</text:p>
          </table:table-cell>
          <table:table-cell table:formula="of:=[.C421]-[.D421]" office:value-type="float" office:value="-0.00000466666" calcext:value-type="float">
            <text:p>-4.66666E-06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3033331" calcext:value-type="float">
            <text:p>3.033331E-05</text:p>
          </table:table-cell>
          <table:table-cell office:value-type="float" office:value="0.00004866661" calcext:value-type="float">
            <text:p>4.866661E-05</text:p>
          </table:table-cell>
          <table:table-cell table:formula="of:=COM.MICROSOFT.IFS([.C422]&gt;[.D422];1;[.D422]&gt;[.C422];0;[.D422]=[.C422];0)" office:value-type="float" office:value="0" calcext:value-type="float">
            <text:p>0</text:p>
          </table:table-cell>
          <table:table-cell table:formula="of:=[.C422]-[.D422]" office:value-type="float" office:value="-0.0000183333" calcext:value-type="float">
            <text:p>-1.83333E-05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0002966664" calcext:value-type="float">
            <text:p>2.966664E-05</text:p>
          </table:table-cell>
          <table:table-cell office:value-type="float" office:value="0.00004499995" calcext:value-type="float">
            <text:p>4.499995E-05</text:p>
          </table:table-cell>
          <table:table-cell table:formula="of:=COM.MICROSOFT.IFS([.C423]&gt;[.D423];1;[.D423]&gt;[.C423];0;[.D423]=[.C423];0)" office:value-type="float" office:value="0" calcext:value-type="float">
            <text:p>0</text:p>
          </table:table-cell>
          <table:table-cell table:formula="of:=[.C423]-[.D423]" office:value-type="float" office:value="-0.00001533331" calcext:value-type="float">
            <text:p>-1.533331E-05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002899998" calcext:value-type="float">
            <text:p>2.899998E-05</text:p>
          </table:table-cell>
          <table:table-cell office:value-type="float" office:value="0.00004066663" calcext:value-type="float">
            <text:p>4.066663E-05</text:p>
          </table:table-cell>
          <table:table-cell table:formula="of:=COM.MICROSOFT.IFS([.C424]&gt;[.D424];1;[.D424]&gt;[.C424];0;[.D424]=[.C424];0)" office:value-type="float" office:value="0" calcext:value-type="float">
            <text:p>0</text:p>
          </table:table-cell>
          <table:table-cell table:formula="of:=[.C424]-[.D424]" office:value-type="float" office:value="-0.00001166665" calcext:value-type="float">
            <text:p>-1.166665E-05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0002899998" calcext:value-type="float">
            <text:p>2.899998E-05</text:p>
          </table:table-cell>
          <table:table-cell office:value-type="float" office:value="0.00004199996" calcext:value-type="float">
            <text:p>4.199996E-05</text:p>
          </table:table-cell>
          <table:table-cell table:formula="of:=COM.MICROSOFT.IFS([.C425]&gt;[.D425];1;[.D425]&gt;[.C425];0;[.D425]=[.C425];0)" office:value-type="float" office:value="0" calcext:value-type="float">
            <text:p>0</text:p>
          </table:table-cell>
          <table:table-cell table:formula="of:=[.C425]-[.D425]" office:value-type="float" office:value="-0.00001299998" calcext:value-type="float">
            <text:p>-1.299998E-05</text:p>
          </table:table-cell>
        </table:table-row>
        <table:table-row table:style-name="ro1">
          <table:table-cell office:value-type="string" calcext:value-type="string">
            <text:p>PhysX.ScScene.updateBodiesAndShapes</text:p>
          </table:table-cell>
          <table:table-cell office:value-type="string" calcext:value-type="string">
            <text:p>Physics</text:p>
          </table:table-cell>
          <table:table-cell office:value-type="float" office:value="0.00002866667" calcext:value-type="float">
            <text:p>2.866667E-05</text:p>
          </table:table-cell>
          <table:table-cell office:value-type="float" office:value="0.00004566666" calcext:value-type="float">
            <text:p>4.566666E-05</text:p>
          </table:table-cell>
          <table:table-cell table:formula="of:=COM.MICROSOFT.IFS([.C426]&gt;[.D426];1;[.D426]&gt;[.C426];0;[.D426]=[.C426];0)" office:value-type="float" office:value="0" calcext:value-type="float">
            <text:p>0</text:p>
          </table:table-cell>
          <table:table-cell table:formula="of:=[.C426]-[.D426]" office:value-type="float" office:value="-0.00001699999" calcext:value-type="float">
            <text:p>-1.699999E-05</text:p>
          </table:table-cell>
        </table:table-row>
        <table:table-row table:style-name="ro1">
          <table:table-cell office:value-type="string" calcext:value-type="string">
            <text:p>PhysX.ScScene.updateCCDMultiPass</text:p>
          </table:table-cell>
          <table:table-cell office:value-type="string" calcext:value-type="string">
            <text:p>Physics</text:p>
          </table:table-cell>
          <table:table-cell office:value-type="float" office:value="0.00002866667" calcext:value-type="float">
            <text:p>2.866667E-05</text:p>
          </table:table-cell>
          <table:table-cell office:value-type="float" office:value="0.00006199999" calcext:value-type="float">
            <text:p>6.199999E-05</text:p>
          </table:table-cell>
          <table:table-cell table:formula="of:=COM.MICROSOFT.IFS([.C427]&gt;[.D427];1;[.D427]&gt;[.C427];0;[.D427]=[.C427];0)" office:value-type="float" office:value="0" calcext:value-type="float">
            <text:p>0</text:p>
          </table:table-cell>
          <table:table-cell table:formula="of:=[.C427]-[.D427]" office:value-type="float" office:value="-0.00003333332" calcext:value-type="float">
            <text:p>-3.333332E-05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02799998" calcext:value-type="float">
            <text:p>2.799998E-05</text:p>
          </table:table-cell>
          <table:table-cell office:value-type="float" office:value="0.00004566662" calcext:value-type="float">
            <text:p>4.566662E-05</text:p>
          </table:table-cell>
          <table:table-cell table:formula="of:=COM.MICROSOFT.IFS([.C428]&gt;[.D428];1;[.D428]&gt;[.C428];0;[.D428]=[.C428];0)" office:value-type="float" office:value="0" calcext:value-type="float">
            <text:p>0</text:p>
          </table:table-cell>
          <table:table-cell table:formula="of:=[.C428]-[.D428]" office:value-type="float" office:value="-0.00001766664" calcext:value-type="float">
            <text:p>-1.766664E-05</text:p>
          </table:table-cell>
        </table:table-row>
        <table:table-row table:style-name="ro1">
          <table:table-cell office:value-type="string" calcext:value-type="string">
            <text:p>PhysX.ScScene.postIslandGen</text:p>
          </table:table-cell>
          <table:table-cell office:value-type="string" calcext:value-type="string">
            <text:p>Physics</text:p>
          </table:table-cell>
          <table:table-cell office:value-type="float" office:value="0.00002766667" calcext:value-type="float">
            <text:p>2.766667E-05</text:p>
          </table:table-cell>
          <table:table-cell office:value-type="float" office:value="0.00004266667" calcext:value-type="float">
            <text:p>4.266667E-05</text:p>
          </table:table-cell>
          <table:table-cell table:formula="of:=COM.MICROSOFT.IFS([.C429]&gt;[.D429];1;[.D429]&gt;[.C429];0;[.D429]=[.C429];0)" office:value-type="float" office:value="0" calcext:value-type="float">
            <text:p>0</text:p>
          </table:table-cell>
          <table:table-cell table:formula="of:=[.C429]-[.D429]" office:value-type="float" office:value="-0.000015" calcext:value-type="float">
            <text:p>-1.5E-05</text:p>
          </table:table-cell>
        </table:table-row>
        <table:table-row table:style-name="ro1">
          <table:table-cell office:value-type="string" calcext:value-type="string">
            <text:p>PhysX.ScScene.postSolver</text:p>
          </table:table-cell>
          <table:table-cell office:value-type="string" calcext:value-type="string">
            <text:p>Physics</text:p>
          </table:table-cell>
          <table:table-cell office:value-type="float" office:value="0.00002766667" calcext:value-type="float">
            <text:p>2.766667E-05</text:p>
          </table:table-cell>
          <table:table-cell office:value-type="float" office:value="0.000128" calcext:value-type="float">
            <text:p>0.000128</text:p>
          </table:table-cell>
          <table:table-cell table:formula="of:=COM.MICROSOFT.IFS([.C430]&gt;[.D430];1;[.D430]&gt;[.C430];0;[.D430]=[.C430];0)" office:value-type="float" office:value="0" calcext:value-type="float">
            <text:p>0</text:p>
          </table:table-cell>
          <table:table-cell table:formula="of:=[.C430]-[.D430]" office:value-type="float" office:value="-0.00010033333" calcext:value-type="float">
            <text:p>-0.00010033333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2733332" calcext:value-type="float">
            <text:p>2.733332E-05</text:p>
          </table:table-cell>
          <table:table-cell office:value-type="float" office:value="0.00003699997" calcext:value-type="float">
            <text:p>3.699997E-05</text:p>
          </table:table-cell>
          <table:table-cell table:formula="of:=COM.MICROSOFT.IFS([.C431]&gt;[.D431];1;[.D431]&gt;[.C431];0;[.D431]=[.C431];0)" office:value-type="float" office:value="0" calcext:value-type="float">
            <text:p>0</text:p>
          </table:table-cell>
          <table:table-cell table:formula="of:=[.C431]-[.D431]" office:value-type="float" office:value="-0.00000966665" calcext:value-type="float">
            <text:p>-9.66665E-06</text:p>
          </table:table-cell>
        </table:table-row>
        <table:table-row table:style-name="ro1">
          <table:table-cell office:value-type="string" calcext:value-type="string">
            <text:p>FixedUpdate.Physics2DFixedUpdate</text:p>
          </table:table-cell>
          <table:table-cell office:value-type="string" calcext:value-type="string">
            <text:p>PlayerLoop</text:p>
          </table:table-cell>
          <table:table-cell office:value-type="float" office:value="0.00002566667" calcext:value-type="float">
            <text:p>2.566667E-05</text:p>
          </table:table-cell>
          <table:table-cell office:value-type="float" office:value="0.00003733333" calcext:value-type="float">
            <text:p>3.733333E-05</text:p>
          </table:table-cell>
          <table:table-cell table:formula="of:=COM.MICROSOFT.IFS([.C432]&gt;[.D432];1;[.D432]&gt;[.C432];0;[.D432]=[.C432];0)" office:value-type="float" office:value="0" calcext:value-type="float">
            <text:p>0</text:p>
          </table:table-cell>
          <table:table-cell table:formula="of:=[.C432]-[.D432]" office:value-type="float" office:value="-0.00001166666" calcext:value-type="float">
            <text:p>-1.166666E-05</text:p>
          </table:table-cell>
        </table:table-row>
        <table:table-row table:style-name="ro1">
          <table:table-cell office:value-type="string" calcext:value-type="string">
            <text:p>PhysX.ScScene.postBroadPhase</text:p>
          </table:table-cell>
          <table:table-cell office:value-type="string" calcext:value-type="string">
            <text:p>Physics</text:p>
          </table:table-cell>
          <table:table-cell office:value-type="float" office:value="0.00002566667" calcext:value-type="float">
            <text:p>2.566667E-05</text:p>
          </table:table-cell>
          <table:table-cell office:value-type="float" office:value="0.00008766667" calcext:value-type="float">
            <text:p>8.766667E-05</text:p>
          </table:table-cell>
          <table:table-cell table:formula="of:=COM.MICROSOFT.IFS([.C433]&gt;[.D433];1;[.D433]&gt;[.C433];0;[.D433]=[.C433];0)" office:value-type="float" office:value="0" calcext:value-type="float">
            <text:p>0</text:p>
          </table:table-cell>
          <table:table-cell table:formula="of:=[.C433]-[.D433]" office:value-type="float" office:value="-0.000062" calcext:value-type="float">
            <text:p>-6.2E-05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02566665" calcext:value-type="float">
            <text:p>2.566665E-05</text:p>
          </table:table-cell>
          <table:table-cell office:value-type="float" office:value="0.00003899997" calcext:value-type="float">
            <text:p>3.899997E-05</text:p>
          </table:table-cell>
          <table:table-cell table:formula="of:=COM.MICROSOFT.IFS([.C434]&gt;[.D434];1;[.D434]&gt;[.C434];0;[.D434]=[.C434];0)" office:value-type="float" office:value="0" calcext:value-type="float">
            <text:p>0</text:p>
          </table:table-cell>
          <table:table-cell table:formula="of:=[.C434]-[.D434]" office:value-type="float" office:value="-0.00001333332" calcext:value-type="float">
            <text:p>-1.333332E-05</text:p>
          </table:table-cell>
        </table:table-row>
        <table:table-row table:style-name="ro1">
          <table:table-cell office:value-type="string" calcext:value-type="string">
            <text:p>PhysX.ScScene.ccdBroadPhaseAABB</text:p>
          </table:table-cell>
          <table:table-cell office:value-type="string" calcext:value-type="string">
            <text:p>Physics</text:p>
          </table:table-cell>
          <table:table-cell office:value-type="float" office:value="0.00002466667" calcext:value-type="float">
            <text:p>2.466667E-05</text:p>
          </table:table-cell>
          <table:table-cell office:value-type="float" office:value="0.000019" calcext:value-type="float">
            <text:p>1.9E-05</text:p>
          </table:table-cell>
          <table:table-cell table:formula="of:=COM.MICROSOFT.IFS([.C435]&gt;[.D435];1;[.D435]&gt;[.C435];0;[.D435]=[.C435];0)" office:value-type="float" office:value="1" calcext:value-type="float">
            <text:p>1</text:p>
          </table:table-cell>
          <table:table-cell table:formula="of:=[.C435]-[.D435]" office:value-type="float" office:value="0.00000566667" calcext:value-type="float">
            <text:p>5.66667E-06</text:p>
          </table:table-cell>
        </table:table-row>
        <table:table-row table:style-name="ro1">
          <table:table-cell office:value-type="string" calcext:value-type="string">
            <text:p>PrepareSceneNodesCombineJob</text:p>
          </table:table-cell>
          <table:table-cell office:value-type="string" calcext:value-type="string">
            <text:p>Render</text:p>
          </table:table-cell>
          <table:table-cell office:value-type="float" office:value="0.00002466667" calcext:value-type="float">
            <text:p>2.466667E-05</text:p>
          </table:table-cell>
          <table:table-cell office:value-type="float" office:value="0.00002533333" calcext:value-type="float">
            <text:p>2.533333E-05</text:p>
          </table:table-cell>
          <table:table-cell table:formula="of:=COM.MICROSOFT.IFS([.C436]&gt;[.D436];1;[.D436]&gt;[.C436];0;[.D436]=[.C436];0)" office:value-type="float" office:value="0" calcext:value-type="float">
            <text:p>0</text:p>
          </table:table-cell>
          <table:table-cell table:formula="of:=[.C436]-[.D436]" office:value-type="float" office:value="-0.000000666659999999999" calcext:value-type="float">
            <text:p>-6.66659999999999E-07</text:p>
          </table:table-cell>
        </table:table-row>
        <table:table-row table:style-name="ro1">
          <table:table-cell office:value-type="string" calcext:value-type="string">
            <text:p>FixedUpdate.NewInputFixedUpdate</text:p>
          </table:table-cell>
          <table:table-cell office:value-type="string" calcext:value-type="string">
            <text:p>PlayerLoop</text:p>
          </table:table-cell>
          <table:table-cell office:value-type="float" office:value="0.00002466667" calcext:value-type="float">
            <text:p>2.466667E-05</text:p>
          </table:table-cell>
          <table:table-cell office:value-type="float" office:value="0.00004533333" calcext:value-type="float">
            <text:p>4.533333E-05</text:p>
          </table:table-cell>
          <table:table-cell table:formula="of:=COM.MICROSOFT.IFS([.C437]&gt;[.D437];1;[.D437]&gt;[.C437];0;[.D437]=[.C437];0)" office:value-type="float" office:value="0" calcext:value-type="float">
            <text:p>0</text:p>
          </table:table-cell>
          <table:table-cell table:formula="of:=[.C437]-[.D437]" office:value-type="float" office:value="-0.00002066666" calcext:value-type="float">
            <text:p>-2.066666E-0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2233334" calcext:value-type="float">
            <text:p>2.233334E-05</text:p>
          </table:table-cell>
          <table:table-cell office:value-type="float" office:value="0.00003266667" calcext:value-type="float">
            <text:p>3.266667E-05</text:p>
          </table:table-cell>
          <table:table-cell table:formula="of:=COM.MICROSOFT.IFS([.C438]&gt;[.D438];1;[.D438]&gt;[.C438];0;[.D438]=[.C438];0)" office:value-type="float" office:value="0" calcext:value-type="float">
            <text:p>0</text:p>
          </table:table-cell>
          <table:table-cell table:formula="of:=[.C438]-[.D438]" office:value-type="float" office:value="-0.00001033333" calcext:value-type="float">
            <text:p>-1.033333E-0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3166667" calcext:value-type="float">
            <text:p>3.166667E-05</text:p>
          </table:table-cell>
          <table:table-cell table:formula="of:=COM.MICROSOFT.IFS([.C439]&gt;[.D439];1;[.D439]&gt;[.C439];0;[.D439]=[.C439];0)" office:value-type="float" office:value="0" calcext:value-type="float">
            <text:p>0</text:p>
          </table:table-cell>
          <table:table-cell table:formula="of:=[.C439]-[.D439]" office:value-type="float" office:value="-0.00000966667" calcext:value-type="float">
            <text:p>-9.66667E-06</text:p>
          </table:table-cell>
        </table:table-row>
        <table:table-row table:style-name="ro1">
          <table:table-cell office:value-type="string" calcext:value-type="string">
            <text:p>PhysX.ScScene.collideStep</text:p>
          </table:table-cell>
          <table:table-cell office:value-type="string" calcext:value-type="string">
            <text:p>Physics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4566667" calcext:value-type="float">
            <text:p>4.566667E-05</text:p>
          </table:table-cell>
          <table:table-cell table:formula="of:=COM.MICROSOFT.IFS([.C440]&gt;[.D440];1;[.D440]&gt;[.C440];0;[.D440]=[.C440];0)" office:value-type="float" office:value="0" calcext:value-type="float">
            <text:p>0</text:p>
          </table:table-cell>
          <table:table-cell table:formula="of:=[.C440]-[.D440]" office:value-type="float" office:value="-0.00002366667" calcext:value-type="float">
            <text:p>-2.366667E-05</text:p>
          </table:table-cell>
        </table:table-row>
        <table:table-row table:style-name="ro1">
          <table:table-cell office:value-type="string" calcext:value-type="string">
            <text:p>PhysX.ScScene.post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0002166667" calcext:value-type="float">
            <text:p>2.166667E-05</text:p>
          </table:table-cell>
          <table:table-cell office:value-type="float" office:value="0.000004" calcext:value-type="float">
            <text:p>4E-06</text:p>
          </table:table-cell>
          <table:table-cell table:formula="of:=COM.MICROSOFT.IFS([.C441]&gt;[.D441];1;[.D441]&gt;[.C441];0;[.D441]=[.C441];0)" office:value-type="float" office:value="1" calcext:value-type="float">
            <text:p>1</text:p>
          </table:table-cell>
          <table:table-cell table:formula="of:=[.C441]-[.D441]" office:value-type="float" office:value="0.00001766667" calcext:value-type="float">
            <text:p>1.766667E-05</text:p>
          </table:table-cell>
        </table:table-row>
        <table:table-row table:style-name="ro1">
          <table:table-cell office:value-type="string" calcext:value-type="string">
            <text:p>PhysX.ScScene.fetchPatchEventsTask</text:p>
          </table:table-cell>
          <table:table-cell office:value-type="string" calcext:value-type="string">
            <text:p>Physics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8333333" calcext:value-type="float">
            <text:p>8.333333E-06</text:p>
          </table:table-cell>
          <table:table-cell table:formula="of:=COM.MICROSOFT.IFS([.C442]&gt;[.D442];1;[.D442]&gt;[.C442];0;[.D442]=[.C442];0)" office:value-type="float" office:value="1" calcext:value-type="float">
            <text:p>1</text:p>
          </table:table-cell>
          <table:table-cell table:formula="of:=[.C442]-[.D442]" office:value-type="float" office:value="0.000012666667" calcext:value-type="float">
            <text:p>1.2666667E-05</text:p>
          </table:table-cell>
        </table:table-row>
        <table:table-row table:style-name="ro1">
          <table:table-cell office:value-type="string" calcext:value-type="string">
            <text:p>Physics.ProcessReports</text:p>
          </table:table-cell>
          <table:table-cell office:value-type="string" calcext:value-type="string">
            <text:p>Physics</text:p>
          </table:table-cell>
          <table:table-cell office:value-type="float" office:value="0.00001966667" calcext:value-type="float">
            <text:p>1.966667E-05</text:p>
          </table:table-cell>
          <table:table-cell office:value-type="float" office:value="0.00003" calcext:value-type="float">
            <text:p>3E-05</text:p>
          </table:table-cell>
          <table:table-cell table:formula="of:=COM.MICROSOFT.IFS([.C443]&gt;[.D443];1;[.D443]&gt;[.C443];0;[.D443]=[.C443];0)" office:value-type="float" office:value="0" calcext:value-type="float">
            <text:p>0</text:p>
          </table:table-cell>
          <table:table-cell table:formula="of:=[.C443]-[.D443]" office:value-type="float" office:value="-0.00001033333" calcext:value-type="float">
            <text:p>-1.033333E-05</text:p>
          </table:table-cell>
        </table:table-row>
        <table:table-row table:style-name="ro1">
          <table:table-cell office:value-type="string" calcext:value-type="string">
            <text:p>PhysX.NpScene.completion</text:p>
          </table:table-cell>
          <table:table-cell office:value-type="string" calcext:value-type="string">
            <text:p>Physics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6366667" calcext:value-type="float">
            <text:p>6.366667E-05</text:p>
          </table:table-cell>
          <table:table-cell table:formula="of:=COM.MICROSOFT.IFS([.C444]&gt;[.D444];1;[.D444]&gt;[.C444];0;[.D444]=[.C444];0)" office:value-type="float" office:value="0" calcext:value-type="float">
            <text:p>0</text:p>
          </table:table-cell>
          <table:table-cell table:formula="of:=[.C444]-[.D444]" office:value-type="float" office:value="-0.00004766667" calcext:value-type="float">
            <text:p>-4.766667E-05</text:p>
          </table:table-cell>
        </table:table-row>
        <table:table-row table:style-name="ro1">
          <table:table-cell office:value-type="string" calcext:value-type="string">
            <text:p>PhysX.ScScene.islandInsertion</text:p>
          </table:table-cell>
          <table:table-cell office:value-type="string" calcext:value-type="string">
            <text:p>Physics</text:p>
          </table:table-cell>
          <table:table-cell office:value-type="float" office:value="0.00001533333" calcext:value-type="float">
            <text:p>1.533333E-05</text:p>
          </table:table-cell>
          <table:table-cell office:value-type="float" office:value="0.00001733333" calcext:value-type="float">
            <text:p>1.733333E-05</text:p>
          </table:table-cell>
          <table:table-cell table:formula="of:=COM.MICROSOFT.IFS([.C445]&gt;[.D445];1;[.D445]&gt;[.C445];0;[.D445]=[.C445];0)" office:value-type="float" office:value="0" calcext:value-type="float">
            <text:p>0</text:p>
          </table:table-cell>
          <table:table-cell table:formula="of:=[.C445]-[.D445]" office:value-type="float" office:value="-0.000002" calcext:value-type="float">
            <text:p>-2E-06</text:p>
          </table:table-cell>
        </table:table-row>
        <table:table-row table:style-name="ro1">
          <table:table-cell office:value-type="string" calcext:value-type="string">
            <text:p>PhysX.ScScene.secondPassNarrowPhase</text:p>
          </table:table-cell>
          <table:table-cell office:value-type="string" calcext:value-type="string">
            <text:p>Physics</text:p>
          </table:table-cell>
          <table:table-cell office:value-type="float" office:value="0.00001533333" calcext:value-type="float">
            <text:p>1.533333E-05</text:p>
          </table:table-cell>
          <table:table-cell office:value-type="float" office:value="0.000069" calcext:value-type="float">
            <text:p>6.9E-05</text:p>
          </table:table-cell>
          <table:table-cell table:formula="of:=COM.MICROSOFT.IFS([.C446]&gt;[.D446];1;[.D446]&gt;[.C446];0;[.D446]=[.C446];0)" office:value-type="float" office:value="0" calcext:value-type="float">
            <text:p>0</text:p>
          </table:table-cell>
          <table:table-cell table:formula="of:=[.C446]-[.D446]" office:value-type="float" office:value="-0.00005366667" calcext:value-type="float">
            <text:p>-5.366667E-0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1433333" calcext:value-type="float">
            <text:p>1.433333E-05</text:p>
          </table:table-cell>
          <table:table-cell office:value-type="float" office:value="0.000018" calcext:value-type="float">
            <text:p>1.8E-05</text:p>
          </table:table-cell>
          <table:table-cell table:formula="of:=COM.MICROSOFT.IFS([.C447]&gt;[.D447];1;[.D447]&gt;[.C447];0;[.D447]=[.C447];0)" office:value-type="float" office:value="0" calcext:value-type="float">
            <text:p>0</text:p>
          </table:table-cell>
          <table:table-cell table:formula="of:=[.C447]-[.D447]" office:value-type="float" office:value="-0.00000366667" calcext:value-type="float">
            <text:p>-3.66667E-06</text:p>
          </table:table-cell>
        </table:table-row>
        <table:table-row table:style-name="ro1">
          <table:table-cell office:value-type="string" calcext:value-type="string">
            <text:p>PhysX.ScScene.updateDynamics</text:p>
          </table:table-cell>
          <table:table-cell office:value-type="string" calcext:value-type="string">
            <text:p>Physics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62" calcext:value-type="float">
            <text:p>6.2E-05</text:p>
          </table:table-cell>
          <table:table-cell table:formula="of:=COM.MICROSOFT.IFS([.C448]&gt;[.D448];1;[.D448]&gt;[.C448];0;[.D448]=[.C448];0)" office:value-type="float" office:value="0" calcext:value-type="float">
            <text:p>0</text:p>
          </table:table-cell>
          <table:table-cell table:formula="of:=[.C448]-[.D448]" office:value-type="float" office:value="-0.000048" calcext:value-type="float">
            <text:p>-4.8E-0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1333333" calcext:value-type="float">
            <text:p>1.333333E-05</text:p>
          </table:table-cell>
          <table:table-cell office:value-type="float" office:value="0.00001533333" calcext:value-type="float">
            <text:p>1.533333E-05</text:p>
          </table:table-cell>
          <table:table-cell table:formula="of:=COM.MICROSOFT.IFS([.C449]&gt;[.D449];1;[.D449]&gt;[.C449];0;[.D449]=[.C449];0)" office:value-type="float" office:value="0" calcext:value-type="float">
            <text:p>0</text:p>
          </table:table-cell>
          <table:table-cell table:formula="of:=[.C449]-[.D449]" office:value-type="float" office:value="-0.000002" calcext:value-type="float">
            <text:p>-2E-06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3366667" calcext:value-type="float">
            <text:p>3.366667E-05</text:p>
          </table:table-cell>
          <table:table-cell table:formula="of:=COM.MICROSOFT.IFS([.C450]&gt;[.D450];1;[.D450]&gt;[.C450];0;[.D450]=[.C450];0)" office:value-type="float" office:value="0" calcext:value-type="float">
            <text:p>0</text:p>
          </table:table-cell>
          <table:table-cell table:formula="of:=[.C450]-[.D450]" office:value-type="float" office:value="-0.00002066667" calcext:value-type="float">
            <text:p>-2.066667E-05</text:p>
          </table:table-cell>
        </table:table-row>
        <table:table-row table:style-name="ro1">
          <table:table-cell office:value-type="string" calcext:value-type="string">
            <text:p>PhysX.ScScene.setEdgesConnectedTask</text:p>
          </table:table-cell>
          <table:table-cell office:value-type="string" calcext:value-type="string">
            <text:p>Physics</text:p>
          </table:table-cell>
          <table:table-cell office:value-type="float" office:value="0.00001266667" calcext:value-type="float">
            <text:p>1.266667E-05</text:p>
          </table:table-cell>
          <table:table-cell office:value-type="float" office:value="0.000026" calcext:value-type="float">
            <text:p>2.6E-05</text:p>
          </table:table-cell>
          <table:table-cell table:formula="of:=COM.MICROSOFT.IFS([.C451]&gt;[.D451];1;[.D451]&gt;[.C451];0;[.D451]=[.C451];0)" office:value-type="float" office:value="0" calcext:value-type="float">
            <text:p>0</text:p>
          </table:table-cell>
          <table:table-cell table:formula="of:=[.C451]-[.D451]" office:value-type="float" office:value="-0.00001333333" calcext:value-type="float">
            <text:p>-1.333333E-05</text:p>
          </table:table-cell>
        </table:table-row>
        <table:table-row table:style-name="ro1">
          <table:table-cell office:value-type="string" calcext:value-type="string">
            <text:p>FixedUpdate.AudioFixedUpdate</text:p>
          </table:table-cell>
          <table:table-cell office:value-type="string" calcext:value-type="string">
            <text:p>PlayerLoop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2066667" calcext:value-type="float">
            <text:p>2.066667E-05</text:p>
          </table:table-cell>
          <table:table-cell table:formula="of:=COM.MICROSOFT.IFS([.C452]&gt;[.D452];1;[.D452]&gt;[.C452];0;[.D452]=[.C452];0)" office:value-type="float" office:value="0" calcext:value-type="float">
            <text:p>0</text:p>
          </table:table-cell>
          <table:table-cell table:formula="of:=[.C452]-[.D452]" office:value-type="float" office:value="-0.00000966667" calcext:value-type="float">
            <text:p>-9.66667E-06</text:p>
          </table:table-cell>
        </table:table-row>
        <table:table-row table:style-name="ro1">
          <table:table-cell office:value-type="string" calcext:value-type="string">
            <text:p>Physics.UpdateBodies</text:p>
          </table:table-cell>
          <table:table-cell office:value-type="string" calcext:value-type="string">
            <text:p>Physics</text:p>
          </table:table-cell>
          <table:table-cell office:value-type="float" office:value="0.00001066667" calcext:value-type="float">
            <text:p>1.066667E-05</text:p>
          </table:table-cell>
          <table:table-cell office:value-type="float" office:value="0.00001566667" calcext:value-type="float">
            <text:p>1.566667E-05</text:p>
          </table:table-cell>
          <table:table-cell table:formula="of:=COM.MICROSOFT.IFS([.C453]&gt;[.D453];1;[.D453]&gt;[.C453];0;[.D453]=[.C453];0)" office:value-type="float" office:value="0" calcext:value-type="float">
            <text:p>0</text:p>
          </table:table-cell>
          <table:table-cell table:formula="of:=[.C453]-[.D453]" office:value-type="float" office:value="-0.000005" calcext:value-type="float">
            <text:p>-5E-06</text:p>
          </table:table-cell>
        </table:table-row>
        <table:table-row table:style-name="ro1">
          <table:table-cell office:value-type="string" calcext:value-type="string">
            <text:p>Physics2D.Simulate</text:p>
          </table:table-cell>
          <table:table-cell office:value-type="string" calcext:value-type="string">
            <text:p>Physics</text:p>
          </table:table-cell>
          <table:table-cell office:value-type="float" office:value="0.00001066667" calcext:value-type="float">
            <text:p>1.066667E-05</text:p>
          </table:table-cell>
          <table:table-cell office:value-type="float" office:value="0.000017" calcext:value-type="float">
            <text:p>1.7E-05</text:p>
          </table:table-cell>
          <table:table-cell table:formula="of:=COM.MICROSOFT.IFS([.C454]&gt;[.D454];1;[.D454]&gt;[.C454];0;[.D454]=[.C454];0)" office:value-type="float" office:value="0" calcext:value-type="float">
            <text:p>0</text:p>
          </table:table-cell>
          <table:table-cell table:formula="of:=[.C454]-[.D454]" office:value-type="float" office:value="-0.00000633333" calcext:value-type="float">
            <text:p>-6.33333E-06</text:p>
          </table:table-cell>
        </table:table-row>
        <table:table-row table:style-name="ro1">
          <table:table-cell office:value-type="string" calcext:value-type="string">
            <text:p>PrepareSceneNodesSetUp</text:p>
          </table:table-cell>
          <table:table-cell office:value-type="string" calcext:value-type="string">
            <text:p>Render</text:p>
          </table:table-cell>
          <table:table-cell office:value-type="float" office:value="0.00001033333" calcext:value-type="float">
            <text:p>1.033333E-05</text:p>
          </table:table-cell>
          <table:table-cell office:value-type="float" office:value="0.000017" calcext:value-type="float">
            <text:p>1.7E-05</text:p>
          </table:table-cell>
          <table:table-cell table:formula="of:=COM.MICROSOFT.IFS([.C455]&gt;[.D455];1;[.D455]&gt;[.C455];0;[.D455]=[.C455];0)" office:value-type="float" office:value="0" calcext:value-type="float">
            <text:p>0</text:p>
          </table:table-cell>
          <table:table-cell table:formula="of:=[.C455]-[.D455]" office:value-type="float" office:value="-0.00000666667" calcext:value-type="float">
            <text:p>-6.66667E-06</text:p>
          </table:table-cell>
        </table:table-row>
        <table:table-row table:style-name="ro1">
          <table:table-cell office:value-type="string" calcext:value-type="string">
            <text:p>PhysX.DirtyShapeUpdatesTask</text:p>
          </table:table-cell>
          <table:table-cell office:value-type="string" calcext:value-type="string">
            <text:p>Physics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833333" calcext:value-type="float">
            <text:p>4.833333E-05</text:p>
          </table:table-cell>
          <table:table-cell table:formula="of:=COM.MICROSOFT.IFS([.C456]&gt;[.D456];1;[.D456]&gt;[.C456];0;[.D456]=[.C456];0)" office:value-type="float" office:value="0" calcext:value-type="float">
            <text:p>0</text:p>
          </table:table-cell>
          <table:table-cell table:formula="of:=[.C456]-[.D456]" office:value-type="float" office:value="-0.00003833333" calcext:value-type="float">
            <text:p>-3.833333E-05</text:p>
          </table:table-cell>
        </table:table-row>
        <table:table-row table:style-name="ro1">
          <table:table-cell office:value-type="string" calcext:value-type="string">
            <text:p>PhysX.ScScene.preallocateContactManagers</text:p>
          </table:table-cell>
          <table:table-cell office:value-type="string" calcext:value-type="string">
            <text:p>Physics</text:p>
          </table:table-cell>
          <table:table-cell office:value-type="float" office:value="0.000009333333" calcext:value-type="float">
            <text:p>9.333333E-06</text:p>
          </table:table-cell>
          <table:table-cell office:value-type="float" office:value="0.000029" calcext:value-type="float">
            <text:p>2.9E-05</text:p>
          </table:table-cell>
          <table:table-cell table:formula="of:=COM.MICROSOFT.IFS([.C457]&gt;[.D457];1;[.D457]&gt;[.C457];0;[.D457]=[.C457];0)" office:value-type="float" office:value="0" calcext:value-type="float">
            <text:p>0</text:p>
          </table:table-cell>
          <table:table-cell table:formula="of:=[.C457]-[.D457]" office:value-type="float" office:value="-0.000019666667" calcext:value-type="float">
            <text:p>-1.9666667E-05</text:p>
          </table:table-cell>
        </table:table-row>
        <table:table-row table:style-name="ro1">
          <table:table-cell office:value-type="string" calcext:value-type="string">
            <text:p>FixedUpdate.ScriptRunDelayedFixedFrameRate</text:p>
          </table:table-cell>
          <table:table-cell office:value-type="string" calcext:value-type="string">
            <text:p>PlayerLoop</text:p>
          </table:table-cell>
          <table:table-cell office:value-type="float" office:value="0.000008666667" calcext:value-type="float">
            <text:p>8.666667E-06</text:p>
          </table:table-cell>
          <table:table-cell office:value-type="float" office:value="0.00001366667" calcext:value-type="float">
            <text:p>1.366667E-05</text:p>
          </table:table-cell>
          <table:table-cell table:formula="of:=COM.MICROSOFT.IFS([.C458]&gt;[.D458];1;[.D458]&gt;[.C458];0;[.D458]=[.C458];0)" office:value-type="float" office:value="0" calcext:value-type="float">
            <text:p>0</text:p>
          </table:table-cell>
          <table:table-cell table:formula="of:=[.C458]-[.D458]" office:value-type="float" office:value="-0.000005000003" calcext:value-type="float">
            <text:p>-5.000003E-06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008333333" calcext:value-type="float">
            <text:p>8.333333E-06</text:p>
          </table:table-cell>
          <table:table-cell office:value-type="float" office:value="0.000009333334" calcext:value-type="float">
            <text:p>9.333334E-06</text:p>
          </table:table-cell>
          <table:table-cell table:formula="of:=COM.MICROSOFT.IFS([.C459]&gt;[.D459];1;[.D459]&gt;[.C459];0;[.D459]=[.C459];0)" office:value-type="float" office:value="0" calcext:value-type="float">
            <text:p>0</text:p>
          </table:table-cell>
          <table:table-cell table:formula="of:=[.C459]-[.D459]" office:value-type="float" office:value="-0.000001000001" calcext:value-type="float">
            <text:p>-1.000001E-06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 office:value-type="float" office:value="0.000008333333" calcext:value-type="float">
            <text:p>8.333333E-06</text:p>
          </table:table-cell>
          <table:table-cell office:value-type="float" office:value="0.00001966667" calcext:value-type="float">
            <text:p>1.966667E-05</text:p>
          </table:table-cell>
          <table:table-cell table:formula="of:=COM.MICROSOFT.IFS([.C460]&gt;[.D460];1;[.D460]&gt;[.C460];0;[.D460]=[.C460];0)" office:value-type="float" office:value="0" calcext:value-type="float">
            <text:p>0</text:p>
          </table:table-cell>
          <table:table-cell table:formula="of:=[.C460]-[.D460]" office:value-type="float" office:value="-0.000011333337" calcext:value-type="float">
            <text:p>-1.1333337E-0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07666667" calcext:value-type="float">
            <text:p>7.666667E-06</text:p>
          </table:table-cell>
          <table:table-cell office:value-type="float" office:value="0.000013" calcext:value-type="float">
            <text:p>1.3E-05</text:p>
          </table:table-cell>
          <table:table-cell table:formula="of:=COM.MICROSOFT.IFS([.C461]&gt;[.D461];1;[.D461]&gt;[.C461];0;[.D461]=[.C461];0)" office:value-type="float" office:value="0" calcext:value-type="float">
            <text:p>0</text:p>
          </table:table-cell>
          <table:table-cell table:formula="of:=[.C461]-[.D461]" office:value-type="float" office:value="-0.000005333333" calcext:value-type="float">
            <text:p>-5.333333E-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07666667" calcext:value-type="float">
            <text:p>7.666667E-06</text:p>
          </table:table-cell>
          <table:table-cell office:value-type="float" office:value="0.00001333334" calcext:value-type="float">
            <text:p>1.333334E-05</text:p>
          </table:table-cell>
          <table:table-cell table:formula="of:=COM.MICROSOFT.IFS([.C462]&gt;[.D462];1;[.D462]&gt;[.C462];0;[.D462]=[.C462];0)" office:value-type="float" office:value="0" calcext:value-type="float">
            <text:p>0</text:p>
          </table:table-cell>
          <table:table-cell table:formula="of:=[.C462]-[.D462]" office:value-type="float" office:value="-0.000005666673" calcext:value-type="float">
            <text:p>-5.666673E-06</text:p>
          </table:table-cell>
        </table:table-row>
        <table:table-row table:style-name="ro1">
          <table:table-cell office:value-type="string" calcext:value-type="string">
            <text:p>FixedUpdate.ScriptRunBehaviour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7333333" calcext:value-type="float">
            <text:p>7.333333E-06</text:p>
          </table:table-cell>
          <table:table-cell office:value-type="float" office:value="0.00001566667" calcext:value-type="float">
            <text:p>1.566667E-05</text:p>
          </table:table-cell>
          <table:table-cell table:formula="of:=COM.MICROSOFT.IFS([.C463]&gt;[.D463];1;[.D463]&gt;[.C463];0;[.D463]=[.C463];0)" office:value-type="float" office:value="0" calcext:value-type="float">
            <text:p>0</text:p>
          </table:table-cell>
          <table:table-cell table:formula="of:=[.C463]-[.D463]" office:value-type="float" office:value="-0.000008333337" calcext:value-type="float">
            <text:p>-8.333337E-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01033334" calcext:value-type="float">
            <text:p>1.033334E-05</text:p>
          </table:table-cell>
          <table:table-cell table:formula="of:=COM.MICROSOFT.IFS([.C464]&gt;[.D464];1;[.D464]&gt;[.C464];0;[.D464]=[.C464];0)" office:value-type="float" office:value="0" calcext:value-type="float">
            <text:p>0</text:p>
          </table:table-cell>
          <table:table-cell table:formula="of:=[.C464]-[.D464]" office:value-type="float" office:value="-0.000003333339" calcext:value-type="float">
            <text:p>-3.333339E-06</text:p>
          </table:table-cell>
        </table:table-row>
        <table:table-row table:style-name="ro1">
          <table:table-cell office:value-type="string" calcext:value-type="string">
            <text:p>AudioManager.FixedUpdate</text:p>
          </table:table-cell>
          <table:table-cell office:value-type="string" calcext:value-type="string">
            <text:p>Audio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01366667" calcext:value-type="float">
            <text:p>1.366667E-05</text:p>
          </table:table-cell>
          <table:table-cell table:formula="of:=COM.MICROSOFT.IFS([.C465]&gt;[.D465];1;[.D465]&gt;[.C465];0;[.D465]=[.C465];0)" office:value-type="float" office:value="0" calcext:value-type="float">
            <text:p>0</text:p>
          </table:table-cell>
          <table:table-cell table:formula="of:=[.C465]-[.D465]" office:value-type="float" office:value="-0.000006666669" calcext:value-type="float">
            <text:p>-6.666669E-06</text:p>
          </table:table-cell>
        </table:table-row>
        <table:table-row table:style-name="ro1">
          <table:table-cell office:value-type="string" calcext:value-type="string">
            <text:p>PhysX.ScScene.rigidBodySolver</text:p>
          </table:table-cell>
          <table:table-cell office:value-type="string" calcext:value-type="string">
            <text:p>Physics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166667" calcext:value-type="float">
            <text:p>3.166667E-05</text:p>
          </table:table-cell>
          <table:table-cell table:formula="of:=COM.MICROSOFT.IFS([.C466]&gt;[.D466];1;[.D466]&gt;[.C466];0;[.D466]=[.C466];0)" office:value-type="float" office:value="0" calcext:value-type="float">
            <text:p>0</text:p>
          </table:table-cell>
          <table:table-cell table:formula="of:=[.C466]-[.D466]" office:value-type="float" office:value="-0.00002466667" calcext:value-type="float">
            <text:p>-2.466667E-05</text:p>
          </table:table-cell>
        </table:table-row>
        <table:table-row table:style-name="ro1">
          <table:table-cell office:value-type="string" calcext:value-type="string">
            <text:p>FixedUpdate.Director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01166667" calcext:value-type="float">
            <text:p>1.166667E-05</text:p>
          </table:table-cell>
          <table:table-cell table:formula="of:=COM.MICROSOFT.IFS([.C467]&gt;[.D467];1;[.D467]&gt;[.C467];0;[.D467]=[.C467];0)" office:value-type="float" office:value="0" calcext:value-type="float">
            <text:p>0</text:p>
          </table:table-cell>
          <table:table-cell table:formula="of:=[.C467]-[.D467]" office:value-type="float" office:value="-0.000005000003" calcext:value-type="float">
            <text:p>-5.000003E-06</text:p>
          </table:table-cell>
        </table:table-row>
        <table:table-row table:style-name="ro1">
          <table:table-cell office:value-type="string" calcext:value-type="string">
            <text:p>FixedUpdate.DirectorFixedUpdatePostPhysics</text:p>
          </table:table-cell>
          <table:table-cell office:value-type="string" calcext:value-type="string">
            <text:p>PlayerLoop</text:p>
          </table:table-cell>
          <table:table-cell office:value-type="float" office:value="0.000006333333" calcext:value-type="float">
            <text:p>6.333333E-06</text:p>
          </table:table-cell>
          <table:table-cell office:value-type="float" office:value="0.00001133333" calcext:value-type="float">
            <text:p>1.133333E-05</text:p>
          </table:table-cell>
          <table:table-cell table:formula="of:=COM.MICROSOFT.IFS([.C468]&gt;[.D468];1;[.D468]&gt;[.C468];0;[.D468]=[.C468];0)" office:value-type="float" office:value="0" calcext:value-type="float">
            <text:p>0</text:p>
          </table:table-cell>
          <table:table-cell table:formula="of:=[.C468]-[.D468]" office:value-type="float" office:value="-0.000004999997" calcext:value-type="float">
            <text:p>-4.999997E-06</text:p>
          </table:table-cell>
        </table:table-row>
        <table:table-row table:style-name="ro1">
          <table:table-cell office:value-type="string" calcext:value-type="string">
            <text:p>Physics2D.Sync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005666667" calcext:value-type="float">
            <text:p>5.666667E-06</text:p>
          </table:table-cell>
          <table:table-cell office:value-type="float" office:value="0.000008999999" calcext:value-type="float">
            <text:p>8.999999E-06</text:p>
          </table:table-cell>
          <table:table-cell table:formula="of:=COM.MICROSOFT.IFS([.C469]&gt;[.D469];1;[.D469]&gt;[.C469];0;[.D469]=[.C469];0)" office:value-type="float" office:value="0" calcext:value-type="float">
            <text:p>0</text:p>
          </table:table-cell>
          <table:table-cell table:formula="of:=[.C469]-[.D469]" office:value-type="float" office:value="-0.000003333332" calcext:value-type="float">
            <text:p>-3.333332E-06</text:p>
          </table:table-cell>
        </table:table-row>
        <table:table-row table:style-name="ro1">
          <table:table-cell office:value-type="string" calcext:value-type="string">
            <text:p>Physics.ExecuteDeferredTriggerErase</text:p>
          </table:table-cell>
          <table:table-cell office:value-type="string" calcext:value-type="string">
            <text:p>Physics</text:p>
          </table:table-cell>
          <table:table-cell office:value-type="float" office:value="0.000005333334" calcext:value-type="float">
            <text:p>5.333334E-06</text:p>
          </table:table-cell>
          <table:table-cell office:value-type="float" office:value="0.000008333333" calcext:value-type="float">
            <text:p>8.333333E-06</text:p>
          </table:table-cell>
          <table:table-cell table:formula="of:=COM.MICROSOFT.IFS([.C470]&gt;[.D470];1;[.D470]&gt;[.C470];0;[.D470]=[.C470];0)" office:value-type="float" office:value="0" calcext:value-type="float">
            <text:p>0</text:p>
          </table:table-cell>
          <table:table-cell table:formula="of:=[.C470]-[.D470]" office:value-type="float" office:value="-0.000002999999" calcext:value-type="float">
            <text:p>-2.999999E-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33333" calcext:value-type="float">
            <text:p>1.133333E-05</text:p>
          </table:table-cell>
          <table:table-cell table:formula="of:=COM.MICROSOFT.IFS([.C471]&gt;[.D471];1;[.D471]&gt;[.C471];0;[.D471]=[.C471];0)" office:value-type="float" office:value="0" calcext:value-type="float">
            <text:p>0</text:p>
          </table:table-cell>
          <table:table-cell table:formula="of:=[.C471]-[.D471]" office:value-type="float" office:value="-0.00000633333" calcext:value-type="float">
            <text:p>-6.33333E-06</text:p>
          </table:table-cell>
        </table:table-row>
        <table:table-row table:style-name="ro1">
          <table:table-cell office:value-type="string" calcext:value-type="string">
            <text:p>PhysX.ScScene.ccdBroadPhase</text:p>
          </table:table-cell>
          <table:table-cell office:value-type="string" calcext:value-type="string">
            <text:p>Physics</text:p>
          </table:table-cell>
          <table:table-cell office:value-type="float" office:value="0.000004666666" calcext:value-type="float">
            <text:p>4.666666E-06</text:p>
          </table:table-cell>
          <table:table-cell office:value-type="float" office:value="0.00004133333" calcext:value-type="float">
            <text:p>4.133333E-05</text:p>
          </table:table-cell>
          <table:table-cell table:formula="of:=COM.MICROSOFT.IFS([.C472]&gt;[.D472];1;[.D472]&gt;[.C472];0;[.D472]=[.C472];0)" office:value-type="float" office:value="0" calcext:value-type="float">
            <text:p>0</text:p>
          </table:table-cell>
          <table:table-cell table:formula="of:=[.C472]-[.D472]" office:value-type="float" office:value="-0.000036666664" calcext:value-type="float">
            <text:p>-3.6666664E-05</text:p>
          </table:table-cell>
        </table:table-row>
        <table:table-row table:style-name="ro1">
          <table:table-cell office:value-type="string" calcext:value-type="string">
            <text:p>Fixed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0004333334" calcext:value-type="float">
            <text:p>4.333334E-06</text:p>
          </table:table-cell>
          <table:table-cell office:value-type="float" office:value="0.000009" calcext:value-type="float">
            <text:p>9E-06</text:p>
          </table:table-cell>
          <table:table-cell table:formula="of:=COM.MICROSOFT.IFS([.C473]&gt;[.D473];1;[.D473]&gt;[.C473];0;[.D473]=[.C473];0)" office:value-type="float" office:value="0" calcext:value-type="float">
            <text:p>0</text:p>
          </table:table-cell>
          <table:table-cell table:formula="of:=[.C473]-[.D473]" office:value-type="float" office:value="-0.000004666666" calcext:value-type="float">
            <text:p>-4.666666E-06</text:p>
          </table:table-cell>
        </table:table-row>
        <table:table-row table:style-name="ro1">
          <table:table-cell office:value-type="string" calcext:value-type="string">
            <text:p>PhysX.ScScene.processNPLostTouchEvents</text:p>
          </table:table-cell>
          <table:table-cell office:value-type="string" calcext:value-type="string">
            <text:p>Physics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03333334" calcext:value-type="float">
            <text:p>3.333334E-07</text:p>
          </table:table-cell>
          <table:table-cell table:formula="of:=COM.MICROSOFT.IFS([.C474]&gt;[.D474];1;[.D474]&gt;[.C474];0;[.D474]=[.C474];0)" office:value-type="float" office:value="1" calcext:value-type="float">
            <text:p>1</text:p>
          </table:table-cell>
          <table:table-cell table:formula="of:=[.C474]-[.D474]" office:value-type="float" office:value="0.0000036666666" calcext:value-type="float">
            <text:p>3.6666666E-06</text:p>
          </table:table-cell>
        </table:table-row>
        <table:table-row table:style-name="ro1">
          <table:table-cell office:value-type="string" calcext:value-type="string">
            <text:p>PhysX.ScScene.constraintProjection</text:p>
          </table:table-cell>
          <table:table-cell office:value-type="string" calcext:value-type="string">
            <text:p>Physics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06666667" calcext:value-type="float">
            <text:p>6.666667E-07</text:p>
          </table:table-cell>
          <table:table-cell table:formula="of:=COM.MICROSOFT.IFS([.C475]&gt;[.D475];1;[.D475]&gt;[.C475];0;[.D475]=[.C475];0)" office:value-type="float" office:value="1" calcext:value-type="float">
            <text:p>1</text:p>
          </table:table-cell>
          <table:table-cell table:formula="of:=[.C475]-[.D475]" office:value-type="float" office:value="0.0000033333333" calcext:value-type="float">
            <text:p>3.3333333E-06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004666667" calcext:value-type="float">
            <text:p>4.666667E-06</text:p>
          </table:table-cell>
          <table:table-cell table:formula="of:=COM.MICROSOFT.IFS([.C476]&gt;[.D476];1;[.D476]&gt;[.C476];0;[.D476]=[.C476];0)" office:value-type="float" office:value="0" calcext:value-type="float">
            <text:p>0</text:p>
          </table:table-cell>
          <table:table-cell table:formula="of:=[.C476]-[.D476]" office:value-type="float" office:value="-0.000001" calcext:value-type="float">
            <text:p>-1E-06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006666667" calcext:value-type="float">
            <text:p>6.666667E-06</text:p>
          </table:table-cell>
          <table:table-cell table:formula="of:=COM.MICROSOFT.IFS([.C477]&gt;[.D477];1;[.D477]&gt;[.C477];0;[.D477]=[.C477];0)" office:value-type="float" office:value="0" calcext:value-type="float">
            <text:p>0</text:p>
          </table:table-cell>
          <table:table-cell table:formula="of:=[.C477]-[.D477]" office:value-type="float" office:value="-0.000003" calcext:value-type="float">
            <text:p>-3E-06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008333333" calcext:value-type="float">
            <text:p>8.333333E-06</text:p>
          </table:table-cell>
          <table:table-cell table:formula="of:=COM.MICROSOFT.IFS([.C478]&gt;[.D478];1;[.D478]&gt;[.C478];0;[.D478]=[.C478];0)" office:value-type="float" office:value="0" calcext:value-type="float">
            <text:p>0</text:p>
          </table:table-cell>
          <table:table-cell table:formula="of:=[.C478]-[.D478]" office:value-type="float" office:value="-0.000004666666" calcext:value-type="float">
            <text:p>-4.666666E-06</text:p>
          </table:table-cell>
        </table:table-row>
        <table:table-row table:style-name="ro1">
          <table:table-cell office:value-type="string" calcext:value-type="string">
            <text:p>Physics.SyncRigidbodyTransform</text:p>
          </table:table-cell>
          <table:table-cell office:value-type="string" calcext:value-type="string">
            <text:p>Physics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006000001" calcext:value-type="float">
            <text:p>6.000001E-06</text:p>
          </table:table-cell>
          <table:table-cell table:formula="of:=COM.MICROSOFT.IFS([.C479]&gt;[.D479];1;[.D479]&gt;[.C479];0;[.D479]=[.C479];0)" office:value-type="float" office:value="0" calcext:value-type="float">
            <text:p>0</text:p>
          </table:table-cell>
          <table:table-cell table:formula="of:=[.C479]-[.D479]" office:value-type="float" office:value="-0.000002666667" calcext:value-type="float">
            <text:p>-2.666667E-06</text:p>
          </table:table-cell>
        </table:table-row>
        <table:table-row table:style-name="ro1">
          <table:table-cell office:value-type="string" calcext:value-type="string">
            <text:p>Physics.UpdateVehicles</text:p>
          </table:table-cell>
          <table:table-cell office:value-type="string" calcext:value-type="string">
            <text:p>Physics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006666667" calcext:value-type="float">
            <text:p>6.666667E-06</text:p>
          </table:table-cell>
          <table:table-cell table:formula="of:=COM.MICROSOFT.IFS([.C480]&gt;[.D480];1;[.D480]&gt;[.C480];0;[.D480]=[.C480];0)" office:value-type="float" office:value="0" calcext:value-type="float">
            <text:p>0</text:p>
          </table:table-cell>
          <table:table-cell table:formula="of:=[.C480]-[.D480]" office:value-type="float" office:value="-0.000003333333" calcext:value-type="float">
            <text:p>-3.333333E-06</text:p>
          </table:table-cell>
        </table:table-row>
        <table:table-row table:style-name="ro1">
          <table:table-cell office:value-type="string" calcext:value-type="string">
            <text:p>PhysX.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table:formula="of:=COM.MICROSOFT.IFS([.C481]&gt;[.D481];1;[.D481]&gt;[.C481];0;[.D481]=[.C481];0)" office:value-type="float" office:value="0" calcext:value-type="float">
            <text:p>0</text:p>
          </table:table-cell>
          <table:table-cell table:formula="of:=[.C481]-[.D481]" office:value-type="float" office:value="-0.000007" calcext:value-type="float">
            <text:p>-7E-06</text:p>
          </table:table-cell>
        </table:table-row>
        <table:table-row table:style-name="ro1">
          <table:table-cell office:value-type="string" calcext:value-type="string">
            <text:p>PrepareSceneNodesJob</text:p>
          </table:table-cell>
          <table:table-cell office:value-type="string" calcext:value-type="string">
            <text:p>Render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482]&gt;[.D482];1;[.D482]&gt;[.C482];0;[.D482]=[.C482];0)" office:value-type="float" office:value="1" calcext:value-type="float">
            <text:p>1</text:p>
          </table:table-cell>
          <table:table-cell table:formula="of:=[.C482]-[.D482]" office:value-type="float" office:value="0.000000666667" calcext:value-type="float">
            <text:p>6.66667E-07</text:p>
          </table:table-cell>
        </table:table-row>
        <table:table-row table:style-name="ro1">
          <table:table-cell office:value-type="string" calcext:value-type="string">
            <text:p>PhysX.ScScene.registerContactManagers</text:p>
          </table:table-cell>
          <table:table-cell office:value-type="string" calcext:value-type="string">
            <text:p>Physics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3333334" calcext:value-type="float">
            <text:p>3.333334E-06</text:p>
          </table:table-cell>
          <table:table-cell table:formula="of:=COM.MICROSOFT.IFS([.C483]&gt;[.D483];1;[.D483]&gt;[.C483];0;[.D483]=[.C483];0)" office:value-type="float" office:value="0" calcext:value-type="float">
            <text:p>0</text:p>
          </table:table-cell>
          <table:table-cell table:formula="of:=[.C483]-[.D483]" office:value-type="float" office:value="-0.000000666667" calcext:value-type="float">
            <text:p>-6.66667E-07</text:p>
          </table:table-cell>
        </table:table-row>
        <table:table-row table:style-name="ro1">
          <table:table-cell office:value-type="string" calcext:value-type="string">
            <text:p>Physics2D.SyncRigidbody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3666667" calcext:value-type="float">
            <text:p>3.666667E-06</text:p>
          </table:table-cell>
          <table:table-cell table:formula="of:=COM.MICROSOFT.IFS([.C484]&gt;[.D484];1;[.D484]&gt;[.C484];0;[.D484]=[.C484];0)" office:value-type="float" office:value="0" calcext:value-type="float">
            <text:p>0</text:p>
          </table:table-cell>
          <table:table-cell table:formula="of:=[.C484]-[.D484]" office:value-type="float" office:value="-0.000001" calcext:value-type="float">
            <text:p>-1E-06</text:p>
          </table:table-cell>
        </table:table-row>
        <table:table-row table:style-name="ro1">
          <table:table-cell office:value-type="string" calcext:value-type="string">
            <text:p>Physics.Contacts</text:p>
          </table:table-cell>
          <table:table-cell office:value-type="string" calcext:value-type="string">
            <text:p>Physics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4" calcext:value-type="float">
            <text:p>4E-06</text:p>
          </table:table-cell>
          <table:table-cell table:formula="of:=COM.MICROSOFT.IFS([.C485]&gt;[.D485];1;[.D485]&gt;[.C485];0;[.D485]=[.C485];0)" office:value-type="float" office:value="0" calcext:value-type="float">
            <text:p>0</text:p>
          </table:table-cell>
          <table:table-cell table:formula="of:=[.C485]-[.D485]" office:value-type="float" office:value="-0.000001333333" calcext:value-type="float">
            <text:p>-1.333333E-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4666667" calcext:value-type="float">
            <text:p>4.666667E-06</text:p>
          </table:table-cell>
          <table:table-cell table:formula="of:=COM.MICROSOFT.IFS([.C486]&gt;[.D486];1;[.D486]&gt;[.C486];0;[.D486]=[.C486];0)" office:value-type="float" office:value="0" calcext:value-type="float">
            <text:p>0</text:p>
          </table:table-cell>
          <table:table-cell table:formula="of:=[.C486]-[.D486]" office:value-type="float" office:value="-0.000002" calcext:value-type="float">
            <text:p>-2E-06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6" calcext:value-type="float">
            <text:p>6E-06</text:p>
          </table:table-cell>
          <table:table-cell table:formula="of:=COM.MICROSOFT.IFS([.C487]&gt;[.D487];1;[.D487]&gt;[.C487];0;[.D487]=[.C487];0)" office:value-type="float" office:value="0" calcext:value-type="float">
            <text:p>0</text:p>
          </table:table-cell>
          <table:table-cell table:formula="of:=[.C487]-[.D487]" office:value-type="float" office:value="-0.000003333333" calcext:value-type="float">
            <text:p>-3.333333E-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6" calcext:value-type="float">
            <text:p>6E-06</text:p>
          </table:table-cell>
          <table:table-cell table:formula="of:=COM.MICROSOFT.IFS([.C488]&gt;[.D488];1;[.D488]&gt;[.C488];0;[.D488]=[.C488];0)" office:value-type="float" office:value="0" calcext:value-type="float">
            <text:p>0</text:p>
          </table:table-cell>
          <table:table-cell table:formula="of:=[.C488]-[.D488]" office:value-type="float" office:value="-0.000003333333" calcext:value-type="float">
            <text:p>-3.333333E-06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6333334" calcext:value-type="float">
            <text:p>6.333334E-06</text:p>
          </table:table-cell>
          <table:table-cell table:formula="of:=COM.MICROSOFT.IFS([.C489]&gt;[.D489];1;[.D489]&gt;[.C489];0;[.D489]=[.C489];0)" office:value-type="float" office:value="0" calcext:value-type="float">
            <text:p>0</text:p>
          </table:table-cell>
          <table:table-cell table:formula="of:=[.C489]-[.D489]" office:value-type="float" office:value="-0.000003666667" calcext:value-type="float">
            <text:p>-3.666667E-06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7000001" calcext:value-type="float">
            <text:p>7.000001E-06</text:p>
          </table:table-cell>
          <table:table-cell table:formula="of:=COM.MICROSOFT.IFS([.C490]&gt;[.D490];1;[.D490]&gt;[.C490];0;[.D490]=[.C490];0)" office:value-type="float" office:value="0" calcext:value-type="float">
            <text:p>0</text:p>
          </table:table-cell>
          <table:table-cell table:formula="of:=[.C490]-[.D490]" office:value-type="float" office:value="-0.000004333334" calcext:value-type="float">
            <text:p>-4.333334E-06</text:p>
          </table:table-cell>
        </table:table-row>
        <table:table-row table:style-name="ro1">
          <table:table-cell office:value-type="string" calcext:value-type="string">
            <text:p>FixedUpdate.DirectorFixedSampleTime</text:p>
          </table:table-cell>
          <table:table-cell office:value-type="string" calcext:value-type="string">
            <text:p>PlayerLoop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7666667" calcext:value-type="float">
            <text:p>7.666667E-06</text:p>
          </table:table-cell>
          <table:table-cell table:formula="of:=COM.MICROSOFT.IFS([.C491]&gt;[.D491];1;[.D491]&gt;[.C491];0;[.D491]=[.C491];0)" office:value-type="float" office:value="0" calcext:value-type="float">
            <text:p>0</text:p>
          </table:table-cell>
          <table:table-cell table:formula="of:=[.C491]-[.D491]" office:value-type="float" office:value="-0.000005" calcext:value-type="float">
            <text:p>-5E-06</text:p>
          </table:table-cell>
        </table:table-row>
        <table:table-row table:style-name="ro1">
          <table:table-cell office:value-type="string" calcext:value-type="string">
            <text:p>Physics.TriggerStays</text:p>
          </table:table-cell>
          <table:table-cell office:value-type="string" calcext:value-type="string">
            <text:p>Physics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492]&gt;[.D492];1;[.D492]&gt;[.C492];0;[.D492]=[.C492];0)" office:value-type="float" office:value="1" calcext:value-type="float">
            <text:p>1</text:p>
          </table:table-cell>
          <table:table-cell table:formula="of:=[.C492]-[.D492]" office:value-type="float" office:value="0.000000333333" calcext:value-type="float">
            <text:p>3.33333E-07</text:p>
          </table:table-cell>
        </table:table-row>
        <table:table-row table:style-name="ro1">
          <table:table-cell office:value-type="string" calcext:value-type="string">
            <text:p>PhysX.ScScene.registerSceneInteractions</text:p>
          </table:table-cell>
          <table:table-cell office:value-type="string" calcext:value-type="string">
            <text:p>Physics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493]&gt;[.D493];1;[.D493]&gt;[.C493];0;[.D493]=[.C493];0)" office:value-type="float" office:value="1" calcext:value-type="float">
            <text:p>1</text:p>
          </table:table-cell>
          <table:table-cell table:formula="of:=[.C493]-[.D493]" office:value-type="float" office:value="0.000000333333" calcext:value-type="float">
            <text:p>3.33333E-07</text:p>
          </table:table-cell>
        </table:table-row>
        <table:table-row table:style-name="ro1">
          <table:table-cell office:value-type="string" calcext:value-type="string">
            <text:p>FixedUpdate.LegacyFixed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3666667" calcext:value-type="float">
            <text:p>3.666667E-06</text:p>
          </table:table-cell>
          <table:table-cell table:formula="of:=COM.MICROSOFT.IFS([.C494]&gt;[.D494];1;[.D494]&gt;[.C494];0;[.D494]=[.C494];0)" office:value-type="float" office:value="0" calcext:value-type="float">
            <text:p>0</text:p>
          </table:table-cell>
          <table:table-cell table:formula="of:=[.C494]-[.D494]" office:value-type="float" office:value="-0.000001333334" calcext:value-type="float">
            <text:p>-1.333334E-06</text:p>
          </table:table-cell>
        </table:table-row>
        <table:table-row table:style-name="ro1">
          <table:table-cell office:value-type="string" calcext:value-type="string">
            <text:p>Physics.TriggerEnterExits</text:p>
          </table:table-cell>
          <table:table-cell office:value-type="string" calcext:value-type="string">
            <text:p>Physics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5" calcext:value-type="float">
            <text:p>5E-06</text:p>
          </table:table-cell>
          <table:table-cell table:formula="of:=COM.MICROSOFT.IFS([.C495]&gt;[.D495];1;[.D495]&gt;[.C495];0;[.D495]=[.C495];0)" office:value-type="float" office:value="0" calcext:value-type="float">
            <text:p>0</text:p>
          </table:table-cell>
          <table:table-cell table:formula="of:=[.C495]-[.D495]" office:value-type="float" office:value="-0.000002666667" calcext:value-type="float">
            <text:p>-2.666667E-06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5333334" calcext:value-type="float">
            <text:p>5.333334E-06</text:p>
          </table:table-cell>
          <table:table-cell table:formula="of:=COM.MICROSOFT.IFS([.C496]&gt;[.D496];1;[.D496]&gt;[.C496];0;[.D496]=[.C496];0)" office:value-type="float" office:value="0" calcext:value-type="float">
            <text:p>0</text:p>
          </table:table-cell>
          <table:table-cell table:formula="of:=[.C496]-[.D496]" office:value-type="float" office:value="-0.000003000001" calcext:value-type="float">
            <text:p>-3.000001E-06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2333333" calcext:value-type="float">
            <text:p>2.333333E-06</text:p>
          </table:table-cell>
          <table:table-cell table:formula="of:=COM.MICROSOFT.IFS([.C497]&gt;[.D497];1;[.D497]&gt;[.C497];0;[.D497]=[.C497];0)" office:value-type="float" office:value="0" calcext:value-type="float">
            <text:p>0</text:p>
          </table:table-cell>
          <table:table-cell table:formula="of:=[.C497]-[.D497]" office:value-type="float" office:value="-0.000000333333" calcext:value-type="float">
            <text:p>-3.33333E-07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5666667" calcext:value-type="float">
            <text:p>5.666667E-06</text:p>
          </table:table-cell>
          <table:table-cell table:formula="of:=COM.MICROSOFT.IFS([.C498]&gt;[.D498];1;[.D498]&gt;[.C498];0;[.D498]=[.C498];0)" office:value-type="float" office:value="0" calcext:value-type="float">
            <text:p>0</text:p>
          </table:table-cell>
          <table:table-cell table:formula="of:=[.C498]-[.D498]" office:value-type="float" office:value="-0.000003666667" calcext:value-type="float">
            <text:p>-3.666667E-06</text:p>
          </table:table-cell>
        </table:table-row>
        <table:table-row table:style-name="ro1">
          <table:table-cell office:value-type="string" calcext:value-type="string">
            <text:p>PhysX.Completion Task</text:p>
          </table:table-cell>
          <table:table-cell office:value-type="string" calcext:value-type="string">
            <text:p>Physics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001" calcext:value-type="float">
            <text:p>1E-06</text:p>
          </table:table-cell>
          <table:table-cell table:formula="of:=COM.MICROSOFT.IFS([.C499]&gt;[.D499];1;[.D499]&gt;[.C499];0;[.D499]=[.C499];0)" office:value-type="float" office:value="1" calcext:value-type="float">
            <text:p>1</text:p>
          </table:table-cell>
          <table:table-cell table:formula="of:=[.C499]-[.D499]" office:value-type="float" office:value="0.000000666667" calcext:value-type="float">
            <text:p>6.66667E-07</text:p>
          </table:table-cell>
        </table:table-row>
        <table:table-row table:style-name="ro1">
          <table:table-cell office:value-type="string" calcext:value-type="string">
            <text:p>PhysX.ScScene.processLostSolverPatchesTask</text:p>
          </table:table-cell>
          <table:table-cell office:value-type="string" calcext:value-type="string">
            <text:p>Physics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001333333" calcext:value-type="float">
            <text:p>1.333333E-06</text:p>
          </table:table-cell>
          <table:table-cell table:formula="of:=COM.MICROSOFT.IFS([.C500]&gt;[.D500];1;[.D500]&gt;[.C500];0;[.D500]=[.C500];0)" office:value-type="float" office:value="1" calcext:value-type="float">
            <text:p>1</text:p>
          </table:table-cell>
          <table:table-cell table:formula="of:=[.C500]-[.D500]" office:value-type="float" office:value="0.000000333334" calcext:value-type="float">
            <text:p>3.33334E-07</text:p>
          </table:table-cell>
        </table:table-row>
        <table:table-row table:style-name="ro1">
          <table:table-cell office:value-type="string" calcext:value-type="string">
            <text:p>Physics.JointBreaks</text:p>
          </table:table-cell>
          <table:table-cell office:value-type="string" calcext:value-type="string">
            <text:p>Physics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003333334" calcext:value-type="float">
            <text:p>3.333334E-06</text:p>
          </table:table-cell>
          <table:table-cell table:formula="of:=COM.MICROSOFT.IFS([.C501]&gt;[.D501];1;[.D501]&gt;[.C501];0;[.D501]=[.C501];0)" office:value-type="float" office:value="0" calcext:value-type="float">
            <text:p>0</text:p>
          </table:table-cell>
          <table:table-cell table:formula="of:=[.C501]-[.D501]" office:value-type="float" office:value="-0.000001666667" calcext:value-type="float">
            <text:p>-1.666667E-06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004666666" calcext:value-type="float">
            <text:p>4.666666E-06</text:p>
          </table:table-cell>
          <table:table-cell table:formula="of:=COM.MICROSOFT.IFS([.C502]&gt;[.D502];1;[.D502]&gt;[.C502];0;[.D502]=[.C502];0)" office:value-type="float" office:value="0" calcext:value-type="float">
            <text:p>0</text:p>
          </table:table-cell>
          <table:table-cell table:formula="of:=[.C502]-[.D502]" office:value-type="float" office:value="-0.000002999999" calcext:value-type="float">
            <text:p>-2.999999E-06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004666666" calcext:value-type="float">
            <text:p>4.666666E-06</text:p>
          </table:table-cell>
          <table:table-cell table:formula="of:=COM.MICROSOFT.IFS([.C503]&gt;[.D503];1;[.D503]&gt;[.C503];0;[.D503]=[.C503];0)" office:value-type="float" office:value="0" calcext:value-type="float">
            <text:p>0</text:p>
          </table:table-cell>
          <table:table-cell table:formula="of:=[.C503]-[.D503]" office:value-type="float" office:value="-0.000002999999" calcext:value-type="float">
            <text:p>-2.999999E-06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504]&gt;[.D504];1;[.D504]&gt;[.C504];0;[.D504]=[.C504];0)" office:value-type="float" office:value="0" calcext:value-type="float">
            <text:p>0</text:p>
          </table:table-cell>
          <table:table-cell table:formula="of:=[.C504]-[.D504]" office:value-type="float" office:value="-0.000000666667" calcext:value-type="float">
            <text:p>-6.66667E-07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505]&gt;[.D505];1;[.D505]&gt;[.C505];0;[.D505]=[.C505];0)" office:value-type="float" office:value="0" calcext:value-type="float">
            <text:p>0</text:p>
          </table:table-cell>
          <table:table-cell table:formula="of:=[.C505]-[.D505]" office:value-type="float" office:value="-0.000000666667" calcext:value-type="float">
            <text:p>-6.66667E-07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.000004" calcext:value-type="float">
            <text:p>4E-06</text:p>
          </table:table-cell>
          <table:table-cell table:formula="of:=COM.MICROSOFT.IFS([.C506]&gt;[.D506];1;[.D506]&gt;[.C506];0;[.D506]=[.C506];0)" office:value-type="float" office:value="0" calcext:value-type="float">
            <text:p>0</text:p>
          </table:table-cell>
          <table:table-cell table:formula="of:=[.C506]-[.D506]" office:value-type="float" office:value="-0.000002666667" calcext:value-type="float">
            <text:p>-2.666667E-06</text:p>
          </table:table-cell>
        </table:table-row>
        <table:table-row table:style-name="ro1">
          <table:table-cell office:value-type="string" calcext:value-type="string">
            <text:p>PhysX.ScScene.registerInteractions</text:p>
          </table:table-cell>
          <table:table-cell office:value-type="string" calcext:value-type="string">
            <text:p>Physics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1333333" calcext:value-type="float">
            <text:p>1.333333E-06</text:p>
          </table:table-cell>
          <table:table-cell table:formula="of:=COM.MICROSOFT.IFS([.C507]&gt;[.D507];1;[.D507]&gt;[.C507];0;[.D507]=[.C507];0)" office:value-type="float" office:value="0" calcext:value-type="float">
            <text:p>0</text:p>
          </table:table-cell>
          <table:table-cell table:formula="of:=[.C507]-[.D507]" office:value-type="float" office:value="-0.000000333333" calcext:value-type="float">
            <text:p>-3.33333E-07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508]&gt;[.D508];1;[.D508]&gt;[.C508];0;[.D508]=[.C508];0)" office:value-type="float" office:value="0" calcext:value-type="float">
            <text:p>0</text:p>
          </table:table-cell>
          <table:table-cell table:formula="of:=[.C508]-[.D508]" office:value-type="float" office:value="-0.000001" calcext:value-type="float">
            <text:p>-1E-06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333334" calcext:value-type="float">
            <text:p>3.333334E-06</text:p>
          </table:table-cell>
          <table:table-cell table:formula="of:=COM.MICROSOFT.IFS([.C509]&gt;[.D509];1;[.D509]&gt;[.C509];0;[.D509]=[.C509];0)" office:value-type="float" office:value="0" calcext:value-type="float">
            <text:p>0</text:p>
          </table:table-cell>
          <table:table-cell table:formula="of:=[.C509]-[.D509]" office:value-type="float" office:value="-0.000002333334" calcext:value-type="float">
            <text:p>-2.333334E-06</text:p>
          </table:table-cell>
        </table:table-row>
        <table:table-row table:style-name="ro1">
          <table:table-cell office:value-type="string" calcext:value-type="string">
            <text:p>Fixed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.000001333333" calcext:value-type="float">
            <text:p>1.333333E-06</text:p>
          </table:table-cell>
          <table:table-cell table:formula="of:=COM.MICROSOFT.IFS([.C510]&gt;[.D510];1;[.D510]&gt;[.C510];0;[.D510]=[.C510];0)" office:value-type="float" office:value="0" calcext:value-type="float">
            <text:p>0</text:p>
          </table:table-cell>
          <table:table-cell table:formula="of:=[.C510]-[.D510]" office:value-type="float" office:value="-0.0000006666663" calcext:value-type="float">
            <text:p>-6.666663E-07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.000001333333" calcext:value-type="float">
            <text:p>1.333333E-06</text:p>
          </table:table-cell>
          <table:table-cell table:formula="of:=COM.MICROSOFT.IFS([.C511]&gt;[.D511];1;[.D511]&gt;[.C511];0;[.D511]=[.C511];0)" office:value-type="float" office:value="0" calcext:value-type="float">
            <text:p>0</text:p>
          </table:table-cell>
          <table:table-cell table:formula="of:=[.C511]-[.D511]" office:value-type="float" office:value="-0.0000006666663" calcext:value-type="float">
            <text:p>-6.666663E-07</text:p>
          </table:table-cell>
        </table:table-row>
        <table:table-row table:style-name="ro1">
          <table:table-cell office:value-type="string" calcext:value-type="string">
            <text:p>FixedUpdate.PhysicsCloth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.000001666667" calcext:value-type="float">
            <text:p>1.666667E-06</text:p>
          </table:table-cell>
          <table:table-cell table:formula="of:=COM.MICROSOFT.IFS([.C512]&gt;[.D512];1;[.D512]&gt;[.C512];0;[.D512]=[.C512];0)" office:value-type="float" office:value="0" calcext:value-type="float">
            <text:p>0</text:p>
          </table:table-cell>
          <table:table-cell table:formula="of:=[.C512]-[.D512]" office:value-type="float" office:value="-0.0000010000003" calcext:value-type="float">
            <text:p>-1.0000003E-06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.000001666667" calcext:value-type="float">
            <text:p>1.666667E-06</text:p>
          </table:table-cell>
          <table:table-cell table:formula="of:=COM.MICROSOFT.IFS([.C513]&gt;[.D513];1;[.D513]&gt;[.C513];0;[.D513]=[.C513];0)" office:value-type="float" office:value="0" calcext:value-type="float">
            <text:p>0</text:p>
          </table:table-cell>
          <table:table-cell table:formula="of:=[.C513]-[.D513]" office:value-type="float" office:value="-0.0000010000003" calcext:value-type="float">
            <text:p>-1.0000003E-06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.000002" calcext:value-type="float">
            <text:p>2E-06</text:p>
          </table:table-cell>
          <table:table-cell table:formula="of:=COM.MICROSOFT.IFS([.C514]&gt;[.D514];1;[.D514]&gt;[.C514];0;[.D514]=[.C514];0)" office:value-type="float" office:value="0" calcext:value-type="float">
            <text:p>0</text:p>
          </table:table-cell>
          <table:table-cell table:formula="of:=[.C514]-[.D514]" office:value-type="float" office:value="-0.0000013333333" calcext:value-type="float">
            <text:p>-1.3333333E-06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.000002" calcext:value-type="float">
            <text:p>2E-06</text:p>
          </table:table-cell>
          <table:table-cell table:formula="of:=COM.MICROSOFT.IFS([.C515]&gt;[.D515];1;[.D515]&gt;[.C515];0;[.D515]=[.C515];0)" office:value-type="float" office:value="0" calcext:value-type="float">
            <text:p>0</text:p>
          </table:table-cell>
          <table:table-cell table:formula="of:=[.C515]-[.D515]" office:value-type="float" office:value="-0.0000013333333" calcext:value-type="float">
            <text:p>-1.3333333E-06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.000002" calcext:value-type="float">
            <text:p>2E-06</text:p>
          </table:table-cell>
          <table:table-cell table:formula="of:=COM.MICROSOFT.IFS([.C516]&gt;[.D516];1;[.D516]&gt;[.C516];0;[.D516]=[.C516];0)" office:value-type="float" office:value="0" calcext:value-type="float">
            <text:p>0</text:p>
          </table:table-cell>
          <table:table-cell table:formula="of:=[.C516]-[.D516]" office:value-type="float" office:value="-0.0000013333333" calcext:value-type="float">
            <text:p>-1.3333333E-06</text:p>
          </table:table-cell>
        </table:table-row>
        <table:table-row table:style-name="ro1">
          <table:table-cell office:value-type="string" calcext:value-type="string">
            <text:p>PhysX.PostThirdPassTask</text:p>
          </table:table-cell>
          <table:table-cell office:value-type="string" calcext:value-type="string">
            <text:p>Physics</text:p>
          </table:table-cell>
          <table:table-cell office:value-type="float" office:value="0.0000006666667" calcext:value-type="float">
            <text:p>6.666667E-07</text:p>
          </table:table-cell>
          <table:table-cell office:value-type="float" office:value="0.000002666667" calcext:value-type="float">
            <text:p>2.666667E-06</text:p>
          </table:table-cell>
          <table:table-cell table:formula="of:=COM.MICROSOFT.IFS([.C517]&gt;[.D517];1;[.D517]&gt;[.C517];0;[.D517]=[.C517];0)" office:value-type="float" office:value="0" calcext:value-type="float">
            <text:p>0</text:p>
          </table:table-cell>
          <table:table-cell table:formula="of:=[.C517]-[.D517]" office:value-type="float" office:value="-0.0000020000003" calcext:value-type="float">
            <text:p>-2.0000003E-06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 office:value-type="float" office:value="0.0000003333334" calcext:value-type="float">
            <text:p>3.333334E-07</text:p>
          </table:table-cell>
          <table:table-cell office:value-type="float" office:value="0.0000006666667" calcext:value-type="float">
            <text:p>6.666667E-07</text:p>
          </table:table-cell>
          <table:table-cell table:formula="of:=COM.MICROSOFT.IFS([.C518]&gt;[.D518];1;[.D518]&gt;[.C518];0;[.D518]=[.C518];0)" office:value-type="float" office:value="0" calcext:value-type="float">
            <text:p>0</text:p>
          </table:table-cell>
          <table:table-cell table:formula="of:=[.C518]-[.D518]" office:value-type="float" office:value="-0.0000003333333" calcext:value-type="float">
            <text:p>-3.333333E-07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003333334" calcext:value-type="float">
            <text:p>3.333334E-07</text:p>
          </table:table-cell>
          <table:table-cell office:value-type="float" office:value="0.000001" calcext:value-type="float">
            <text:p>1E-06</text:p>
          </table:table-cell>
          <table:table-cell table:formula="of:=COM.MICROSOFT.IFS([.C519]&gt;[.D519];1;[.D519]&gt;[.C519];0;[.D519]=[.C519];0)" office:value-type="float" office:value="0" calcext:value-type="float">
            <text:p>0</text:p>
          </table:table-cell>
          <table:table-cell table:formula="of:=[.C519]-[.D519]" office:value-type="float" office:value="-0.0000006666666" calcext:value-type="float">
            <text:p>-6.666666E-07</text:p>
          </table:table-cell>
        </table:table-row>
        <table:table-row table:style-name="ro1">
          <table:table-cell office:value-type="string" calcext:value-type="string">
            <text:p>PhysX.ScScene.unblockNarrowPhase</text:p>
          </table:table-cell>
          <table:table-cell office:value-type="string" calcext:value-type="string">
            <text:p>Physics</text:p>
          </table:table-cell>
          <table:table-cell office:value-type="float" office:value="0.0000003333334" calcext:value-type="float">
            <text:p>3.333334E-07</text:p>
          </table:table-cell>
          <table:table-cell office:value-type="float" office:value="0.000005" calcext:value-type="float">
            <text:p>5E-06</text:p>
          </table:table-cell>
          <table:table-cell table:formula="of:=COM.MICROSOFT.IFS([.C520]&gt;[.D520];1;[.D520]&gt;[.C520];0;[.D520]=[.C520];0)" office:value-type="float" office:value="0" calcext:value-type="float">
            <text:p>0</text:p>
          </table:table-cell>
          <table:table-cell table:formula="of:=[.C520]-[.D520]" office:value-type="float" office:value="-0.0000046666666" calcext:value-type="float">
            <text:p>-4.6666666E-06</text:p>
          </table:table-cell>
        </table:table-row>
      </table:table>
      <table:named-expressions/>
      <table:database-ranges>
        <table:database-range table:name="__Anonymous_Sheet_DB__0" table:target-range-address="ToonshaderHLSLProfilerData_SECOND_TEST_data_main_self.A1:ToonshaderHLSLProfilerData_SECOND_TEST_data_main_self.F52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21:06:13.691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2T22:01:05.424000000</dc:date>
    <meta:editing-duration>PT47M41S</meta:editing-duration>
    <meta:editing-cycles>7</meta:editing-cycles>
    <meta:generator>LibreOffice/6.4.2.2$Windows_X86_64 LibreOffice_project/4e471d8c02c9c90f512f7f9ead8875b57fcb1ec3</meta:generator>
    <meta:document-statistic meta:table-count="1" meta:cell-count="3120" meta:object-count="0"/>
  </office:meta>
</office:document-meta>
</file>